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1427903324.21411" calcext:value-type="float">
            <text:p>1427903324.21411</text:p>
          </table:table-cell>
          <table:table-cell office:value-type="float" office:value="1427904247.90247" calcext:value-type="float">
            <text:p>1427904247.90247</text:p>
          </table:table-cell>
          <table:table-cell table:number-columns-repeated="6"/>
          <table:table-cell table:formula="of:=MAX([.B2];[.D2];[.G2])-MAX([.A2];[.C2];[.E2])" office:value-type="float" office:value="923.688359975815" calcext:value-type="float">
            <text:p>923.6883599758</text:p>
          </table:table-cell>
          <table:table-cell table:formula="of:=IF(ISBLANK([.E2]);&quot;&quot;;[.I2])">
            <text:p/>
          </table:table-cell>
          <table:table-cell table:formula="of:=IF(OR(ISBLANK([.E2]);[.I2]&lt;=0);&quot;&quot;;[.I2])">
            <text:p/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324.21412" calcext:value-type="float">
            <text:p>1427903324.21412</text:p>
          </table:table-cell>
          <table:table-cell office:value-type="float" office:value="1427903343.60564" calcext:value-type="float">
            <text:p>1427903343.60564</text:p>
          </table:table-cell>
          <table:table-cell table:number-columns-repeated="4"/>
          <table:table-cell table:formula="of:=MAX([.B3];[.D3];[.G3])-MAX([.A3];[.C3];[.E3])" office:value-type="float" office:value="19.3915169239044" calcext:value-type="float">
            <text:p>19.3915169239</text:p>
          </table:table-cell>
          <table:table-cell table:formula="of:=IF(ISBLANK([.E3]);&quot;&quot;;[.I3])">
            <text:p/>
          </table:table-cell>
          <table:table-cell table:formula="of:=IF(OR(ISBLANK([.E3]);[.I3]&lt;=0);&quot;&quot;;[.I3])">
            <text:p/>
          </table:table-cell>
          <table:table-cell/>
          <table:table-cell table:formula="of:=AVERAGE([.K2:.K600])" office:value-type="float" office:value="17.9618606984735" calcext:value-type="float">
            <text:p>17.9618606985</text:p>
          </table:table-cell>
        </table:table-row>
        <table:table-row table:style-name="ro1">
          <table:table-cell table:number-columns-repeated="4"/>
          <table:table-cell office:value-type="float" office:value="1427903324.21413" calcext:value-type="float">
            <text:p>1427903324.21413</text:p>
          </table:table-cell>
          <table:table-cell office:value-type="float" office:value="1427903342.01627" calcext:value-type="float">
            <text:p>1427903342.01627</text:p>
          </table:table-cell>
          <table:table-cell office:value-type="float" office:value="1427903342.99096" calcext:value-type="float">
            <text:p>1427903342.99096</text:p>
          </table:table-cell>
          <table:table-cell/>
          <table:table-cell table:formula="of:=MAX([.B4];[.D4];[.G4])-MAX([.A4];[.C4];[.E4])" office:value-type="float" office:value="18.7768321037292" calcext:value-type="float">
            <text:p>18.7768321037</text:p>
          </table:table-cell>
          <table:table-cell table:formula="of:=IF(ISBLANK([.E4]);&quot;&quot;;[.I4])" office:value-type="float" office:value="18.7768321037292" calcext:value-type="float">
            <text:p>18.7768321037</text:p>
          </table:table-cell>
          <table:table-cell table:formula="of:=IF(OR(ISBLANK([.E4]);[.I4]&lt;=0);&quot;&quot;;[.I4])" office:value-type="float" office:value="18.7768321037292" calcext:value-type="float">
            <text:p>18.77683210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1548" calcext:value-type="float">
            <text:p>1427903324.21548</text:p>
          </table:table-cell>
          <table:table-cell office:value-type="float" office:value="1427903342.14241" calcext:value-type="float">
            <text:p>1427903342.14241</text:p>
          </table:table-cell>
          <table:table-cell office:value-type="float" office:value="1427903343.13032" calcext:value-type="float">
            <text:p>1427903343.13032</text:p>
          </table:table-cell>
          <table:table-cell/>
          <table:table-cell table:formula="of:=MAX([.B5];[.D5];[.G5])-MAX([.A5];[.C5];[.E5])" office:value-type="float" office:value="18.9148421287537" calcext:value-type="float">
            <text:p>18.9148421288</text:p>
          </table:table-cell>
          <table:table-cell table:formula="of:=IF(ISBLANK([.E5]);&quot;&quot;;[.I5])" office:value-type="float" office:value="18.9148421287537" calcext:value-type="float">
            <text:p>18.9148421288</text:p>
          </table:table-cell>
          <table:table-cell table:formula="of:=IF(OR(ISBLANK([.E5]);[.I5]&lt;=0);&quot;&quot;;[.I5])" office:value-type="float" office:value="18.9148421287537" calcext:value-type="float">
            <text:p>18.91484212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1681" calcext:value-type="float">
            <text:p>1427903324.21681</text:p>
          </table:table-cell>
          <table:table-cell office:value-type="float" office:value="1427903342.41408" calcext:value-type="float">
            <text:p>1427903342.41408</text:p>
          </table:table-cell>
          <table:table-cell office:value-type="float" office:value="1427903343.41729" calcext:value-type="float">
            <text:p>1427903343.41729</text:p>
          </table:table-cell>
          <table:table-cell/>
          <table:table-cell table:formula="of:=MAX([.B6];[.D6];[.G6])-MAX([.A6];[.C6];[.E6])" office:value-type="float" office:value="19.2004768848419" calcext:value-type="float">
            <text:p>19.2004768848</text:p>
          </table:table-cell>
          <table:table-cell table:formula="of:=IF(ISBLANK([.E6]);&quot;&quot;;[.I6])" office:value-type="float" office:value="19.2004768848419" calcext:value-type="float">
            <text:p>19.2004768848</text:p>
          </table:table-cell>
          <table:table-cell table:formula="of:=IF(OR(ISBLANK([.E6]);[.I6]&lt;=0);&quot;&quot;;[.I6])" office:value-type="float" office:value="19.2004768848419" calcext:value-type="float">
            <text:p>19.2004768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1817" calcext:value-type="float">
            <text:p>1427903324.21817</text:p>
          </table:table-cell>
          <table:table-cell office:value-type="float" office:value="1427903342.56119" calcext:value-type="float">
            <text:p>1427903342.56119</text:p>
          </table:table-cell>
          <table:table-cell office:value-type="float" office:value="1427903343.55568" calcext:value-type="float">
            <text:p>1427903343.55568</text:p>
          </table:table-cell>
          <table:table-cell/>
          <table:table-cell table:formula="of:=MAX([.B7];[.D7];[.G7])-MAX([.A7];[.C7];[.E7])" office:value-type="float" office:value="19.3375029563904" calcext:value-type="float">
            <text:p>19.3375029564</text:p>
          </table:table-cell>
          <table:table-cell table:formula="of:=IF(ISBLANK([.E7]);&quot;&quot;;[.I7])" office:value-type="float" office:value="19.3375029563904" calcext:value-type="float">
            <text:p>19.3375029564</text:p>
          </table:table-cell>
          <table:table-cell table:formula="of:=IF(OR(ISBLANK([.E7]);[.I7]&lt;=0);&quot;&quot;;[.I7])" office:value-type="float" office:value="19.3375029563904" calcext:value-type="float">
            <text:p>19.33750295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1949" calcext:value-type="float">
            <text:p>1427903324.21949</text:p>
          </table:table-cell>
          <table:table-cell office:value-type="float" office:value="1427903341.59058" calcext:value-type="float">
            <text:p>1427903341.59058</text:p>
          </table:table-cell>
          <table:table-cell office:value-type="float" office:value="1427903342.63325" calcext:value-type="float">
            <text:p>1427903342.63325</text:p>
          </table:table-cell>
          <table:table-cell/>
          <table:table-cell table:formula="of:=MAX([.B8];[.D8];[.G8])-MAX([.A8];[.C8];[.E8])" office:value-type="float" office:value="18.4137539863586" calcext:value-type="float">
            <text:p>18.4137539864</text:p>
          </table:table-cell>
          <table:table-cell table:formula="of:=IF(ISBLANK([.E8]);&quot;&quot;;[.I8])" office:value-type="float" office:value="18.4137539863586" calcext:value-type="float">
            <text:p>18.4137539864</text:p>
          </table:table-cell>
          <table:table-cell table:formula="of:=IF(OR(ISBLANK([.E8]);[.I8]&lt;=0);&quot;&quot;;[.I8])" office:value-type="float" office:value="18.4137539863586" calcext:value-type="float">
            <text:p>18.41375398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2084" calcext:value-type="float">
            <text:p>1427903324.22084</text:p>
          </table:table-cell>
          <table:table-cell office:value-type="float" office:value="1427903342.33048" calcext:value-type="float">
            <text:p>1427903342.33048</text:p>
          </table:table-cell>
          <table:table-cell office:value-type="float" office:value="1427903343.41874" calcext:value-type="float">
            <text:p>1427903343.41874</text:p>
          </table:table-cell>
          <table:table-cell/>
          <table:table-cell table:formula="of:=MAX([.B9];[.D9];[.G9])-MAX([.A9];[.C9];[.E9])" office:value-type="float" office:value="19.1979041099548" calcext:value-type="float">
            <text:p>19.19790411</text:p>
          </table:table-cell>
          <table:table-cell table:formula="of:=IF(ISBLANK([.E9]);&quot;&quot;;[.I9])" office:value-type="float" office:value="19.1979041099548" calcext:value-type="float">
            <text:p>19.19790411</text:p>
          </table:table-cell>
          <table:table-cell table:formula="of:=IF(OR(ISBLANK([.E9]);[.I9]&lt;=0);&quot;&quot;;[.I9])" office:value-type="float" office:value="19.1979041099548" calcext:value-type="float">
            <text:p>19.197904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2169" calcext:value-type="float">
            <text:p>1427903324.22169</text:p>
          </table:table-cell>
          <table:table-cell office:value-type="float" office:value="1427903342.14217" calcext:value-type="float">
            <text:p>1427903342.14217</text:p>
          </table:table-cell>
          <table:table-cell office:value-type="float" office:value="1427903343.22329" calcext:value-type="float">
            <text:p>1427903343.22329</text:p>
          </table:table-cell>
          <table:table-cell/>
          <table:table-cell table:formula="of:=MAX([.B10];[.D10];[.G10])-MAX([.A10];[.C10];[.E10])" office:value-type="float" office:value="19.0016012191772" calcext:value-type="float">
            <text:p>19.0016012192</text:p>
          </table:table-cell>
          <table:table-cell table:formula="of:=IF(ISBLANK([.E10]);&quot;&quot;;[.I10])" office:value-type="float" office:value="19.0016012191772" calcext:value-type="float">
            <text:p>19.0016012192</text:p>
          </table:table-cell>
          <table:table-cell table:formula="of:=IF(OR(ISBLANK([.E10]);[.I10]&lt;=0);&quot;&quot;;[.I10])" office:value-type="float" office:value="19.0016012191772" calcext:value-type="float">
            <text:p>19.0016012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2261" calcext:value-type="float">
            <text:p>1427903324.22261</text:p>
          </table:table-cell>
          <table:table-cell office:value-type="float" office:value="1427903342.50824" calcext:value-type="float">
            <text:p>1427903342.50824</text:p>
          </table:table-cell>
          <table:table-cell office:value-type="float" office:value="1427903343.60563" calcext:value-type="float">
            <text:p>1427903343.60563</text:p>
          </table:table-cell>
          <table:table-cell/>
          <table:table-cell table:formula="of:=MAX([.B11];[.D11];[.G11])-MAX([.A11];[.C11];[.E11])" office:value-type="float" office:value="19.3830230236053" calcext:value-type="float">
            <text:p>19.3830230236</text:p>
          </table:table-cell>
          <table:table-cell table:formula="of:=IF(ISBLANK([.E11]);&quot;&quot;;[.I11])" office:value-type="float" office:value="19.3830230236053" calcext:value-type="float">
            <text:p>19.3830230236</text:p>
          </table:table-cell>
          <table:table-cell table:formula="of:=IF(OR(ISBLANK([.E11]);[.I11]&lt;=0);&quot;&quot;;[.I11])" office:value-type="float" office:value="19.3830230236053" calcext:value-type="float">
            <text:p>19.38302302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2356" calcext:value-type="float">
            <text:p>1427903324.22356</text:p>
          </table:table-cell>
          <table:table-cell office:value-type="float" office:value="1427903342.32534" calcext:value-type="float">
            <text:p>1427903342.32534</text:p>
          </table:table-cell>
          <table:table-cell office:value-type="float" office:value="1427903343.32471" calcext:value-type="float">
            <text:p>1427903343.32471</text:p>
          </table:table-cell>
          <table:table-cell/>
          <table:table-cell table:formula="of:=MAX([.B12];[.D12];[.G12])-MAX([.A12];[.C12];[.E12])" office:value-type="float" office:value="19.101145029068" calcext:value-type="float">
            <text:p>19.1011450291</text:p>
          </table:table-cell>
          <table:table-cell table:formula="of:=IF(ISBLANK([.E12]);&quot;&quot;;[.I12])" office:value-type="float" office:value="19.101145029068" calcext:value-type="float">
            <text:p>19.1011450291</text:p>
          </table:table-cell>
          <table:table-cell table:formula="of:=IF(OR(ISBLANK([.E12]);[.I12]&lt;=0);&quot;&quot;;[.I12])" office:value-type="float" office:value="19.101145029068" calcext:value-type="float">
            <text:p>19.10114502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24.22447" calcext:value-type="float">
            <text:p>1427903324.22447</text:p>
          </table:table-cell>
          <table:table-cell office:value-type="float" office:value="1427903341.59052" calcext:value-type="float">
            <text:p>1427903341.59052</text:p>
          </table:table-cell>
          <table:table-cell office:value-type="float" office:value="1427903342.66104" calcext:value-type="float">
            <text:p>1427903342.66104</text:p>
          </table:table-cell>
          <table:table-cell/>
          <table:table-cell table:formula="of:=MAX([.B13];[.D13];[.G13])-MAX([.A13];[.C13];[.E13])" office:value-type="float" office:value="18.4365680217743" calcext:value-type="float">
            <text:p>18.4365680218</text:p>
          </table:table-cell>
          <table:table-cell table:formula="of:=IF(ISBLANK([.E13]);&quot;&quot;;[.I13])" office:value-type="float" office:value="18.4365680217743" calcext:value-type="float">
            <text:p>18.4365680218</text:p>
          </table:table-cell>
          <table:table-cell table:formula="of:=IF(OR(ISBLANK([.E13]);[.I13]&lt;=0);&quot;&quot;;[.I13])" office:value-type="float" office:value="18.4365680217743" calcext:value-type="float">
            <text:p>18.4365680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343.60565" calcext:value-type="float">
            <text:p>1427903343.60565</text:p>
          </table:table-cell>
          <table:table-cell office:value-type="float" office:value="1427903362.20072" calcext:value-type="float">
            <text:p>1427903362.20072</text:p>
          </table:table-cell>
          <table:table-cell table:number-columns-repeated="4"/>
          <table:table-cell table:formula="of:=MAX([.B14];[.D14];[.G14])-MAX([.A14];[.C14];[.E14])" office:value-type="float" office:value="18.5950748920441" calcext:value-type="float">
            <text:p>18.595074892</text:p>
          </table:table-cell>
          <table:table-cell table:formula="of:=IF(ISBLANK([.E14]);&quot;&quot;;[.I14])">
            <text:p/>
          </table:table-cell>
          <table:table-cell table:formula="of:=IF(OR(ISBLANK([.E14]);[.I14]&lt;=0);&quot;&quot;;[.I1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0565" calcext:value-type="float">
            <text:p>1427903343.60565</text:p>
          </table:table-cell>
          <table:table-cell office:value-type="float" office:value="1427903361.21577" calcext:value-type="float">
            <text:p>1427903361.21577</text:p>
          </table:table-cell>
          <table:table-cell office:value-type="float" office:value="1427903362.20072" calcext:value-type="float">
            <text:p>1427903362.20072</text:p>
          </table:table-cell>
          <table:table-cell/>
          <table:table-cell table:formula="of:=MAX([.B15];[.D15];[.G15])-MAX([.A15];[.C15];[.E15])" office:value-type="float" office:value="18.595067024231" calcext:value-type="float">
            <text:p>18.5950670242</text:p>
          </table:table-cell>
          <table:table-cell table:formula="of:=IF(ISBLANK([.E15]);&quot;&quot;;[.I15])" office:value-type="float" office:value="18.595067024231" calcext:value-type="float">
            <text:p>18.5950670242</text:p>
          </table:table-cell>
          <table:table-cell table:formula="of:=IF(OR(ISBLANK([.E15]);[.I15]&lt;=0);&quot;&quot;;[.I15])" office:value-type="float" office:value="18.595067024231" calcext:value-type="float">
            <text:p>18.59506702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0677" calcext:value-type="float">
            <text:p>1427903343.60677</text:p>
          </table:table-cell>
          <table:table-cell office:value-type="float" office:value="1427903361.04874" calcext:value-type="float">
            <text:p>1427903361.04874</text:p>
          </table:table-cell>
          <table:table-cell office:value-type="float" office:value="1427903362.11324" calcext:value-type="float">
            <text:p>1427903362.11324</text:p>
          </table:table-cell>
          <table:table-cell/>
          <table:table-cell table:formula="of:=MAX([.B16];[.D16];[.G16])-MAX([.A16];[.C16];[.E16])" office:value-type="float" office:value="18.5064768791199" calcext:value-type="float">
            <text:p>18.5064768791</text:p>
          </table:table-cell>
          <table:table-cell table:formula="of:=IF(ISBLANK([.E16]);&quot;&quot;;[.I16])" office:value-type="float" office:value="18.5064768791199" calcext:value-type="float">
            <text:p>18.5064768791</text:p>
          </table:table-cell>
          <table:table-cell table:formula="of:=IF(OR(ISBLANK([.E16]);[.I16]&lt;=0);&quot;&quot;;[.I16])" office:value-type="float" office:value="18.5064768791199" calcext:value-type="float">
            <text:p>18.50647687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0805" calcext:value-type="float">
            <text:p>1427903343.60805</text:p>
          </table:table-cell>
          <table:table-cell office:value-type="float" office:value="1427903360.28931" calcext:value-type="float">
            <text:p>1427903360.28931</text:p>
          </table:table-cell>
          <table:table-cell office:value-type="float" office:value="1427903361.27413" calcext:value-type="float">
            <text:p>1427903361.27413</text:p>
          </table:table-cell>
          <table:table-cell/>
          <table:table-cell table:formula="of:=MAX([.B17];[.D17];[.G17])-MAX([.A17];[.C17];[.E17])" office:value-type="float" office:value="17.6660859584808" calcext:value-type="float">
            <text:p>17.6660859585</text:p>
          </table:table-cell>
          <table:table-cell table:formula="of:=IF(ISBLANK([.E17]);&quot;&quot;;[.I17])" office:value-type="float" office:value="17.6660859584808" calcext:value-type="float">
            <text:p>17.6660859585</text:p>
          </table:table-cell>
          <table:table-cell table:formula="of:=IF(OR(ISBLANK([.E17]);[.I17]&lt;=0);&quot;&quot;;[.I17])" office:value-type="float" office:value="17.6660859584808" calcext:value-type="float">
            <text:p>17.66608595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094" calcext:value-type="float">
            <text:p>1427903343.6094</text:p>
          </table:table-cell>
          <table:table-cell office:value-type="float" office:value="1427903360.77402" calcext:value-type="float">
            <text:p>1427903360.77402</text:p>
          </table:table-cell>
          <table:table-cell office:value-type="float" office:value="1427903361.86778" calcext:value-type="float">
            <text:p>1427903361.86778</text:p>
          </table:table-cell>
          <table:table-cell/>
          <table:table-cell table:formula="of:=MAX([.B18];[.D18];[.G18])-MAX([.A18];[.C18];[.E18])" office:value-type="float" office:value="18.2583870887756" calcext:value-type="float">
            <text:p>18.2583870888</text:p>
          </table:table-cell>
          <table:table-cell table:formula="of:=IF(ISBLANK([.E18]);&quot;&quot;;[.I18])" office:value-type="float" office:value="18.2583870887756" calcext:value-type="float">
            <text:p>18.2583870888</text:p>
          </table:table-cell>
          <table:table-cell table:formula="of:=IF(OR(ISBLANK([.E18]);[.I18]&lt;=0);&quot;&quot;;[.I18])" office:value-type="float" office:value="18.2583870887756" calcext:value-type="float">
            <text:p>18.25838708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071" calcext:value-type="float">
            <text:p>1427903343.61071</text:p>
          </table:table-cell>
          <table:table-cell office:value-type="float" office:value="1427903360.50848" calcext:value-type="float">
            <text:p>1427903360.50848</text:p>
          </table:table-cell>
          <table:table-cell office:value-type="float" office:value="1427903361.55279" calcext:value-type="float">
            <text:p>1427903361.55279</text:p>
          </table:table-cell>
          <table:table-cell/>
          <table:table-cell table:formula="of:=MAX([.B19];[.D19];[.G19])-MAX([.A19];[.C19];[.E19])" office:value-type="float" office:value="17.9420809745789" calcext:value-type="float">
            <text:p>17.9420809746</text:p>
          </table:table-cell>
          <table:table-cell table:formula="of:=IF(ISBLANK([.E19]);&quot;&quot;;[.I19])" office:value-type="float" office:value="17.9420809745789" calcext:value-type="float">
            <text:p>17.9420809746</text:p>
          </table:table-cell>
          <table:table-cell table:formula="of:=IF(OR(ISBLANK([.E19]);[.I19]&lt;=0);&quot;&quot;;[.I19])" office:value-type="float" office:value="17.9420809745789" calcext:value-type="float">
            <text:p>17.94208097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202" calcext:value-type="float">
            <text:p>1427903343.61202</text:p>
          </table:table-cell>
          <table:table-cell office:value-type="float" office:value="1427903360.93105" calcext:value-type="float">
            <text:p>1427903360.93105</text:p>
          </table:table-cell>
          <table:table-cell office:value-type="float" office:value="1427903362.03294" calcext:value-type="float">
            <text:p>1427903362.03294</text:p>
          </table:table-cell>
          <table:table-cell/>
          <table:table-cell table:formula="of:=MAX([.B20];[.D20];[.G20])-MAX([.A20];[.C20];[.E20])" office:value-type="float" office:value="18.4209229946136" calcext:value-type="float">
            <text:p>18.4209229946</text:p>
          </table:table-cell>
          <table:table-cell table:formula="of:=IF(ISBLANK([.E20]);&quot;&quot;;[.I20])" office:value-type="float" office:value="18.4209229946136" calcext:value-type="float">
            <text:p>18.4209229946</text:p>
          </table:table-cell>
          <table:table-cell table:formula="of:=IF(OR(ISBLANK([.E20]);[.I20]&lt;=0);&quot;&quot;;[.I20])" office:value-type="float" office:value="18.4209229946136" calcext:value-type="float">
            <text:p>18.42092299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334" calcext:value-type="float">
            <text:p>1427903343.61334</text:p>
          </table:table-cell>
          <table:table-cell office:value-type="float" office:value="1427903360.63341" calcext:value-type="float">
            <text:p>1427903360.63341</text:p>
          </table:table-cell>
          <table:table-cell office:value-type="float" office:value="1427903361.64643" calcext:value-type="float">
            <text:p>1427903361.64643</text:p>
          </table:table-cell>
          <table:table-cell/>
          <table:table-cell table:formula="of:=MAX([.B21];[.D21];[.G21])-MAX([.A21];[.C21];[.E21])" office:value-type="float" office:value="18.0330920219421" calcext:value-type="float">
            <text:p>18.0330920219</text:p>
          </table:table-cell>
          <table:table-cell table:formula="of:=IF(ISBLANK([.E21]);&quot;&quot;;[.I21])" office:value-type="float" office:value="18.0330920219421" calcext:value-type="float">
            <text:p>18.0330920219</text:p>
          </table:table-cell>
          <table:table-cell table:formula="of:=IF(OR(ISBLANK([.E21]);[.I21]&lt;=0);&quot;&quot;;[.I21])" office:value-type="float" office:value="18.0330920219421" calcext:value-type="float">
            <text:p>18.03309202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464" calcext:value-type="float">
            <text:p>1427903343.61464</text:p>
          </table:table-cell>
          <table:table-cell office:value-type="float" office:value="1427903360.97247" calcext:value-type="float">
            <text:p>1427903360.97247</text:p>
          </table:table-cell>
          <table:table-cell office:value-type="float" office:value="1427903361.99536" calcext:value-type="float">
            <text:p>1427903361.99536</text:p>
          </table:table-cell>
          <table:table-cell/>
          <table:table-cell table:formula="of:=MAX([.B22];[.D22];[.G22])-MAX([.A22];[.C22];[.E22])" office:value-type="float" office:value="18.3807129859924" calcext:value-type="float">
            <text:p>18.380712986</text:p>
          </table:table-cell>
          <table:table-cell table:formula="of:=IF(ISBLANK([.E22]);&quot;&quot;;[.I22])" office:value-type="float" office:value="18.3807129859924" calcext:value-type="float">
            <text:p>18.380712986</text:p>
          </table:table-cell>
          <table:table-cell table:formula="of:=IF(OR(ISBLANK([.E22]);[.I22]&lt;=0);&quot;&quot;;[.I22])" office:value-type="float" office:value="18.3807129859924" calcext:value-type="float">
            <text:p>18.3807129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595" calcext:value-type="float">
            <text:p>1427903343.61595</text:p>
          </table:table-cell>
          <table:table-cell office:value-type="float" office:value="1427903360.62271" calcext:value-type="float">
            <text:p>1427903360.62271</text:p>
          </table:table-cell>
          <table:table-cell office:value-type="float" office:value="1427903361.66815" calcext:value-type="float">
            <text:p>1427903361.66815</text:p>
          </table:table-cell>
          <table:table-cell/>
          <table:table-cell table:formula="of:=MAX([.B23];[.D23];[.G23])-MAX([.A23];[.C23];[.E23])" office:value-type="float" office:value="18.0521929264069" calcext:value-type="float">
            <text:p>18.0521929264</text:p>
          </table:table-cell>
          <table:table-cell table:formula="of:=IF(ISBLANK([.E23]);&quot;&quot;;[.I23])" office:value-type="float" office:value="18.0521929264069" calcext:value-type="float">
            <text:p>18.0521929264</text:p>
          </table:table-cell>
          <table:table-cell table:formula="of:=IF(OR(ISBLANK([.E23]);[.I23]&lt;=0);&quot;&quot;;[.I23])" office:value-type="float" office:value="18.0521929264069" calcext:value-type="float">
            <text:p>18.0521929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43.61708" calcext:value-type="float">
            <text:p>1427903343.61708</text:p>
          </table:table-cell>
          <table:table-cell office:value-type="float" office:value="1427903360.46256" calcext:value-type="float">
            <text:p>1427903360.46256</text:p>
          </table:table-cell>
          <table:table-cell office:value-type="float" office:value="1427903361.46933" calcext:value-type="float">
            <text:p>1427903361.46933</text:p>
          </table:table-cell>
          <table:table-cell/>
          <table:table-cell table:formula="of:=MAX([.B24];[.D24];[.G24])-MAX([.A24];[.C24];[.E24])" office:value-type="float" office:value="17.8522439002991" calcext:value-type="float">
            <text:p>17.8522439003</text:p>
          </table:table-cell>
          <table:table-cell table:formula="of:=IF(ISBLANK([.E24]);&quot;&quot;;[.I24])" office:value-type="float" office:value="17.8522439002991" calcext:value-type="float">
            <text:p>17.8522439003</text:p>
          </table:table-cell>
          <table:table-cell table:formula="of:=IF(OR(ISBLANK([.E24]);[.I24]&lt;=0);&quot;&quot;;[.I24])" office:value-type="float" office:value="17.8522439002991" calcext:value-type="float">
            <text:p>17.85224390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362.20073" calcext:value-type="float">
            <text:p>1427903362.20073</text:p>
          </table:table-cell>
          <table:table-cell office:value-type="float" office:value="1427903380.37774" calcext:value-type="float">
            <text:p>1427903380.37774</text:p>
          </table:table-cell>
          <table:table-cell table:number-columns-repeated="4"/>
          <table:table-cell table:formula="of:=MAX([.B25];[.D25];[.G25])-MAX([.A25];[.C25];[.E25])" office:value-type="float" office:value="18.1770081520081" calcext:value-type="float">
            <text:p>18.177008152</text:p>
          </table:table-cell>
          <table:table-cell table:formula="of:=IF(ISBLANK([.E25]);&quot;&quot;;[.I25])">
            <text:p/>
          </table:table-cell>
          <table:table-cell table:formula="of:=IF(OR(ISBLANK([.E25]);[.I25]&lt;=0);&quot;&quot;;[.I2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074" calcext:value-type="float">
            <text:p>1427903362.20074</text:p>
          </table:table-cell>
          <table:table-cell office:value-type="float" office:value="1427903378.14736" calcext:value-type="float">
            <text:p>1427903378.14736</text:p>
          </table:table-cell>
          <table:table-cell office:value-type="float" office:value="1427903379.20791" calcext:value-type="float">
            <text:p>1427903379.20791</text:p>
          </table:table-cell>
          <table:table-cell/>
          <table:table-cell table:formula="of:=MAX([.B26];[.D26];[.G26])-MAX([.A26];[.C26];[.E26])" office:value-type="float" office:value="17.007171869278" calcext:value-type="float">
            <text:p>17.0071718693</text:p>
          </table:table-cell>
          <table:table-cell table:formula="of:=IF(ISBLANK([.E26]);&quot;&quot;;[.I26])" office:value-type="float" office:value="17.007171869278" calcext:value-type="float">
            <text:p>17.0071718693</text:p>
          </table:table-cell>
          <table:table-cell table:formula="of:=IF(OR(ISBLANK([.E26]);[.I26]&lt;=0);&quot;&quot;;[.I26])" office:value-type="float" office:value="17.007171869278" calcext:value-type="float">
            <text:p>17.00717186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128" calcext:value-type="float">
            <text:p>1427903362.20128</text:p>
          </table:table-cell>
          <table:table-cell office:value-type="float" office:value="1427903378.71481" calcext:value-type="float">
            <text:p>1427903378.71481</text:p>
          </table:table-cell>
          <table:table-cell office:value-type="float" office:value="1427903379.79126" calcext:value-type="float">
            <text:p>1427903379.79126</text:p>
          </table:table-cell>
          <table:table-cell/>
          <table:table-cell table:formula="of:=MAX([.B27];[.D27];[.G27])-MAX([.A27];[.C27];[.E27])" office:value-type="float" office:value="17.5899789333344" calcext:value-type="float">
            <text:p>17.5899789333</text:p>
          </table:table-cell>
          <table:table-cell table:formula="of:=IF(ISBLANK([.E27]);&quot;&quot;;[.I27])" office:value-type="float" office:value="17.5899789333344" calcext:value-type="float">
            <text:p>17.5899789333</text:p>
          </table:table-cell>
          <table:table-cell table:formula="of:=IF(OR(ISBLANK([.E27]);[.I27]&lt;=0);&quot;&quot;;[.I27])" office:value-type="float" office:value="17.5899789333344" calcext:value-type="float">
            <text:p>17.5899789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179" calcext:value-type="float">
            <text:p>1427903362.20179</text:p>
          </table:table-cell>
          <table:table-cell office:value-type="float" office:value="1427903378.89221" calcext:value-type="float">
            <text:p>1427903378.89221</text:p>
          </table:table-cell>
          <table:table-cell office:value-type="float" office:value="1427903379.95219" calcext:value-type="float">
            <text:p>1427903379.95219</text:p>
          </table:table-cell>
          <table:table-cell/>
          <table:table-cell table:formula="of:=MAX([.B28];[.D28];[.G28])-MAX([.A28];[.C28];[.E28])" office:value-type="float" office:value="17.7503931522369" calcext:value-type="float">
            <text:p>17.7503931522</text:p>
          </table:table-cell>
          <table:table-cell table:formula="of:=IF(ISBLANK([.E28]);&quot;&quot;;[.I28])" office:value-type="float" office:value="17.7503931522369" calcext:value-type="float">
            <text:p>17.7503931522</text:p>
          </table:table-cell>
          <table:table-cell table:formula="of:=IF(OR(ISBLANK([.E28]);[.I28]&lt;=0);&quot;&quot;;[.I28])" office:value-type="float" office:value="17.7503931522369" calcext:value-type="float">
            <text:p>17.75039315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232" calcext:value-type="float">
            <text:p>1427903362.20232</text:p>
          </table:table-cell>
          <table:table-cell office:value-type="float" office:value="1427903379.2835" calcext:value-type="float">
            <text:p>1427903379.2835</text:p>
          </table:table-cell>
          <table:table-cell office:value-type="float" office:value="1427903380.37774" calcext:value-type="float">
            <text:p>1427903380.37774</text:p>
          </table:table-cell>
          <table:table-cell/>
          <table:table-cell table:formula="of:=MAX([.B29];[.D29];[.G29])-MAX([.A29];[.C29];[.E29])" office:value-type="float" office:value="18.1754140853882" calcext:value-type="float">
            <text:p>18.1754140854</text:p>
          </table:table-cell>
          <table:table-cell table:formula="of:=IF(ISBLANK([.E29]);&quot;&quot;;[.I29])" office:value-type="float" office:value="18.1754140853882" calcext:value-type="float">
            <text:p>18.1754140854</text:p>
          </table:table-cell>
          <table:table-cell table:formula="of:=IF(OR(ISBLANK([.E29]);[.I29]&lt;=0);&quot;&quot;;[.I29])" office:value-type="float" office:value="18.1754140853882" calcext:value-type="float">
            <text:p>18.17541408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291" calcext:value-type="float">
            <text:p>1427903362.20291</text:p>
          </table:table-cell>
          <table:table-cell office:value-type="float" office:value="1427903378.14748" calcext:value-type="float">
            <text:p>1427903378.14748</text:p>
          </table:table-cell>
          <table:table-cell office:value-type="float" office:value="1427903379.23619" calcext:value-type="float">
            <text:p>1427903379.23619</text:p>
          </table:table-cell>
          <table:table-cell/>
          <table:table-cell table:formula="of:=MAX([.B30];[.D30];[.G30])-MAX([.A30];[.C30];[.E30])" office:value-type="float" office:value="17.0332820415497" calcext:value-type="float">
            <text:p>17.0332820415</text:p>
          </table:table-cell>
          <table:table-cell table:formula="of:=IF(ISBLANK([.E30]);&quot;&quot;;[.I30])" office:value-type="float" office:value="17.0332820415497" calcext:value-type="float">
            <text:p>17.0332820415</text:p>
          </table:table-cell>
          <table:table-cell table:formula="of:=IF(OR(ISBLANK([.E30]);[.I30]&lt;=0);&quot;&quot;;[.I30])" office:value-type="float" office:value="17.0332820415497" calcext:value-type="float">
            <text:p>17.03328204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343" calcext:value-type="float">
            <text:p>1427903362.20343</text:p>
          </table:table-cell>
          <table:table-cell office:value-type="float" office:value="1427903378.8424" calcext:value-type="float">
            <text:p>1427903378.8424</text:p>
          </table:table-cell>
          <table:table-cell office:value-type="float" office:value="1427903379.84648" calcext:value-type="float">
            <text:p>1427903379.84648</text:p>
          </table:table-cell>
          <table:table-cell/>
          <table:table-cell table:formula="of:=MAX([.B31];[.D31];[.G31])-MAX([.A31];[.C31];[.E31])" office:value-type="float" office:value="17.643049955368" calcext:value-type="float">
            <text:p>17.6430499554</text:p>
          </table:table-cell>
          <table:table-cell table:formula="of:=IF(ISBLANK([.E31]);&quot;&quot;;[.I31])" office:value-type="float" office:value="17.643049955368" calcext:value-type="float">
            <text:p>17.6430499554</text:p>
          </table:table-cell>
          <table:table-cell table:formula="of:=IF(OR(ISBLANK([.E31]);[.I31]&lt;=0);&quot;&quot;;[.I31])" office:value-type="float" office:value="17.643049955368" calcext:value-type="float">
            <text:p>17.64304995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391" calcext:value-type="float">
            <text:p>1427903362.20391</text:p>
          </table:table-cell>
          <table:table-cell office:value-type="float" office:value="1427903378.86804" calcext:value-type="float">
            <text:p>1427903378.86804</text:p>
          </table:table-cell>
          <table:table-cell office:value-type="float" office:value="1427903379.97574" calcext:value-type="float">
            <text:p>1427903379.97574</text:p>
          </table:table-cell>
          <table:table-cell/>
          <table:table-cell table:formula="of:=MAX([.B32];[.D32];[.G32])-MAX([.A32];[.C32];[.E32])" office:value-type="float" office:value="17.7718379497528" calcext:value-type="float">
            <text:p>17.7718379498</text:p>
          </table:table-cell>
          <table:table-cell table:formula="of:=IF(ISBLANK([.E32]);&quot;&quot;;[.I32])" office:value-type="float" office:value="17.7718379497528" calcext:value-type="float">
            <text:p>17.7718379498</text:p>
          </table:table-cell>
          <table:table-cell table:formula="of:=IF(OR(ISBLANK([.E32]);[.I32]&lt;=0);&quot;&quot;;[.I32])" office:value-type="float" office:value="17.7718379497528" calcext:value-type="float">
            <text:p>17.77183794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439" calcext:value-type="float">
            <text:p>1427903362.20439</text:p>
          </table:table-cell>
          <table:table-cell office:value-type="float" office:value="1427903379.08397" calcext:value-type="float">
            <text:p>1427903379.08397</text:p>
          </table:table-cell>
          <table:table-cell office:value-type="float" office:value="1427903380.17518" calcext:value-type="float">
            <text:p>1427903380.17518</text:p>
          </table:table-cell>
          <table:table-cell/>
          <table:table-cell table:formula="of:=MAX([.B33];[.D33];[.G33])-MAX([.A33];[.C33];[.E33])" office:value-type="float" office:value="17.9707911014557" calcext:value-type="float">
            <text:p>17.9707911015</text:p>
          </table:table-cell>
          <table:table-cell table:formula="of:=IF(ISBLANK([.E33]);&quot;&quot;;[.I33])" office:value-type="float" office:value="17.9707911014557" calcext:value-type="float">
            <text:p>17.9707911015</text:p>
          </table:table-cell>
          <table:table-cell table:formula="of:=IF(OR(ISBLANK([.E33]);[.I33]&lt;=0);&quot;&quot;;[.I33])" office:value-type="float" office:value="17.9707911014557" calcext:value-type="float">
            <text:p>17.97079110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531" calcext:value-type="float">
            <text:p>1427903362.20531</text:p>
          </table:table-cell>
          <table:table-cell office:value-type="float" office:value="1427903378.9832" calcext:value-type="float">
            <text:p>1427903378.9832</text:p>
          </table:table-cell>
          <table:table-cell office:value-type="float" office:value="1427903380.08946" calcext:value-type="float">
            <text:p>1427903380.08946</text:p>
          </table:table-cell>
          <table:table-cell/>
          <table:table-cell table:formula="of:=MAX([.B34];[.D34];[.G34])-MAX([.A34];[.C34];[.E34])" office:value-type="float" office:value="17.8841528892517" calcext:value-type="float">
            <text:p>17.8841528893</text:p>
          </table:table-cell>
          <table:table-cell table:formula="of:=IF(ISBLANK([.E34]);&quot;&quot;;[.I34])" office:value-type="float" office:value="17.8841528892517" calcext:value-type="float">
            <text:p>17.8841528893</text:p>
          </table:table-cell>
          <table:table-cell table:formula="of:=IF(OR(ISBLANK([.E34]);[.I34]&lt;=0);&quot;&quot;;[.I34])" office:value-type="float" office:value="17.8841528892517" calcext:value-type="float">
            <text:p>17.88415288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62.2058" calcext:value-type="float">
            <text:p>1427903362.2058</text:p>
          </table:table-cell>
          <table:table-cell office:value-type="float" office:value="1427903378.14743" calcext:value-type="float">
            <text:p>1427903378.14743</text:p>
          </table:table-cell>
          <table:table-cell office:value-type="float" office:value="1427903379.15647" calcext:value-type="float">
            <text:p>1427903379.15647</text:p>
          </table:table-cell>
          <table:table-cell/>
          <table:table-cell table:formula="of:=MAX([.B35];[.D35];[.G35])-MAX([.A35];[.C35];[.E35])" office:value-type="float" office:value="16.950670003891" calcext:value-type="float">
            <text:p>16.9506700039</text:p>
          </table:table-cell>
          <table:table-cell table:formula="of:=IF(ISBLANK([.E35]);&quot;&quot;;[.I35])" office:value-type="float" office:value="16.950670003891" calcext:value-type="float">
            <text:p>16.9506700039</text:p>
          </table:table-cell>
          <table:table-cell table:formula="of:=IF(OR(ISBLANK([.E35]);[.I35]&lt;=0);&quot;&quot;;[.I35])" office:value-type="float" office:value="16.950670003891" calcext:value-type="float">
            <text:p>16.95067000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380.37775" calcext:value-type="float">
            <text:p>1427903380.37775</text:p>
          </table:table-cell>
          <table:table-cell office:value-type="float" office:value="1427903398.39102" calcext:value-type="float">
            <text:p>1427903398.39102</text:p>
          </table:table-cell>
          <table:table-cell table:number-columns-repeated="4"/>
          <table:table-cell table:formula="of:=MAX([.B36];[.D36];[.G36])-MAX([.A36];[.C36];[.E36])" office:value-type="float" office:value="18.0132710933685" calcext:value-type="float">
            <text:p>18.0132710934</text:p>
          </table:table-cell>
          <table:table-cell table:formula="of:=IF(ISBLANK([.E36]);&quot;&quot;;[.I36])">
            <text:p/>
          </table:table-cell>
          <table:table-cell table:formula="of:=IF(OR(ISBLANK([.E36]);[.I36]&lt;=0);&quot;&quot;;[.I3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7775" calcext:value-type="float">
            <text:p>1427903380.37775</text:p>
          </table:table-cell>
          <table:table-cell office:value-type="float" office:value="1427903396.99186" calcext:value-type="float">
            <text:p>1427903396.99186</text:p>
          </table:table-cell>
          <table:table-cell office:value-type="float" office:value="1427903397.96853" calcext:value-type="float">
            <text:p>1427903397.96853</text:p>
          </table:table-cell>
          <table:table-cell/>
          <table:table-cell table:formula="of:=MAX([.B37];[.D37];[.G37])-MAX([.A37];[.C37];[.E37])" office:value-type="float" office:value="17.5907828807831" calcext:value-type="float">
            <text:p>17.5907828808</text:p>
          </table:table-cell>
          <table:table-cell table:formula="of:=IF(ISBLANK([.E37]);&quot;&quot;;[.I37])" office:value-type="float" office:value="17.5907828807831" calcext:value-type="float">
            <text:p>17.5907828808</text:p>
          </table:table-cell>
          <table:table-cell table:formula="of:=IF(OR(ISBLANK([.E37]);[.I37]&lt;=0);&quot;&quot;;[.I37])" office:value-type="float" office:value="17.5907828807831" calcext:value-type="float">
            <text:p>17.59078288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7866" calcext:value-type="float">
            <text:p>1427903380.37866</text:p>
          </table:table-cell>
          <table:table-cell office:value-type="float" office:value="1427903397.03366" calcext:value-type="float">
            <text:p>1427903397.03366</text:p>
          </table:table-cell>
          <table:table-cell office:value-type="float" office:value="1427903398.14142" calcext:value-type="float">
            <text:p>1427903398.14142</text:p>
          </table:table-cell>
          <table:table-cell/>
          <table:table-cell table:formula="of:=MAX([.B38];[.D38];[.G38])-MAX([.A38];[.C38];[.E38])" office:value-type="float" office:value="17.7627520561218" calcext:value-type="float">
            <text:p>17.7627520561</text:p>
          </table:table-cell>
          <table:table-cell table:formula="of:=IF(ISBLANK([.E38]);&quot;&quot;;[.I38])" office:value-type="float" office:value="17.7627520561218" calcext:value-type="float">
            <text:p>17.7627520561</text:p>
          </table:table-cell>
          <table:table-cell table:formula="of:=IF(OR(ISBLANK([.E38]);[.I38]&lt;=0);&quot;&quot;;[.I38])" office:value-type="float" office:value="17.7627520561218" calcext:value-type="float">
            <text:p>17.76275205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7964" calcext:value-type="float">
            <text:p>1427903380.37964</text:p>
          </table:table-cell>
          <table:table-cell office:value-type="float" office:value="1427903397.09188" calcext:value-type="float">
            <text:p>1427903397.09188</text:p>
          </table:table-cell>
          <table:table-cell office:value-type="float" office:value="1427903398.09297" calcext:value-type="float">
            <text:p>1427903398.09297</text:p>
          </table:table-cell>
          <table:table-cell/>
          <table:table-cell table:formula="of:=MAX([.B39];[.D39];[.G39])-MAX([.A39];[.C39];[.E39])" office:value-type="float" office:value="17.7133359909058" calcext:value-type="float">
            <text:p>17.7133359909</text:p>
          </table:table-cell>
          <table:table-cell table:formula="of:=IF(ISBLANK([.E39]);&quot;&quot;;[.I39])" office:value-type="float" office:value="17.7133359909058" calcext:value-type="float">
            <text:p>17.7133359909</text:p>
          </table:table-cell>
          <table:table-cell table:formula="of:=IF(OR(ISBLANK([.E39]);[.I39]&lt;=0);&quot;&quot;;[.I39])" office:value-type="float" office:value="17.7133359909058" calcext:value-type="float">
            <text:p>17.71333599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129" calcext:value-type="float">
            <text:p>1427903380.38129</text:p>
          </table:table-cell>
          <table:table-cell office:value-type="float" office:value="1427903396.91697" calcext:value-type="float">
            <text:p>1427903396.91697</text:p>
          </table:table-cell>
          <table:table-cell office:value-type="float" office:value="1427903397.96865" calcext:value-type="float">
            <text:p>1427903397.96865</text:p>
          </table:table-cell>
          <table:table-cell/>
          <table:table-cell table:formula="of:=MAX([.B40];[.D40];[.G40])-MAX([.A40];[.C40];[.E40])" office:value-type="float" office:value="17.5873520374298" calcext:value-type="float">
            <text:p>17.5873520374</text:p>
          </table:table-cell>
          <table:table-cell table:formula="of:=IF(ISBLANK([.E40]);&quot;&quot;;[.I40])" office:value-type="float" office:value="17.5873520374298" calcext:value-type="float">
            <text:p>17.5873520374</text:p>
          </table:table-cell>
          <table:table-cell table:formula="of:=IF(OR(ISBLANK([.E40]);[.I40]&lt;=0);&quot;&quot;;[.I40])" office:value-type="float" office:value="17.5873520374298" calcext:value-type="float">
            <text:p>17.58735203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271" calcext:value-type="float">
            <text:p>1427903380.38271</text:p>
          </table:table-cell>
          <table:table-cell office:value-type="float" office:value="1427903396.74614" calcext:value-type="float">
            <text:p>1427903396.74614</text:p>
          </table:table-cell>
          <table:table-cell office:value-type="float" office:value="1427903397.82872" calcext:value-type="float">
            <text:p>1427903397.82872</text:p>
          </table:table-cell>
          <table:table-cell/>
          <table:table-cell table:formula="of:=MAX([.B41];[.D41];[.G41])-MAX([.A41];[.C41];[.E41])" office:value-type="float" office:value="17.4460167884827" calcext:value-type="float">
            <text:p>17.4460167885</text:p>
          </table:table-cell>
          <table:table-cell table:formula="of:=IF(ISBLANK([.E41]);&quot;&quot;;[.I41])" office:value-type="float" office:value="17.4460167884827" calcext:value-type="float">
            <text:p>17.4460167885</text:p>
          </table:table-cell>
          <table:table-cell table:formula="of:=IF(OR(ISBLANK([.E41]);[.I41]&lt;=0);&quot;&quot;;[.I41])" office:value-type="float" office:value="17.4460167884827" calcext:value-type="float">
            <text:p>17.44601678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403" calcext:value-type="float">
            <text:p>1427903380.38403</text:p>
          </table:table-cell>
          <table:table-cell office:value-type="float" office:value="1427903396.89768" calcext:value-type="float">
            <text:p>1427903396.89768</text:p>
          </table:table-cell>
          <table:table-cell office:value-type="float" office:value="1427903397.93998" calcext:value-type="float">
            <text:p>1427903397.93998</text:p>
          </table:table-cell>
          <table:table-cell/>
          <table:table-cell table:formula="of:=MAX([.B42];[.D42];[.G42])-MAX([.A42];[.C42];[.E42])" office:value-type="float" office:value="17.5559499263763" calcext:value-type="float">
            <text:p>17.5559499264</text:p>
          </table:table-cell>
          <table:table-cell table:formula="of:=IF(ISBLANK([.E42]);&quot;&quot;;[.I42])" office:value-type="float" office:value="17.5559499263763" calcext:value-type="float">
            <text:p>17.5559499264</text:p>
          </table:table-cell>
          <table:table-cell table:formula="of:=IF(OR(ISBLANK([.E42]);[.I42]&lt;=0);&quot;&quot;;[.I42])" office:value-type="float" office:value="17.5559499263763" calcext:value-type="float">
            <text:p>17.55594992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455" calcext:value-type="float">
            <text:p>1427903380.38455</text:p>
          </table:table-cell>
          <table:table-cell office:value-type="float" office:value="1427903397.3896" calcext:value-type="float">
            <text:p>1427903397.3896</text:p>
          </table:table-cell>
          <table:table-cell office:value-type="float" office:value="1427903398.34274" calcext:value-type="float">
            <text:p>1427903398.34274</text:p>
          </table:table-cell>
          <table:table-cell/>
          <table:table-cell table:formula="of:=MAX([.B43];[.D43];[.G43])-MAX([.A43];[.C43];[.E43])" office:value-type="float" office:value="17.9581878185272" calcext:value-type="float">
            <text:p>17.9581878185</text:p>
          </table:table-cell>
          <table:table-cell table:formula="of:=IF(ISBLANK([.E43]);&quot;&quot;;[.I43])" office:value-type="float" office:value="17.9581878185272" calcext:value-type="float">
            <text:p>17.9581878185</text:p>
          </table:table-cell>
          <table:table-cell table:formula="of:=IF(OR(ISBLANK([.E43]);[.I43]&lt;=0);&quot;&quot;;[.I43])" office:value-type="float" office:value="17.9581878185272" calcext:value-type="float">
            <text:p>17.95818781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577" calcext:value-type="float">
            <text:p>1427903380.38577</text:p>
          </table:table-cell>
          <table:table-cell office:value-type="float" office:value="1427903397.34678" calcext:value-type="float">
            <text:p>1427903397.34678</text:p>
          </table:table-cell>
          <table:table-cell office:value-type="float" office:value="1427903398.39101" calcext:value-type="float">
            <text:p>1427903398.39101</text:p>
          </table:table-cell>
          <table:table-cell/>
          <table:table-cell table:formula="of:=MAX([.B44];[.D44];[.G44])-MAX([.A44];[.C44];[.E44])" office:value-type="float" office:value="18.0052418708801" calcext:value-type="float">
            <text:p>18.0052418709</text:p>
          </table:table-cell>
          <table:table-cell table:formula="of:=IF(ISBLANK([.E44]);&quot;&quot;;[.I44])" office:value-type="float" office:value="18.0052418708801" calcext:value-type="float">
            <text:p>18.0052418709</text:p>
          </table:table-cell>
          <table:table-cell table:formula="of:=IF(OR(ISBLANK([.E44]);[.I44]&lt;=0);&quot;&quot;;[.I44])" office:value-type="float" office:value="18.0052418708801" calcext:value-type="float">
            <text:p>18.00524187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708" calcext:value-type="float">
            <text:p>1427903380.38708</text:p>
          </table:table-cell>
          <table:table-cell office:value-type="float" office:value="1427903397.35919" calcext:value-type="float">
            <text:p>1427903397.35919</text:p>
          </table:table-cell>
          <table:table-cell office:value-type="float" office:value="1427903398.38972" calcext:value-type="float">
            <text:p>1427903398.38972</text:p>
          </table:table-cell>
          <table:table-cell/>
          <table:table-cell table:formula="of:=MAX([.B45];[.D45];[.G45])-MAX([.A45];[.C45];[.E45])" office:value-type="float" office:value="18.0026390552521" calcext:value-type="float">
            <text:p>18.0026390553</text:p>
          </table:table-cell>
          <table:table-cell table:formula="of:=IF(ISBLANK([.E45]);&quot;&quot;;[.I45])" office:value-type="float" office:value="18.0026390552521" calcext:value-type="float">
            <text:p>18.0026390553</text:p>
          </table:table-cell>
          <table:table-cell table:formula="of:=IF(OR(ISBLANK([.E45]);[.I45]&lt;=0);&quot;&quot;;[.I45])" office:value-type="float" office:value="18.0026390552521" calcext:value-type="float">
            <text:p>18.00263905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80.38833" calcext:value-type="float">
            <text:p>1427903380.38833</text:p>
          </table:table-cell>
          <table:table-cell office:value-type="float" office:value="1427903397.26304" calcext:value-type="float">
            <text:p>1427903397.26304</text:p>
          </table:table-cell>
          <table:table-cell office:value-type="float" office:value="1427903398.36223" calcext:value-type="float">
            <text:p>1427903398.36223</text:p>
          </table:table-cell>
          <table:table-cell/>
          <table:table-cell table:formula="of:=MAX([.B46];[.D46];[.G46])-MAX([.A46];[.C46];[.E46])" office:value-type="float" office:value="17.9739038944244" calcext:value-type="float">
            <text:p>17.9739038944</text:p>
          </table:table-cell>
          <table:table-cell table:formula="of:=IF(ISBLANK([.E46]);&quot;&quot;;[.I46])" office:value-type="float" office:value="17.9739038944244" calcext:value-type="float">
            <text:p>17.9739038944</text:p>
          </table:table-cell>
          <table:table-cell table:formula="of:=IF(OR(ISBLANK([.E46]);[.I46]&lt;=0);&quot;&quot;;[.I46])" office:value-type="float" office:value="17.9739038944244" calcext:value-type="float">
            <text:p>17.97390389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398.39103" calcext:value-type="float">
            <text:p>1427903398.39103</text:p>
          </table:table-cell>
          <table:table-cell office:value-type="float" office:value="1427903416.38583" calcext:value-type="float">
            <text:p>1427903416.38583</text:p>
          </table:table-cell>
          <table:table-cell table:number-columns-repeated="4"/>
          <table:table-cell table:formula="of:=MAX([.B47];[.D47];[.G47])-MAX([.A47];[.C47];[.E47])" office:value-type="float" office:value="17.9948048591614" calcext:value-type="float">
            <text:p>17.9948048592</text:p>
          </table:table-cell>
          <table:table-cell table:formula="of:=IF(ISBLANK([.E47]);&quot;&quot;;[.I47])">
            <text:p/>
          </table:table-cell>
          <table:table-cell table:formula="of:=IF(OR(ISBLANK([.E47]);[.I47]&lt;=0);&quot;&quot;;[.I4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103" calcext:value-type="float">
            <text:p>1427903398.39103</text:p>
          </table:table-cell>
          <table:table-cell office:value-type="float" office:value="1427903414.98025" calcext:value-type="float">
            <text:p>1427903414.98025</text:p>
          </table:table-cell>
          <table:table-cell office:value-type="float" office:value="1427903416.02236" calcext:value-type="float">
            <text:p>1427903416.02236</text:p>
          </table:table-cell>
          <table:table-cell/>
          <table:table-cell table:formula="of:=MAX([.B48];[.D48];[.G48])-MAX([.A48];[.C48];[.E48])" office:value-type="float" office:value="17.6313309669495" calcext:value-type="float">
            <text:p>17.6313309669</text:p>
          </table:table-cell>
          <table:table-cell table:formula="of:=IF(ISBLANK([.E48]);&quot;&quot;;[.I48])" office:value-type="float" office:value="17.6313309669495" calcext:value-type="float">
            <text:p>17.6313309669</text:p>
          </table:table-cell>
          <table:table-cell table:formula="of:=IF(OR(ISBLANK([.E48]);[.I48]&lt;=0);&quot;&quot;;[.I48])" office:value-type="float" office:value="17.6313309669495" calcext:value-type="float">
            <text:p>17.63133096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154" calcext:value-type="float">
            <text:p>1427903398.39154</text:p>
          </table:table-cell>
          <table:table-cell office:value-type="float" office:value="1427903414.85378" calcext:value-type="float">
            <text:p>1427903414.85378</text:p>
          </table:table-cell>
          <table:table-cell office:value-type="float" office:value="1427903415.86568" calcext:value-type="float">
            <text:p>1427903415.86568</text:p>
          </table:table-cell>
          <table:table-cell/>
          <table:table-cell table:formula="of:=MAX([.B49];[.D49];[.G49])-MAX([.A49];[.C49];[.E49])" office:value-type="float" office:value="17.474142074585" calcext:value-type="float">
            <text:p>17.4741420746</text:p>
          </table:table-cell>
          <table:table-cell table:formula="of:=IF(ISBLANK([.E49]);&quot;&quot;;[.I49])" office:value-type="float" office:value="17.474142074585" calcext:value-type="float">
            <text:p>17.4741420746</text:p>
          </table:table-cell>
          <table:table-cell table:formula="of:=IF(OR(ISBLANK([.E49]);[.I49]&lt;=0);&quot;&quot;;[.I49])" office:value-type="float" office:value="17.474142074585" calcext:value-type="float">
            <text:p>17.47414207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208" calcext:value-type="float">
            <text:p>1427903398.39208</text:p>
          </table:table-cell>
          <table:table-cell office:value-type="float" office:value="1427903414.72576" calcext:value-type="float">
            <text:p>1427903414.72576</text:p>
          </table:table-cell>
          <table:table-cell office:value-type="float" office:value="1427903415.81374" calcext:value-type="float">
            <text:p>1427903415.81374</text:p>
          </table:table-cell>
          <table:table-cell/>
          <table:table-cell table:formula="of:=MAX([.B50];[.D50];[.G50])-MAX([.A50];[.C50];[.E50])" office:value-type="float" office:value="17.421658039093" calcext:value-type="float">
            <text:p>17.4216580391</text:p>
          </table:table-cell>
          <table:table-cell table:formula="of:=IF(ISBLANK([.E50]);&quot;&quot;;[.I50])" office:value-type="float" office:value="17.421658039093" calcext:value-type="float">
            <text:p>17.4216580391</text:p>
          </table:table-cell>
          <table:table-cell table:formula="of:=IF(OR(ISBLANK([.E50]);[.I50]&lt;=0);&quot;&quot;;[.I50])" office:value-type="float" office:value="17.421658039093" calcext:value-type="float">
            <text:p>17.42165803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256" calcext:value-type="float">
            <text:p>1427903398.39256</text:p>
          </table:table-cell>
          <table:table-cell office:value-type="float" office:value="1427903414.54817" calcext:value-type="float">
            <text:p>1427903414.54817</text:p>
          </table:table-cell>
          <table:table-cell office:value-type="float" office:value="1427903415.60236" calcext:value-type="float">
            <text:p>1427903415.60236</text:p>
          </table:table-cell>
          <table:table-cell/>
          <table:table-cell table:formula="of:=MAX([.B51];[.D51];[.G51])-MAX([.A51];[.C51];[.E51])" office:value-type="float" office:value="17.2098000049591" calcext:value-type="float">
            <text:p>17.209800005</text:p>
          </table:table-cell>
          <table:table-cell table:formula="of:=IF(ISBLANK([.E51]);&quot;&quot;;[.I51])" office:value-type="float" office:value="17.2098000049591" calcext:value-type="float">
            <text:p>17.209800005</text:p>
          </table:table-cell>
          <table:table-cell table:formula="of:=IF(OR(ISBLANK([.E51]);[.I51]&lt;=0);&quot;&quot;;[.I51])" office:value-type="float" office:value="17.2098000049591" calcext:value-type="float">
            <text:p>17.2098000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307" calcext:value-type="float">
            <text:p>1427903398.39307</text:p>
          </table:table-cell>
          <table:table-cell office:value-type="float" office:value="1427903415.29026" calcext:value-type="float">
            <text:p>1427903415.29026</text:p>
          </table:table-cell>
          <table:table-cell office:value-type="float" office:value="1427903416.38583" calcext:value-type="float">
            <text:p>1427903416.38583</text:p>
          </table:table-cell>
          <table:table-cell/>
          <table:table-cell table:formula="of:=MAX([.B52];[.D52];[.G52])-MAX([.A52];[.C52];[.E52])" office:value-type="float" office:value="17.9927639961243" calcext:value-type="float">
            <text:p>17.9927639961</text:p>
          </table:table-cell>
          <table:table-cell table:formula="of:=IF(ISBLANK([.E52]);&quot;&quot;;[.I52])" office:value-type="float" office:value="17.9927639961243" calcext:value-type="float">
            <text:p>17.9927639961</text:p>
          </table:table-cell>
          <table:table-cell table:formula="of:=IF(OR(ISBLANK([.E52]);[.I52]&lt;=0);&quot;&quot;;[.I52])" office:value-type="float" office:value="17.9927639961243" calcext:value-type="float">
            <text:p>17.99276399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357" calcext:value-type="float">
            <text:p>1427903398.39357</text:p>
          </table:table-cell>
          <table:table-cell office:value-type="float" office:value="1427903415.15751" calcext:value-type="float">
            <text:p>1427903415.15751</text:p>
          </table:table-cell>
          <table:table-cell office:value-type="float" office:value="1427903416.25297" calcext:value-type="float">
            <text:p>1427903416.25297</text:p>
          </table:table-cell>
          <table:table-cell/>
          <table:table-cell table:formula="of:=MAX([.B53];[.D53];[.G53])-MAX([.A53];[.C53];[.E53])" office:value-type="float" office:value="17.8594000339508" calcext:value-type="float">
            <text:p>17.859400034</text:p>
          </table:table-cell>
          <table:table-cell table:formula="of:=IF(ISBLANK([.E53]);&quot;&quot;;[.I53])" office:value-type="float" office:value="17.8594000339508" calcext:value-type="float">
            <text:p>17.859400034</text:p>
          </table:table-cell>
          <table:table-cell table:formula="of:=IF(OR(ISBLANK([.E53]);[.I53]&lt;=0);&quot;&quot;;[.I53])" office:value-type="float" office:value="17.8594000339508" calcext:value-type="float">
            <text:p>17.8594000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442" calcext:value-type="float">
            <text:p>1427903398.39442</text:p>
          </table:table-cell>
          <table:table-cell office:value-type="float" office:value="1427903415.14782" calcext:value-type="float">
            <text:p>1427903415.14782</text:p>
          </table:table-cell>
          <table:table-cell office:value-type="float" office:value="1427903416.24415" calcext:value-type="float">
            <text:p>1427903416.24415</text:p>
          </table:table-cell>
          <table:table-cell/>
          <table:table-cell table:formula="of:=MAX([.B54];[.D54];[.G54])-MAX([.A54];[.C54];[.E54])" office:value-type="float" office:value="17.849730014801" calcext:value-type="float">
            <text:p>17.8497300148</text:p>
          </table:table-cell>
          <table:table-cell table:formula="of:=IF(ISBLANK([.E54]);&quot;&quot;;[.I54])" office:value-type="float" office:value="17.849730014801" calcext:value-type="float">
            <text:p>17.8497300148</text:p>
          </table:table-cell>
          <table:table-cell table:formula="of:=IF(OR(ISBLANK([.E54]);[.I54]&lt;=0);&quot;&quot;;[.I54])" office:value-type="float" office:value="17.849730014801" calcext:value-type="float">
            <text:p>17.84973001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504" calcext:value-type="float">
            <text:p>1427903398.39504</text:p>
          </table:table-cell>
          <table:table-cell office:value-type="float" office:value="1427903414.62466" calcext:value-type="float">
            <text:p>1427903414.62466</text:p>
          </table:table-cell>
          <table:table-cell office:value-type="float" office:value="1427903415.70139" calcext:value-type="float">
            <text:p>1427903415.70139</text:p>
          </table:table-cell>
          <table:table-cell/>
          <table:table-cell table:formula="of:=MAX([.B55];[.D55];[.G55])-MAX([.A55];[.C55];[.E55])" office:value-type="float" office:value="17.3063519001007" calcext:value-type="float">
            <text:p>17.3063519001</text:p>
          </table:table-cell>
          <table:table-cell table:formula="of:=IF(ISBLANK([.E55]);&quot;&quot;;[.I55])" office:value-type="float" office:value="17.3063519001007" calcext:value-type="float">
            <text:p>17.3063519001</text:p>
          </table:table-cell>
          <table:table-cell table:formula="of:=IF(OR(ISBLANK([.E55]);[.I55]&lt;=0);&quot;&quot;;[.I55])" office:value-type="float" office:value="17.3063519001007" calcext:value-type="float">
            <text:p>17.30635190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552" calcext:value-type="float">
            <text:p>1427903398.39552</text:p>
          </table:table-cell>
          <table:table-cell office:value-type="float" office:value="1427903415.17767" calcext:value-type="float">
            <text:p>1427903415.17767</text:p>
          </table:table-cell>
          <table:table-cell office:value-type="float" office:value="1427903416.12959" calcext:value-type="float">
            <text:p>1427903416.12959</text:p>
          </table:table-cell>
          <table:table-cell/>
          <table:table-cell table:formula="of:=MAX([.B56];[.D56];[.G56])-MAX([.A56];[.C56];[.E56])" office:value-type="float" office:value="17.7340669631958" calcext:value-type="float">
            <text:p>17.7340669632</text:p>
          </table:table-cell>
          <table:table-cell table:formula="of:=IF(ISBLANK([.E56]);&quot;&quot;;[.I56])" office:value-type="float" office:value="17.7340669631958" calcext:value-type="float">
            <text:p>17.7340669632</text:p>
          </table:table-cell>
          <table:table-cell table:formula="of:=IF(OR(ISBLANK([.E56]);[.I56]&lt;=0);&quot;&quot;;[.I56])" office:value-type="float" office:value="17.7340669631958" calcext:value-type="float">
            <text:p>17.73406696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398.3963" calcext:value-type="float">
            <text:p>1427903398.3963</text:p>
          </table:table-cell>
          <table:table-cell office:value-type="float" office:value="1427903414.89127" calcext:value-type="float">
            <text:p>1427903414.89127</text:p>
          </table:table-cell>
          <table:table-cell office:value-type="float" office:value="1427903415.99474" calcext:value-type="float">
            <text:p>1427903415.99474</text:p>
          </table:table-cell>
          <table:table-cell/>
          <table:table-cell table:formula="of:=MAX([.B57];[.D57];[.G57])-MAX([.A57];[.C57];[.E57])" office:value-type="float" office:value="17.5984408855438" calcext:value-type="float">
            <text:p>17.5984408855</text:p>
          </table:table-cell>
          <table:table-cell table:formula="of:=IF(ISBLANK([.E57]);&quot;&quot;;[.I57])" office:value-type="float" office:value="17.5984408855438" calcext:value-type="float">
            <text:p>17.5984408855</text:p>
          </table:table-cell>
          <table:table-cell table:formula="of:=IF(OR(ISBLANK([.E57]);[.I57]&lt;=0);&quot;&quot;;[.I57])" office:value-type="float" office:value="17.5984408855438" calcext:value-type="float">
            <text:p>17.59844088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416.38584" calcext:value-type="float">
            <text:p>1427903416.38584</text:p>
          </table:table-cell>
          <table:table-cell office:value-type="float" office:value="1427903435.54654" calcext:value-type="float">
            <text:p>1427903435.54654</text:p>
          </table:table-cell>
          <table:table-cell table:number-columns-repeated="4"/>
          <table:table-cell table:formula="of:=MAX([.B58];[.D58];[.G58])-MAX([.A58];[.C58];[.E58])" office:value-type="float" office:value="19.1606950759888" calcext:value-type="float">
            <text:p>19.160695076</text:p>
          </table:table-cell>
          <table:table-cell table:formula="of:=IF(ISBLANK([.E58]);&quot;&quot;;[.I58])">
            <text:p/>
          </table:table-cell>
          <table:table-cell table:formula="of:=IF(OR(ISBLANK([.E58]);[.I58]&lt;=0);&quot;&quot;;[.I5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8585" calcext:value-type="float">
            <text:p>1427903416.38585</text:p>
          </table:table-cell>
          <table:table-cell office:value-type="float" office:value="1427903433.74877" calcext:value-type="float">
            <text:p>1427903433.74877</text:p>
          </table:table-cell>
          <table:table-cell office:value-type="float" office:value="1427903434.84965" calcext:value-type="float">
            <text:p>1427903434.84965</text:p>
          </table:table-cell>
          <table:table-cell/>
          <table:table-cell table:formula="of:=MAX([.B59];[.D59];[.G59])-MAX([.A59];[.C59];[.E59])" office:value-type="float" office:value="18.4637989997864" calcext:value-type="float">
            <text:p>18.4637989998</text:p>
          </table:table-cell>
          <table:table-cell table:formula="of:=IF(ISBLANK([.E59]);&quot;&quot;;[.I59])" office:value-type="float" office:value="18.4637989997864" calcext:value-type="float">
            <text:p>18.4637989998</text:p>
          </table:table-cell>
          <table:table-cell table:formula="of:=IF(OR(ISBLANK([.E59]);[.I59]&lt;=0);&quot;&quot;;[.I59])" office:value-type="float" office:value="18.4637989997864" calcext:value-type="float">
            <text:p>18.46379899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8666" calcext:value-type="float">
            <text:p>1427903416.38666</text:p>
          </table:table-cell>
          <table:table-cell office:value-type="float" office:value="1427903434.24877" calcext:value-type="float">
            <text:p>1427903434.24877</text:p>
          </table:table-cell>
          <table:table-cell office:value-type="float" office:value="1427903435.33561" calcext:value-type="float">
            <text:p>1427903435.33561</text:p>
          </table:table-cell>
          <table:table-cell/>
          <table:table-cell table:formula="of:=MAX([.B60];[.D60];[.G60])-MAX([.A60];[.C60];[.E60])" office:value-type="float" office:value="18.9489450454712" calcext:value-type="float">
            <text:p>18.9489450455</text:p>
          </table:table-cell>
          <table:table-cell table:formula="of:=IF(ISBLANK([.E60]);&quot;&quot;;[.I60])" office:value-type="float" office:value="18.9489450454712" calcext:value-type="float">
            <text:p>18.9489450455</text:p>
          </table:table-cell>
          <table:table-cell table:formula="of:=IF(OR(ISBLANK([.E60]);[.I60]&lt;=0);&quot;&quot;;[.I60])" office:value-type="float" office:value="18.9489450454712" calcext:value-type="float">
            <text:p>18.94894504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8743" calcext:value-type="float">
            <text:p>1427903416.38743</text:p>
          </table:table-cell>
          <table:table-cell office:value-type="float" office:value="1427903434.47679" calcext:value-type="float">
            <text:p>1427903434.47679</text:p>
          </table:table-cell>
          <table:table-cell office:value-type="float" office:value="1427903435.54653" calcext:value-type="float">
            <text:p>1427903435.54653</text:p>
          </table:table-cell>
          <table:table-cell/>
          <table:table-cell table:formula="of:=MAX([.B61];[.D61];[.G61])-MAX([.A61];[.C61];[.E61])" office:value-type="float" office:value="19.1591029167175" calcext:value-type="float">
            <text:p>19.1591029167</text:p>
          </table:table-cell>
          <table:table-cell table:formula="of:=IF(ISBLANK([.E61]);&quot;&quot;;[.I61])" office:value-type="float" office:value="19.1591029167175" calcext:value-type="float">
            <text:p>19.1591029167</text:p>
          </table:table-cell>
          <table:table-cell table:formula="of:=IF(OR(ISBLANK([.E61]);[.I61]&lt;=0);&quot;&quot;;[.I61])" office:value-type="float" office:value="19.1591029167175" calcext:value-type="float">
            <text:p>19.15910291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884" calcext:value-type="float">
            <text:p>1427903416.3884</text:p>
          </table:table-cell>
          <table:table-cell office:value-type="float" office:value="1427903433.83861" calcext:value-type="float">
            <text:p>1427903433.83861</text:p>
          </table:table-cell>
          <table:table-cell office:value-type="float" office:value="1427903434.94549" calcext:value-type="float">
            <text:p>1427903434.94549</text:p>
          </table:table-cell>
          <table:table-cell/>
          <table:table-cell table:formula="of:=MAX([.B62];[.D62];[.G62])-MAX([.A62];[.C62];[.E62])" office:value-type="float" office:value="18.557089805603" calcext:value-type="float">
            <text:p>18.5570898056</text:p>
          </table:table-cell>
          <table:table-cell table:formula="of:=IF(ISBLANK([.E62]);&quot;&quot;;[.I62])" office:value-type="float" office:value="18.557089805603" calcext:value-type="float">
            <text:p>18.5570898056</text:p>
          </table:table-cell>
          <table:table-cell table:formula="of:=IF(OR(ISBLANK([.E62]);[.I62]&lt;=0);&quot;&quot;;[.I62])" office:value-type="float" office:value="18.557089805603" calcext:value-type="float">
            <text:p>18.55708980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8921" calcext:value-type="float">
            <text:p>1427903416.38921</text:p>
          </table:table-cell>
          <table:table-cell office:value-type="float" office:value="1427903433.73114" calcext:value-type="float">
            <text:p>1427903433.73114</text:p>
          </table:table-cell>
          <table:table-cell office:value-type="float" office:value="1427903434.78539" calcext:value-type="float">
            <text:p>1427903434.78539</text:p>
          </table:table-cell>
          <table:table-cell/>
          <table:table-cell table:formula="of:=MAX([.B63];[.D63];[.G63])-MAX([.A63];[.C63];[.E63])" office:value-type="float" office:value="18.3961811065674" calcext:value-type="float">
            <text:p>18.3961811066</text:p>
          </table:table-cell>
          <table:table-cell table:formula="of:=IF(ISBLANK([.E63]);&quot;&quot;;[.I63])" office:value-type="float" office:value="18.3961811065674" calcext:value-type="float">
            <text:p>18.3961811066</text:p>
          </table:table-cell>
          <table:table-cell table:formula="of:=IF(OR(ISBLANK([.E63]);[.I63]&lt;=0);&quot;&quot;;[.I63])" office:value-type="float" office:value="18.3961811065674" calcext:value-type="float">
            <text:p>18.39618110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9009" calcext:value-type="float">
            <text:p>1427903416.39009</text:p>
          </table:table-cell>
          <table:table-cell office:value-type="float" office:value="1427903433.93276" calcext:value-type="float">
            <text:p>1427903433.93276</text:p>
          </table:table-cell>
          <table:table-cell office:value-type="float" office:value="1427903434.98299" calcext:value-type="float">
            <text:p>1427903434.98299</text:p>
          </table:table-cell>
          <table:table-cell/>
          <table:table-cell table:formula="of:=MAX([.B64];[.D64];[.G64])-MAX([.A64];[.C64];[.E64])" office:value-type="float" office:value="18.5929040908813" calcext:value-type="float">
            <text:p>18.5929040909</text:p>
          </table:table-cell>
          <table:table-cell table:formula="of:=IF(ISBLANK([.E64]);&quot;&quot;;[.I64])" office:value-type="float" office:value="18.5929040908813" calcext:value-type="float">
            <text:p>18.5929040909</text:p>
          </table:table-cell>
          <table:table-cell table:formula="of:=IF(OR(ISBLANK([.E64]);[.I64]&lt;=0);&quot;&quot;;[.I64])" office:value-type="float" office:value="18.5929040908813" calcext:value-type="float">
            <text:p>18.59290409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9092" calcext:value-type="float">
            <text:p>1427903416.39092</text:p>
          </table:table-cell>
          <table:table-cell office:value-type="float" office:value="1427903433.9129" calcext:value-type="float">
            <text:p>1427903433.9129</text:p>
          </table:table-cell>
          <table:table-cell office:value-type="float" office:value="1427903434.91568" calcext:value-type="float">
            <text:p>1427903434.91568</text:p>
          </table:table-cell>
          <table:table-cell/>
          <table:table-cell table:formula="of:=MAX([.B65];[.D65];[.G65])-MAX([.A65];[.C65];[.E65])" office:value-type="float" office:value="18.5247621536255" calcext:value-type="float">
            <text:p>18.5247621536</text:p>
          </table:table-cell>
          <table:table-cell table:formula="of:=IF(ISBLANK([.E65]);&quot;&quot;;[.I65])" office:value-type="float" office:value="18.5247621536255" calcext:value-type="float">
            <text:p>18.5247621536</text:p>
          </table:table-cell>
          <table:table-cell table:formula="of:=IF(OR(ISBLANK([.E65]);[.I65]&lt;=0);&quot;&quot;;[.I65])" office:value-type="float" office:value="18.5247621536255" calcext:value-type="float">
            <text:p>18.52476215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9194" calcext:value-type="float">
            <text:p>1427903416.39194</text:p>
          </table:table-cell>
          <table:table-cell office:value-type="float" office:value="1427903434.011" calcext:value-type="float">
            <text:p>1427903434.011</text:p>
          </table:table-cell>
          <table:table-cell office:value-type="float" office:value="1427903435.07292" calcext:value-type="float">
            <text:p>1427903435.07292</text:p>
          </table:table-cell>
          <table:table-cell/>
          <table:table-cell table:formula="of:=MAX([.B66];[.D66];[.G66])-MAX([.A66];[.C66];[.E66])" office:value-type="float" office:value="18.6809720993042" calcext:value-type="float">
            <text:p>18.6809720993</text:p>
          </table:table-cell>
          <table:table-cell table:formula="of:=IF(ISBLANK([.E66]);&quot;&quot;;[.I66])" office:value-type="float" office:value="18.6809720993042" calcext:value-type="float">
            <text:p>18.6809720993</text:p>
          </table:table-cell>
          <table:table-cell table:formula="of:=IF(OR(ISBLANK([.E66]);[.I66]&lt;=0);&quot;&quot;;[.I66])" office:value-type="float" office:value="18.6809720993042" calcext:value-type="float">
            <text:p>18.6809720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9286" calcext:value-type="float">
            <text:p>1427903416.39286</text:p>
          </table:table-cell>
          <table:table-cell office:value-type="float" office:value="1427903434.20546" calcext:value-type="float">
            <text:p>1427903434.20546</text:p>
          </table:table-cell>
          <table:table-cell office:value-type="float" office:value="1427903435.30719" calcext:value-type="float">
            <text:p>1427903435.30719</text:p>
          </table:table-cell>
          <table:table-cell/>
          <table:table-cell table:formula="of:=MAX([.B67];[.D67];[.G67])-MAX([.A67];[.C67];[.E67])" office:value-type="float" office:value="18.9143269062042" calcext:value-type="float">
            <text:p>18.9143269062</text:p>
          </table:table-cell>
          <table:table-cell table:formula="of:=IF(ISBLANK([.E67]);&quot;&quot;;[.I67])" office:value-type="float" office:value="18.9143269062042" calcext:value-type="float">
            <text:p>18.9143269062</text:p>
          </table:table-cell>
          <table:table-cell table:formula="of:=IF(OR(ISBLANK([.E67]);[.I67]&lt;=0);&quot;&quot;;[.I67])" office:value-type="float" office:value="18.9143269062042" calcext:value-type="float">
            <text:p>18.9143269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16.39365" calcext:value-type="float">
            <text:p>1427903416.39365</text:p>
          </table:table-cell>
          <table:table-cell office:value-type="float" office:value="1427903434.30743" calcext:value-type="float">
            <text:p>1427903434.30743</text:p>
          </table:table-cell>
          <table:table-cell office:value-type="float" office:value="1427903435.40856" calcext:value-type="float">
            <text:p>1427903435.40856</text:p>
          </table:table-cell>
          <table:table-cell/>
          <table:table-cell table:formula="of:=MAX([.B68];[.D68];[.G68])-MAX([.A68];[.C68];[.E68])" office:value-type="float" office:value="19.0149118900299" calcext:value-type="float">
            <text:p>19.01491189</text:p>
          </table:table-cell>
          <table:table-cell table:formula="of:=IF(ISBLANK([.E68]);&quot;&quot;;[.I68])" office:value-type="float" office:value="19.0149118900299" calcext:value-type="float">
            <text:p>19.01491189</text:p>
          </table:table-cell>
          <table:table-cell table:formula="of:=IF(OR(ISBLANK([.E68]);[.I68]&lt;=0);&quot;&quot;;[.I68])" office:value-type="float" office:value="19.0149118900299" calcext:value-type="float">
            <text:p>19.014911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435.54655" calcext:value-type="float">
            <text:p>1427903435.54655</text:p>
          </table:table-cell>
          <table:table-cell office:value-type="float" office:value="1427903454.46616" calcext:value-type="float">
            <text:p>1427903454.46616</text:p>
          </table:table-cell>
          <table:table-cell table:number-columns-repeated="4"/>
          <table:table-cell table:formula="of:=MAX([.B69];[.D69];[.G69])-MAX([.A69];[.C69];[.E69])" office:value-type="float" office:value="18.9196071624756" calcext:value-type="float">
            <text:p>18.9196071625</text:p>
          </table:table-cell>
          <table:table-cell table:formula="of:=IF(ISBLANK([.E69]);&quot;&quot;;[.I69])">
            <text:p/>
          </table:table-cell>
          <table:table-cell table:formula="of:=IF(OR(ISBLANK([.E69]);[.I69]&lt;=0);&quot;&quot;;[.I6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4656" calcext:value-type="float">
            <text:p>1427903435.54656</text:p>
          </table:table-cell>
          <table:table-cell office:value-type="float" office:value="1427903453.05264" calcext:value-type="float">
            <text:p>1427903453.05264</text:p>
          </table:table-cell>
          <table:table-cell office:value-type="float" office:value="1427903454.11488" calcext:value-type="float">
            <text:p>1427903454.11488</text:p>
          </table:table-cell>
          <table:table-cell/>
          <table:table-cell table:formula="of:=MAX([.B70];[.D70];[.G70])-MAX([.A70];[.C70];[.E70])" office:value-type="float" office:value="18.5683279037476" calcext:value-type="float">
            <text:p>18.5683279037</text:p>
          </table:table-cell>
          <table:table-cell table:formula="of:=IF(ISBLANK([.E70]);&quot;&quot;;[.I70])" office:value-type="float" office:value="18.5683279037476" calcext:value-type="float">
            <text:p>18.5683279037</text:p>
          </table:table-cell>
          <table:table-cell table:formula="of:=IF(OR(ISBLANK([.E70]);[.I70]&lt;=0);&quot;&quot;;[.I70])" office:value-type="float" office:value="18.5683279037476" calcext:value-type="float">
            <text:p>18.56832790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4868" calcext:value-type="float">
            <text:p>1427903435.54868</text:p>
          </table:table-cell>
          <table:table-cell office:value-type="float" office:value="1427903453.38734" calcext:value-type="float">
            <text:p>1427903453.38734</text:p>
          </table:table-cell>
          <table:table-cell office:value-type="float" office:value="1427903454.31305" calcext:value-type="float">
            <text:p>1427903454.31305</text:p>
          </table:table-cell>
          <table:table-cell/>
          <table:table-cell table:formula="of:=MAX([.B71];[.D71];[.G71])-MAX([.A71];[.C71];[.E71])" office:value-type="float" office:value="18.7643661499023" calcext:value-type="float">
            <text:p>18.7643661499</text:p>
          </table:table-cell>
          <table:table-cell table:formula="of:=IF(ISBLANK([.E71]);&quot;&quot;;[.I71])" office:value-type="float" office:value="18.7643661499023" calcext:value-type="float">
            <text:p>18.7643661499</text:p>
          </table:table-cell>
          <table:table-cell table:formula="of:=IF(OR(ISBLANK([.E71]);[.I71]&lt;=0);&quot;&quot;;[.I71])" office:value-type="float" office:value="18.7643661499023" calcext:value-type="float">
            <text:p>18.76436614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076" calcext:value-type="float">
            <text:p>1427903435.55076</text:p>
          </table:table-cell>
          <table:table-cell office:value-type="float" office:value="1427903451.6039" calcext:value-type="float">
            <text:p>1427903451.6039</text:p>
          </table:table-cell>
          <table:table-cell office:value-type="float" office:value="1427903452.71198" calcext:value-type="float">
            <text:p>1427903452.71198</text:p>
          </table:table-cell>
          <table:table-cell/>
          <table:table-cell table:formula="of:=MAX([.B72];[.D72];[.G72])-MAX([.A72];[.C72];[.E72])" office:value-type="float" office:value="17.1612288951874" calcext:value-type="float">
            <text:p>17.1612288952</text:p>
          </table:table-cell>
          <table:table-cell table:formula="of:=IF(ISBLANK([.E72]);&quot;&quot;;[.I72])" office:value-type="float" office:value="17.1612288951874" calcext:value-type="float">
            <text:p>17.1612288952</text:p>
          </table:table-cell>
          <table:table-cell table:formula="of:=IF(OR(ISBLANK([.E72]);[.I72]&lt;=0);&quot;&quot;;[.I72])" office:value-type="float" office:value="17.1612288951874" calcext:value-type="float">
            <text:p>17.16122889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281" calcext:value-type="float">
            <text:p>1427903435.55281</text:p>
          </table:table-cell>
          <table:table-cell office:value-type="float" office:value="1427903452.75579" calcext:value-type="float">
            <text:p>1427903452.75579</text:p>
          </table:table-cell>
          <table:table-cell office:value-type="float" office:value="1427903453.79381" calcext:value-type="float">
            <text:p>1427903453.79381</text:p>
          </table:table-cell>
          <table:table-cell/>
          <table:table-cell table:formula="of:=MAX([.B73];[.D73];[.G73])-MAX([.A73];[.C73];[.E73])" office:value-type="float" office:value="18.241005897522" calcext:value-type="float">
            <text:p>18.2410058975</text:p>
          </table:table-cell>
          <table:table-cell table:formula="of:=IF(ISBLANK([.E73]);&quot;&quot;;[.I73])" office:value-type="float" office:value="18.241005897522" calcext:value-type="float">
            <text:p>18.2410058975</text:p>
          </table:table-cell>
          <table:table-cell table:formula="of:=IF(OR(ISBLANK([.E73]);[.I73]&lt;=0);&quot;&quot;;[.I73])" office:value-type="float" office:value="18.241005897522" calcext:value-type="float">
            <text:p>18.24100589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353" calcext:value-type="float">
            <text:p>1427903435.55353</text:p>
          </table:table-cell>
          <table:table-cell office:value-type="float" office:value="1427903453.21815" calcext:value-type="float">
            <text:p>1427903453.21815</text:p>
          </table:table-cell>
          <table:table-cell office:value-type="float" office:value="1427903454.16382" calcext:value-type="float">
            <text:p>1427903454.16382</text:p>
          </table:table-cell>
          <table:table-cell/>
          <table:table-cell table:formula="of:=MAX([.B74];[.D74];[.G74])-MAX([.A74];[.C74];[.E74])" office:value-type="float" office:value="18.6102950572968" calcext:value-type="float">
            <text:p>18.6102950573</text:p>
          </table:table-cell>
          <table:table-cell table:formula="of:=IF(ISBLANK([.E74]);&quot;&quot;;[.I74])" office:value-type="float" office:value="18.6102950572968" calcext:value-type="float">
            <text:p>18.6102950573</text:p>
          </table:table-cell>
          <table:table-cell table:formula="of:=IF(OR(ISBLANK([.E74]);[.I74]&lt;=0);&quot;&quot;;[.I74])" office:value-type="float" office:value="18.6102950572968" calcext:value-type="float">
            <text:p>18.61029505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425" calcext:value-type="float">
            <text:p>1427903435.55425</text:p>
          </table:table-cell>
          <table:table-cell office:value-type="float" office:value="1427903453.39445" calcext:value-type="float">
            <text:p>1427903453.39445</text:p>
          </table:table-cell>
          <table:table-cell office:value-type="float" office:value="1427903454.46615" calcext:value-type="float">
            <text:p>1427903454.46615</text:p>
          </table:table-cell>
          <table:table-cell/>
          <table:table-cell table:formula="of:=MAX([.B75];[.D75];[.G75])-MAX([.A75];[.C75];[.E75])" office:value-type="float" office:value="18.9119029045105" calcext:value-type="float">
            <text:p>18.9119029045</text:p>
          </table:table-cell>
          <table:table-cell table:formula="of:=IF(ISBLANK([.E75]);&quot;&quot;;[.I75])" office:value-type="float" office:value="18.9119029045105" calcext:value-type="float">
            <text:p>18.9119029045</text:p>
          </table:table-cell>
          <table:table-cell table:formula="of:=IF(OR(ISBLANK([.E75]);[.I75]&lt;=0);&quot;&quot;;[.I75])" office:value-type="float" office:value="18.9119029045105" calcext:value-type="float">
            <text:p>18.91190290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493" calcext:value-type="float">
            <text:p>1427903435.55493</text:p>
          </table:table-cell>
          <table:table-cell office:value-type="float" office:value="1427903453.20439" calcext:value-type="float">
            <text:p>1427903453.20439</text:p>
          </table:table-cell>
          <table:table-cell office:value-type="float" office:value="1427903454.18465" calcext:value-type="float">
            <text:p>1427903454.18465</text:p>
          </table:table-cell>
          <table:table-cell/>
          <table:table-cell table:formula="of:=MAX([.B76];[.D76];[.G76])-MAX([.A76];[.C76];[.E76])" office:value-type="float" office:value="18.6297109127045" calcext:value-type="float">
            <text:p>18.6297109127</text:p>
          </table:table-cell>
          <table:table-cell table:formula="of:=IF(ISBLANK([.E76]);&quot;&quot;;[.I76])" office:value-type="float" office:value="18.6297109127045" calcext:value-type="float">
            <text:p>18.6297109127</text:p>
          </table:table-cell>
          <table:table-cell table:formula="of:=IF(OR(ISBLANK([.E76]);[.I76]&lt;=0);&quot;&quot;;[.I76])" office:value-type="float" office:value="18.6297109127045" calcext:value-type="float">
            <text:p>18.62971091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567" calcext:value-type="float">
            <text:p>1427903435.55567</text:p>
          </table:table-cell>
          <table:table-cell office:value-type="float" office:value="1427903452.90255" calcext:value-type="float">
            <text:p>1427903452.90255</text:p>
          </table:table-cell>
          <table:table-cell office:value-type="float" office:value="1427903453.96295" calcext:value-type="float">
            <text:p>1427903453.96295</text:p>
          </table:table-cell>
          <table:table-cell/>
          <table:table-cell table:formula="of:=MAX([.B77];[.D77];[.G77])-MAX([.A77];[.C77];[.E77])" office:value-type="float" office:value="18.4072709083557" calcext:value-type="float">
            <text:p>18.4072709084</text:p>
          </table:table-cell>
          <table:table-cell table:formula="of:=IF(ISBLANK([.E77]);&quot;&quot;;[.I77])" office:value-type="float" office:value="18.4072709083557" calcext:value-type="float">
            <text:p>18.4072709084</text:p>
          </table:table-cell>
          <table:table-cell table:formula="of:=IF(OR(ISBLANK([.E77]);[.I77]&lt;=0);&quot;&quot;;[.I77])" office:value-type="float" office:value="18.4072709083557" calcext:value-type="float">
            <text:p>18.40727090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64" calcext:value-type="float">
            <text:p>1427903435.5564</text:p>
          </table:table-cell>
          <table:table-cell office:value-type="float" office:value="1427903453.29903" calcext:value-type="float">
            <text:p>1427903453.29903</text:p>
          </table:table-cell>
          <table:table-cell office:value-type="float" office:value="1427903454.36137" calcext:value-type="float">
            <text:p>1427903454.36137</text:p>
          </table:table-cell>
          <table:table-cell/>
          <table:table-cell table:formula="of:=MAX([.B78];[.D78];[.G78])-MAX([.A78];[.C78];[.E78])" office:value-type="float" office:value="18.8049640655518" calcext:value-type="float">
            <text:p>18.8049640656</text:p>
          </table:table-cell>
          <table:table-cell table:formula="of:=IF(ISBLANK([.E78]);&quot;&quot;;[.I78])" office:value-type="float" office:value="18.8049640655518" calcext:value-type="float">
            <text:p>18.8049640656</text:p>
          </table:table-cell>
          <table:table-cell table:formula="of:=IF(OR(ISBLANK([.E78]);[.I78]&lt;=0);&quot;&quot;;[.I78])" office:value-type="float" office:value="18.8049640655518" calcext:value-type="float">
            <text:p>18.804964065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35.55713" calcext:value-type="float">
            <text:p>1427903435.55713</text:p>
          </table:table-cell>
          <table:table-cell office:value-type="float" office:value="1427903453.15105" calcext:value-type="float">
            <text:p>1427903453.15105</text:p>
          </table:table-cell>
          <table:table-cell office:value-type="float" office:value="1427903454.18462" calcext:value-type="float">
            <text:p>1427903454.18462</text:p>
          </table:table-cell>
          <table:table-cell/>
          <table:table-cell table:formula="of:=MAX([.B79];[.D79];[.G79])-MAX([.A79];[.C79];[.E79])" office:value-type="float" office:value="18.6274890899658" calcext:value-type="float">
            <text:p>18.62748909</text:p>
          </table:table-cell>
          <table:table-cell table:formula="of:=IF(ISBLANK([.E79]);&quot;&quot;;[.I79])" office:value-type="float" office:value="18.6274890899658" calcext:value-type="float">
            <text:p>18.62748909</text:p>
          </table:table-cell>
          <table:table-cell table:formula="of:=IF(OR(ISBLANK([.E79]);[.I79]&lt;=0);&quot;&quot;;[.I79])" office:value-type="float" office:value="18.6274890899658" calcext:value-type="float">
            <text:p>18.627489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454.46617" calcext:value-type="float">
            <text:p>1427903454.46617</text:p>
          </table:table-cell>
          <table:table-cell office:value-type="float" office:value="1427903472.91824" calcext:value-type="float">
            <text:p>1427903472.91824</text:p>
          </table:table-cell>
          <table:table-cell table:number-columns-repeated="4"/>
          <table:table-cell table:formula="of:=MAX([.B80];[.D80];[.G80])-MAX([.A80];[.C80];[.E80])" office:value-type="float" office:value="18.4520699977875" calcext:value-type="float">
            <text:p>18.4520699978</text:p>
          </table:table-cell>
          <table:table-cell table:formula="of:=IF(ISBLANK([.E80]);&quot;&quot;;[.I80])">
            <text:p/>
          </table:table-cell>
          <table:table-cell table:formula="of:=IF(OR(ISBLANK([.E80]);[.I80]&lt;=0);&quot;&quot;;[.I8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6618" calcext:value-type="float">
            <text:p>1427903454.46618</text:p>
          </table:table-cell>
          <table:table-cell office:value-type="float" office:value="1427903471.57153" calcext:value-type="float">
            <text:p>1427903471.57153</text:p>
          </table:table-cell>
          <table:table-cell office:value-type="float" office:value="1427903472.60951" calcext:value-type="float">
            <text:p>1427903472.60951</text:p>
          </table:table-cell>
          <table:table-cell/>
          <table:table-cell table:formula="of:=MAX([.B81];[.D81];[.G81])-MAX([.A81];[.C81];[.E81])" office:value-type="float" office:value="18.1433279514313" calcext:value-type="float">
            <text:p>18.1433279514</text:p>
          </table:table-cell>
          <table:table-cell table:formula="of:=IF(ISBLANK([.E81]);&quot;&quot;;[.I81])" office:value-type="float" office:value="18.1433279514313" calcext:value-type="float">
            <text:p>18.1433279514</text:p>
          </table:table-cell>
          <table:table-cell table:formula="of:=IF(OR(ISBLANK([.E81]);[.I81]&lt;=0);&quot;&quot;;[.I81])" office:value-type="float" office:value="18.1433279514313" calcext:value-type="float">
            <text:p>18.14332795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6742" calcext:value-type="float">
            <text:p>1427903454.46742</text:p>
          </table:table-cell>
          <table:table-cell office:value-type="float" office:value="1427903471.8854" calcext:value-type="float">
            <text:p>1427903471.8854</text:p>
          </table:table-cell>
          <table:table-cell office:value-type="float" office:value="1427903472.88823" calcext:value-type="float">
            <text:p>1427903472.88823</text:p>
          </table:table-cell>
          <table:table-cell/>
          <table:table-cell table:formula="of:=MAX([.B82];[.D82];[.G82])-MAX([.A82];[.C82];[.E82])" office:value-type="float" office:value="18.420804977417" calcext:value-type="float">
            <text:p>18.4208049774</text:p>
          </table:table-cell>
          <table:table-cell table:formula="of:=IF(ISBLANK([.E82]);&quot;&quot;;[.I82])" office:value-type="float" office:value="18.420804977417" calcext:value-type="float">
            <text:p>18.4208049774</text:p>
          </table:table-cell>
          <table:table-cell table:formula="of:=IF(OR(ISBLANK([.E82]);[.I82]&lt;=0);&quot;&quot;;[.I82])" office:value-type="float" office:value="18.420804977417" calcext:value-type="float">
            <text:p>18.42080497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6865" calcext:value-type="float">
            <text:p>1427903454.46865</text:p>
          </table:table-cell>
          <table:table-cell office:value-type="float" office:value="1427903471.40261" calcext:value-type="float">
            <text:p>1427903471.40261</text:p>
          </table:table-cell>
          <table:table-cell office:value-type="float" office:value="1427903472.41488" calcext:value-type="float">
            <text:p>1427903472.41488</text:p>
          </table:table-cell>
          <table:table-cell/>
          <table:table-cell table:formula="of:=MAX([.B83];[.D83];[.G83])-MAX([.A83];[.C83];[.E83])" office:value-type="float" office:value="17.9462261199951" calcext:value-type="float">
            <text:p>17.94622612</text:p>
          </table:table-cell>
          <table:table-cell table:formula="of:=IF(ISBLANK([.E83]);&quot;&quot;;[.I83])" office:value-type="float" office:value="17.9462261199951" calcext:value-type="float">
            <text:p>17.94622612</text:p>
          </table:table-cell>
          <table:table-cell table:formula="of:=IF(OR(ISBLANK([.E83]);[.I83]&lt;=0);&quot;&quot;;[.I83])" office:value-type="float" office:value="17.9462261199951" calcext:value-type="float">
            <text:p>17.946226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6984" calcext:value-type="float">
            <text:p>1427903454.46984</text:p>
          </table:table-cell>
          <table:table-cell office:value-type="float" office:value="1427903471.38327" calcext:value-type="float">
            <text:p>1427903471.38327</text:p>
          </table:table-cell>
          <table:table-cell office:value-type="float" office:value="1427903472.4238" calcext:value-type="float">
            <text:p>1427903472.4238</text:p>
          </table:table-cell>
          <table:table-cell/>
          <table:table-cell table:formula="of:=MAX([.B84];[.D84];[.G84])-MAX([.A84];[.C84];[.E84])" office:value-type="float" office:value="17.9539570808411" calcext:value-type="float">
            <text:p>17.9539570808</text:p>
          </table:table-cell>
          <table:table-cell table:formula="of:=IF(ISBLANK([.E84]);&quot;&quot;;[.I84])" office:value-type="float" office:value="17.9539570808411" calcext:value-type="float">
            <text:p>17.9539570808</text:p>
          </table:table-cell>
          <table:table-cell table:formula="of:=IF(OR(ISBLANK([.E84]);[.I84]&lt;=0);&quot;&quot;;[.I84])" office:value-type="float" office:value="17.9539570808411" calcext:value-type="float">
            <text:p>17.95395708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179" calcext:value-type="float">
            <text:p>1427903454.47179</text:p>
          </table:table-cell>
          <table:table-cell office:value-type="float" office:value="1427903471.89909" calcext:value-type="float">
            <text:p>1427903471.89909</text:p>
          </table:table-cell>
          <table:table-cell office:value-type="float" office:value="1427903472.8861" calcext:value-type="float">
            <text:p>1427903472.8861</text:p>
          </table:table-cell>
          <table:table-cell/>
          <table:table-cell table:formula="of:=MAX([.B85];[.D85];[.G85])-MAX([.A85];[.C85];[.E85])" office:value-type="float" office:value="18.4143049716949" calcext:value-type="float">
            <text:p>18.4143049717</text:p>
          </table:table-cell>
          <table:table-cell table:formula="of:=IF(ISBLANK([.E85]);&quot;&quot;;[.I85])" office:value-type="float" office:value="18.4143049716949" calcext:value-type="float">
            <text:p>18.4143049717</text:p>
          </table:table-cell>
          <table:table-cell table:formula="of:=IF(OR(ISBLANK([.E85]);[.I85]&lt;=0);&quot;&quot;;[.I85])" office:value-type="float" office:value="18.4143049716949" calcext:value-type="float">
            <text:p>18.41430497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284" calcext:value-type="float">
            <text:p>1427903454.47284</text:p>
          </table:table-cell>
          <table:table-cell office:value-type="float" office:value="1427903471.79723" calcext:value-type="float">
            <text:p>1427903471.79723</text:p>
          </table:table-cell>
          <table:table-cell office:value-type="float" office:value="1427903472.90344" calcext:value-type="float">
            <text:p>1427903472.90344</text:p>
          </table:table-cell>
          <table:table-cell/>
          <table:table-cell table:formula="of:=MAX([.B86];[.D86];[.G86])-MAX([.A86];[.C86];[.E86])" office:value-type="float" office:value="18.4305980205536" calcext:value-type="float">
            <text:p>18.4305980206</text:p>
          </table:table-cell>
          <table:table-cell table:formula="of:=IF(ISBLANK([.E86]);&quot;&quot;;[.I86])" office:value-type="float" office:value="18.4305980205536" calcext:value-type="float">
            <text:p>18.4305980206</text:p>
          </table:table-cell>
          <table:table-cell table:formula="of:=IF(OR(ISBLANK([.E86]);[.I86]&lt;=0);&quot;&quot;;[.I86])" office:value-type="float" office:value="18.4305980205536" calcext:value-type="float">
            <text:p>18.43059802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391" calcext:value-type="float">
            <text:p>1427903454.47391</text:p>
          </table:table-cell>
          <table:table-cell office:value-type="float" office:value="1427903471.18347" calcext:value-type="float">
            <text:p>1427903471.18347</text:p>
          </table:table-cell>
          <table:table-cell office:value-type="float" office:value="1427903472.19095" calcext:value-type="float">
            <text:p>1427903472.19095</text:p>
          </table:table-cell>
          <table:table-cell/>
          <table:table-cell table:formula="of:=MAX([.B87];[.D87];[.G87])-MAX([.A87];[.C87];[.E87])" office:value-type="float" office:value="17.7170469760895" calcext:value-type="float">
            <text:p>17.7170469761</text:p>
          </table:table-cell>
          <table:table-cell table:formula="of:=IF(ISBLANK([.E87]);&quot;&quot;;[.I87])" office:value-type="float" office:value="17.7170469760895" calcext:value-type="float">
            <text:p>17.7170469761</text:p>
          </table:table-cell>
          <table:table-cell table:formula="of:=IF(OR(ISBLANK([.E87]);[.I87]&lt;=0);&quot;&quot;;[.I87])" office:value-type="float" office:value="17.7170469760895" calcext:value-type="float">
            <text:p>17.71704697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497" calcext:value-type="float">
            <text:p>1427903454.47497</text:p>
          </table:table-cell>
          <table:table-cell office:value-type="float" office:value="1427903471.35622" calcext:value-type="float">
            <text:p>1427903471.35622</text:p>
          </table:table-cell>
          <table:table-cell office:value-type="float" office:value="1427903472.40963" calcext:value-type="float">
            <text:p>1427903472.40963</text:p>
          </table:table-cell>
          <table:table-cell/>
          <table:table-cell table:formula="of:=MAX([.B88];[.D88];[.G88])-MAX([.A88];[.C88];[.E88])" office:value-type="float" office:value="17.9346559047699" calcext:value-type="float">
            <text:p>17.9346559048</text:p>
          </table:table-cell>
          <table:table-cell table:formula="of:=IF(ISBLANK([.E88]);&quot;&quot;;[.I88])" office:value-type="float" office:value="17.9346559047699" calcext:value-type="float">
            <text:p>17.9346559048</text:p>
          </table:table-cell>
          <table:table-cell table:formula="of:=IF(OR(ISBLANK([.E88]);[.I88]&lt;=0);&quot;&quot;;[.I88])" office:value-type="float" office:value="17.9346559047699" calcext:value-type="float">
            <text:p>17.93465590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604" calcext:value-type="float">
            <text:p>1427903454.47604</text:p>
          </table:table-cell>
          <table:table-cell office:value-type="float" office:value="1427903471.65278" calcext:value-type="float">
            <text:p>1427903471.65278</text:p>
          </table:table-cell>
          <table:table-cell office:value-type="float" office:value="1427903472.74736" calcext:value-type="float">
            <text:p>1427903472.74736</text:p>
          </table:table-cell>
          <table:table-cell/>
          <table:table-cell table:formula="of:=MAX([.B89];[.D89];[.G89])-MAX([.A89];[.C89];[.E89])" office:value-type="float" office:value="18.2713129520416" calcext:value-type="float">
            <text:p>18.271312952</text:p>
          </table:table-cell>
          <table:table-cell table:formula="of:=IF(ISBLANK([.E89]);&quot;&quot;;[.I89])" office:value-type="float" office:value="18.2713129520416" calcext:value-type="float">
            <text:p>18.271312952</text:p>
          </table:table-cell>
          <table:table-cell table:formula="of:=IF(OR(ISBLANK([.E89]);[.I89]&lt;=0);&quot;&quot;;[.I89])" office:value-type="float" office:value="18.2713129520416" calcext:value-type="float">
            <text:p>18.2713129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54.47717" calcext:value-type="float">
            <text:p>1427903454.47717</text:p>
          </table:table-cell>
          <table:table-cell office:value-type="float" office:value="1427903471.808" calcext:value-type="float">
            <text:p>1427903471.808</text:p>
          </table:table-cell>
          <table:table-cell office:value-type="float" office:value="1427903472.91823" calcext:value-type="float">
            <text:p>1427903472.91823</text:p>
          </table:table-cell>
          <table:table-cell/>
          <table:table-cell table:formula="of:=MAX([.B90];[.D90];[.G90])-MAX([.A90];[.C90];[.E90])" office:value-type="float" office:value="18.4410669803619" calcext:value-type="float">
            <text:p>18.4410669804</text:p>
          </table:table-cell>
          <table:table-cell table:formula="of:=IF(ISBLANK([.E90]);&quot;&quot;;[.I90])" office:value-type="float" office:value="18.4410669803619" calcext:value-type="float">
            <text:p>18.4410669804</text:p>
          </table:table-cell>
          <table:table-cell table:formula="of:=IF(OR(ISBLANK([.E90]);[.I90]&lt;=0);&quot;&quot;;[.I90])" office:value-type="float" office:value="18.4410669803619" calcext:value-type="float">
            <text:p>18.44106698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472.91825" calcext:value-type="float">
            <text:p>1427903472.91825</text:p>
          </table:table-cell>
          <table:table-cell office:value-type="float" office:value="1427903491.18507" calcext:value-type="float">
            <text:p>1427903491.18507</text:p>
          </table:table-cell>
          <table:table-cell table:number-columns-repeated="4"/>
          <table:table-cell table:formula="of:=MAX([.B91];[.D91];[.G91])-MAX([.A91];[.C91];[.E91])" office:value-type="float" office:value="18.2668120861053" calcext:value-type="float">
            <text:p>18.2668120861</text:p>
          </table:table-cell>
          <table:table-cell table:formula="of:=IF(ISBLANK([.E91]);&quot;&quot;;[.I91])">
            <text:p/>
          </table:table-cell>
          <table:table-cell table:formula="of:=IF(OR(ISBLANK([.E91]);[.I91]&lt;=0);&quot;&quot;;[.I9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1826" calcext:value-type="float">
            <text:p>1427903472.91826</text:p>
          </table:table-cell>
          <table:table-cell office:value-type="float" office:value="1427903489.27607" calcext:value-type="float">
            <text:p>1427903489.27607</text:p>
          </table:table-cell>
          <table:table-cell office:value-type="float" office:value="1427903490.30116" calcext:value-type="float">
            <text:p>1427903490.30116</text:p>
          </table:table-cell>
          <table:table-cell/>
          <table:table-cell table:formula="of:=MAX([.B92];[.D92];[.G92])-MAX([.A92];[.C92];[.E92])" office:value-type="float" office:value="17.3829009532928" calcext:value-type="float">
            <text:p>17.3829009533</text:p>
          </table:table-cell>
          <table:table-cell table:formula="of:=IF(ISBLANK([.E92]);&quot;&quot;;[.I92])" office:value-type="float" office:value="17.3829009532928" calcext:value-type="float">
            <text:p>17.3829009533</text:p>
          </table:table-cell>
          <table:table-cell table:formula="of:=IF(OR(ISBLANK([.E92]);[.I92]&lt;=0);&quot;&quot;;[.I92])" office:value-type="float" office:value="17.3829009532928" calcext:value-type="float">
            <text:p>17.3829009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1956" calcext:value-type="float">
            <text:p>1427903472.91956</text:p>
          </table:table-cell>
          <table:table-cell office:value-type="float" office:value="1427903489.42075" calcext:value-type="float">
            <text:p>1427903489.42075</text:p>
          </table:table-cell>
          <table:table-cell office:value-type="float" office:value="1427903490.45097" calcext:value-type="float">
            <text:p>1427903490.45097</text:p>
          </table:table-cell>
          <table:table-cell/>
          <table:table-cell table:formula="of:=MAX([.B93];[.D93];[.G93])-MAX([.A93];[.C93];[.E93])" office:value-type="float" office:value="17.5314049720764" calcext:value-type="float">
            <text:p>17.5314049721</text:p>
          </table:table-cell>
          <table:table-cell table:formula="of:=IF(ISBLANK([.E93]);&quot;&quot;;[.I93])" office:value-type="float" office:value="17.5314049720764" calcext:value-type="float">
            <text:p>17.5314049721</text:p>
          </table:table-cell>
          <table:table-cell table:formula="of:=IF(OR(ISBLANK([.E93]);[.I93]&lt;=0);&quot;&quot;;[.I93])" office:value-type="float" office:value="17.5314049720764" calcext:value-type="float">
            <text:p>17.53140497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076" calcext:value-type="float">
            <text:p>1427903472.92076</text:p>
          </table:table-cell>
          <table:table-cell office:value-type="float" office:value="1427903489.94984" calcext:value-type="float">
            <text:p>1427903489.94984</text:p>
          </table:table-cell>
          <table:table-cell office:value-type="float" office:value="1427903491.03542" calcext:value-type="float">
            <text:p>1427903491.03542</text:p>
          </table:table-cell>
          <table:table-cell/>
          <table:table-cell table:formula="of:=MAX([.B94];[.D94];[.G94])-MAX([.A94];[.C94];[.E94])" office:value-type="float" office:value="18.1146559715271" calcext:value-type="float">
            <text:p>18.1146559715</text:p>
          </table:table-cell>
          <table:table-cell table:formula="of:=IF(ISBLANK([.E94]);&quot;&quot;;[.I94])" office:value-type="float" office:value="18.1146559715271" calcext:value-type="float">
            <text:p>18.1146559715</text:p>
          </table:table-cell>
          <table:table-cell table:formula="of:=IF(OR(ISBLANK([.E94]);[.I94]&lt;=0);&quot;&quot;;[.I94])" office:value-type="float" office:value="18.1146559715271" calcext:value-type="float">
            <text:p>18.11465597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211" calcext:value-type="float">
            <text:p>1427903472.92211</text:p>
          </table:table-cell>
          <table:table-cell office:value-type="float" office:value="1427903489.76033" calcext:value-type="float">
            <text:p>1427903489.76033</text:p>
          </table:table-cell>
          <table:table-cell office:value-type="float" office:value="1427903490.70673" calcext:value-type="float">
            <text:p>1427903490.70673</text:p>
          </table:table-cell>
          <table:table-cell/>
          <table:table-cell table:formula="of:=MAX([.B95];[.D95];[.G95])-MAX([.A95];[.C95];[.E95])" office:value-type="float" office:value="17.784618139267" calcext:value-type="float">
            <text:p>17.7846181393</text:p>
          </table:table-cell>
          <table:table-cell table:formula="of:=IF(ISBLANK([.E95]);&quot;&quot;;[.I95])" office:value-type="float" office:value="17.784618139267" calcext:value-type="float">
            <text:p>17.7846181393</text:p>
          </table:table-cell>
          <table:table-cell table:formula="of:=IF(OR(ISBLANK([.E95]);[.I95]&lt;=0);&quot;&quot;;[.I95])" office:value-type="float" office:value="17.784618139267" calcext:value-type="float">
            <text:p>17.78461813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349" calcext:value-type="float">
            <text:p>1427903472.92349</text:p>
          </table:table-cell>
          <table:table-cell office:value-type="float" office:value="1427903489.7327" calcext:value-type="float">
            <text:p>1427903489.7327</text:p>
          </table:table-cell>
          <table:table-cell office:value-type="float" office:value="1427903490.80129" calcext:value-type="float">
            <text:p>1427903490.80129</text:p>
          </table:table-cell>
          <table:table-cell/>
          <table:table-cell table:formula="of:=MAX([.B96];[.D96];[.G96])-MAX([.A96];[.C96];[.E96])" office:value-type="float" office:value="17.8777959346771" calcext:value-type="float">
            <text:p>17.8777959347</text:p>
          </table:table-cell>
          <table:table-cell table:formula="of:=IF(ISBLANK([.E96]);&quot;&quot;;[.I96])" office:value-type="float" office:value="17.8777959346771" calcext:value-type="float">
            <text:p>17.8777959347</text:p>
          </table:table-cell>
          <table:table-cell table:formula="of:=IF(OR(ISBLANK([.E96]);[.I96]&lt;=0);&quot;&quot;;[.I96])" office:value-type="float" office:value="17.8777959346771" calcext:value-type="float">
            <text:p>17.87779593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481" calcext:value-type="float">
            <text:p>1427903472.92481</text:p>
          </table:table-cell>
          <table:table-cell office:value-type="float" office:value="1427903490.08281" calcext:value-type="float">
            <text:p>1427903490.08281</text:p>
          </table:table-cell>
          <table:table-cell office:value-type="float" office:value="1427903491.18506" calcext:value-type="float">
            <text:p>1427903491.18506</text:p>
          </table:table-cell>
          <table:table-cell/>
          <table:table-cell table:formula="of:=MAX([.B97];[.D97];[.G97])-MAX([.A97];[.C97];[.E97])" office:value-type="float" office:value="18.2602498531342" calcext:value-type="float">
            <text:p>18.2602498531</text:p>
          </table:table-cell>
          <table:table-cell table:formula="of:=IF(ISBLANK([.E97]);&quot;&quot;;[.I97])" office:value-type="float" office:value="18.2602498531342" calcext:value-type="float">
            <text:p>18.2602498531</text:p>
          </table:table-cell>
          <table:table-cell table:formula="of:=IF(OR(ISBLANK([.E97]);[.I97]&lt;=0);&quot;&quot;;[.I97])" office:value-type="float" office:value="18.2602498531342" calcext:value-type="float">
            <text:p>18.26024985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611" calcext:value-type="float">
            <text:p>1427903472.92611</text:p>
          </table:table-cell>
          <table:table-cell office:value-type="float" office:value="1427903489.64049" calcext:value-type="float">
            <text:p>1427903489.64049</text:p>
          </table:table-cell>
          <table:table-cell office:value-type="float" office:value="1427903490.66577" calcext:value-type="float">
            <text:p>1427903490.66577</text:p>
          </table:table-cell>
          <table:table-cell/>
          <table:table-cell table:formula="of:=MAX([.B98];[.D98];[.G98])-MAX([.A98];[.C98];[.E98])" office:value-type="float" office:value="17.7396640777588" calcext:value-type="float">
            <text:p>17.7396640778</text:p>
          </table:table-cell>
          <table:table-cell table:formula="of:=IF(ISBLANK([.E98]);&quot;&quot;;[.I98])" office:value-type="float" office:value="17.7396640777588" calcext:value-type="float">
            <text:p>17.7396640778</text:p>
          </table:table-cell>
          <table:table-cell table:formula="of:=IF(OR(ISBLANK([.E98]);[.I98]&lt;=0);&quot;&quot;;[.I98])" office:value-type="float" office:value="17.7396640777588" calcext:value-type="float">
            <text:p>17.73966407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743" calcext:value-type="float">
            <text:p>1427903472.92743</text:p>
          </table:table-cell>
          <table:table-cell office:value-type="float" office:value="1427903489.25575" calcext:value-type="float">
            <text:p>1427903489.25575</text:p>
          </table:table-cell>
          <table:table-cell office:value-type="float" office:value="1427903490.32118" calcext:value-type="float">
            <text:p>1427903490.32118</text:p>
          </table:table-cell>
          <table:table-cell/>
          <table:table-cell table:formula="of:=MAX([.B99];[.D99];[.G99])-MAX([.A99];[.C99];[.E99])" office:value-type="float" office:value="17.3937499523163" calcext:value-type="float">
            <text:p>17.3937499523</text:p>
          </table:table-cell>
          <table:table-cell table:formula="of:=IF(ISBLANK([.E99]);&quot;&quot;;[.I99])" office:value-type="float" office:value="17.3937499523163" calcext:value-type="float">
            <text:p>17.3937499523</text:p>
          </table:table-cell>
          <table:table-cell table:formula="of:=IF(OR(ISBLANK([.E99]);[.I99]&lt;=0);&quot;&quot;;[.I99])" office:value-type="float" office:value="17.3937499523163" calcext:value-type="float">
            <text:p>17.39374995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868" calcext:value-type="float">
            <text:p>1427903472.92868</text:p>
          </table:table-cell>
          <table:table-cell office:value-type="float" office:value="1427903489.4565" calcext:value-type="float">
            <text:p>1427903489.4565</text:p>
          </table:table-cell>
          <table:table-cell office:value-type="float" office:value="1427903490.50712" calcext:value-type="float">
            <text:p>1427903490.50712</text:p>
          </table:table-cell>
          <table:table-cell/>
          <table:table-cell table:formula="of:=MAX([.B100];[.D100];[.G100])-MAX([.A100];[.C100];[.E100])" office:value-type="float" office:value="17.5784418582916" calcext:value-type="float">
            <text:p>17.5784418583</text:p>
          </table:table-cell>
          <table:table-cell table:formula="of:=IF(ISBLANK([.E100]);&quot;&quot;;[.I100])" office:value-type="float" office:value="17.5784418582916" calcext:value-type="float">
            <text:p>17.5784418583</text:p>
          </table:table-cell>
          <table:table-cell table:formula="of:=IF(OR(ISBLANK([.E100]);[.I100]&lt;=0);&quot;&quot;;[.I100])" office:value-type="float" office:value="17.5784418582916" calcext:value-type="float">
            <text:p>17.57844185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72.92999" calcext:value-type="float">
            <text:p>1427903472.92999</text:p>
          </table:table-cell>
          <table:table-cell office:value-type="float" office:value="1427903490.12255" calcext:value-type="float">
            <text:p>1427903490.12255</text:p>
          </table:table-cell>
          <table:table-cell office:value-type="float" office:value="1427903491.12178" calcext:value-type="float">
            <text:p>1427903491.12178</text:p>
          </table:table-cell>
          <table:table-cell/>
          <table:table-cell table:formula="of:=MAX([.B101];[.D101];[.G101])-MAX([.A101];[.C101];[.E101])" office:value-type="float" office:value="18.1917910575867" calcext:value-type="float">
            <text:p>18.1917910576</text:p>
          </table:table-cell>
          <table:table-cell table:formula="of:=IF(ISBLANK([.E101]);&quot;&quot;;[.I101])" office:value-type="float" office:value="18.1917910575867" calcext:value-type="float">
            <text:p>18.1917910576</text:p>
          </table:table-cell>
          <table:table-cell table:formula="of:=IF(OR(ISBLANK([.E101]);[.I101]&lt;=0);&quot;&quot;;[.I101])" office:value-type="float" office:value="18.1917910575867" calcext:value-type="float">
            <text:p>18.19179105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491.18508" calcext:value-type="float">
            <text:p>1427903491.18508</text:p>
          </table:table-cell>
          <table:table-cell office:value-type="float" office:value="1427903509.47398" calcext:value-type="float">
            <text:p>1427903509.47398</text:p>
          </table:table-cell>
          <table:table-cell table:number-columns-repeated="4"/>
          <table:table-cell table:formula="of:=MAX([.B102];[.D102];[.G102])-MAX([.A102];[.C102];[.E102])" office:value-type="float" office:value="18.2888979911804" calcext:value-type="float">
            <text:p>18.2888979912</text:p>
          </table:table-cell>
          <table:table-cell table:formula="of:=IF(ISBLANK([.E102]);&quot;&quot;;[.I102])">
            <text:p/>
          </table:table-cell>
          <table:table-cell table:formula="of:=IF(OR(ISBLANK([.E102]);[.I102]&lt;=0);&quot;&quot;;[.I10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8508" calcext:value-type="float">
            <text:p>1427903491.18508</text:p>
          </table:table-cell>
          <table:table-cell office:value-type="float" office:value="1427903508.24473" calcext:value-type="float">
            <text:p>1427903508.24473</text:p>
          </table:table-cell>
          <table:table-cell office:value-type="float" office:value="1427903509.26172" calcext:value-type="float">
            <text:p>1427903509.26172</text:p>
          </table:table-cell>
          <table:table-cell/>
          <table:table-cell table:formula="of:=MAX([.B103];[.D103];[.G103])-MAX([.A103];[.C103];[.E103])" office:value-type="float" office:value="18.0766360759735" calcext:value-type="float">
            <text:p>18.076636076</text:p>
          </table:table-cell>
          <table:table-cell table:formula="of:=IF(ISBLANK([.E103]);&quot;&quot;;[.I103])" office:value-type="float" office:value="18.0766360759735" calcext:value-type="float">
            <text:p>18.076636076</text:p>
          </table:table-cell>
          <table:table-cell table:formula="of:=IF(OR(ISBLANK([.E103]);[.I103]&lt;=0);&quot;&quot;;[.I103])" office:value-type="float" office:value="18.0766360759735" calcext:value-type="float">
            <text:p>18.0766360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865" calcext:value-type="float">
            <text:p>1427903491.1865</text:p>
          </table:table-cell>
          <table:table-cell office:value-type="float" office:value="1427903507.73843" calcext:value-type="float">
            <text:p>1427903507.73843</text:p>
          </table:table-cell>
          <table:table-cell office:value-type="float" office:value="1427903508.7757" calcext:value-type="float">
            <text:p>1427903508.7757</text:p>
          </table:table-cell>
          <table:table-cell/>
          <table:table-cell table:formula="of:=MAX([.B104];[.D104];[.G104])-MAX([.A104];[.C104];[.E104])" office:value-type="float" office:value="17.5892000198364" calcext:value-type="float">
            <text:p>17.5892000198</text:p>
          </table:table-cell>
          <table:table-cell table:formula="of:=IF(ISBLANK([.E104]);&quot;&quot;;[.I104])" office:value-type="float" office:value="17.5892000198364" calcext:value-type="float">
            <text:p>17.5892000198</text:p>
          </table:table-cell>
          <table:table-cell table:formula="of:=IF(OR(ISBLANK([.E104]);[.I104]&lt;=0);&quot;&quot;;[.I104])" office:value-type="float" office:value="17.5892000198364" calcext:value-type="float">
            <text:p>17.5892000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878" calcext:value-type="float">
            <text:p>1427903491.1878</text:p>
          </table:table-cell>
          <table:table-cell office:value-type="float" office:value="1427903507.9112" calcext:value-type="float">
            <text:p>1427903507.9112</text:p>
          </table:table-cell>
          <table:table-cell office:value-type="float" office:value="1427903508.99678" calcext:value-type="float">
            <text:p>1427903508.99678</text:p>
          </table:table-cell>
          <table:table-cell/>
          <table:table-cell table:formula="of:=MAX([.B105];[.D105];[.G105])-MAX([.A105];[.C105];[.E105])" office:value-type="float" office:value="17.8089780807495" calcext:value-type="float">
            <text:p>17.8089780807</text:p>
          </table:table-cell>
          <table:table-cell table:formula="of:=IF(ISBLANK([.E105]);&quot;&quot;;[.I105])" office:value-type="float" office:value="17.8089780807495" calcext:value-type="float">
            <text:p>17.8089780807</text:p>
          </table:table-cell>
          <table:table-cell table:formula="of:=IF(OR(ISBLANK([.E105]);[.I105]&lt;=0);&quot;&quot;;[.I105])" office:value-type="float" office:value="17.8089780807495" calcext:value-type="float">
            <text:p>17.80897808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8914" calcext:value-type="float">
            <text:p>1427903491.18914</text:p>
          </table:table-cell>
          <table:table-cell office:value-type="float" office:value="1427903508.10179" calcext:value-type="float">
            <text:p>1427903508.10179</text:p>
          </table:table-cell>
          <table:table-cell office:value-type="float" office:value="1427903509.08943" calcext:value-type="float">
            <text:p>1427903509.08943</text:p>
          </table:table-cell>
          <table:table-cell/>
          <table:table-cell table:formula="of:=MAX([.B106];[.D106];[.G106])-MAX([.A106];[.C106];[.E106])" office:value-type="float" office:value="17.9002928733826" calcext:value-type="float">
            <text:p>17.9002928734</text:p>
          </table:table-cell>
          <table:table-cell table:formula="of:=IF(ISBLANK([.E106]);&quot;&quot;;[.I106])" office:value-type="float" office:value="17.9002928733826" calcext:value-type="float">
            <text:p>17.9002928734</text:p>
          </table:table-cell>
          <table:table-cell table:formula="of:=IF(OR(ISBLANK([.E106]);[.I106]&lt;=0);&quot;&quot;;[.I106])" office:value-type="float" office:value="17.9002928733826" calcext:value-type="float">
            <text:p>17.90029287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05" calcext:value-type="float">
            <text:p>1427903491.1905</text:p>
          </table:table-cell>
          <table:table-cell office:value-type="float" office:value="1427903508.38247" calcext:value-type="float">
            <text:p>1427903508.38247</text:p>
          </table:table-cell>
          <table:table-cell office:value-type="float" office:value="1427903509.47397" calcext:value-type="float">
            <text:p>1427903509.47397</text:p>
          </table:table-cell>
          <table:table-cell/>
          <table:table-cell table:formula="of:=MAX([.B107];[.D107];[.G107])-MAX([.A107];[.C107];[.E107])" office:value-type="float" office:value="18.2834689617157" calcext:value-type="float">
            <text:p>18.2834689617</text:p>
          </table:table-cell>
          <table:table-cell table:formula="of:=IF(ISBLANK([.E107]);&quot;&quot;;[.I107])" office:value-type="float" office:value="18.2834689617157" calcext:value-type="float">
            <text:p>18.2834689617</text:p>
          </table:table-cell>
          <table:table-cell table:formula="of:=IF(OR(ISBLANK([.E107]);[.I107]&lt;=0);&quot;&quot;;[.I107])" office:value-type="float" office:value="18.2834689617157" calcext:value-type="float">
            <text:p>18.28346896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224" calcext:value-type="float">
            <text:p>1427903491.19224</text:p>
          </table:table-cell>
          <table:table-cell office:value-type="float" office:value="1427903507.99361" calcext:value-type="float">
            <text:p>1427903507.99361</text:p>
          </table:table-cell>
          <table:table-cell office:value-type="float" office:value="1427903509.08579" calcext:value-type="float">
            <text:p>1427903509.08579</text:p>
          </table:table-cell>
          <table:table-cell/>
          <table:table-cell table:formula="of:=MAX([.B108];[.D108];[.G108])-MAX([.A108];[.C108];[.E108])" office:value-type="float" office:value="17.8935470581055" calcext:value-type="float">
            <text:p>17.8935470581</text:p>
          </table:table-cell>
          <table:table-cell table:formula="of:=IF(ISBLANK([.E108]);&quot;&quot;;[.I108])" office:value-type="float" office:value="17.8935470581055" calcext:value-type="float">
            <text:p>17.8935470581</text:p>
          </table:table-cell>
          <table:table-cell table:formula="of:=IF(OR(ISBLANK([.E108]);[.I108]&lt;=0);&quot;&quot;;[.I108])" office:value-type="float" office:value="17.8935470581055" calcext:value-type="float">
            <text:p>17.89354705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358" calcext:value-type="float">
            <text:p>1427903491.19358</text:p>
          </table:table-cell>
          <table:table-cell office:value-type="float" office:value="1427903508.31705" calcext:value-type="float">
            <text:p>1427903508.31705</text:p>
          </table:table-cell>
          <table:table-cell office:value-type="float" office:value="1427903509.33634" calcext:value-type="float">
            <text:p>1427903509.33634</text:p>
          </table:table-cell>
          <table:table-cell/>
          <table:table-cell table:formula="of:=MAX([.B109];[.D109];[.G109])-MAX([.A109];[.C109];[.E109])" office:value-type="float" office:value="18.1427609920502" calcext:value-type="float">
            <text:p>18.1427609921</text:p>
          </table:table-cell>
          <table:table-cell table:formula="of:=IF(ISBLANK([.E109]);&quot;&quot;;[.I109])" office:value-type="float" office:value="18.1427609920502" calcext:value-type="float">
            <text:p>18.1427609921</text:p>
          </table:table-cell>
          <table:table-cell table:formula="of:=IF(OR(ISBLANK([.E109]);[.I109]&lt;=0);&quot;&quot;;[.I109])" office:value-type="float" office:value="18.1427609920502" calcext:value-type="float">
            <text:p>18.14276099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491" calcext:value-type="float">
            <text:p>1427903491.19491</text:p>
          </table:table-cell>
          <table:table-cell office:value-type="float" office:value="1427903505.7615" calcext:value-type="float">
            <text:p>1427903505.7615</text:p>
          </table:table-cell>
          <table:table-cell office:value-type="float" office:value="1427903507.32774" calcext:value-type="float">
            <text:p>1427903507.32774</text:p>
          </table:table-cell>
          <table:table-cell/>
          <table:table-cell table:formula="of:=MAX([.B110];[.D110];[.G110])-MAX([.A110];[.C110];[.E110])" office:value-type="float" office:value="16.1328279972076" calcext:value-type="float">
            <text:p>16.1328279972</text:p>
          </table:table-cell>
          <table:table-cell table:formula="of:=IF(ISBLANK([.E110]);&quot;&quot;;[.I110])" office:value-type="float" office:value="16.1328279972076" calcext:value-type="float">
            <text:p>16.1328279972</text:p>
          </table:table-cell>
          <table:table-cell table:formula="of:=IF(OR(ISBLANK([.E110]);[.I110]&lt;=0);&quot;&quot;;[.I110])" office:value-type="float" office:value="16.1328279972076" calcext:value-type="float">
            <text:p>16.13282799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626" calcext:value-type="float">
            <text:p>1427903491.19626</text:p>
          </table:table-cell>
          <table:table-cell office:value-type="float" office:value="1427903505.69026" calcext:value-type="float">
            <text:p>1427903505.69026</text:p>
          </table:table-cell>
          <table:table-cell office:value-type="float" office:value="1427903507.32775" calcext:value-type="float">
            <text:p>1427903507.32775</text:p>
          </table:table-cell>
          <table:table-cell/>
          <table:table-cell table:formula="of:=MAX([.B111];[.D111];[.G111])-MAX([.A111];[.C111];[.E111])" office:value-type="float" office:value="16.1314880847931" calcext:value-type="float">
            <text:p>16.1314880848</text:p>
          </table:table-cell>
          <table:table-cell table:formula="of:=IF(ISBLANK([.E111]);&quot;&quot;;[.I111])" office:value-type="float" office:value="16.1314880847931" calcext:value-type="float">
            <text:p>16.1314880848</text:p>
          </table:table-cell>
          <table:table-cell table:formula="of:=IF(OR(ISBLANK([.E111]);[.I111]&lt;=0);&quot;&quot;;[.I111])" office:value-type="float" office:value="16.1314880847931" calcext:value-type="float">
            <text:p>16.13148808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491.19705" calcext:value-type="float">
            <text:p>1427903491.19705</text:p>
          </table:table-cell>
          <table:table-cell office:value-type="float" office:value="1427903508.31351" calcext:value-type="float">
            <text:p>1427903508.31351</text:p>
          </table:table-cell>
          <table:table-cell office:value-type="float" office:value="1427903509.31999" calcext:value-type="float">
            <text:p>1427903509.31999</text:p>
          </table:table-cell>
          <table:table-cell/>
          <table:table-cell table:formula="of:=MAX([.B112];[.D112];[.G112])-MAX([.A112];[.C112];[.E112])" office:value-type="float" office:value="18.1229431629181" calcext:value-type="float">
            <text:p>18.1229431629</text:p>
          </table:table-cell>
          <table:table-cell table:formula="of:=IF(ISBLANK([.E112]);&quot;&quot;;[.I112])" office:value-type="float" office:value="18.1229431629181" calcext:value-type="float">
            <text:p>18.1229431629</text:p>
          </table:table-cell>
          <table:table-cell table:formula="of:=IF(OR(ISBLANK([.E112]);[.I112]&lt;=0);&quot;&quot;;[.I112])" office:value-type="float" office:value="18.1229431629181" calcext:value-type="float">
            <text:p>18.12294316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509.47399" calcext:value-type="float">
            <text:p>1427903509.47399</text:p>
          </table:table-cell>
          <table:table-cell office:value-type="float" office:value="1427903528.21274" calcext:value-type="float">
            <text:p>1427903528.21274</text:p>
          </table:table-cell>
          <table:table-cell table:number-columns-repeated="4"/>
          <table:table-cell table:formula="of:=MAX([.B113];[.D113];[.G113])-MAX([.A113];[.C113];[.E113])" office:value-type="float" office:value="18.7387480735779" calcext:value-type="float">
            <text:p>18.7387480736</text:p>
          </table:table-cell>
          <table:table-cell table:formula="of:=IF(ISBLANK([.E113]);&quot;&quot;;[.I113])">
            <text:p/>
          </table:table-cell>
          <table:table-cell table:formula="of:=IF(OR(ISBLANK([.E113]);[.I113]&lt;=0);&quot;&quot;;[.I11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7399" calcext:value-type="float">
            <text:p>1427903509.47399</text:p>
          </table:table-cell>
          <table:table-cell office:value-type="float" office:value="1427903527.14542" calcext:value-type="float">
            <text:p>1427903527.14542</text:p>
          </table:table-cell>
          <table:table-cell office:value-type="float" office:value="1427903528.19468" calcext:value-type="float">
            <text:p>1427903528.19468</text:p>
          </table:table-cell>
          <table:table-cell/>
          <table:table-cell table:formula="of:=MAX([.B114];[.D114];[.G114])-MAX([.A114];[.C114];[.E114])" office:value-type="float" office:value="18.7206888198853" calcext:value-type="float">
            <text:p>18.7206888199</text:p>
          </table:table-cell>
          <table:table-cell table:formula="of:=IF(ISBLANK([.E114]);&quot;&quot;;[.I114])" office:value-type="float" office:value="18.7206888198853" calcext:value-type="float">
            <text:p>18.7206888199</text:p>
          </table:table-cell>
          <table:table-cell table:formula="of:=IF(OR(ISBLANK([.E114]);[.I114]&lt;=0);&quot;&quot;;[.I114])" office:value-type="float" office:value="18.7206888198853" calcext:value-type="float">
            <text:p>18.72068881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7535" calcext:value-type="float">
            <text:p>1427903509.47535</text:p>
          </table:table-cell>
          <table:table-cell office:value-type="float" office:value="1427903523.67193" calcext:value-type="float">
            <text:p>1427903523.67193</text:p>
          </table:table-cell>
          <table:table-cell office:value-type="float" office:value="1427903524.69285" calcext:value-type="float">
            <text:p>1427903524.69285</text:p>
          </table:table-cell>
          <table:table-cell/>
          <table:table-cell table:formula="of:=MAX([.B115];[.D115];[.G115])-MAX([.A115];[.C115];[.E115])" office:value-type="float" office:value="15.2174990177155" calcext:value-type="float">
            <text:p>15.2174990177</text:p>
          </table:table-cell>
          <table:table-cell table:formula="of:=IF(ISBLANK([.E115]);&quot;&quot;;[.I115])" office:value-type="float" office:value="15.2174990177155" calcext:value-type="float">
            <text:p>15.2174990177</text:p>
          </table:table-cell>
          <table:table-cell table:formula="of:=IF(OR(ISBLANK([.E115]);[.I115]&lt;=0);&quot;&quot;;[.I115])" office:value-type="float" office:value="15.2174990177155" calcext:value-type="float">
            <text:p>15.21749901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768" calcext:value-type="float">
            <text:p>1427903509.4768</text:p>
          </table:table-cell>
          <table:table-cell office:value-type="float" office:value="1427903521.23783" calcext:value-type="float">
            <text:p>1427903521.23783</text:p>
          </table:table-cell>
          <table:table-cell office:value-type="float" office:value="1427903522.33537" calcext:value-type="float">
            <text:p>1427903522.33537</text:p>
          </table:table-cell>
          <table:table-cell/>
          <table:table-cell table:formula="of:=MAX([.B116];[.D116];[.G116])-MAX([.A116];[.C116];[.E116])" office:value-type="float" office:value="12.8585729598999" calcext:value-type="float">
            <text:p>12.8585729599</text:p>
          </table:table-cell>
          <table:table-cell table:formula="of:=IF(ISBLANK([.E116]);&quot;&quot;;[.I116])" office:value-type="float" office:value="12.8585729598999" calcext:value-type="float">
            <text:p>12.8585729599</text:p>
          </table:table-cell>
          <table:table-cell table:formula="of:=IF(OR(ISBLANK([.E116]);[.I116]&lt;=0);&quot;&quot;;[.I116])" office:value-type="float" office:value="12.8585729598999" calcext:value-type="float">
            <text:p>12.85857295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782" calcext:value-type="float">
            <text:p>1427903509.4782</text:p>
          </table:table-cell>
          <table:table-cell office:value-type="float" office:value="1427903526.68721" calcext:value-type="float">
            <text:p>1427903526.68721</text:p>
          </table:table-cell>
          <table:table-cell office:value-type="float" office:value="1427903527.67077" calcext:value-type="float">
            <text:p>1427903527.67077</text:p>
          </table:table-cell>
          <table:table-cell/>
          <table:table-cell table:formula="of:=MAX([.B117];[.D117];[.G117])-MAX([.A117];[.C117];[.E117])" office:value-type="float" office:value="18.1925728321075" calcext:value-type="float">
            <text:p>18.1925728321</text:p>
          </table:table-cell>
          <table:table-cell table:formula="of:=IF(ISBLANK([.E117]);&quot;&quot;;[.I117])" office:value-type="float" office:value="18.1925728321075" calcext:value-type="float">
            <text:p>18.1925728321</text:p>
          </table:table-cell>
          <table:table-cell table:formula="of:=IF(OR(ISBLANK([.E117]);[.I117]&lt;=0);&quot;&quot;;[.I117])" office:value-type="float" office:value="18.1925728321075" calcext:value-type="float">
            <text:p>18.19257283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7954" calcext:value-type="float">
            <text:p>1427903509.47954</text:p>
          </table:table-cell>
          <table:table-cell office:value-type="float" office:value="1427903526.90554" calcext:value-type="float">
            <text:p>1427903526.90554</text:p>
          </table:table-cell>
          <table:table-cell office:value-type="float" office:value="1427903527.98665" calcext:value-type="float">
            <text:p>1427903527.98665</text:p>
          </table:table-cell>
          <table:table-cell/>
          <table:table-cell table:formula="of:=MAX([.B118];[.D118];[.G118])-MAX([.A118];[.C118];[.E118])" office:value-type="float" office:value="18.5071189403534" calcext:value-type="float">
            <text:p>18.5071189404</text:p>
          </table:table-cell>
          <table:table-cell table:formula="of:=IF(ISBLANK([.E118]);&quot;&quot;;[.I118])" office:value-type="float" office:value="18.5071189403534" calcext:value-type="float">
            <text:p>18.5071189404</text:p>
          </table:table-cell>
          <table:table-cell table:formula="of:=IF(OR(ISBLANK([.E118]);[.I118]&lt;=0);&quot;&quot;;[.I118])" office:value-type="float" office:value="18.5071189403534" calcext:value-type="float">
            <text:p>18.50711894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813" calcext:value-type="float">
            <text:p>1427903509.4813</text:p>
          </table:table-cell>
          <table:table-cell office:value-type="float" office:value="1427903526.69551" calcext:value-type="float">
            <text:p>1427903526.69551</text:p>
          </table:table-cell>
          <table:table-cell office:value-type="float" office:value="1427903527.78641" calcext:value-type="float">
            <text:p>1427903527.78641</text:p>
          </table:table-cell>
          <table:table-cell/>
          <table:table-cell table:formula="of:=MAX([.B119];[.D119];[.G119])-MAX([.A119];[.C119];[.E119])" office:value-type="float" office:value="18.3051090240479" calcext:value-type="float">
            <text:p>18.305109024</text:p>
          </table:table-cell>
          <table:table-cell table:formula="of:=IF(ISBLANK([.E119]);&quot;&quot;;[.I119])" office:value-type="float" office:value="18.3051090240479" calcext:value-type="float">
            <text:p>18.305109024</text:p>
          </table:table-cell>
          <table:table-cell table:formula="of:=IF(OR(ISBLANK([.E119]);[.I119]&lt;=0);&quot;&quot;;[.I119])" office:value-type="float" office:value="18.3051090240479" calcext:value-type="float">
            <text:p>18.3051090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8329" calcext:value-type="float">
            <text:p>1427903509.48329</text:p>
          </table:table-cell>
          <table:table-cell office:value-type="float" office:value="1427903526.81536" calcext:value-type="float">
            <text:p>1427903526.81536</text:p>
          </table:table-cell>
          <table:table-cell office:value-type="float" office:value="1427903527.84314" calcext:value-type="float">
            <text:p>1427903527.84314</text:p>
          </table:table-cell>
          <table:table-cell/>
          <table:table-cell table:formula="of:=MAX([.B120];[.D120];[.G120])-MAX([.A120];[.C120];[.E120])" office:value-type="float" office:value="18.3598480224609" calcext:value-type="float">
            <text:p>18.3598480225</text:p>
          </table:table-cell>
          <table:table-cell table:formula="of:=IF(ISBLANK([.E120]);&quot;&quot;;[.I120])" office:value-type="float" office:value="18.3598480224609" calcext:value-type="float">
            <text:p>18.3598480225</text:p>
          </table:table-cell>
          <table:table-cell table:formula="of:=IF(OR(ISBLANK([.E120]);[.I120]&lt;=0);&quot;&quot;;[.I120])" office:value-type="float" office:value="18.3598480224609" calcext:value-type="float">
            <text:p>18.35984802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8484" calcext:value-type="float">
            <text:p>1427903509.48484</text:p>
          </table:table-cell>
          <table:table-cell office:value-type="float" office:value="1427903526.86731" calcext:value-type="float">
            <text:p>1427903526.86731</text:p>
          </table:table-cell>
          <table:table-cell office:value-type="float" office:value="1427903527.90262" calcext:value-type="float">
            <text:p>1427903527.90262</text:p>
          </table:table-cell>
          <table:table-cell/>
          <table:table-cell table:formula="of:=MAX([.B121];[.D121];[.G121])-MAX([.A121];[.C121];[.E121])" office:value-type="float" office:value="18.4177868366241" calcext:value-type="float">
            <text:p>18.4177868366</text:p>
          </table:table-cell>
          <table:table-cell table:formula="of:=IF(ISBLANK([.E121]);&quot;&quot;;[.I121])" office:value-type="float" office:value="18.4177868366241" calcext:value-type="float">
            <text:p>18.4177868366</text:p>
          </table:table-cell>
          <table:table-cell table:formula="of:=IF(OR(ISBLANK([.E121]);[.I121]&lt;=0);&quot;&quot;;[.I121])" office:value-type="float" office:value="18.4177868366241" calcext:value-type="float">
            <text:p>18.41778683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8533" calcext:value-type="float">
            <text:p>1427903509.48533</text:p>
          </table:table-cell>
          <table:table-cell office:value-type="float" office:value="1427903521.43078" calcext:value-type="float">
            <text:p>1427903521.43078</text:p>
          </table:table-cell>
          <table:table-cell office:value-type="float" office:value="1427903522.56617" calcext:value-type="float">
            <text:p>1427903522.56617</text:p>
          </table:table-cell>
          <table:table-cell/>
          <table:table-cell table:formula="of:=MAX([.B122];[.D122];[.G122])-MAX([.A122];[.C122];[.E122])" office:value-type="float" office:value="13.0808429718018" calcext:value-type="float">
            <text:p>13.0808429718</text:p>
          </table:table-cell>
          <table:table-cell table:formula="of:=IF(ISBLANK([.E122]);&quot;&quot;;[.I122])" office:value-type="float" office:value="13.0808429718018" calcext:value-type="float">
            <text:p>13.0808429718</text:p>
          </table:table-cell>
          <table:table-cell table:formula="of:=IF(OR(ISBLANK([.E122]);[.I122]&lt;=0);&quot;&quot;;[.I122])" office:value-type="float" office:value="13.0808429718018" calcext:value-type="float">
            <text:p>13.08084297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09.4858" calcext:value-type="float">
            <text:p>1427903509.4858</text:p>
          </table:table-cell>
          <table:table-cell office:value-type="float" office:value="1427903527.11144" calcext:value-type="float">
            <text:p>1427903527.11144</text:p>
          </table:table-cell>
          <table:table-cell office:value-type="float" office:value="1427903528.21273" calcext:value-type="float">
            <text:p>1427903528.21273</text:p>
          </table:table-cell>
          <table:table-cell/>
          <table:table-cell table:formula="of:=MAX([.B123];[.D123];[.G123])-MAX([.A123];[.C123];[.E123])" office:value-type="float" office:value="18.7269251346588" calcext:value-type="float">
            <text:p>18.7269251347</text:p>
          </table:table-cell>
          <table:table-cell table:formula="of:=IF(ISBLANK([.E123]);&quot;&quot;;[.I123])" office:value-type="float" office:value="18.7269251346588" calcext:value-type="float">
            <text:p>18.7269251347</text:p>
          </table:table-cell>
          <table:table-cell table:formula="of:=IF(OR(ISBLANK([.E123]);[.I123]&lt;=0);&quot;&quot;;[.I123])" office:value-type="float" office:value="18.7269251346588" calcext:value-type="float">
            <text:p>18.72692513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528.21275" calcext:value-type="float">
            <text:p>1427903528.21275</text:p>
          </table:table-cell>
          <table:table-cell office:value-type="float" office:value="1427903546.72229" calcext:value-type="float">
            <text:p>1427903546.72229</text:p>
          </table:table-cell>
          <table:table-cell table:number-columns-repeated="4"/>
          <table:table-cell table:formula="of:=MAX([.B124];[.D124];[.G124])-MAX([.A124];[.C124];[.E124])" office:value-type="float" office:value="18.5095450878143" calcext:value-type="float">
            <text:p>18.5095450878</text:p>
          </table:table-cell>
          <table:table-cell table:formula="of:=IF(ISBLANK([.E124]);&quot;&quot;;[.I124])">
            <text:p/>
          </table:table-cell>
          <table:table-cell table:formula="of:=IF(OR(ISBLANK([.E124]);[.I124]&lt;=0);&quot;&quot;;[.I12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275" calcext:value-type="float">
            <text:p>1427903528.21275</text:p>
          </table:table-cell>
          <table:table-cell office:value-type="float" office:value="1427903545.52318" calcext:value-type="float">
            <text:p>1427903545.52318</text:p>
          </table:table-cell>
          <table:table-cell office:value-type="float" office:value="1427903546.56371" calcext:value-type="float">
            <text:p>1427903546.56371</text:p>
          </table:table-cell>
          <table:table-cell/>
          <table:table-cell table:formula="of:=MAX([.B125];[.D125];[.G125])-MAX([.A125];[.C125];[.E125])" office:value-type="float" office:value="18.3509578704834" calcext:value-type="float">
            <text:p>18.3509578705</text:p>
          </table:table-cell>
          <table:table-cell table:formula="of:=IF(ISBLANK([.E125]);&quot;&quot;;[.I125])" office:value-type="float" office:value="18.3509578704834" calcext:value-type="float">
            <text:p>18.3509578705</text:p>
          </table:table-cell>
          <table:table-cell table:formula="of:=IF(OR(ISBLANK([.E125]);[.I125]&lt;=0);&quot;&quot;;[.I125])" office:value-type="float" office:value="18.3509578704834" calcext:value-type="float">
            <text:p>18.35095787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326" calcext:value-type="float">
            <text:p>1427903528.21326</text:p>
          </table:table-cell>
          <table:table-cell office:value-type="float" office:value="1427903545.32194" calcext:value-type="float">
            <text:p>1427903545.32194</text:p>
          </table:table-cell>
          <table:table-cell office:value-type="float" office:value="1427903546.36788" calcext:value-type="float">
            <text:p>1427903546.36788</text:p>
          </table:table-cell>
          <table:table-cell/>
          <table:table-cell table:formula="of:=MAX([.B126];[.D126];[.G126])-MAX([.A126];[.C126];[.E126])" office:value-type="float" office:value="18.1546220779419" calcext:value-type="float">
            <text:p>18.1546220779</text:p>
          </table:table-cell>
          <table:table-cell table:formula="of:=IF(ISBLANK([.E126]);&quot;&quot;;[.I126])" office:value-type="float" office:value="18.1546220779419" calcext:value-type="float">
            <text:p>18.1546220779</text:p>
          </table:table-cell>
          <table:table-cell table:formula="of:=IF(OR(ISBLANK([.E126]);[.I126]&lt;=0);&quot;&quot;;[.I126])" office:value-type="float" office:value="18.1546220779419" calcext:value-type="float">
            <text:p>18.1546220779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27];[.D127];[.G127])-MAX([.A127];[.C127];[.E127])" office:value-type="float" office:value="0" calcext:value-type="float">
            <text:p>0</text:p>
          </table:table-cell>
          <table:table-cell table:formula="of:=IF(ISBLANK([.E127]);&quot;&quot;;[.I127])" office:value-type="float" office:value="0" calcext:value-type="float">
            <text:p>0</text:p>
          </table:table-cell>
          <table:table-cell table:formula="of:=IF(OR(ISBLANK([.E127]);[.I127]&lt;=0);&quot;&quot;;[.I12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423" calcext:value-type="float">
            <text:p>1427903528.21423</text:p>
          </table:table-cell>
          <table:table-cell office:value-type="float" office:value="1427903544.95784" calcext:value-type="float">
            <text:p>1427903544.95784</text:p>
          </table:table-cell>
          <table:table-cell office:value-type="float" office:value="1427903546.0388" calcext:value-type="float">
            <text:p>1427903546.0388</text:p>
          </table:table-cell>
          <table:table-cell/>
          <table:table-cell table:formula="of:=MAX([.B128];[.D128];[.G128])-MAX([.A128];[.C128];[.E128])" office:value-type="float" office:value="17.8245720863342" calcext:value-type="float">
            <text:p>17.8245720863</text:p>
          </table:table-cell>
          <table:table-cell table:formula="of:=IF(ISBLANK([.E128]);&quot;&quot;;[.I128])" office:value-type="float" office:value="17.8245720863342" calcext:value-type="float">
            <text:p>17.8245720863</text:p>
          </table:table-cell>
          <table:table-cell table:formula="of:=IF(OR(ISBLANK([.E128]);[.I128]&lt;=0);&quot;&quot;;[.I128])" office:value-type="float" office:value="17.8245720863342" calcext:value-type="float">
            <text:p>17.82457208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471" calcext:value-type="float">
            <text:p>1427903528.21471</text:p>
          </table:table-cell>
          <table:table-cell office:value-type="float" office:value="1427903545.61641" calcext:value-type="float">
            <text:p>1427903545.61641</text:p>
          </table:table-cell>
          <table:table-cell office:value-type="float" office:value="1427903546.56634" calcext:value-type="float">
            <text:p>1427903546.56634</text:p>
          </table:table-cell>
          <table:table-cell/>
          <table:table-cell table:formula="of:=MAX([.B129];[.D129];[.G129])-MAX([.A129];[.C129];[.E129])" office:value-type="float" office:value="18.3516249656677" calcext:value-type="float">
            <text:p>18.3516249657</text:p>
          </table:table-cell>
          <table:table-cell table:formula="of:=IF(ISBLANK([.E129]);&quot;&quot;;[.I129])" office:value-type="float" office:value="18.3516249656677" calcext:value-type="float">
            <text:p>18.3516249657</text:p>
          </table:table-cell>
          <table:table-cell table:formula="of:=IF(OR(ISBLANK([.E129]);[.I129]&lt;=0);&quot;&quot;;[.I129])" office:value-type="float" office:value="18.3516249656677" calcext:value-type="float">
            <text:p>18.35162496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521" calcext:value-type="float">
            <text:p>1427903528.21521</text:p>
          </table:table-cell>
          <table:table-cell office:value-type="float" office:value="1427903545.24544" calcext:value-type="float">
            <text:p>1427903545.24544</text:p>
          </table:table-cell>
          <table:table-cell office:value-type="float" office:value="1427903546.19028" calcext:value-type="float">
            <text:p>1427903546.19028</text:p>
          </table:table-cell>
          <table:table-cell/>
          <table:table-cell table:formula="of:=MAX([.B130];[.D130];[.G130])-MAX([.A130];[.C130];[.E130])" office:value-type="float" office:value="17.9750709533691" calcext:value-type="float">
            <text:p>17.9750709534</text:p>
          </table:table-cell>
          <table:table-cell table:formula="of:=IF(ISBLANK([.E130]);&quot;&quot;;[.I130])" office:value-type="float" office:value="17.9750709533691" calcext:value-type="float">
            <text:p>17.9750709534</text:p>
          </table:table-cell>
          <table:table-cell table:formula="of:=IF(OR(ISBLANK([.E130]);[.I130]&lt;=0);&quot;&quot;;[.I130])" office:value-type="float" office:value="17.9750709533691" calcext:value-type="float">
            <text:p>17.97507095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605" calcext:value-type="float">
            <text:p>1427903528.21605</text:p>
          </table:table-cell>
          <table:table-cell office:value-type="float" office:value="1427903545.25952" calcext:value-type="float">
            <text:p>1427903545.25952</text:p>
          </table:table-cell>
          <table:table-cell office:value-type="float" office:value="1427903546.26096" calcext:value-type="float">
            <text:p>1427903546.26096</text:p>
          </table:table-cell>
          <table:table-cell/>
          <table:table-cell table:formula="of:=MAX([.B131];[.D131];[.G131])-MAX([.A131];[.C131];[.E131])" office:value-type="float" office:value="18.0449101924896" calcext:value-type="float">
            <text:p>18.0449101925</text:p>
          </table:table-cell>
          <table:table-cell table:formula="of:=IF(ISBLANK([.E131]);&quot;&quot;;[.I131])" office:value-type="float" office:value="18.0449101924896" calcext:value-type="float">
            <text:p>18.0449101925</text:p>
          </table:table-cell>
          <table:table-cell table:formula="of:=IF(OR(ISBLANK([.E131]);[.I131]&lt;=0);&quot;&quot;;[.I131])" office:value-type="float" office:value="18.0449101924896" calcext:value-type="float">
            <text:p>18.04491019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655" calcext:value-type="float">
            <text:p>1427903528.21655</text:p>
          </table:table-cell>
          <table:table-cell office:value-type="float" office:value="1427903545.15062" calcext:value-type="float">
            <text:p>1427903545.15062</text:p>
          </table:table-cell>
          <table:table-cell office:value-type="float" office:value="1427903546.13787" calcext:value-type="float">
            <text:p>1427903546.13787</text:p>
          </table:table-cell>
          <table:table-cell/>
          <table:table-cell table:formula="of:=MAX([.B132];[.D132];[.G132])-MAX([.A132];[.C132];[.E132])" office:value-type="float" office:value="17.921315908432" calcext:value-type="float">
            <text:p>17.9213159084</text:p>
          </table:table-cell>
          <table:table-cell table:formula="of:=IF(ISBLANK([.E132]);&quot;&quot;;[.I132])" office:value-type="float" office:value="17.921315908432" calcext:value-type="float">
            <text:p>17.9213159084</text:p>
          </table:table-cell>
          <table:table-cell table:formula="of:=IF(OR(ISBLANK([.E132]);[.I132]&lt;=0);&quot;&quot;;[.I132])" office:value-type="float" office:value="17.921315908432" calcext:value-type="float">
            <text:p>17.92131590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746" calcext:value-type="float">
            <text:p>1427903528.21746</text:p>
          </table:table-cell>
          <table:table-cell office:value-type="float" office:value="1427903545.56245" calcext:value-type="float">
            <text:p>1427903545.56245</text:p>
          </table:table-cell>
          <table:table-cell office:value-type="float" office:value="1427903546.56722" calcext:value-type="float">
            <text:p>1427903546.56722</text:p>
          </table:table-cell>
          <table:table-cell/>
          <table:table-cell table:formula="of:=MAX([.B133];[.D133];[.G133])-MAX([.A133];[.C133];[.E133])" office:value-type="float" office:value="18.3497641086578" calcext:value-type="float">
            <text:p>18.3497641087</text:p>
          </table:table-cell>
          <table:table-cell table:formula="of:=IF(ISBLANK([.E133]);&quot;&quot;;[.I133])" office:value-type="float" office:value="18.3497641086578" calcext:value-type="float">
            <text:p>18.3497641087</text:p>
          </table:table-cell>
          <table:table-cell table:formula="of:=IF(OR(ISBLANK([.E133]);[.I133]&lt;=0);&quot;&quot;;[.I133])" office:value-type="float" office:value="18.3497641086578" calcext:value-type="float">
            <text:p>18.34976410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28.21839" calcext:value-type="float">
            <text:p>1427903528.21839</text:p>
          </table:table-cell>
          <table:table-cell office:value-type="float" office:value="1427903545.64208" calcext:value-type="float">
            <text:p>1427903545.64208</text:p>
          </table:table-cell>
          <table:table-cell office:value-type="float" office:value="1427903546.72228" calcext:value-type="float">
            <text:p>1427903546.72228</text:p>
          </table:table-cell>
          <table:table-cell/>
          <table:table-cell table:formula="of:=MAX([.B134];[.D134];[.G134])-MAX([.A134];[.C134];[.E134])" office:value-type="float" office:value="18.5038950443268" calcext:value-type="float">
            <text:p>18.5038950443</text:p>
          </table:table-cell>
          <table:table-cell table:formula="of:=IF(ISBLANK([.E134]);&quot;&quot;;[.I134])" office:value-type="float" office:value="18.5038950443268" calcext:value-type="float">
            <text:p>18.5038950443</text:p>
          </table:table-cell>
          <table:table-cell table:formula="of:=IF(OR(ISBLANK([.E134]);[.I134]&lt;=0);&quot;&quot;;[.I134])" office:value-type="float" office:value="18.5038950443268" calcext:value-type="float">
            <text:p>18.50389504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546.7223" calcext:value-type="float">
            <text:p>1427903546.7223</text:p>
          </table:table-cell>
          <table:table-cell office:value-type="float" office:value="1427903565.65226" calcext:value-type="float">
            <text:p>1427903565.65226</text:p>
          </table:table-cell>
          <table:table-cell table:number-columns-repeated="4"/>
          <table:table-cell table:formula="of:=MAX([.B135];[.D135];[.G135])-MAX([.A135];[.C135];[.E135])" office:value-type="float" office:value="18.9299561977386" calcext:value-type="float">
            <text:p>18.9299561977</text:p>
          </table:table-cell>
          <table:table-cell table:formula="of:=IF(ISBLANK([.E135]);&quot;&quot;;[.I135])">
            <text:p/>
          </table:table-cell>
          <table:table-cell table:formula="of:=IF(OR(ISBLANK([.E135]);[.I135]&lt;=0);&quot;&quot;;[.I13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2231" calcext:value-type="float">
            <text:p>1427903546.72231</text:p>
          </table:table-cell>
          <table:table-cell office:value-type="float" office:value="1427903563.9915" calcext:value-type="float">
            <text:p>1427903563.9915</text:p>
          </table:table-cell>
          <table:table-cell office:value-type="float" office:value="1427903565.0818" calcext:value-type="float">
            <text:p>1427903565.0818</text:p>
          </table:table-cell>
          <table:table-cell/>
          <table:table-cell table:formula="of:=MAX([.B136];[.D136];[.G136])-MAX([.A136];[.C136];[.E136])" office:value-type="float" office:value="18.3594958782196" calcext:value-type="float">
            <text:p>18.3594958782</text:p>
          </table:table-cell>
          <table:table-cell table:formula="of:=IF(ISBLANK([.E136]);&quot;&quot;;[.I136])" office:value-type="float" office:value="18.3594958782196" calcext:value-type="float">
            <text:p>18.3594958782</text:p>
          </table:table-cell>
          <table:table-cell table:formula="of:=IF(OR(ISBLANK([.E136]);[.I136]&lt;=0);&quot;&quot;;[.I136])" office:value-type="float" office:value="18.3594958782196" calcext:value-type="float">
            <text:p>18.35949587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2377" calcext:value-type="float">
            <text:p>1427903546.72377</text:p>
          </table:table-cell>
          <table:table-cell office:value-type="float" office:value="1427903562.34263" calcext:value-type="float">
            <text:p>1427903562.34263</text:p>
          </table:table-cell>
          <table:table-cell office:value-type="float" office:value="1427903563.46696" calcext:value-type="float">
            <text:p>1427903563.46696</text:p>
          </table:table-cell>
          <table:table-cell/>
          <table:table-cell table:formula="of:=MAX([.B137];[.D137];[.G137])-MAX([.A137];[.C137];[.E137])" office:value-type="float" office:value="16.7431831359863" calcext:value-type="float">
            <text:p>16.743183136</text:p>
          </table:table-cell>
          <table:table-cell table:formula="of:=IF(ISBLANK([.E137]);&quot;&quot;;[.I137])" office:value-type="float" office:value="16.7431831359863" calcext:value-type="float">
            <text:p>16.743183136</text:p>
          </table:table-cell>
          <table:table-cell table:formula="of:=IF(OR(ISBLANK([.E137]);[.I137]&lt;=0);&quot;&quot;;[.I137])" office:value-type="float" office:value="16.7431831359863" calcext:value-type="float">
            <text:p>16.7431831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253" calcext:value-type="float">
            <text:p>1427903546.7253</text:p>
          </table:table-cell>
          <table:table-cell office:value-type="float" office:value="1427903564.57255" calcext:value-type="float">
            <text:p>1427903564.57255</text:p>
          </table:table-cell>
          <table:table-cell office:value-type="float" office:value="1427903565.65225" calcext:value-type="float">
            <text:p>1427903565.65225</text:p>
          </table:table-cell>
          <table:table-cell/>
          <table:table-cell table:formula="of:=MAX([.B138];[.D138];[.G138])-MAX([.A138];[.C138];[.E138])" office:value-type="float" office:value="18.9269518852234" calcext:value-type="float">
            <text:p>18.9269518852</text:p>
          </table:table-cell>
          <table:table-cell table:formula="of:=IF(ISBLANK([.E138]);&quot;&quot;;[.I138])" office:value-type="float" office:value="18.9269518852234" calcext:value-type="float">
            <text:p>18.9269518852</text:p>
          </table:table-cell>
          <table:table-cell table:formula="of:=IF(OR(ISBLANK([.E138]);[.I138]&lt;=0);&quot;&quot;;[.I138])" office:value-type="float" office:value="18.9269518852234" calcext:value-type="float">
            <text:p>18.92695188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2669" calcext:value-type="float">
            <text:p>1427903546.72669</text:p>
          </table:table-cell>
          <table:table-cell office:value-type="float" office:value="1427903564.247" calcext:value-type="float">
            <text:p>1427903564.247</text:p>
          </table:table-cell>
          <table:table-cell office:value-type="float" office:value="1427903565.20377" calcext:value-type="float">
            <text:p>1427903565.20377</text:p>
          </table:table-cell>
          <table:table-cell/>
          <table:table-cell table:formula="of:=MAX([.B139];[.D139];[.G139])-MAX([.A139];[.C139];[.E139])" office:value-type="float" office:value="18.4770839214325" calcext:value-type="float">
            <text:p>18.4770839214</text:p>
          </table:table-cell>
          <table:table-cell table:formula="of:=IF(ISBLANK([.E139]);&quot;&quot;;[.I139])" office:value-type="float" office:value="18.4770839214325" calcext:value-type="float">
            <text:p>18.4770839214</text:p>
          </table:table-cell>
          <table:table-cell table:formula="of:=IF(OR(ISBLANK([.E139]);[.I139]&lt;=0);&quot;&quot;;[.I139])" office:value-type="float" office:value="18.4770839214325" calcext:value-type="float">
            <text:p>18.47708392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2816" calcext:value-type="float">
            <text:p>1427903546.72816</text:p>
          </table:table-cell>
          <table:table-cell office:value-type="float" office:value="1427903563.60852" calcext:value-type="float">
            <text:p>1427903563.60852</text:p>
          </table:table-cell>
          <table:table-cell office:value-type="float" office:value="1427903564.67372" calcext:value-type="float">
            <text:p>1427903564.67372</text:p>
          </table:table-cell>
          <table:table-cell/>
          <table:table-cell table:formula="of:=MAX([.B140];[.D140];[.G140])-MAX([.A140];[.C140];[.E140])" office:value-type="float" office:value="17.9455599784851" calcext:value-type="float">
            <text:p>17.9455599785</text:p>
          </table:table-cell>
          <table:table-cell table:formula="of:=IF(ISBLANK([.E140]);&quot;&quot;;[.I140])" office:value-type="float" office:value="17.9455599784851" calcext:value-type="float">
            <text:p>17.9455599785</text:p>
          </table:table-cell>
          <table:table-cell table:formula="of:=IF(OR(ISBLANK([.E140]);[.I140]&lt;=0);&quot;&quot;;[.I140])" office:value-type="float" office:value="17.9455599784851" calcext:value-type="float">
            <text:p>17.94555997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3051" calcext:value-type="float">
            <text:p>1427903546.73051</text:p>
          </table:table-cell>
          <table:table-cell office:value-type="float" office:value="1427903563.85845" calcext:value-type="float">
            <text:p>1427903563.85845</text:p>
          </table:table-cell>
          <table:table-cell office:value-type="float" office:value="1427903564.85559" calcext:value-type="float">
            <text:p>1427903564.85559</text:p>
          </table:table-cell>
          <table:table-cell/>
          <table:table-cell table:formula="of:=MAX([.B141];[.D141];[.G141])-MAX([.A141];[.C141];[.E141])" office:value-type="float" office:value="18.1250731945038" calcext:value-type="float">
            <text:p>18.1250731945</text:p>
          </table:table-cell>
          <table:table-cell table:formula="of:=IF(ISBLANK([.E141]);&quot;&quot;;[.I141])" office:value-type="float" office:value="18.1250731945038" calcext:value-type="float">
            <text:p>18.1250731945</text:p>
          </table:table-cell>
          <table:table-cell table:formula="of:=IF(OR(ISBLANK([.E141]);[.I141]&lt;=0);&quot;&quot;;[.I141])" office:value-type="float" office:value="18.1250731945038" calcext:value-type="float">
            <text:p>18.12507319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3257" calcext:value-type="float">
            <text:p>1427903546.73257</text:p>
          </table:table-cell>
          <table:table-cell office:value-type="float" office:value="1427903564.28774" calcext:value-type="float">
            <text:p>1427903564.28774</text:p>
          </table:table-cell>
          <table:table-cell office:value-type="float" office:value="1427903565.27195" calcext:value-type="float">
            <text:p>1427903565.27195</text:p>
          </table:table-cell>
          <table:table-cell/>
          <table:table-cell table:formula="of:=MAX([.B142];[.D142];[.G142])-MAX([.A142];[.C142];[.E142])" office:value-type="float" office:value="18.5393710136414" calcext:value-type="float">
            <text:p>18.5393710136</text:p>
          </table:table-cell>
          <table:table-cell table:formula="of:=IF(ISBLANK([.E142]);&quot;&quot;;[.I142])" office:value-type="float" office:value="18.5393710136414" calcext:value-type="float">
            <text:p>18.5393710136</text:p>
          </table:table-cell>
          <table:table-cell table:formula="of:=IF(OR(ISBLANK([.E142]);[.I142]&lt;=0);&quot;&quot;;[.I142])" office:value-type="float" office:value="18.5393710136414" calcext:value-type="float">
            <text:p>18.53937101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3471" calcext:value-type="float">
            <text:p>1427903546.73471</text:p>
          </table:table-cell>
          <table:table-cell office:value-type="float" office:value="1427903563.67743" calcext:value-type="float">
            <text:p>1427903563.67743</text:p>
          </table:table-cell>
          <table:table-cell office:value-type="float" office:value="1427903564.78483" calcext:value-type="float">
            <text:p>1427903564.78483</text:p>
          </table:table-cell>
          <table:table-cell/>
          <table:table-cell table:formula="of:=MAX([.B143];[.D143];[.G143])-MAX([.A143];[.C143];[.E143])" office:value-type="float" office:value="18.0501289367676" calcext:value-type="float">
            <text:p>18.0501289368</text:p>
          </table:table-cell>
          <table:table-cell table:formula="of:=IF(ISBLANK([.E143]);&quot;&quot;;[.I143])" office:value-type="float" office:value="18.0501289367676" calcext:value-type="float">
            <text:p>18.0501289368</text:p>
          </table:table-cell>
          <table:table-cell table:formula="of:=IF(OR(ISBLANK([.E143]);[.I143]&lt;=0);&quot;&quot;;[.I143])" office:value-type="float" office:value="18.0501289367676" calcext:value-type="float">
            <text:p>18.05012893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3647" calcext:value-type="float">
            <text:p>1427903546.73647</text:p>
          </table:table-cell>
          <table:table-cell office:value-type="float" office:value="1427903564.51188" calcext:value-type="float">
            <text:p>1427903564.51188</text:p>
          </table:table-cell>
          <table:table-cell office:value-type="float" office:value="1427903565.56298" calcext:value-type="float">
            <text:p>1427903565.56298</text:p>
          </table:table-cell>
          <table:table-cell/>
          <table:table-cell table:formula="of:=MAX([.B144];[.D144];[.G144])-MAX([.A144];[.C144];[.E144])" office:value-type="float" office:value="18.8265061378479" calcext:value-type="float">
            <text:p>18.8265061378</text:p>
          </table:table-cell>
          <table:table-cell table:formula="of:=IF(ISBLANK([.E144]);&quot;&quot;;[.I144])" office:value-type="float" office:value="18.8265061378479" calcext:value-type="float">
            <text:p>18.8265061378</text:p>
          </table:table-cell>
          <table:table-cell table:formula="of:=IF(OR(ISBLANK([.E144]);[.I144]&lt;=0);&quot;&quot;;[.I144])" office:value-type="float" office:value="18.8265061378479" calcext:value-type="float">
            <text:p>18.82650613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46.73774" calcext:value-type="float">
            <text:p>1427903546.73774</text:p>
          </table:table-cell>
          <table:table-cell office:value-type="float" office:value="1427903564.16302" calcext:value-type="float">
            <text:p>1427903564.16302</text:p>
          </table:table-cell>
          <table:table-cell office:value-type="float" office:value="1427903565.19637" calcext:value-type="float">
            <text:p>1427903565.19637</text:p>
          </table:table-cell>
          <table:table-cell/>
          <table:table-cell table:formula="of:=MAX([.B145];[.D145];[.G145])-MAX([.A145];[.C145];[.E145])" office:value-type="float" office:value="18.4586350917816" calcext:value-type="float">
            <text:p>18.4586350918</text:p>
          </table:table-cell>
          <table:table-cell table:formula="of:=IF(ISBLANK([.E145]);&quot;&quot;;[.I145])" office:value-type="float" office:value="18.4586350917816" calcext:value-type="float">
            <text:p>18.4586350918</text:p>
          </table:table-cell>
          <table:table-cell table:formula="of:=IF(OR(ISBLANK([.E145]);[.I145]&lt;=0);&quot;&quot;;[.I145])" office:value-type="float" office:value="18.4586350917816" calcext:value-type="float">
            <text:p>18.45863509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565.65227" calcext:value-type="float">
            <text:p>1427903565.65227</text:p>
          </table:table-cell>
          <table:table-cell office:value-type="float" office:value="1427903583.57948" calcext:value-type="float">
            <text:p>1427903583.57948</text:p>
          </table:table-cell>
          <table:table-cell table:number-columns-repeated="4"/>
          <table:table-cell table:formula="of:=MAX([.B146];[.D146];[.G146])-MAX([.A146];[.C146];[.E146])" office:value-type="float" office:value="17.927209854126" calcext:value-type="float">
            <text:p>17.9272098541</text:p>
          </table:table-cell>
          <table:table-cell table:formula="of:=IF(ISBLANK([.E146]);&quot;&quot;;[.I146])">
            <text:p/>
          </table:table-cell>
          <table:table-cell table:formula="of:=IF(OR(ISBLANK([.E146]);[.I146]&lt;=0);&quot;&quot;;[.I14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5227" calcext:value-type="float">
            <text:p>1427903565.65227</text:p>
          </table:table-cell>
          <table:table-cell office:value-type="float" office:value="1427903582.29474" calcext:value-type="float">
            <text:p>1427903582.29474</text:p>
          </table:table-cell>
          <table:table-cell office:value-type="float" office:value="1427903583.32479" calcext:value-type="float">
            <text:p>1427903583.32479</text:p>
          </table:table-cell>
          <table:table-cell/>
          <table:table-cell table:formula="of:=MAX([.B147];[.D147];[.G147])-MAX([.A147];[.C147];[.E147])" office:value-type="float" office:value="17.6725120544434" calcext:value-type="float">
            <text:p>17.6725120544</text:p>
          </table:table-cell>
          <table:table-cell table:formula="of:=IF(ISBLANK([.E147]);&quot;&quot;;[.I147])" office:value-type="float" office:value="17.6725120544434" calcext:value-type="float">
            <text:p>17.6725120544</text:p>
          </table:table-cell>
          <table:table-cell table:formula="of:=IF(OR(ISBLANK([.E147]);[.I147]&lt;=0);&quot;&quot;;[.I147])" office:value-type="float" office:value="17.6725120544434" calcext:value-type="float">
            <text:p>17.67251205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5369" calcext:value-type="float">
            <text:p>1427903565.65369</text:p>
          </table:table-cell>
          <table:table-cell office:value-type="float" office:value="1427903580.42197" calcext:value-type="float">
            <text:p>1427903580.42197</text:p>
          </table:table-cell>
          <table:table-cell office:value-type="float" office:value="1427903581.40465" calcext:value-type="float">
            <text:p>1427903581.40465</text:p>
          </table:table-cell>
          <table:table-cell/>
          <table:table-cell table:formula="of:=MAX([.B148];[.D148];[.G148])-MAX([.A148];[.C148];[.E148])" office:value-type="float" office:value="15.7509558200836" calcext:value-type="float">
            <text:p>15.7509558201</text:p>
          </table:table-cell>
          <table:table-cell table:formula="of:=IF(ISBLANK([.E148]);&quot;&quot;;[.I148])" office:value-type="float" office:value="15.7509558200836" calcext:value-type="float">
            <text:p>15.7509558201</text:p>
          </table:table-cell>
          <table:table-cell table:formula="of:=IF(OR(ISBLANK([.E148]);[.I148]&lt;=0);&quot;&quot;;[.I148])" office:value-type="float" office:value="15.7509558200836" calcext:value-type="float">
            <text:p>15.75095582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5499" calcext:value-type="float">
            <text:p>1427903565.65499</text:p>
          </table:table-cell>
          <table:table-cell office:value-type="float" office:value="1427903581.37105" calcext:value-type="float">
            <text:p>1427903581.37105</text:p>
          </table:table-cell>
          <table:table-cell office:value-type="float" office:value="1427903582.47671" calcext:value-type="float">
            <text:p>1427903582.47671</text:p>
          </table:table-cell>
          <table:table-cell/>
          <table:table-cell table:formula="of:=MAX([.B149];[.D149];[.G149])-MAX([.A149];[.C149];[.E149])" office:value-type="float" office:value="16.8217167854309" calcext:value-type="float">
            <text:p>16.8217167854</text:p>
          </table:table-cell>
          <table:table-cell table:formula="of:=IF(ISBLANK([.E149]);&quot;&quot;;[.I149])" office:value-type="float" office:value="16.8217167854309" calcext:value-type="float">
            <text:p>16.8217167854</text:p>
          </table:table-cell>
          <table:table-cell table:formula="of:=IF(OR(ISBLANK([.E149]);[.I149]&lt;=0);&quot;&quot;;[.I149])" office:value-type="float" office:value="16.8217167854309" calcext:value-type="float">
            <text:p>16.82171678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5629" calcext:value-type="float">
            <text:p>1427903565.65629</text:p>
          </table:table-cell>
          <table:table-cell office:value-type="float" office:value="1427903581.37111" calcext:value-type="float">
            <text:p>1427903581.37111</text:p>
          </table:table-cell>
          <table:table-cell office:value-type="float" office:value="1427903582.45176" calcext:value-type="float">
            <text:p>1427903582.45176</text:p>
          </table:table-cell>
          <table:table-cell/>
          <table:table-cell table:formula="of:=MAX([.B150];[.D150];[.G150])-MAX([.A150];[.C150];[.E150])" office:value-type="float" office:value="16.7954699993134" calcext:value-type="float">
            <text:p>16.7954699993</text:p>
          </table:table-cell>
          <table:table-cell table:formula="of:=IF(ISBLANK([.E150]);&quot;&quot;;[.I150])" office:value-type="float" office:value="16.7954699993134" calcext:value-type="float">
            <text:p>16.7954699993</text:p>
          </table:table-cell>
          <table:table-cell table:formula="of:=IF(OR(ISBLANK([.E150]);[.I150]&lt;=0);&quot;&quot;;[.I150])" office:value-type="float" office:value="16.7954699993134" calcext:value-type="float">
            <text:p>16.7954699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5768" calcext:value-type="float">
            <text:p>1427903565.65768</text:p>
          </table:table-cell>
          <table:table-cell office:value-type="float" office:value="1427903580.27918" calcext:value-type="float">
            <text:p>1427903580.27918</text:p>
          </table:table-cell>
          <table:table-cell office:value-type="float" office:value="1427903581.37115" calcext:value-type="float">
            <text:p>1427903581.37115</text:p>
          </table:table-cell>
          <table:table-cell/>
          <table:table-cell table:formula="of:=MAX([.B151];[.D151];[.G151])-MAX([.A151];[.C151];[.E151])" office:value-type="float" office:value="15.7134699821472" calcext:value-type="float">
            <text:p>15.7134699821</text:p>
          </table:table-cell>
          <table:table-cell table:formula="of:=IF(ISBLANK([.E151]);&quot;&quot;;[.I151])" office:value-type="float" office:value="15.7134699821472" calcext:value-type="float">
            <text:p>15.7134699821</text:p>
          </table:table-cell>
          <table:table-cell table:formula="of:=IF(OR(ISBLANK([.E151]);[.I151]&lt;=0);&quot;&quot;;[.I151])" office:value-type="float" office:value="15.7134699821472" calcext:value-type="float">
            <text:p>15.713469982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152];[.D152];[.G152])-MAX([.A152];[.C152];[.E152])" office:value-type="float" office:value="0" calcext:value-type="float">
            <text:p>0</text:p>
          </table:table-cell>
          <table:table-cell table:formula="of:=IF(ISBLANK([.E152]);&quot;&quot;;[.I152])" office:value-type="float" office:value="0" calcext:value-type="float">
            <text:p>0</text:p>
          </table:table-cell>
          <table:table-cell table:formula="of:=IF(OR(ISBLANK([.E152]);[.I152]&lt;=0);&quot;&quot;;[.I15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6017" calcext:value-type="float">
            <text:p>1427903565.66017</text:p>
          </table:table-cell>
          <table:table-cell office:value-type="float" office:value="1427903580.30615" calcext:value-type="float">
            <text:p>1427903580.30615</text:p>
          </table:table-cell>
          <table:table-cell office:value-type="float" office:value="1427903581.37098" calcext:value-type="float">
            <text:p>1427903581.37098</text:p>
          </table:table-cell>
          <table:table-cell/>
          <table:table-cell table:formula="of:=MAX([.B153];[.D153];[.G153])-MAX([.A153];[.C153];[.E153])" office:value-type="float" office:value="15.7108120918274" calcext:value-type="float">
            <text:p>15.7108120918</text:p>
          </table:table-cell>
          <table:table-cell table:formula="of:=IF(ISBLANK([.E153]);&quot;&quot;;[.I153])" office:value-type="float" office:value="15.7108120918274" calcext:value-type="float">
            <text:p>15.7108120918</text:p>
          </table:table-cell>
          <table:table-cell table:formula="of:=IF(OR(ISBLANK([.E153]);[.I153]&lt;=0);&quot;&quot;;[.I153])" office:value-type="float" office:value="15.7108120918274" calcext:value-type="float">
            <text:p>15.71081209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6177" calcext:value-type="float">
            <text:p>1427903565.66177</text:p>
          </table:table-cell>
          <table:table-cell office:value-type="float" office:value="1427903582.27387" calcext:value-type="float">
            <text:p>1427903582.27387</text:p>
          </table:table-cell>
          <table:table-cell office:value-type="float" office:value="1427903583.27566" calcext:value-type="float">
            <text:p>1427903583.27566</text:p>
          </table:table-cell>
          <table:table-cell/>
          <table:table-cell table:formula="of:=MAX([.B154];[.D154];[.G154])-MAX([.A154];[.C154];[.E154])" office:value-type="float" office:value="17.6138939857483" calcext:value-type="float">
            <text:p>17.6138939857</text:p>
          </table:table-cell>
          <table:table-cell table:formula="of:=IF(ISBLANK([.E154]);&quot;&quot;;[.I154])" office:value-type="float" office:value="17.6138939857483" calcext:value-type="float">
            <text:p>17.6138939857</text:p>
          </table:table-cell>
          <table:table-cell table:formula="of:=IF(OR(ISBLANK([.E154]);[.I154]&lt;=0);&quot;&quot;;[.I154])" office:value-type="float" office:value="17.6138939857483" calcext:value-type="float">
            <text:p>17.61389398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6285" calcext:value-type="float">
            <text:p>1427903565.66285</text:p>
          </table:table-cell>
          <table:table-cell office:value-type="float" office:value="1427903582.21514" calcext:value-type="float">
            <text:p>1427903582.21514</text:p>
          </table:table-cell>
          <table:table-cell office:value-type="float" office:value="1427903583.24109" calcext:value-type="float">
            <text:p>1427903583.24109</text:p>
          </table:table-cell>
          <table:table-cell/>
          <table:table-cell table:formula="of:=MAX([.B155];[.D155];[.G155])-MAX([.A155];[.C155];[.E155])" office:value-type="float" office:value="17.5782380104065" calcext:value-type="float">
            <text:p>17.5782380104</text:p>
          </table:table-cell>
          <table:table-cell table:formula="of:=IF(ISBLANK([.E155]);&quot;&quot;;[.I155])" office:value-type="float" office:value="17.5782380104065" calcext:value-type="float">
            <text:p>17.5782380104</text:p>
          </table:table-cell>
          <table:table-cell table:formula="of:=IF(OR(ISBLANK([.E155]);[.I155]&lt;=0);&quot;&quot;;[.I155])" office:value-type="float" office:value="17.5782380104065" calcext:value-type="float">
            <text:p>17.57823801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65.66393" calcext:value-type="float">
            <text:p>1427903565.66393</text:p>
          </table:table-cell>
          <table:table-cell office:value-type="float" office:value="1427903582.53187" calcext:value-type="float">
            <text:p>1427903582.53187</text:p>
          </table:table-cell>
          <table:table-cell office:value-type="float" office:value="1427903583.57947" calcext:value-type="float">
            <text:p>1427903583.57947</text:p>
          </table:table-cell>
          <table:table-cell/>
          <table:table-cell table:formula="of:=MAX([.B156];[.D156];[.G156])-MAX([.A156];[.C156];[.E156])" office:value-type="float" office:value="17.9155368804932" calcext:value-type="float">
            <text:p>17.9155368805</text:p>
          </table:table-cell>
          <table:table-cell table:formula="of:=IF(ISBLANK([.E156]);&quot;&quot;;[.I156])" office:value-type="float" office:value="17.9155368804932" calcext:value-type="float">
            <text:p>17.9155368805</text:p>
          </table:table-cell>
          <table:table-cell table:formula="of:=IF(OR(ISBLANK([.E156]);[.I156]&lt;=0);&quot;&quot;;[.I156])" office:value-type="float" office:value="17.9155368804932" calcext:value-type="float">
            <text:p>17.915536880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583.57949" calcext:value-type="float">
            <text:p>1427903583.57949</text:p>
          </table:table-cell>
          <table:table-cell office:value-type="float" office:value="1427903601.39814" calcext:value-type="float">
            <text:p>1427903601.39814</text:p>
          </table:table-cell>
          <table:table-cell table:number-columns-repeated="4"/>
          <table:table-cell table:formula="of:=MAX([.B157];[.D157];[.G157])-MAX([.A157];[.C157];[.E157])" office:value-type="float" office:value="17.8186459541321" calcext:value-type="float">
            <text:p>17.8186459541</text:p>
          </table:table-cell>
          <table:table-cell table:formula="of:=IF(ISBLANK([.E157]);&quot;&quot;;[.I157])">
            <text:p/>
          </table:table-cell>
          <table:table-cell table:formula="of:=IF(OR(ISBLANK([.E157]);[.I157]&lt;=0);&quot;&quot;;[.I15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795" calcext:value-type="float">
            <text:p>1427903583.5795</text:p>
          </table:table-cell>
          <table:table-cell office:value-type="float" office:value="1427903600.0118" calcext:value-type="float">
            <text:p>1427903600.0118</text:p>
          </table:table-cell>
          <table:table-cell office:value-type="float" office:value="1427903601.10113" calcext:value-type="float">
            <text:p>1427903601.10113</text:p>
          </table:table-cell>
          <table:table-cell/>
          <table:table-cell table:formula="of:=MAX([.B158];[.D158];[.G158])-MAX([.A158];[.C158];[.E158])" office:value-type="float" office:value="17.5216310024261" calcext:value-type="float">
            <text:p>17.5216310024</text:p>
          </table:table-cell>
          <table:table-cell table:formula="of:=IF(ISBLANK([.E158]);&quot;&quot;;[.I158])" office:value-type="float" office:value="17.5216310024261" calcext:value-type="float">
            <text:p>17.5216310024</text:p>
          </table:table-cell>
          <table:table-cell table:formula="of:=IF(OR(ISBLANK([.E158]);[.I158]&lt;=0);&quot;&quot;;[.I158])" office:value-type="float" office:value="17.5216310024261" calcext:value-type="float">
            <text:p>17.52163100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117" calcext:value-type="float">
            <text:p>1427903583.58117</text:p>
          </table:table-cell>
          <table:table-cell office:value-type="float" office:value="1427903600.38934" calcext:value-type="float">
            <text:p>1427903600.38934</text:p>
          </table:table-cell>
          <table:table-cell office:value-type="float" office:value="1427903601.39814" calcext:value-type="float">
            <text:p>1427903601.39814</text:p>
          </table:table-cell>
          <table:table-cell/>
          <table:table-cell table:formula="of:=MAX([.B159];[.D159];[.G159])-MAX([.A159];[.C159];[.E159])" office:value-type="float" office:value="17.8169679641724" calcext:value-type="float">
            <text:p>17.8169679642</text:p>
          </table:table-cell>
          <table:table-cell table:formula="of:=IF(ISBLANK([.E159]);&quot;&quot;;[.I159])" office:value-type="float" office:value="17.8169679641724" calcext:value-type="float">
            <text:p>17.8169679642</text:p>
          </table:table-cell>
          <table:table-cell table:formula="of:=IF(OR(ISBLANK([.E159]);[.I159]&lt;=0);&quot;&quot;;[.I159])" office:value-type="float" office:value="17.8169679641724" calcext:value-type="float">
            <text:p>17.81696796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23" calcext:value-type="float">
            <text:p>1427903583.5823</text:p>
          </table:table-cell>
          <table:table-cell office:value-type="float" office:value="1427903600.3819" calcext:value-type="float">
            <text:p>1427903600.3819</text:p>
          </table:table-cell>
          <table:table-cell office:value-type="float" office:value="1427903601.35892" calcext:value-type="float">
            <text:p>1427903601.35892</text:p>
          </table:table-cell>
          <table:table-cell/>
          <table:table-cell table:formula="of:=MAX([.B160];[.D160];[.G160])-MAX([.A160];[.C160];[.E160])" office:value-type="float" office:value="17.7766218185425" calcext:value-type="float">
            <text:p>17.7766218185</text:p>
          </table:table-cell>
          <table:table-cell table:formula="of:=IF(ISBLANK([.E160]);&quot;&quot;;[.I160])" office:value-type="float" office:value="17.7766218185425" calcext:value-type="float">
            <text:p>17.7766218185</text:p>
          </table:table-cell>
          <table:table-cell table:formula="of:=IF(OR(ISBLANK([.E160]);[.I160]&lt;=0);&quot;&quot;;[.I160])" office:value-type="float" office:value="17.7766218185425" calcext:value-type="float">
            <text:p>17.77662181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361" calcext:value-type="float">
            <text:p>1427903583.58361</text:p>
          </table:table-cell>
          <table:table-cell office:value-type="float" office:value="1427903594.98382" calcext:value-type="float">
            <text:p>1427903594.98382</text:p>
          </table:table-cell>
          <table:table-cell office:value-type="float" office:value="1427903596.0653" calcext:value-type="float">
            <text:p>1427903596.0653</text:p>
          </table:table-cell>
          <table:table-cell/>
          <table:table-cell table:formula="of:=MAX([.B161];[.D161];[.G161])-MAX([.A161];[.C161];[.E161])" office:value-type="float" office:value="12.4816920757294" calcext:value-type="float">
            <text:p>12.4816920757</text:p>
          </table:table-cell>
          <table:table-cell table:formula="of:=IF(ISBLANK([.E161]);&quot;&quot;;[.I161])" office:value-type="float" office:value="12.4816920757294" calcext:value-type="float">
            <text:p>12.4816920757</text:p>
          </table:table-cell>
          <table:table-cell table:formula="of:=IF(OR(ISBLANK([.E161]);[.I161]&lt;=0);&quot;&quot;;[.I161])" office:value-type="float" office:value="12.4816920757294" calcext:value-type="float">
            <text:p>12.48169207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503" calcext:value-type="float">
            <text:p>1427903583.58503</text:p>
          </table:table-cell>
          <table:table-cell office:value-type="float" office:value="1427903600.35511" calcext:value-type="float">
            <text:p>1427903600.35511</text:p>
          </table:table-cell>
          <table:table-cell office:value-type="float" office:value="1427903601.38857" calcext:value-type="float">
            <text:p>1427903601.38857</text:p>
          </table:table-cell>
          <table:table-cell/>
          <table:table-cell table:formula="of:=MAX([.B162];[.D162];[.G162])-MAX([.A162];[.C162];[.E162])" office:value-type="float" office:value="17.8035361766815" calcext:value-type="float">
            <text:p>17.8035361767</text:p>
          </table:table-cell>
          <table:table-cell table:formula="of:=IF(ISBLANK([.E162]);&quot;&quot;;[.I162])" office:value-type="float" office:value="17.8035361766815" calcext:value-type="float">
            <text:p>17.8035361767</text:p>
          </table:table-cell>
          <table:table-cell table:formula="of:=IF(OR(ISBLANK([.E162]);[.I162]&lt;=0);&quot;&quot;;[.I162])" office:value-type="float" office:value="17.8035361766815" calcext:value-type="float">
            <text:p>17.80353617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637" calcext:value-type="float">
            <text:p>1427903583.58637</text:p>
          </table:table-cell>
          <table:table-cell office:value-type="float" office:value="1427903600.09818" calcext:value-type="float">
            <text:p>1427903600.09818</text:p>
          </table:table-cell>
          <table:table-cell office:value-type="float" office:value="1427903601.17465" calcext:value-type="float">
            <text:p>1427903601.17465</text:p>
          </table:table-cell>
          <table:table-cell/>
          <table:table-cell table:formula="of:=MAX([.B163];[.D163];[.G163])-MAX([.A163];[.C163];[.E163])" office:value-type="float" office:value="17.5882830619812" calcext:value-type="float">
            <text:p>17.588283062</text:p>
          </table:table-cell>
          <table:table-cell table:formula="of:=IF(ISBLANK([.E163]);&quot;&quot;;[.I163])" office:value-type="float" office:value="17.5882830619812" calcext:value-type="float">
            <text:p>17.588283062</text:p>
          </table:table-cell>
          <table:table-cell table:formula="of:=IF(OR(ISBLANK([.E163]);[.I163]&lt;=0);&quot;&quot;;[.I163])" office:value-type="float" office:value="17.5882830619812" calcext:value-type="float">
            <text:p>17.588283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768" calcext:value-type="float">
            <text:p>1427903583.58768</text:p>
          </table:table-cell>
          <table:table-cell office:value-type="float" office:value="1427903596.90349" calcext:value-type="float">
            <text:p>1427903596.90349</text:p>
          </table:table-cell>
          <table:table-cell office:value-type="float" office:value="1427903598.02053" calcext:value-type="float">
            <text:p>1427903598.02053</text:p>
          </table:table-cell>
          <table:table-cell/>
          <table:table-cell table:formula="of:=MAX([.B164];[.D164];[.G164])-MAX([.A164];[.C164];[.E164])" office:value-type="float" office:value="14.432853937149" calcext:value-type="float">
            <text:p>14.4328539371</text:p>
          </table:table-cell>
          <table:table-cell table:formula="of:=IF(ISBLANK([.E164]);&quot;&quot;;[.I164])" office:value-type="float" office:value="14.432853937149" calcext:value-type="float">
            <text:p>14.4328539371</text:p>
          </table:table-cell>
          <table:table-cell table:formula="of:=IF(OR(ISBLANK([.E164]);[.I164]&lt;=0);&quot;&quot;;[.I164])" office:value-type="float" office:value="14.432853937149" calcext:value-type="float">
            <text:p>14.43285393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8906" calcext:value-type="float">
            <text:p>1427903583.58906</text:p>
          </table:table-cell>
          <table:table-cell office:value-type="float" office:value="1427903599.4119" calcext:value-type="float">
            <text:p>1427903599.4119</text:p>
          </table:table-cell>
          <table:table-cell office:value-type="float" office:value="1427903600.39221" calcext:value-type="float">
            <text:p>1427903600.39221</text:p>
          </table:table-cell>
          <table:table-cell/>
          <table:table-cell table:formula="of:=MAX([.B165];[.D165];[.G165])-MAX([.A165];[.C165];[.E165])" office:value-type="float" office:value="16.8031558990479" calcext:value-type="float">
            <text:p>16.803155899</text:p>
          </table:table-cell>
          <table:table-cell table:formula="of:=IF(ISBLANK([.E165]);&quot;&quot;;[.I165])" office:value-type="float" office:value="16.8031558990479" calcext:value-type="float">
            <text:p>16.803155899</text:p>
          </table:table-cell>
          <table:table-cell table:formula="of:=IF(OR(ISBLANK([.E165]);[.I165]&lt;=0);&quot;&quot;;[.I165])" office:value-type="float" office:value="16.8031558990479" calcext:value-type="float">
            <text:p>16.8031558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9038" calcext:value-type="float">
            <text:p>1427903583.59038</text:p>
          </table:table-cell>
          <table:table-cell office:value-type="float" office:value="1427903600.20694" calcext:value-type="float">
            <text:p>1427903600.20694</text:p>
          </table:table-cell>
          <table:table-cell office:value-type="float" office:value="1427903601.30077" calcext:value-type="float">
            <text:p>1427903601.30077</text:p>
          </table:table-cell>
          <table:table-cell/>
          <table:table-cell table:formula="of:=MAX([.B166];[.D166];[.G166])-MAX([.A166];[.C166];[.E166])" office:value-type="float" office:value="17.7103970050812" calcext:value-type="float">
            <text:p>17.7103970051</text:p>
          </table:table-cell>
          <table:table-cell table:formula="of:=IF(ISBLANK([.E166]);&quot;&quot;;[.I166])" office:value-type="float" office:value="17.7103970050812" calcext:value-type="float">
            <text:p>17.7103970051</text:p>
          </table:table-cell>
          <table:table-cell table:formula="of:=IF(OR(ISBLANK([.E166]);[.I166]&lt;=0);&quot;&quot;;[.I166])" office:value-type="float" office:value="17.7103970050812" calcext:value-type="float">
            <text:p>17.710397005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583.59168" calcext:value-type="float">
            <text:p>1427903583.59168</text:p>
          </table:table-cell>
          <table:table-cell office:value-type="float" office:value="1427903600.19176" calcext:value-type="float">
            <text:p>1427903600.19176</text:p>
          </table:table-cell>
          <table:table-cell office:value-type="float" office:value="1427903601.23223" calcext:value-type="float">
            <text:p>1427903601.23223</text:p>
          </table:table-cell>
          <table:table-cell/>
          <table:table-cell table:formula="of:=MAX([.B167];[.D167];[.G167])-MAX([.A167];[.C167];[.E167])" office:value-type="float" office:value="17.6405460834503" calcext:value-type="float">
            <text:p>17.6405460835</text:p>
          </table:table-cell>
          <table:table-cell table:formula="of:=IF(ISBLANK([.E167]);&quot;&quot;;[.I167])" office:value-type="float" office:value="17.6405460834503" calcext:value-type="float">
            <text:p>17.6405460835</text:p>
          </table:table-cell>
          <table:table-cell table:formula="of:=IF(OR(ISBLANK([.E167]);[.I167]&lt;=0);&quot;&quot;;[.I167])" office:value-type="float" office:value="17.6405460834503" calcext:value-type="float">
            <text:p>17.64054608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01.39815" calcext:value-type="float">
            <text:p>1427903601.39815</text:p>
          </table:table-cell>
          <table:table-cell office:value-type="float" office:value="1427903620.11628" calcext:value-type="float">
            <text:p>1427903620.11628</text:p>
          </table:table-cell>
          <table:table-cell table:number-columns-repeated="4"/>
          <table:table-cell table:formula="of:=MAX([.B168];[.D168];[.G168])-MAX([.A168];[.C168];[.E168])" office:value-type="float" office:value="18.7181241512299" calcext:value-type="float">
            <text:p>18.7181241512</text:p>
          </table:table-cell>
          <table:table-cell table:formula="of:=IF(ISBLANK([.E168]);&quot;&quot;;[.I168])">
            <text:p/>
          </table:table-cell>
          <table:table-cell table:formula="of:=IF(OR(ISBLANK([.E168]);[.I168]&lt;=0);&quot;&quot;;[.I16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39815" calcext:value-type="float">
            <text:p>1427903601.39815</text:p>
          </table:table-cell>
          <table:table-cell office:value-type="float" office:value="1427903618.53936" calcext:value-type="float">
            <text:p>1427903618.53936</text:p>
          </table:table-cell>
          <table:table-cell office:value-type="float" office:value="1427903619.58558" calcext:value-type="float">
            <text:p>1427903619.58558</text:p>
          </table:table-cell>
          <table:table-cell/>
          <table:table-cell table:formula="of:=MAX([.B169];[.D169];[.G169])-MAX([.A169];[.C169];[.E169])" office:value-type="float" office:value="18.1874229907989" calcext:value-type="float">
            <text:p>18.1874229908</text:p>
          </table:table-cell>
          <table:table-cell table:formula="of:=IF(ISBLANK([.E169]);&quot;&quot;;[.I169])" office:value-type="float" office:value="18.1874229907989" calcext:value-type="float">
            <text:p>18.1874229908</text:p>
          </table:table-cell>
          <table:table-cell table:formula="of:=IF(OR(ISBLANK([.E169]);[.I169]&lt;=0);&quot;&quot;;[.I169])" office:value-type="float" office:value="18.1874229907989" calcext:value-type="float">
            <text:p>18.18742299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39952" calcext:value-type="float">
            <text:p>1427903601.39952</text:p>
          </table:table-cell>
          <table:table-cell office:value-type="float" office:value="1427903618.83873" calcext:value-type="float">
            <text:p>1427903618.83873</text:p>
          </table:table-cell>
          <table:table-cell office:value-type="float" office:value="1427903619.88963" calcext:value-type="float">
            <text:p>1427903619.88963</text:p>
          </table:table-cell>
          <table:table-cell/>
          <table:table-cell table:formula="of:=MAX([.B170];[.D170];[.G170])-MAX([.A170];[.C170];[.E170])" office:value-type="float" office:value="18.4901168346405" calcext:value-type="float">
            <text:p>18.4901168346</text:p>
          </table:table-cell>
          <table:table-cell table:formula="of:=IF(ISBLANK([.E170]);&quot;&quot;;[.I170])" office:value-type="float" office:value="18.4901168346405" calcext:value-type="float">
            <text:p>18.4901168346</text:p>
          </table:table-cell>
          <table:table-cell table:formula="of:=IF(OR(ISBLANK([.E170]);[.I170]&lt;=0);&quot;&quot;;[.I170])" office:value-type="float" office:value="18.4901168346405" calcext:value-type="float">
            <text:p>18.49011683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095" calcext:value-type="float">
            <text:p>1427903601.40095</text:p>
          </table:table-cell>
          <table:table-cell office:value-type="float" office:value="1427903618.49158" calcext:value-type="float">
            <text:p>1427903618.49158</text:p>
          </table:table-cell>
          <table:table-cell office:value-type="float" office:value="1427903619.60202" calcext:value-type="float">
            <text:p>1427903619.60202</text:p>
          </table:table-cell>
          <table:table-cell/>
          <table:table-cell table:formula="of:=MAX([.B171];[.D171];[.G171])-MAX([.A171];[.C171];[.E171])" office:value-type="float" office:value="18.2010707855225" calcext:value-type="float">
            <text:p>18.2010707855</text:p>
          </table:table-cell>
          <table:table-cell table:formula="of:=IF(ISBLANK([.E171]);&quot;&quot;;[.I171])" office:value-type="float" office:value="18.2010707855225" calcext:value-type="float">
            <text:p>18.2010707855</text:p>
          </table:table-cell>
          <table:table-cell table:formula="of:=IF(OR(ISBLANK([.E171]);[.I171]&lt;=0);&quot;&quot;;[.I171])" office:value-type="float" office:value="18.2010707855225" calcext:value-type="float">
            <text:p>18.20107078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229" calcext:value-type="float">
            <text:p>1427903601.40229</text:p>
          </table:table-cell>
          <table:table-cell office:value-type="float" office:value="1427903618.65651" calcext:value-type="float">
            <text:p>1427903618.65651</text:p>
          </table:table-cell>
          <table:table-cell office:value-type="float" office:value="1427903619.7663" calcext:value-type="float">
            <text:p>1427903619.7663</text:p>
          </table:table-cell>
          <table:table-cell/>
          <table:table-cell table:formula="of:=MAX([.B172];[.D172];[.G172])-MAX([.A172];[.C172];[.E172])" office:value-type="float" office:value="18.3640079498291" calcext:value-type="float">
            <text:p>18.3640079498</text:p>
          </table:table-cell>
          <table:table-cell table:formula="of:=IF(ISBLANK([.E172]);&quot;&quot;;[.I172])" office:value-type="float" office:value="18.3640079498291" calcext:value-type="float">
            <text:p>18.3640079498</text:p>
          </table:table-cell>
          <table:table-cell table:formula="of:=IF(OR(ISBLANK([.E172]);[.I172]&lt;=0);&quot;&quot;;[.I172])" office:value-type="float" office:value="18.3640079498291" calcext:value-type="float">
            <text:p>18.36400794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36" calcext:value-type="float">
            <text:p>1427903601.4036</text:p>
          </table:table-cell>
          <table:table-cell office:value-type="float" office:value="1427903618.77924" calcext:value-type="float">
            <text:p>1427903618.77924</text:p>
          </table:table-cell>
          <table:table-cell office:value-type="float" office:value="1427903619.85755" calcext:value-type="float">
            <text:p>1427903619.85755</text:p>
          </table:table-cell>
          <table:table-cell/>
          <table:table-cell table:formula="of:=MAX([.B173];[.D173];[.G173])-MAX([.A173];[.C173];[.E173])" office:value-type="float" office:value="18.4539449214935" calcext:value-type="float">
            <text:p>18.4539449215</text:p>
          </table:table-cell>
          <table:table-cell table:formula="of:=IF(ISBLANK([.E173]);&quot;&quot;;[.I173])" office:value-type="float" office:value="18.4539449214935" calcext:value-type="float">
            <text:p>18.4539449215</text:p>
          </table:table-cell>
          <table:table-cell table:formula="of:=IF(OR(ISBLANK([.E173]);[.I173]&lt;=0);&quot;&quot;;[.I173])" office:value-type="float" office:value="18.4539449214935" calcext:value-type="float">
            <text:p>18.4539449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506" calcext:value-type="float">
            <text:p>1427903601.40506</text:p>
          </table:table-cell>
          <table:table-cell office:value-type="float" office:value="1427903619.09153" calcext:value-type="float">
            <text:p>1427903619.09153</text:p>
          </table:table-cell>
          <table:table-cell office:value-type="float" office:value="1427903620.10994" calcext:value-type="float">
            <text:p>1427903620.10994</text:p>
          </table:table-cell>
          <table:table-cell/>
          <table:table-cell table:formula="of:=MAX([.B174];[.D174];[.G174])-MAX([.A174];[.C174];[.E174])" office:value-type="float" office:value="18.7048709392548" calcext:value-type="float">
            <text:p>18.7048709393</text:p>
          </table:table-cell>
          <table:table-cell table:formula="of:=IF(ISBLANK([.E174]);&quot;&quot;;[.I174])" office:value-type="float" office:value="18.7048709392548" calcext:value-type="float">
            <text:p>18.7048709393</text:p>
          </table:table-cell>
          <table:table-cell table:formula="of:=IF(OR(ISBLANK([.E174]);[.I174]&lt;=0);&quot;&quot;;[.I174])" office:value-type="float" office:value="18.7048709392548" calcext:value-type="float">
            <text:p>18.70487093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642" calcext:value-type="float">
            <text:p>1427903601.40642</text:p>
          </table:table-cell>
          <table:table-cell office:value-type="float" office:value="1427903618.85243" calcext:value-type="float">
            <text:p>1427903618.85243</text:p>
          </table:table-cell>
          <table:table-cell office:value-type="float" office:value="1427903619.93687" calcext:value-type="float">
            <text:p>1427903619.93687</text:p>
          </table:table-cell>
          <table:table-cell/>
          <table:table-cell table:formula="of:=MAX([.B175];[.D175];[.G175])-MAX([.A175];[.C175];[.E175])" office:value-type="float" office:value="18.530455827713" calcext:value-type="float">
            <text:p>18.5304558277</text:p>
          </table:table-cell>
          <table:table-cell table:formula="of:=IF(ISBLANK([.E175]);&quot;&quot;;[.I175])" office:value-type="float" office:value="18.530455827713" calcext:value-type="float">
            <text:p>18.5304558277</text:p>
          </table:table-cell>
          <table:table-cell table:formula="of:=IF(OR(ISBLANK([.E175]);[.I175]&lt;=0);&quot;&quot;;[.I175])" office:value-type="float" office:value="18.530455827713" calcext:value-type="float">
            <text:p>18.53045582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801" calcext:value-type="float">
            <text:p>1427903601.40801</text:p>
          </table:table-cell>
          <table:table-cell office:value-type="float" office:value="1427903619.18696" calcext:value-type="float">
            <text:p>1427903619.18696</text:p>
          </table:table-cell>
          <table:table-cell office:value-type="float" office:value="1427903620.11626" calcext:value-type="float">
            <text:p>1427903620.11626</text:p>
          </table:table-cell>
          <table:table-cell/>
          <table:table-cell table:formula="of:=MAX([.B176];[.D176];[.G176])-MAX([.A176];[.C176];[.E176])" office:value-type="float" office:value="18.7082529067993" calcext:value-type="float">
            <text:p>18.7082529068</text:p>
          </table:table-cell>
          <table:table-cell table:formula="of:=IF(ISBLANK([.E176]);&quot;&quot;;[.I176])" office:value-type="float" office:value="18.7082529067993" calcext:value-type="float">
            <text:p>18.7082529068</text:p>
          </table:table-cell>
          <table:table-cell table:formula="of:=IF(OR(ISBLANK([.E176]);[.I176]&lt;=0);&quot;&quot;;[.I176])" office:value-type="float" office:value="18.7082529067993" calcext:value-type="float">
            <text:p>18.70825290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0945" calcext:value-type="float">
            <text:p>1427903601.40945</text:p>
          </table:table-cell>
          <table:table-cell office:value-type="float" office:value="1427903618.98932" calcext:value-type="float">
            <text:p>1427903618.98932</text:p>
          </table:table-cell>
          <table:table-cell office:value-type="float" office:value="1427903619.98203" calcext:value-type="float">
            <text:p>1427903619.98203</text:p>
          </table:table-cell>
          <table:table-cell/>
          <table:table-cell table:formula="of:=MAX([.B177];[.D177];[.G177])-MAX([.A177];[.C177];[.E177])" office:value-type="float" office:value="18.5725779533386" calcext:value-type="float">
            <text:p>18.5725779533</text:p>
          </table:table-cell>
          <table:table-cell table:formula="of:=IF(ISBLANK([.E177]);&quot;&quot;;[.I177])" office:value-type="float" office:value="18.5725779533386" calcext:value-type="float">
            <text:p>18.5725779533</text:p>
          </table:table-cell>
          <table:table-cell table:formula="of:=IF(OR(ISBLANK([.E177]);[.I177]&lt;=0);&quot;&quot;;[.I177])" office:value-type="float" office:value="18.5725779533386" calcext:value-type="float">
            <text:p>18.57257795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01.41141" calcext:value-type="float">
            <text:p>1427903601.41141</text:p>
          </table:table-cell>
          <table:table-cell office:value-type="float" office:value="1427903618.71991" calcext:value-type="float">
            <text:p>1427903618.71991</text:p>
          </table:table-cell>
          <table:table-cell office:value-type="float" office:value="1427903619.79633" calcext:value-type="float">
            <text:p>1427903619.79633</text:p>
          </table:table-cell>
          <table:table-cell/>
          <table:table-cell table:formula="of:=MAX([.B178];[.D178];[.G178])-MAX([.A178];[.C178];[.E178])" office:value-type="float" office:value="18.3849170207977" calcext:value-type="float">
            <text:p>18.3849170208</text:p>
          </table:table-cell>
          <table:table-cell table:formula="of:=IF(ISBLANK([.E178]);&quot;&quot;;[.I178])" office:value-type="float" office:value="18.3849170207977" calcext:value-type="float">
            <text:p>18.3849170208</text:p>
          </table:table-cell>
          <table:table-cell table:formula="of:=IF(OR(ISBLANK([.E178]);[.I178]&lt;=0);&quot;&quot;;[.I178])" office:value-type="float" office:value="18.3849170207977" calcext:value-type="float">
            <text:p>18.3849170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20.11628" calcext:value-type="float">
            <text:p>1427903620.11628</text:p>
          </table:table-cell>
          <table:table-cell office:value-type="float" office:value="1427903638.69883" calcext:value-type="float">
            <text:p>1427903638.69883</text:p>
          </table:table-cell>
          <table:table-cell table:number-columns-repeated="4"/>
          <table:table-cell table:formula="of:=MAX([.B179];[.D179];[.G179])-MAX([.A179];[.C179];[.E179])" office:value-type="float" office:value="18.5825469493866" calcext:value-type="float">
            <text:p>18.5825469494</text:p>
          </table:table-cell>
          <table:table-cell table:formula="of:=IF(ISBLANK([.E179]);&quot;&quot;;[.I179])">
            <text:p/>
          </table:table-cell>
          <table:table-cell table:formula="of:=IF(OR(ISBLANK([.E179]);[.I179]&lt;=0);&quot;&quot;;[.I17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1629" calcext:value-type="float">
            <text:p>1427903620.11629</text:p>
          </table:table-cell>
          <table:table-cell office:value-type="float" office:value="1427903636.89268" calcext:value-type="float">
            <text:p>1427903636.89268</text:p>
          </table:table-cell>
          <table:table-cell office:value-type="float" office:value="1427903637.90489" calcext:value-type="float">
            <text:p>1427903637.90489</text:p>
          </table:table-cell>
          <table:table-cell/>
          <table:table-cell table:formula="of:=MAX([.B180];[.D180];[.G180])-MAX([.A180];[.C180];[.E180])" office:value-type="float" office:value="17.7886028289795" calcext:value-type="float">
            <text:p>17.788602829</text:p>
          </table:table-cell>
          <table:table-cell table:formula="of:=IF(ISBLANK([.E180]);&quot;&quot;;[.I180])" office:value-type="float" office:value="17.7886028289795" calcext:value-type="float">
            <text:p>17.788602829</text:p>
          </table:table-cell>
          <table:table-cell table:formula="of:=IF(OR(ISBLANK([.E180]);[.I180]&lt;=0);&quot;&quot;;[.I180])" office:value-type="float" office:value="17.7886028289795" calcext:value-type="float">
            <text:p>17.7886028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1775" calcext:value-type="float">
            <text:p>1427903620.11775</text:p>
          </table:table-cell>
          <table:table-cell office:value-type="float" office:value="1427903636.79351" calcext:value-type="float">
            <text:p>1427903636.79351</text:p>
          </table:table-cell>
          <table:table-cell office:value-type="float" office:value="1427903637.90318" calcext:value-type="float">
            <text:p>1427903637.90318</text:p>
          </table:table-cell>
          <table:table-cell/>
          <table:table-cell table:formula="of:=MAX([.B181];[.D181];[.G181])-MAX([.A181];[.C181];[.E181])" office:value-type="float" office:value="17.78542304039" calcext:value-type="float">
            <text:p>17.7854230404</text:p>
          </table:table-cell>
          <table:table-cell table:formula="of:=IF(ISBLANK([.E181]);&quot;&quot;;[.I181])" office:value-type="float" office:value="17.78542304039" calcext:value-type="float">
            <text:p>17.7854230404</text:p>
          </table:table-cell>
          <table:table-cell table:formula="of:=IF(OR(ISBLANK([.E181]);[.I181]&lt;=0);&quot;&quot;;[.I181])" office:value-type="float" office:value="17.78542304039" calcext:value-type="float">
            <text:p>17.78542304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1899" calcext:value-type="float">
            <text:p>1427903620.11899</text:p>
          </table:table-cell>
          <table:table-cell office:value-type="float" office:value="1427903637.23271" calcext:value-type="float">
            <text:p>1427903637.23271</text:p>
          </table:table-cell>
          <table:table-cell office:value-type="float" office:value="1427903638.30132" calcext:value-type="float">
            <text:p>1427903638.30132</text:p>
          </table:table-cell>
          <table:table-cell/>
          <table:table-cell table:formula="of:=MAX([.B182];[.D182];[.G182])-MAX([.A182];[.C182];[.E182])" office:value-type="float" office:value="18.1823310852051" calcext:value-type="float">
            <text:p>18.1823310852</text:p>
          </table:table-cell>
          <table:table-cell table:formula="of:=IF(ISBLANK([.E182]);&quot;&quot;;[.I182])" office:value-type="float" office:value="18.1823310852051" calcext:value-type="float">
            <text:p>18.1823310852</text:p>
          </table:table-cell>
          <table:table-cell table:formula="of:=IF(OR(ISBLANK([.E182]);[.I182]&lt;=0);&quot;&quot;;[.I182])" office:value-type="float" office:value="18.1823310852051" calcext:value-type="float">
            <text:p>18.18233108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007" calcext:value-type="float">
            <text:p>1427903620.12007</text:p>
          </table:table-cell>
          <table:table-cell office:value-type="float" office:value="1427903637.53044" calcext:value-type="float">
            <text:p>1427903637.53044</text:p>
          </table:table-cell>
          <table:table-cell office:value-type="float" office:value="1427903638.62942" calcext:value-type="float">
            <text:p>1427903638.62942</text:p>
          </table:table-cell>
          <table:table-cell/>
          <table:table-cell table:formula="of:=MAX([.B183];[.D183];[.G183])-MAX([.A183];[.C183];[.E183])" office:value-type="float" office:value="18.5093472003937" calcext:value-type="float">
            <text:p>18.5093472004</text:p>
          </table:table-cell>
          <table:table-cell table:formula="of:=IF(ISBLANK([.E183]);&quot;&quot;;[.I183])" office:value-type="float" office:value="18.5093472003937" calcext:value-type="float">
            <text:p>18.5093472004</text:p>
          </table:table-cell>
          <table:table-cell table:formula="of:=IF(OR(ISBLANK([.E183]);[.I183]&lt;=0);&quot;&quot;;[.I183])" office:value-type="float" office:value="18.5093472003937" calcext:value-type="float">
            <text:p>18.50934720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136" calcext:value-type="float">
            <text:p>1427903620.12136</text:p>
          </table:table-cell>
          <table:table-cell office:value-type="float" office:value="1427903637.21677" calcext:value-type="float">
            <text:p>1427903637.21677</text:p>
          </table:table-cell>
          <table:table-cell office:value-type="float" office:value="1427903638.30568" calcext:value-type="float">
            <text:p>1427903638.30568</text:p>
          </table:table-cell>
          <table:table-cell/>
          <table:table-cell table:formula="of:=MAX([.B184];[.D184];[.G184])-MAX([.A184];[.C184];[.E184])" office:value-type="float" office:value="18.1843240261078" calcext:value-type="float">
            <text:p>18.1843240261</text:p>
          </table:table-cell>
          <table:table-cell table:formula="of:=IF(ISBLANK([.E184]);&quot;&quot;;[.I184])" office:value-type="float" office:value="18.1843240261078" calcext:value-type="float">
            <text:p>18.1843240261</text:p>
          </table:table-cell>
          <table:table-cell table:formula="of:=IF(OR(ISBLANK([.E184]);[.I184]&lt;=0);&quot;&quot;;[.I184])" office:value-type="float" office:value="18.1843240261078" calcext:value-type="float">
            <text:p>18.1843240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257" calcext:value-type="float">
            <text:p>1427903620.12257</text:p>
          </table:table-cell>
          <table:table-cell office:value-type="float" office:value="1427903637.35714" calcext:value-type="float">
            <text:p>1427903637.35714</text:p>
          </table:table-cell>
          <table:table-cell office:value-type="float" office:value="1427903638.32065" calcext:value-type="float">
            <text:p>1427903638.32065</text:p>
          </table:table-cell>
          <table:table-cell/>
          <table:table-cell table:formula="of:=MAX([.B185];[.D185];[.G185])-MAX([.A185];[.C185];[.E185])" office:value-type="float" office:value="18.1980819702148" calcext:value-type="float">
            <text:p>18.1980819702</text:p>
          </table:table-cell>
          <table:table-cell table:formula="of:=IF(ISBLANK([.E185]);&quot;&quot;;[.I185])" office:value-type="float" office:value="18.1980819702148" calcext:value-type="float">
            <text:p>18.1980819702</text:p>
          </table:table-cell>
          <table:table-cell table:formula="of:=IF(OR(ISBLANK([.E185]);[.I185]&lt;=0);&quot;&quot;;[.I185])" office:value-type="float" office:value="18.1980819702148" calcext:value-type="float">
            <text:p>18.19808197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375" calcext:value-type="float">
            <text:p>1427903620.12375</text:p>
          </table:table-cell>
          <table:table-cell office:value-type="float" office:value="1427903637.08446" calcext:value-type="float">
            <text:p>1427903637.08446</text:p>
          </table:table-cell>
          <table:table-cell office:value-type="float" office:value="1427903638.16982" calcext:value-type="float">
            <text:p>1427903638.16982</text:p>
          </table:table-cell>
          <table:table-cell/>
          <table:table-cell table:formula="of:=MAX([.B186];[.D186];[.G186])-MAX([.A186];[.C186];[.E186])" office:value-type="float" office:value="18.0460748672485" calcext:value-type="float">
            <text:p>18.0460748672</text:p>
          </table:table-cell>
          <table:table-cell table:formula="of:=IF(ISBLANK([.E186]);&quot;&quot;;[.I186])" office:value-type="float" office:value="18.0460748672485" calcext:value-type="float">
            <text:p>18.0460748672</text:p>
          </table:table-cell>
          <table:table-cell table:formula="of:=IF(OR(ISBLANK([.E186]);[.I186]&lt;=0);&quot;&quot;;[.I186])" office:value-type="float" office:value="18.0460748672485" calcext:value-type="float">
            <text:p>18.04607486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483" calcext:value-type="float">
            <text:p>1427903620.12483</text:p>
          </table:table-cell>
          <table:table-cell office:value-type="float" office:value="1427903637.59908" calcext:value-type="float">
            <text:p>1427903637.59908</text:p>
          </table:table-cell>
          <table:table-cell office:value-type="float" office:value="1427903638.69882" calcext:value-type="float">
            <text:p>1427903638.69882</text:p>
          </table:table-cell>
          <table:table-cell/>
          <table:table-cell table:formula="of:=MAX([.B187];[.D187];[.G187])-MAX([.A187];[.C187];[.E187])" office:value-type="float" office:value="18.5739901065826" calcext:value-type="float">
            <text:p>18.5739901066</text:p>
          </table:table-cell>
          <table:table-cell table:formula="of:=IF(ISBLANK([.E187]);&quot;&quot;;[.I187])" office:value-type="float" office:value="18.5739901065826" calcext:value-type="float">
            <text:p>18.5739901066</text:p>
          </table:table-cell>
          <table:table-cell table:formula="of:=IF(OR(ISBLANK([.E187]);[.I187]&lt;=0);&quot;&quot;;[.I187])" office:value-type="float" office:value="18.5739901065826" calcext:value-type="float">
            <text:p>18.57399010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535" calcext:value-type="float">
            <text:p>1427903620.12535</text:p>
          </table:table-cell>
          <table:table-cell office:value-type="float" office:value="1427903636.83824" calcext:value-type="float">
            <text:p>1427903636.83824</text:p>
          </table:table-cell>
          <table:table-cell office:value-type="float" office:value="1427903637.94506" calcext:value-type="float">
            <text:p>1427903637.94506</text:p>
          </table:table-cell>
          <table:table-cell/>
          <table:table-cell table:formula="of:=MAX([.B188];[.D188];[.G188])-MAX([.A188];[.C188];[.E188])" office:value-type="float" office:value="17.8197169303894" calcext:value-type="float">
            <text:p>17.8197169304</text:p>
          </table:table-cell>
          <table:table-cell table:formula="of:=IF(ISBLANK([.E188]);&quot;&quot;;[.I188])" office:value-type="float" office:value="17.8197169303894" calcext:value-type="float">
            <text:p>17.8197169304</text:p>
          </table:table-cell>
          <table:table-cell table:formula="of:=IF(OR(ISBLANK([.E188]);[.I188]&lt;=0);&quot;&quot;;[.I188])" office:value-type="float" office:value="17.8197169303894" calcext:value-type="float">
            <text:p>17.81971693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20.12586" calcext:value-type="float">
            <text:p>1427903620.12586</text:p>
          </table:table-cell>
          <table:table-cell office:value-type="float" office:value="1427903636.96197" calcext:value-type="float">
            <text:p>1427903636.96197</text:p>
          </table:table-cell>
          <table:table-cell office:value-type="float" office:value="1427903638.01257" calcext:value-type="float">
            <text:p>1427903638.01257</text:p>
          </table:table-cell>
          <table:table-cell/>
          <table:table-cell table:formula="of:=MAX([.B189];[.D189];[.G189])-MAX([.A189];[.C189];[.E189])" office:value-type="float" office:value="17.8867089748383" calcext:value-type="float">
            <text:p>17.8867089748</text:p>
          </table:table-cell>
          <table:table-cell table:formula="of:=IF(ISBLANK([.E189]);&quot;&quot;;[.I189])" office:value-type="float" office:value="17.8867089748383" calcext:value-type="float">
            <text:p>17.8867089748</text:p>
          </table:table-cell>
          <table:table-cell table:formula="of:=IF(OR(ISBLANK([.E189]);[.I189]&lt;=0);&quot;&quot;;[.I189])" office:value-type="float" office:value="17.8867089748383" calcext:value-type="float">
            <text:p>17.88670897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38.69884" calcext:value-type="float">
            <text:p>1427903638.69884</text:p>
          </table:table-cell>
          <table:table-cell office:value-type="float" office:value="1427903657.17785" calcext:value-type="float">
            <text:p>1427903657.17785</text:p>
          </table:table-cell>
          <table:table-cell table:number-columns-repeated="4"/>
          <table:table-cell table:formula="of:=MAX([.B190];[.D190];[.G190])-MAX([.A190];[.C190];[.E190])" office:value-type="float" office:value="18.4790098667145" calcext:value-type="float">
            <text:p>18.4790098667</text:p>
          </table:table-cell>
          <table:table-cell table:formula="of:=IF(ISBLANK([.E190]);&quot;&quot;;[.I190])">
            <text:p/>
          </table:table-cell>
          <table:table-cell table:formula="of:=IF(OR(ISBLANK([.E190]);[.I190]&lt;=0);&quot;&quot;;[.I19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69884" calcext:value-type="float">
            <text:p>1427903638.69884</text:p>
          </table:table-cell>
          <table:table-cell office:value-type="float" office:value="1427903656.0139" calcext:value-type="float">
            <text:p>1427903656.0139</text:p>
          </table:table-cell>
          <table:table-cell office:value-type="float" office:value="1427903657.07387" calcext:value-type="float">
            <text:p>1427903657.07387</text:p>
          </table:table-cell>
          <table:table-cell/>
          <table:table-cell table:formula="of:=MAX([.B191];[.D191];[.G191])-MAX([.A191];[.C191];[.E191])" office:value-type="float" office:value="18.3750259876251" calcext:value-type="float">
            <text:p>18.3750259876</text:p>
          </table:table-cell>
          <table:table-cell table:formula="of:=IF(ISBLANK([.E191]);&quot;&quot;;[.I191])" office:value-type="float" office:value="18.3750259876251" calcext:value-type="float">
            <text:p>18.3750259876</text:p>
          </table:table-cell>
          <table:table-cell table:formula="of:=IF(OR(ISBLANK([.E191]);[.I191]&lt;=0);&quot;&quot;;[.I191])" office:value-type="float" office:value="18.3750259876251" calcext:value-type="float">
            <text:p>18.37502598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69955" calcext:value-type="float">
            <text:p>1427903638.69955</text:p>
          </table:table-cell>
          <table:table-cell office:value-type="float" office:value="1427903655.62528" calcext:value-type="float">
            <text:p>1427903655.62528</text:p>
          </table:table-cell>
          <table:table-cell office:value-type="float" office:value="1427903656.65594" calcext:value-type="float">
            <text:p>1427903656.65594</text:p>
          </table:table-cell>
          <table:table-cell/>
          <table:table-cell table:formula="of:=MAX([.B192];[.D192];[.G192])-MAX([.A192];[.C192];[.E192])" office:value-type="float" office:value="17.9563851356506" calcext:value-type="float">
            <text:p>17.9563851357</text:p>
          </table:table-cell>
          <table:table-cell table:formula="of:=IF(ISBLANK([.E192]);&quot;&quot;;[.I192])" office:value-type="float" office:value="17.9563851356506" calcext:value-type="float">
            <text:p>17.9563851357</text:p>
          </table:table-cell>
          <table:table-cell table:formula="of:=IF(OR(ISBLANK([.E192]);[.I192]&lt;=0);&quot;&quot;;[.I192])" office:value-type="float" office:value="17.9563851356506" calcext:value-type="float">
            <text:p>17.95638513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014" calcext:value-type="float">
            <text:p>1427903638.70014</text:p>
          </table:table-cell>
          <table:table-cell office:value-type="float" office:value="1427903655.31963" calcext:value-type="float">
            <text:p>1427903655.31963</text:p>
          </table:table-cell>
          <table:table-cell office:value-type="float" office:value="1427903656.28936" calcext:value-type="float">
            <text:p>1427903656.28936</text:p>
          </table:table-cell>
          <table:table-cell/>
          <table:table-cell table:formula="of:=MAX([.B193];[.D193];[.G193])-MAX([.A193];[.C193];[.E193])" office:value-type="float" office:value="17.5892109870911" calcext:value-type="float">
            <text:p>17.5892109871</text:p>
          </table:table-cell>
          <table:table-cell table:formula="of:=IF(ISBLANK([.E193]);&quot;&quot;;[.I193])" office:value-type="float" office:value="17.5892109870911" calcext:value-type="float">
            <text:p>17.5892109871</text:p>
          </table:table-cell>
          <table:table-cell table:formula="of:=IF(OR(ISBLANK([.E193]);[.I193]&lt;=0);&quot;&quot;;[.I193])" office:value-type="float" office:value="17.5892109870911" calcext:value-type="float">
            <text:p>17.58921098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078" calcext:value-type="float">
            <text:p>1427903638.70078</text:p>
          </table:table-cell>
          <table:table-cell office:value-type="float" office:value="1427903655.72333" calcext:value-type="float">
            <text:p>1427903655.72333</text:p>
          </table:table-cell>
          <table:table-cell office:value-type="float" office:value="1427903656.7852" calcext:value-type="float">
            <text:p>1427903656.7852</text:p>
          </table:table-cell>
          <table:table-cell/>
          <table:table-cell table:formula="of:=MAX([.B194];[.D194];[.G194])-MAX([.A194];[.C194];[.E194])" office:value-type="float" office:value="18.0844249725342" calcext:value-type="float">
            <text:p>18.0844249725</text:p>
          </table:table-cell>
          <table:table-cell table:formula="of:=IF(ISBLANK([.E194]);&quot;&quot;;[.I194])" office:value-type="float" office:value="18.0844249725342" calcext:value-type="float">
            <text:p>18.0844249725</text:p>
          </table:table-cell>
          <table:table-cell table:formula="of:=IF(OR(ISBLANK([.E194]);[.I194]&lt;=0);&quot;&quot;;[.I194])" office:value-type="float" office:value="18.0844249725342" calcext:value-type="float">
            <text:p>18.08442497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138" calcext:value-type="float">
            <text:p>1427903638.70138</text:p>
          </table:table-cell>
          <table:table-cell office:value-type="float" office:value="1427903655.41811" calcext:value-type="float">
            <text:p>1427903655.41811</text:p>
          </table:table-cell>
          <table:table-cell office:value-type="float" office:value="1427903656.44932" calcext:value-type="float">
            <text:p>1427903656.44932</text:p>
          </table:table-cell>
          <table:table-cell/>
          <table:table-cell table:formula="of:=MAX([.B195];[.D195];[.G195])-MAX([.A195];[.C195];[.E195])" office:value-type="float" office:value="17.7479410171509" calcext:value-type="float">
            <text:p>17.7479410172</text:p>
          </table:table-cell>
          <table:table-cell table:formula="of:=IF(ISBLANK([.E195]);&quot;&quot;;[.I195])" office:value-type="float" office:value="17.7479410171509" calcext:value-type="float">
            <text:p>17.7479410172</text:p>
          </table:table-cell>
          <table:table-cell table:formula="of:=IF(OR(ISBLANK([.E195]);[.I195]&lt;=0);&quot;&quot;;[.I195])" office:value-type="float" office:value="17.7479410171509" calcext:value-type="float">
            <text:p>17.74794101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198" calcext:value-type="float">
            <text:p>1427903638.70198</text:p>
          </table:table-cell>
          <table:table-cell office:value-type="float" office:value="1427903655.98172" calcext:value-type="float">
            <text:p>1427903655.98172</text:p>
          </table:table-cell>
          <table:table-cell office:value-type="float" office:value="1427903657.0652" calcext:value-type="float">
            <text:p>1427903657.0652</text:p>
          </table:table-cell>
          <table:table-cell/>
          <table:table-cell table:formula="of:=MAX([.B196];[.D196];[.G196])-MAX([.A196];[.C196];[.E196])" office:value-type="float" office:value="18.3632259368896" calcext:value-type="float">
            <text:p>18.3632259369</text:p>
          </table:table-cell>
          <table:table-cell table:formula="of:=IF(ISBLANK([.E196]);&quot;&quot;;[.I196])" office:value-type="float" office:value="18.3632259368896" calcext:value-type="float">
            <text:p>18.3632259369</text:p>
          </table:table-cell>
          <table:table-cell table:formula="of:=IF(OR(ISBLANK([.E196]);[.I196]&lt;=0);&quot;&quot;;[.I196])" office:value-type="float" office:value="18.3632259368896" calcext:value-type="float">
            <text:p>18.36322593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257" calcext:value-type="float">
            <text:p>1427903638.70257</text:p>
          </table:table-cell>
          <table:table-cell office:value-type="float" office:value="1427903655.75219" calcext:value-type="float">
            <text:p>1427903655.75219</text:p>
          </table:table-cell>
          <table:table-cell office:value-type="float" office:value="1427903656.72611" calcext:value-type="float">
            <text:p>1427903656.72611</text:p>
          </table:table-cell>
          <table:table-cell/>
          <table:table-cell table:formula="of:=MAX([.B197];[.D197];[.G197])-MAX([.A197];[.C197];[.E197])" office:value-type="float" office:value="18.0235388278961" calcext:value-type="float">
            <text:p>18.0235388279</text:p>
          </table:table-cell>
          <table:table-cell table:formula="of:=IF(ISBLANK([.E197]);&quot;&quot;;[.I197])" office:value-type="float" office:value="18.0235388278961" calcext:value-type="float">
            <text:p>18.0235388279</text:p>
          </table:table-cell>
          <table:table-cell table:formula="of:=IF(OR(ISBLANK([.E197]);[.I197]&lt;=0);&quot;&quot;;[.I197])" office:value-type="float" office:value="18.0235388278961" calcext:value-type="float">
            <text:p>18.02353882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316" calcext:value-type="float">
            <text:p>1427903638.70316</text:p>
          </table:table-cell>
          <table:table-cell office:value-type="float" office:value="1427903655.74333" calcext:value-type="float">
            <text:p>1427903655.74333</text:p>
          </table:table-cell>
          <table:table-cell office:value-type="float" office:value="1427903656.74726" calcext:value-type="float">
            <text:p>1427903656.74726</text:p>
          </table:table-cell>
          <table:table-cell/>
          <table:table-cell table:formula="of:=MAX([.B198];[.D198];[.G198])-MAX([.A198];[.C198];[.E198])" office:value-type="float" office:value="18.044095993042" calcext:value-type="float">
            <text:p>18.044095993</text:p>
          </table:table-cell>
          <table:table-cell table:formula="of:=IF(ISBLANK([.E198]);&quot;&quot;;[.I198])" office:value-type="float" office:value="18.044095993042" calcext:value-type="float">
            <text:p>18.044095993</text:p>
          </table:table-cell>
          <table:table-cell table:formula="of:=IF(OR(ISBLANK([.E198]);[.I198]&lt;=0);&quot;&quot;;[.I198])" office:value-type="float" office:value="18.044095993042" calcext:value-type="float">
            <text:p>18.0440959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396" calcext:value-type="float">
            <text:p>1427903638.70396</text:p>
          </table:table-cell>
          <table:table-cell office:value-type="float" office:value="1427903655.99634" calcext:value-type="float">
            <text:p>1427903655.99634</text:p>
          </table:table-cell>
          <table:table-cell office:value-type="float" office:value="1427903657.09866" calcext:value-type="float">
            <text:p>1427903657.09866</text:p>
          </table:table-cell>
          <table:table-cell/>
          <table:table-cell table:formula="of:=MAX([.B199];[.D199];[.G199])-MAX([.A199];[.C199];[.E199])" office:value-type="float" office:value="18.3947019577026" calcext:value-type="float">
            <text:p>18.3947019577</text:p>
          </table:table-cell>
          <table:table-cell table:formula="of:=IF(ISBLANK([.E199]);&quot;&quot;;[.I199])" office:value-type="float" office:value="18.3947019577026" calcext:value-type="float">
            <text:p>18.3947019577</text:p>
          </table:table-cell>
          <table:table-cell table:formula="of:=IF(OR(ISBLANK([.E199]);[.I199]&lt;=0);&quot;&quot;;[.I199])" office:value-type="float" office:value="18.3947019577026" calcext:value-type="float">
            <text:p>18.39470195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38.70455" calcext:value-type="float">
            <text:p>1427903638.70455</text:p>
          </table:table-cell>
          <table:table-cell office:value-type="float" office:value="1427903656.21724" calcext:value-type="float">
            <text:p>1427903656.21724</text:p>
          </table:table-cell>
          <table:table-cell office:value-type="float" office:value="1427903657.17785" calcext:value-type="float">
            <text:p>1427903657.17785</text:p>
          </table:table-cell>
          <table:table-cell/>
          <table:table-cell table:formula="of:=MAX([.B200];[.D200];[.G200])-MAX([.A200];[.C200];[.E200])" office:value-type="float" office:value="18.4732909202576" calcext:value-type="float">
            <text:p>18.4732909203</text:p>
          </table:table-cell>
          <table:table-cell table:formula="of:=IF(ISBLANK([.E200]);&quot;&quot;;[.I200])" office:value-type="float" office:value="18.4732909202576" calcext:value-type="float">
            <text:p>18.4732909203</text:p>
          </table:table-cell>
          <table:table-cell table:formula="of:=IF(OR(ISBLANK([.E200]);[.I200]&lt;=0);&quot;&quot;;[.I200])" office:value-type="float" office:value="18.4732909202576" calcext:value-type="float">
            <text:p>18.4732909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57.17786" calcext:value-type="float">
            <text:p>1427903657.17786</text:p>
          </table:table-cell>
          <table:table-cell office:value-type="float" office:value="1427903675.70187" calcext:value-type="float">
            <text:p>1427903675.70187</text:p>
          </table:table-cell>
          <table:table-cell table:number-columns-repeated="4"/>
          <table:table-cell table:formula="of:=MAX([.B201];[.D201];[.G201])-MAX([.A201];[.C201];[.E201])" office:value-type="float" office:value="18.5240099430084" calcext:value-type="float">
            <text:p>18.524009943</text:p>
          </table:table-cell>
          <table:table-cell table:formula="of:=IF(ISBLANK([.E201]);&quot;&quot;;[.I201])">
            <text:p/>
          </table:table-cell>
          <table:table-cell table:formula="of:=IF(OR(ISBLANK([.E201]);[.I201]&lt;=0);&quot;&quot;;[.I20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7786" calcext:value-type="float">
            <text:p>1427903657.17786</text:p>
          </table:table-cell>
          <table:table-cell office:value-type="float" office:value="1427903674.41607" calcext:value-type="float">
            <text:p>1427903674.41607</text:p>
          </table:table-cell>
          <table:table-cell office:value-type="float" office:value="1427903675.51365" calcext:value-type="float">
            <text:p>1427903675.51365</text:p>
          </table:table-cell>
          <table:table-cell/>
          <table:table-cell table:formula="of:=MAX([.B202];[.D202];[.G202])-MAX([.A202];[.C202];[.E202])" office:value-type="float" office:value="18.3357861042023" calcext:value-type="float">
            <text:p>18.3357861042</text:p>
          </table:table-cell>
          <table:table-cell table:formula="of:=IF(ISBLANK([.E202]);&quot;&quot;;[.I202])" office:value-type="float" office:value="18.3357861042023" calcext:value-type="float">
            <text:p>18.3357861042</text:p>
          </table:table-cell>
          <table:table-cell table:formula="of:=IF(OR(ISBLANK([.E202]);[.I202]&lt;=0);&quot;&quot;;[.I202])" office:value-type="float" office:value="18.3357861042023" calcext:value-type="float">
            <text:p>18.33578610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7922" calcext:value-type="float">
            <text:p>1427903657.17922</text:p>
          </table:table-cell>
          <table:table-cell office:value-type="float" office:value="1427903674.195" calcext:value-type="float">
            <text:p>1427903674.195</text:p>
          </table:table-cell>
          <table:table-cell office:value-type="float" office:value="1427903675.17859" calcext:value-type="float">
            <text:p>1427903675.17859</text:p>
          </table:table-cell>
          <table:table-cell/>
          <table:table-cell table:formula="of:=MAX([.B203];[.D203];[.G203])-MAX([.A203];[.C203];[.E203])" office:value-type="float" office:value="17.9993710517883" calcext:value-type="float">
            <text:p>17.9993710518</text:p>
          </table:table-cell>
          <table:table-cell table:formula="of:=IF(ISBLANK([.E203]);&quot;&quot;;[.I203])" office:value-type="float" office:value="17.9993710517883" calcext:value-type="float">
            <text:p>17.9993710518</text:p>
          </table:table-cell>
          <table:table-cell table:formula="of:=IF(OR(ISBLANK([.E203]);[.I203]&lt;=0);&quot;&quot;;[.I203])" office:value-type="float" office:value="17.9993710517883" calcext:value-type="float">
            <text:p>17.99937105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055" calcext:value-type="float">
            <text:p>1427903657.18055</text:p>
          </table:table-cell>
          <table:table-cell office:value-type="float" office:value="1427903674.11316" calcext:value-type="float">
            <text:p>1427903674.11316</text:p>
          </table:table-cell>
          <table:table-cell office:value-type="float" office:value="1427903675.17805" calcext:value-type="float">
            <text:p>1427903675.17805</text:p>
          </table:table-cell>
          <table:table-cell/>
          <table:table-cell table:formula="of:=MAX([.B204];[.D204];[.G204])-MAX([.A204];[.C204];[.E204])" office:value-type="float" office:value="17.9974939823151" calcext:value-type="float">
            <text:p>17.9974939823</text:p>
          </table:table-cell>
          <table:table-cell table:formula="of:=IF(ISBLANK([.E204]);&quot;&quot;;[.I204])" office:value-type="float" office:value="17.9974939823151" calcext:value-type="float">
            <text:p>17.9974939823</text:p>
          </table:table-cell>
          <table:table-cell table:formula="of:=IF(OR(ISBLANK([.E204]);[.I204]&lt;=0);&quot;&quot;;[.I204])" office:value-type="float" office:value="17.9974939823151" calcext:value-type="float">
            <text:p>17.99749398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209" calcext:value-type="float">
            <text:p>1427903657.18209</text:p>
          </table:table-cell>
          <table:table-cell office:value-type="float" office:value="1427903673.99797" calcext:value-type="float">
            <text:p>1427903673.99797</text:p>
          </table:table-cell>
          <table:table-cell office:value-type="float" office:value="1427903675.03457" calcext:value-type="float">
            <text:p>1427903675.03457</text:p>
          </table:table-cell>
          <table:table-cell/>
          <table:table-cell table:formula="of:=MAX([.B205];[.D205];[.G205])-MAX([.A205];[.C205];[.E205])" office:value-type="float" office:value="17.8524758815765" calcext:value-type="float">
            <text:p>17.8524758816</text:p>
          </table:table-cell>
          <table:table-cell table:formula="of:=IF(ISBLANK([.E205]);&quot;&quot;;[.I205])" office:value-type="float" office:value="17.8524758815765" calcext:value-type="float">
            <text:p>17.8524758816</text:p>
          </table:table-cell>
          <table:table-cell table:formula="of:=IF(OR(ISBLANK([.E205]);[.I205]&lt;=0);&quot;&quot;;[.I205])" office:value-type="float" office:value="17.8524758815765" calcext:value-type="float">
            <text:p>17.85247588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367" calcext:value-type="float">
            <text:p>1427903657.18367</text:p>
          </table:table-cell>
          <table:table-cell office:value-type="float" office:value="1427903673.85288" calcext:value-type="float">
            <text:p>1427903673.85288</text:p>
          </table:table-cell>
          <table:table-cell office:value-type="float" office:value="1427903674.93484" calcext:value-type="float">
            <text:p>1427903674.93484</text:p>
          </table:table-cell>
          <table:table-cell/>
          <table:table-cell table:formula="of:=MAX([.B206];[.D206];[.G206])-MAX([.A206];[.C206];[.E206])" office:value-type="float" office:value="17.7511701583862" calcext:value-type="float">
            <text:p>17.7511701584</text:p>
          </table:table-cell>
          <table:table-cell table:formula="of:=IF(ISBLANK([.E206]);&quot;&quot;;[.I206])" office:value-type="float" office:value="17.7511701583862" calcext:value-type="float">
            <text:p>17.7511701584</text:p>
          </table:table-cell>
          <table:table-cell table:formula="of:=IF(OR(ISBLANK([.E206]);[.I206]&lt;=0);&quot;&quot;;[.I206])" office:value-type="float" office:value="17.7511701583862" calcext:value-type="float">
            <text:p>17.75117015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511" calcext:value-type="float">
            <text:p>1427903657.18511</text:p>
          </table:table-cell>
          <table:table-cell office:value-type="float" office:value="1427903674.27758" calcext:value-type="float">
            <text:p>1427903674.27758</text:p>
          </table:table-cell>
          <table:table-cell office:value-type="float" office:value="1427903675.23016" calcext:value-type="float">
            <text:p>1427903675.23016</text:p>
          </table:table-cell>
          <table:table-cell/>
          <table:table-cell table:formula="of:=MAX([.B207];[.D207];[.G207])-MAX([.A207];[.C207];[.E207])" office:value-type="float" office:value="18.0450458526611" calcext:value-type="float">
            <text:p>18.0450458527</text:p>
          </table:table-cell>
          <table:table-cell table:formula="of:=IF(ISBLANK([.E207]);&quot;&quot;;[.I207])" office:value-type="float" office:value="18.0450458526611" calcext:value-type="float">
            <text:p>18.0450458527</text:p>
          </table:table-cell>
          <table:table-cell table:formula="of:=IF(OR(ISBLANK([.E207]);[.I207]&lt;=0);&quot;&quot;;[.I207])" office:value-type="float" office:value="18.0450458526611" calcext:value-type="float">
            <text:p>18.04504585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642" calcext:value-type="float">
            <text:p>1427903657.18642</text:p>
          </table:table-cell>
          <table:table-cell office:value-type="float" office:value="1427903674.59208" calcext:value-type="float">
            <text:p>1427903674.59208</text:p>
          </table:table-cell>
          <table:table-cell office:value-type="float" office:value="1427903675.70186" calcext:value-type="float">
            <text:p>1427903675.70186</text:p>
          </table:table-cell>
          <table:table-cell/>
          <table:table-cell table:formula="of:=MAX([.B208];[.D208];[.G208])-MAX([.A208];[.C208];[.E208])" office:value-type="float" office:value="18.5154399871826" calcext:value-type="float">
            <text:p>18.5154399872</text:p>
          </table:table-cell>
          <table:table-cell table:formula="of:=IF(ISBLANK([.E208]);&quot;&quot;;[.I208])" office:value-type="float" office:value="18.5154399871826" calcext:value-type="float">
            <text:p>18.5154399872</text:p>
          </table:table-cell>
          <table:table-cell table:formula="of:=IF(OR(ISBLANK([.E208]);[.I208]&lt;=0);&quot;&quot;;[.I208])" office:value-type="float" office:value="18.5154399871826" calcext:value-type="float">
            <text:p>18.51543998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773" calcext:value-type="float">
            <text:p>1427903657.18773</text:p>
          </table:table-cell>
          <table:table-cell office:value-type="float" office:value="1427903674.28869" calcext:value-type="float">
            <text:p>1427903674.28869</text:p>
          </table:table-cell>
          <table:table-cell office:value-type="float" office:value="1427903675.38951" calcext:value-type="float">
            <text:p>1427903675.38951</text:p>
          </table:table-cell>
          <table:table-cell/>
          <table:table-cell table:formula="of:=MAX([.B209];[.D209];[.G209])-MAX([.A209];[.C209];[.E209])" office:value-type="float" office:value="18.2017869949341" calcext:value-type="float">
            <text:p>18.2017869949</text:p>
          </table:table-cell>
          <table:table-cell table:formula="of:=IF(ISBLANK([.E209]);&quot;&quot;;[.I209])" office:value-type="float" office:value="18.2017869949341" calcext:value-type="float">
            <text:p>18.2017869949</text:p>
          </table:table-cell>
          <table:table-cell table:formula="of:=IF(OR(ISBLANK([.E209]);[.I209]&lt;=0);&quot;&quot;;[.I209])" office:value-type="float" office:value="18.2017869949341" calcext:value-type="float">
            <text:p>18.20178699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8904" calcext:value-type="float">
            <text:p>1427903657.18904</text:p>
          </table:table-cell>
          <table:table-cell office:value-type="float" office:value="1427903674.13712" calcext:value-type="float">
            <text:p>1427903674.13712</text:p>
          </table:table-cell>
          <table:table-cell office:value-type="float" office:value="1427903675.22556" calcext:value-type="float">
            <text:p>1427903675.22556</text:p>
          </table:table-cell>
          <table:table-cell/>
          <table:table-cell table:formula="of:=MAX([.B210];[.D210];[.G210])-MAX([.A210];[.C210];[.E210])" office:value-type="float" office:value="18.0365219116211" calcext:value-type="float">
            <text:p>18.0365219116</text:p>
          </table:table-cell>
          <table:table-cell table:formula="of:=IF(ISBLANK([.E210]);&quot;&quot;;[.I210])" office:value-type="float" office:value="18.0365219116211" calcext:value-type="float">
            <text:p>18.0365219116</text:p>
          </table:table-cell>
          <table:table-cell table:formula="of:=IF(OR(ISBLANK([.E210]);[.I210]&lt;=0);&quot;&quot;;[.I210])" office:value-type="float" office:value="18.0365219116211" calcext:value-type="float">
            <text:p>18.03652191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57.19033" calcext:value-type="float">
            <text:p>1427903657.19033</text:p>
          </table:table-cell>
          <table:table-cell office:value-type="float" office:value="1427903673.84772" calcext:value-type="float">
            <text:p>1427903673.84772</text:p>
          </table:table-cell>
          <table:table-cell office:value-type="float" office:value="1427903674.90185" calcext:value-type="float">
            <text:p>1427903674.90185</text:p>
          </table:table-cell>
          <table:table-cell/>
          <table:table-cell table:formula="of:=MAX([.B211];[.D211];[.G211])-MAX([.A211];[.C211];[.E211])" office:value-type="float" office:value="17.7115170955658" calcext:value-type="float">
            <text:p>17.7115170956</text:p>
          </table:table-cell>
          <table:table-cell table:formula="of:=IF(ISBLANK([.E211]);&quot;&quot;;[.I211])" office:value-type="float" office:value="17.7115170955658" calcext:value-type="float">
            <text:p>17.7115170956</text:p>
          </table:table-cell>
          <table:table-cell table:formula="of:=IF(OR(ISBLANK([.E211]);[.I211]&lt;=0);&quot;&quot;;[.I211])" office:value-type="float" office:value="17.7115170955658" calcext:value-type="float">
            <text:p>17.71151709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75.70189" calcext:value-type="float">
            <text:p>1427903675.70189</text:p>
          </table:table-cell>
          <table:table-cell office:value-type="float" office:value="1427903694.29284" calcext:value-type="float">
            <text:p>1427903694.29284</text:p>
          </table:table-cell>
          <table:table-cell table:number-columns-repeated="4"/>
          <table:table-cell table:formula="of:=MAX([.B212];[.D212];[.G212])-MAX([.A212];[.C212];[.E212])" office:value-type="float" office:value="18.5909540653229" calcext:value-type="float">
            <text:p>18.5909540653</text:p>
          </table:table-cell>
          <table:table-cell table:formula="of:=IF(ISBLANK([.E212]);&quot;&quot;;[.I212])">
            <text:p/>
          </table:table-cell>
          <table:table-cell table:formula="of:=IF(OR(ISBLANK([.E212]);[.I212]&lt;=0);&quot;&quot;;[.I21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189" calcext:value-type="float">
            <text:p>1427903675.70189</text:p>
          </table:table-cell>
          <table:table-cell office:value-type="float" office:value="1427903693.19559" calcext:value-type="float">
            <text:p>1427903693.19559</text:p>
          </table:table-cell>
          <table:table-cell office:value-type="float" office:value="1427903694.29283" calcext:value-type="float">
            <text:p>1427903694.29283</text:p>
          </table:table-cell>
          <table:table-cell/>
          <table:table-cell table:formula="of:=MAX([.B213];[.D213];[.G213])-MAX([.A213];[.C213];[.E213])" office:value-type="float" office:value="18.5909440517426" calcext:value-type="float">
            <text:p>18.5909440517</text:p>
          </table:table-cell>
          <table:table-cell table:formula="of:=IF(ISBLANK([.E213]);&quot;&quot;;[.I213])" office:value-type="float" office:value="18.5909440517426" calcext:value-type="float">
            <text:p>18.5909440517</text:p>
          </table:table-cell>
          <table:table-cell table:formula="of:=IF(OR(ISBLANK([.E213]);[.I213]&lt;=0);&quot;&quot;;[.I213])" office:value-type="float" office:value="18.5909440517426" calcext:value-type="float">
            <text:p>18.59094405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248" calcext:value-type="float">
            <text:p>1427903675.70248</text:p>
          </table:table-cell>
          <table:table-cell office:value-type="float" office:value="1427903693.07112" calcext:value-type="float">
            <text:p>1427903693.07112</text:p>
          </table:table-cell>
          <table:table-cell office:value-type="float" office:value="1427903694.12487" calcext:value-type="float">
            <text:p>1427903694.12487</text:p>
          </table:table-cell>
          <table:table-cell/>
          <table:table-cell table:formula="of:=MAX([.B214];[.D214];[.G214])-MAX([.A214];[.C214];[.E214])" office:value-type="float" office:value="18.4223899841309" calcext:value-type="float">
            <text:p>18.4223899841</text:p>
          </table:table-cell>
          <table:table-cell table:formula="of:=IF(ISBLANK([.E214]);&quot;&quot;;[.I214])" office:value-type="float" office:value="18.4223899841309" calcext:value-type="float">
            <text:p>18.4223899841</text:p>
          </table:table-cell>
          <table:table-cell table:formula="of:=IF(OR(ISBLANK([.E214]);[.I214]&lt;=0);&quot;&quot;;[.I214])" office:value-type="float" office:value="18.4223899841309" calcext:value-type="float">
            <text:p>18.422389984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299" calcext:value-type="float">
            <text:p>1427903675.70299</text:p>
          </table:table-cell>
          <table:table-cell office:value-type="float" office:value="1427903692.62574" calcext:value-type="float">
            <text:p>1427903692.62574</text:p>
          </table:table-cell>
          <table:table-cell office:value-type="float" office:value="1427903693.71961" calcext:value-type="float">
            <text:p>1427903693.71961</text:p>
          </table:table-cell>
          <table:table-cell/>
          <table:table-cell table:formula="of:=MAX([.B215];[.D215];[.G215])-MAX([.A215];[.C215];[.E215])" office:value-type="float" office:value="18.0166170597076" calcext:value-type="float">
            <text:p>18.0166170597</text:p>
          </table:table-cell>
          <table:table-cell table:formula="of:=IF(ISBLANK([.E215]);&quot;&quot;;[.I215])" office:value-type="float" office:value="18.0166170597076" calcext:value-type="float">
            <text:p>18.0166170597</text:p>
          </table:table-cell>
          <table:table-cell table:formula="of:=IF(OR(ISBLANK([.E215]);[.I215]&lt;=0);&quot;&quot;;[.I215])" office:value-type="float" office:value="18.0166170597076" calcext:value-type="float">
            <text:p>18.01661705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349" calcext:value-type="float">
            <text:p>1427903675.70349</text:p>
          </table:table-cell>
          <table:table-cell office:value-type="float" office:value="1427903692.8927" calcext:value-type="float">
            <text:p>1427903692.8927</text:p>
          </table:table-cell>
          <table:table-cell office:value-type="float" office:value="1427903693.99853" calcext:value-type="float">
            <text:p>1427903693.99853</text:p>
          </table:table-cell>
          <table:table-cell/>
          <table:table-cell table:formula="of:=MAX([.B216];[.D216];[.G216])-MAX([.A216];[.C216];[.E216])" office:value-type="float" office:value="18.2950451374054" calcext:value-type="float">
            <text:p>18.2950451374</text:p>
          </table:table-cell>
          <table:table-cell table:formula="of:=IF(ISBLANK([.E216]);&quot;&quot;;[.I216])" office:value-type="float" office:value="18.2950451374054" calcext:value-type="float">
            <text:p>18.2950451374</text:p>
          </table:table-cell>
          <table:table-cell table:formula="of:=IF(OR(ISBLANK([.E216]);[.I216]&lt;=0);&quot;&quot;;[.I216])" office:value-type="float" office:value="18.2950451374054" calcext:value-type="float">
            <text:p>18.29504513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396" calcext:value-type="float">
            <text:p>1427903675.70396</text:p>
          </table:table-cell>
          <table:table-cell office:value-type="float" office:value="1427903692.91487" calcext:value-type="float">
            <text:p>1427903692.91487</text:p>
          </table:table-cell>
          <table:table-cell office:value-type="float" office:value="1427903693.96486" calcext:value-type="float">
            <text:p>1427903693.96486</text:p>
          </table:table-cell>
          <table:table-cell/>
          <table:table-cell table:formula="of:=MAX([.B217];[.D217];[.G217])-MAX([.A217];[.C217];[.E217])" office:value-type="float" office:value="18.2608959674835" calcext:value-type="float">
            <text:p>18.2608959675</text:p>
          </table:table-cell>
          <table:table-cell table:formula="of:=IF(ISBLANK([.E217]);&quot;&quot;;[.I217])" office:value-type="float" office:value="18.2608959674835" calcext:value-type="float">
            <text:p>18.2608959675</text:p>
          </table:table-cell>
          <table:table-cell table:formula="of:=IF(OR(ISBLANK([.E217]);[.I217]&lt;=0);&quot;&quot;;[.I217])" office:value-type="float" office:value="18.2608959674835" calcext:value-type="float">
            <text:p>18.26089596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443" calcext:value-type="float">
            <text:p>1427903675.70443</text:p>
          </table:table-cell>
          <table:table-cell office:value-type="float" office:value="1427903693.16808" calcext:value-type="float">
            <text:p>1427903693.16808</text:p>
          </table:table-cell>
          <table:table-cell office:value-type="float" office:value="1427903694.23762" calcext:value-type="float">
            <text:p>1427903694.23762</text:p>
          </table:table-cell>
          <table:table-cell/>
          <table:table-cell table:formula="of:=MAX([.B218];[.D218];[.G218])-MAX([.A218];[.C218];[.E218])" office:value-type="float" office:value="18.5331919193268" calcext:value-type="float">
            <text:p>18.5331919193</text:p>
          </table:table-cell>
          <table:table-cell table:formula="of:=IF(ISBLANK([.E218]);&quot;&quot;;[.I218])" office:value-type="float" office:value="18.5331919193268" calcext:value-type="float">
            <text:p>18.5331919193</text:p>
          </table:table-cell>
          <table:table-cell table:formula="of:=IF(OR(ISBLANK([.E218]);[.I218]&lt;=0);&quot;&quot;;[.I218])" office:value-type="float" office:value="18.5331919193268" calcext:value-type="float">
            <text:p>18.53319191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493" calcext:value-type="float">
            <text:p>1427903675.70493</text:p>
          </table:table-cell>
          <table:table-cell office:value-type="float" office:value="1427903692.68134" calcext:value-type="float">
            <text:p>1427903692.68134</text:p>
          </table:table-cell>
          <table:table-cell office:value-type="float" office:value="1427903693.75882" calcext:value-type="float">
            <text:p>1427903693.75882</text:p>
          </table:table-cell>
          <table:table-cell/>
          <table:table-cell table:formula="of:=MAX([.B219];[.D219];[.G219])-MAX([.A219];[.C219];[.E219])" office:value-type="float" office:value="18.0538880825043" calcext:value-type="float">
            <text:p>18.0538880825</text:p>
          </table:table-cell>
          <table:table-cell table:formula="of:=IF(ISBLANK([.E219]);&quot;&quot;;[.I219])" office:value-type="float" office:value="18.0538880825043" calcext:value-type="float">
            <text:p>18.0538880825</text:p>
          </table:table-cell>
          <table:table-cell table:formula="of:=IF(OR(ISBLANK([.E219]);[.I219]&lt;=0);&quot;&quot;;[.I219])" office:value-type="float" office:value="18.0538880825043" calcext:value-type="float">
            <text:p>18.05388808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543" calcext:value-type="float">
            <text:p>1427903675.70543</text:p>
          </table:table-cell>
          <table:table-cell office:value-type="float" office:value="1427903692.78624" calcext:value-type="float">
            <text:p>1427903692.78624</text:p>
          </table:table-cell>
          <table:table-cell office:value-type="float" office:value="1427903693.79229" calcext:value-type="float">
            <text:p>1427903693.79229</text:p>
          </table:table-cell>
          <table:table-cell/>
          <table:table-cell table:formula="of:=MAX([.B220];[.D220];[.G220])-MAX([.A220];[.C220];[.E220])" office:value-type="float" office:value="18.0868589878082" calcext:value-type="float">
            <text:p>18.0868589878</text:p>
          </table:table-cell>
          <table:table-cell table:formula="of:=IF(ISBLANK([.E220]);&quot;&quot;;[.I220])" office:value-type="float" office:value="18.0868589878082" calcext:value-type="float">
            <text:p>18.0868589878</text:p>
          </table:table-cell>
          <table:table-cell table:formula="of:=IF(OR(ISBLANK([.E220]);[.I220]&lt;=0);&quot;&quot;;[.I220])" office:value-type="float" office:value="18.0868589878082" calcext:value-type="float">
            <text:p>18.08685898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589" calcext:value-type="float">
            <text:p>1427903675.70589</text:p>
          </table:table-cell>
          <table:table-cell office:value-type="float" office:value="1427903692.48325" calcext:value-type="float">
            <text:p>1427903692.48325</text:p>
          </table:table-cell>
          <table:table-cell office:value-type="float" office:value="1427903693.58497" calcext:value-type="float">
            <text:p>1427903693.58497</text:p>
          </table:table-cell>
          <table:table-cell/>
          <table:table-cell table:formula="of:=MAX([.B221];[.D221];[.G221])-MAX([.A221];[.C221];[.E221])" office:value-type="float" office:value="17.8790810108185" calcext:value-type="float">
            <text:p>17.8790810108</text:p>
          </table:table-cell>
          <table:table-cell table:formula="of:=IF(ISBLANK([.E221]);&quot;&quot;;[.I221])" office:value-type="float" office:value="17.8790810108185" calcext:value-type="float">
            <text:p>17.8790810108</text:p>
          </table:table-cell>
          <table:table-cell table:formula="of:=IF(OR(ISBLANK([.E221]);[.I221]&lt;=0);&quot;&quot;;[.I221])" office:value-type="float" office:value="17.8790810108185" calcext:value-type="float">
            <text:p>17.87908101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75.70658" calcext:value-type="float">
            <text:p>1427903675.70658</text:p>
          </table:table-cell>
          <table:table-cell office:value-type="float" office:value="1427903692.75625" calcext:value-type="float">
            <text:p>1427903692.75625</text:p>
          </table:table-cell>
          <table:table-cell office:value-type="float" office:value="1427903693.8217" calcext:value-type="float">
            <text:p>1427903693.8217</text:p>
          </table:table-cell>
          <table:table-cell/>
          <table:table-cell table:formula="of:=MAX([.B222];[.D222];[.G222])-MAX([.A222];[.C222];[.E222])" office:value-type="float" office:value="18.1151268482208" calcext:value-type="float">
            <text:p>18.1151268482</text:p>
          </table:table-cell>
          <table:table-cell table:formula="of:=IF(ISBLANK([.E222]);&quot;&quot;;[.I222])" office:value-type="float" office:value="18.1151268482208" calcext:value-type="float">
            <text:p>18.1151268482</text:p>
          </table:table-cell>
          <table:table-cell table:formula="of:=IF(OR(ISBLANK([.E222]);[.I222]&lt;=0);&quot;&quot;;[.I222])" office:value-type="float" office:value="18.1151268482208" calcext:value-type="float">
            <text:p>18.115126848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694.29285" calcext:value-type="float">
            <text:p>1427903694.29285</text:p>
          </table:table-cell>
          <table:table-cell office:value-type="float" office:value="1427903712.97245" calcext:value-type="float">
            <text:p>1427903712.97245</text:p>
          </table:table-cell>
          <table:table-cell table:number-columns-repeated="4"/>
          <table:table-cell table:formula="of:=MAX([.B223];[.D223];[.G223])-MAX([.A223];[.C223];[.E223])" office:value-type="float" office:value="18.6795928478241" calcext:value-type="float">
            <text:p>18.6795928478</text:p>
          </table:table-cell>
          <table:table-cell table:formula="of:=IF(ISBLANK([.E223]);&quot;&quot;;[.I223])">
            <text:p/>
          </table:table-cell>
          <table:table-cell table:formula="of:=IF(OR(ISBLANK([.E223]);[.I223]&lt;=0);&quot;&quot;;[.I22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29286" calcext:value-type="float">
            <text:p>1427903694.29286</text:p>
          </table:table-cell>
          <table:table-cell office:value-type="float" office:value="1427903711.56332" calcext:value-type="float">
            <text:p>1427903711.56332</text:p>
          </table:table-cell>
          <table:table-cell office:value-type="float" office:value="1427903712.59301" calcext:value-type="float">
            <text:p>1427903712.59301</text:p>
          </table:table-cell>
          <table:table-cell/>
          <table:table-cell table:formula="of:=MAX([.B224];[.D224];[.G224])-MAX([.A224];[.C224];[.E224])" office:value-type="float" office:value="18.3001480102539" calcext:value-type="float">
            <text:p>18.3001480103</text:p>
          </table:table-cell>
          <table:table-cell table:formula="of:=IF(ISBLANK([.E224]);&quot;&quot;;[.I224])" office:value-type="float" office:value="18.3001480102539" calcext:value-type="float">
            <text:p>18.3001480103</text:p>
          </table:table-cell>
          <table:table-cell table:formula="of:=IF(OR(ISBLANK([.E224]);[.I224]&lt;=0);&quot;&quot;;[.I224])" office:value-type="float" office:value="18.3001480102539" calcext:value-type="float">
            <text:p>18.30014801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29422" calcext:value-type="float">
            <text:p>1427903694.29422</text:p>
          </table:table-cell>
          <table:table-cell office:value-type="float" office:value="1427903711.53722" calcext:value-type="float">
            <text:p>1427903711.53722</text:p>
          </table:table-cell>
          <table:table-cell office:value-type="float" office:value="1427903712.47729" calcext:value-type="float">
            <text:p>1427903712.47729</text:p>
          </table:table-cell>
          <table:table-cell/>
          <table:table-cell table:formula="of:=MAX([.B225];[.D225];[.G225])-MAX([.A225];[.C225];[.E225])" office:value-type="float" office:value="18.1830668449402" calcext:value-type="float">
            <text:p>18.1830668449</text:p>
          </table:table-cell>
          <table:table-cell table:formula="of:=IF(ISBLANK([.E225]);&quot;&quot;;[.I225])" office:value-type="float" office:value="18.1830668449402" calcext:value-type="float">
            <text:p>18.1830668449</text:p>
          </table:table-cell>
          <table:table-cell table:formula="of:=IF(OR(ISBLANK([.E225]);[.I225]&lt;=0);&quot;&quot;;[.I225])" office:value-type="float" office:value="18.1830668449402" calcext:value-type="float">
            <text:p>18.18306684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29574" calcext:value-type="float">
            <text:p>1427903694.29574</text:p>
          </table:table-cell>
          <table:table-cell office:value-type="float" office:value="1427903711.90036" calcext:value-type="float">
            <text:p>1427903711.90036</text:p>
          </table:table-cell>
          <table:table-cell office:value-type="float" office:value="1427903712.97244" calcext:value-type="float">
            <text:p>1427903712.97244</text:p>
          </table:table-cell>
          <table:table-cell/>
          <table:table-cell table:formula="of:=MAX([.B226];[.D226];[.G226])-MAX([.A226];[.C226];[.E226])" office:value-type="float" office:value="18.676696062088" calcext:value-type="float">
            <text:p>18.6766960621</text:p>
          </table:table-cell>
          <table:table-cell table:formula="of:=IF(ISBLANK([.E226]);&quot;&quot;;[.I226])" office:value-type="float" office:value="18.676696062088" calcext:value-type="float">
            <text:p>18.6766960621</text:p>
          </table:table-cell>
          <table:table-cell table:formula="of:=IF(OR(ISBLANK([.E226]);[.I226]&lt;=0);&quot;&quot;;[.I226])" office:value-type="float" office:value="18.676696062088" calcext:value-type="float">
            <text:p>18.6766960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29712" calcext:value-type="float">
            <text:p>1427903694.29712</text:p>
          </table:table-cell>
          <table:table-cell office:value-type="float" office:value="1427903711.27945" calcext:value-type="float">
            <text:p>1427903711.27945</text:p>
          </table:table-cell>
          <table:table-cell office:value-type="float" office:value="1427903712.38501" calcext:value-type="float">
            <text:p>1427903712.38501</text:p>
          </table:table-cell>
          <table:table-cell/>
          <table:table-cell table:formula="of:=MAX([.B227];[.D227];[.G227])-MAX([.A227];[.C227];[.E227])" office:value-type="float" office:value="18.0878870487213" calcext:value-type="float">
            <text:p>18.0878870487</text:p>
          </table:table-cell>
          <table:table-cell table:formula="of:=IF(ISBLANK([.E227]);&quot;&quot;;[.I227])" office:value-type="float" office:value="18.0878870487213" calcext:value-type="float">
            <text:p>18.0878870487</text:p>
          </table:table-cell>
          <table:table-cell table:formula="of:=IF(OR(ISBLANK([.E227]);[.I227]&lt;=0);&quot;&quot;;[.I227])" office:value-type="float" office:value="18.0878870487213" calcext:value-type="float">
            <text:p>18.08788704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29894" calcext:value-type="float">
            <text:p>1427903694.29894</text:p>
          </table:table-cell>
          <table:table-cell office:value-type="float" office:value="1427903710.81928" calcext:value-type="float">
            <text:p>1427903710.81928</text:p>
          </table:table-cell>
          <table:table-cell office:value-type="float" office:value="1427903711.92616" calcext:value-type="float">
            <text:p>1427903711.92616</text:p>
          </table:table-cell>
          <table:table-cell/>
          <table:table-cell table:formula="of:=MAX([.B228];[.D228];[.G228])-MAX([.A228];[.C228];[.E228])" office:value-type="float" office:value="17.6272161006927" calcext:value-type="float">
            <text:p>17.6272161007</text:p>
          </table:table-cell>
          <table:table-cell table:formula="of:=IF(ISBLANK([.E228]);&quot;&quot;;[.I228])" office:value-type="float" office:value="17.6272161006927" calcext:value-type="float">
            <text:p>17.6272161007</text:p>
          </table:table-cell>
          <table:table-cell table:formula="of:=IF(OR(ISBLANK([.E228]);[.I228]&lt;=0);&quot;&quot;;[.I228])" office:value-type="float" office:value="17.6272161006927" calcext:value-type="float">
            <text:p>17.62721610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30025" calcext:value-type="float">
            <text:p>1427903694.30025</text:p>
          </table:table-cell>
          <table:table-cell office:value-type="float" office:value="1427903711.66783" calcext:value-type="float">
            <text:p>1427903711.66783</text:p>
          </table:table-cell>
          <table:table-cell office:value-type="float" office:value="1427903712.76815" calcext:value-type="float">
            <text:p>1427903712.76815</text:p>
          </table:table-cell>
          <table:table-cell/>
          <table:table-cell table:formula="of:=MAX([.B229];[.D229];[.G229])-MAX([.A229];[.C229];[.E229])" office:value-type="float" office:value="18.4678950309753" calcext:value-type="float">
            <text:p>18.467895031</text:p>
          </table:table-cell>
          <table:table-cell table:formula="of:=IF(ISBLANK([.E229]);&quot;&quot;;[.I229])" office:value-type="float" office:value="18.4678950309753" calcext:value-type="float">
            <text:p>18.467895031</text:p>
          </table:table-cell>
          <table:table-cell table:formula="of:=IF(OR(ISBLANK([.E229]);[.I229]&lt;=0);&quot;&quot;;[.I229])" office:value-type="float" office:value="18.4678950309753" calcext:value-type="float">
            <text:p>18.467895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30169" calcext:value-type="float">
            <text:p>1427903694.30169</text:p>
          </table:table-cell>
          <table:table-cell office:value-type="float" office:value="1427903711.53095" calcext:value-type="float">
            <text:p>1427903711.53095</text:p>
          </table:table-cell>
          <table:table-cell office:value-type="float" office:value="1427903712.56534" calcext:value-type="float">
            <text:p>1427903712.56534</text:p>
          </table:table-cell>
          <table:table-cell/>
          <table:table-cell table:formula="of:=MAX([.B230];[.D230];[.G230])-MAX([.A230];[.C230];[.E230])" office:value-type="float" office:value="18.2636530399323" calcext:value-type="float">
            <text:p>18.2636530399</text:p>
          </table:table-cell>
          <table:table-cell table:formula="of:=IF(ISBLANK([.E230]);&quot;&quot;;[.I230])" office:value-type="float" office:value="18.2636530399323" calcext:value-type="float">
            <text:p>18.2636530399</text:p>
          </table:table-cell>
          <table:table-cell table:formula="of:=IF(OR(ISBLANK([.E230]);[.I230]&lt;=0);&quot;&quot;;[.I230])" office:value-type="float" office:value="18.2636530399323" calcext:value-type="float">
            <text:p>18.26365303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303" calcext:value-type="float">
            <text:p>1427903694.303</text:p>
          </table:table-cell>
          <table:table-cell office:value-type="float" office:value="1427903711.46596" calcext:value-type="float">
            <text:p>1427903711.46596</text:p>
          </table:table-cell>
          <table:table-cell office:value-type="float" office:value="1427903712.45335" calcext:value-type="float">
            <text:p>1427903712.45335</text:p>
          </table:table-cell>
          <table:table-cell/>
          <table:table-cell table:formula="of:=MAX([.B231];[.D231];[.G231])-MAX([.A231];[.C231];[.E231])" office:value-type="float" office:value="18.1503529548645" calcext:value-type="float">
            <text:p>18.1503529549</text:p>
          </table:table-cell>
          <table:table-cell table:formula="of:=IF(ISBLANK([.E231]);&quot;&quot;;[.I231])" office:value-type="float" office:value="18.1503529548645" calcext:value-type="float">
            <text:p>18.1503529549</text:p>
          </table:table-cell>
          <table:table-cell table:formula="of:=IF(OR(ISBLANK([.E231]);[.I231]&lt;=0);&quot;&quot;;[.I231])" office:value-type="float" office:value="18.1503529548645" calcext:value-type="float">
            <text:p>18.15035295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3043" calcext:value-type="float">
            <text:p>1427903694.3043</text:p>
          </table:table-cell>
          <table:table-cell office:value-type="float" office:value="1427903711.72747" calcext:value-type="float">
            <text:p>1427903711.72747</text:p>
          </table:table-cell>
          <table:table-cell office:value-type="float" office:value="1427903712.7938" calcext:value-type="float">
            <text:p>1427903712.7938</text:p>
          </table:table-cell>
          <table:table-cell/>
          <table:table-cell table:formula="of:=MAX([.B232];[.D232];[.G232])-MAX([.A232];[.C232];[.E232])" office:value-type="float" office:value="18.4894981384277" calcext:value-type="float">
            <text:p>18.4894981384</text:p>
          </table:table-cell>
          <table:table-cell table:formula="of:=IF(ISBLANK([.E232]);&quot;&quot;;[.I232])" office:value-type="float" office:value="18.4894981384277" calcext:value-type="float">
            <text:p>18.4894981384</text:p>
          </table:table-cell>
          <table:table-cell table:formula="of:=IF(OR(ISBLANK([.E232]);[.I232]&lt;=0);&quot;&quot;;[.I232])" office:value-type="float" office:value="18.4894981384277" calcext:value-type="float">
            <text:p>18.48949813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694.30569" calcext:value-type="float">
            <text:p>1427903694.30569</text:p>
          </table:table-cell>
          <table:table-cell office:value-type="float" office:value="1427903709.41832" calcext:value-type="float">
            <text:p>1427903709.41832</text:p>
          </table:table-cell>
          <table:table-cell office:value-type="float" office:value="1427903710.81932" calcext:value-type="float">
            <text:p>1427903710.81932</text:p>
          </table:table-cell>
          <table:table-cell/>
          <table:table-cell table:formula="of:=MAX([.B233];[.D233];[.G233])-MAX([.A233];[.C233];[.E233])" office:value-type="float" office:value="16.513631105423" calcext:value-type="float">
            <text:p>16.5136311054</text:p>
          </table:table-cell>
          <table:table-cell table:formula="of:=IF(ISBLANK([.E233]);&quot;&quot;;[.I233])" office:value-type="float" office:value="16.513631105423" calcext:value-type="float">
            <text:p>16.5136311054</text:p>
          </table:table-cell>
          <table:table-cell table:formula="of:=IF(OR(ISBLANK([.E233]);[.I233]&lt;=0);&quot;&quot;;[.I233])" office:value-type="float" office:value="16.513631105423" calcext:value-type="float">
            <text:p>16.51363110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712.97246" calcext:value-type="float">
            <text:p>1427903712.97246</text:p>
          </table:table-cell>
          <table:table-cell office:value-type="float" office:value="1427903731.62333" calcext:value-type="float">
            <text:p>1427903731.62333</text:p>
          </table:table-cell>
          <table:table-cell table:number-columns-repeated="4"/>
          <table:table-cell table:formula="of:=MAX([.B234];[.D234];[.G234])-MAX([.A234];[.C234];[.E234])" office:value-type="float" office:value="18.6508648395538" calcext:value-type="float">
            <text:p>18.6508648396</text:p>
          </table:table-cell>
          <table:table-cell table:formula="of:=IF(ISBLANK([.E234]);&quot;&quot;;[.I234])">
            <text:p/>
          </table:table-cell>
          <table:table-cell table:formula="of:=IF(OR(ISBLANK([.E234]);[.I234]&lt;=0);&quot;&quot;;[.I23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247" calcext:value-type="float">
            <text:p>1427903712.97247</text:p>
          </table:table-cell>
          <table:table-cell office:value-type="float" office:value="1427903730.5685" calcext:value-type="float">
            <text:p>1427903730.5685</text:p>
          </table:table-cell>
          <table:table-cell office:value-type="float" office:value="1427903731.62332" calcext:value-type="float">
            <text:p>1427903731.62332</text:p>
          </table:table-cell>
          <table:table-cell/>
          <table:table-cell table:formula="of:=MAX([.B235];[.D235];[.G235])-MAX([.A235];[.C235];[.E235])" office:value-type="float" office:value="18.6508569717407" calcext:value-type="float">
            <text:p>18.6508569717</text:p>
          </table:table-cell>
          <table:table-cell table:formula="of:=IF(ISBLANK([.E235]);&quot;&quot;;[.I235])" office:value-type="float" office:value="18.6508569717407" calcext:value-type="float">
            <text:p>18.6508569717</text:p>
          </table:table-cell>
          <table:table-cell table:formula="of:=IF(OR(ISBLANK([.E235]);[.I235]&lt;=0);&quot;&quot;;[.I235])" office:value-type="float" office:value="18.6508569717407" calcext:value-type="float">
            <text:p>18.65085697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36" calcext:value-type="float">
            <text:p>1427903712.9736</text:p>
          </table:table-cell>
          <table:table-cell office:value-type="float" office:value="1427903729.88537" calcext:value-type="float">
            <text:p>1427903729.88537</text:p>
          </table:table-cell>
          <table:table-cell office:value-type="float" office:value="1427903730.97328" calcext:value-type="float">
            <text:p>1427903730.97328</text:p>
          </table:table-cell>
          <table:table-cell/>
          <table:table-cell table:formula="of:=MAX([.B236];[.D236];[.G236])-MAX([.A236];[.C236];[.E236])" office:value-type="float" office:value="17.9996728897095" calcext:value-type="float">
            <text:p>17.9996728897</text:p>
          </table:table-cell>
          <table:table-cell table:formula="of:=IF(ISBLANK([.E236]);&quot;&quot;;[.I236])" office:value-type="float" office:value="17.9996728897095" calcext:value-type="float">
            <text:p>17.9996728897</text:p>
          </table:table-cell>
          <table:table-cell table:formula="of:=IF(OR(ISBLANK([.E236]);[.I236]&lt;=0);&quot;&quot;;[.I236])" office:value-type="float" office:value="17.9996728897095" calcext:value-type="float">
            <text:p>17.99967288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47" calcext:value-type="float">
            <text:p>1427903712.9747</text:p>
          </table:table-cell>
          <table:table-cell office:value-type="float" office:value="1427903730.0775" calcext:value-type="float">
            <text:p>1427903730.0775</text:p>
          </table:table-cell>
          <table:table-cell office:value-type="float" office:value="1427903731.13834" calcext:value-type="float">
            <text:p>1427903731.13834</text:p>
          </table:table-cell>
          <table:table-cell/>
          <table:table-cell table:formula="of:=MAX([.B237];[.D237];[.G237])-MAX([.A237];[.C237];[.E237])" office:value-type="float" office:value="18.163642168045" calcext:value-type="float">
            <text:p>18.163642168</text:p>
          </table:table-cell>
          <table:table-cell table:formula="of:=IF(ISBLANK([.E237]);&quot;&quot;;[.I237])" office:value-type="float" office:value="18.163642168045" calcext:value-type="float">
            <text:p>18.163642168</text:p>
          </table:table-cell>
          <table:table-cell table:formula="of:=IF(OR(ISBLANK([.E237]);[.I237]&lt;=0);&quot;&quot;;[.I237])" office:value-type="float" office:value="18.163642168045" calcext:value-type="float">
            <text:p>18.1636421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545" calcext:value-type="float">
            <text:p>1427903712.97545</text:p>
          </table:table-cell>
          <table:table-cell office:value-type="float" office:value="1427903730.10937" calcext:value-type="float">
            <text:p>1427903730.10937</text:p>
          </table:table-cell>
          <table:table-cell office:value-type="float" office:value="1427903731.116" calcext:value-type="float">
            <text:p>1427903731.116</text:p>
          </table:table-cell>
          <table:table-cell/>
          <table:table-cell table:formula="of:=MAX([.B238];[.D238];[.G238])-MAX([.A238];[.C238];[.E238])" office:value-type="float" office:value="18.1405510902405" calcext:value-type="float">
            <text:p>18.1405510902</text:p>
          </table:table-cell>
          <table:table-cell table:formula="of:=IF(ISBLANK([.E238]);&quot;&quot;;[.I238])" office:value-type="float" office:value="18.1405510902405" calcext:value-type="float">
            <text:p>18.1405510902</text:p>
          </table:table-cell>
          <table:table-cell table:formula="of:=IF(OR(ISBLANK([.E238]);[.I238]&lt;=0);&quot;&quot;;[.I238])" office:value-type="float" office:value="18.1405510902405" calcext:value-type="float">
            <text:p>18.1405510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619" calcext:value-type="float">
            <text:p>1427903712.97619</text:p>
          </table:table-cell>
          <table:table-cell office:value-type="float" office:value="1427903730.48804" calcext:value-type="float">
            <text:p>1427903730.48804</text:p>
          </table:table-cell>
          <table:table-cell office:value-type="float" office:value="1427903731.56934" calcext:value-type="float">
            <text:p>1427903731.56934</text:p>
          </table:table-cell>
          <table:table-cell/>
          <table:table-cell table:formula="of:=MAX([.B239];[.D239];[.G239])-MAX([.A239];[.C239];[.E239])" office:value-type="float" office:value="18.5931549072266" calcext:value-type="float">
            <text:p>18.5931549072</text:p>
          </table:table-cell>
          <table:table-cell table:formula="of:=IF(ISBLANK([.E239]);&quot;&quot;;[.I239])" office:value-type="float" office:value="18.5931549072266" calcext:value-type="float">
            <text:p>18.5931549072</text:p>
          </table:table-cell>
          <table:table-cell table:formula="of:=IF(OR(ISBLANK([.E239]);[.I239]&lt;=0);&quot;&quot;;[.I239])" office:value-type="float" office:value="18.5931549072266" calcext:value-type="float">
            <text:p>18.59315490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699" calcext:value-type="float">
            <text:p>1427903712.97699</text:p>
          </table:table-cell>
          <table:table-cell office:value-type="float" office:value="1427903730.33334" calcext:value-type="float">
            <text:p>1427903730.33334</text:p>
          </table:table-cell>
          <table:table-cell office:value-type="float" office:value="1427903731.35147" calcext:value-type="float">
            <text:p>1427903731.35147</text:p>
          </table:table-cell>
          <table:table-cell/>
          <table:table-cell table:formula="of:=MAX([.B240];[.D240];[.G240])-MAX([.A240];[.C240];[.E240])" office:value-type="float" office:value="18.3744850158691" calcext:value-type="float">
            <text:p>18.3744850159</text:p>
          </table:table-cell>
          <table:table-cell table:formula="of:=IF(ISBLANK([.E240]);&quot;&quot;;[.I240])" office:value-type="float" office:value="18.3744850158691" calcext:value-type="float">
            <text:p>18.3744850159</text:p>
          </table:table-cell>
          <table:table-cell table:formula="of:=IF(OR(ISBLANK([.E240]);[.I240]&lt;=0);&quot;&quot;;[.I240])" office:value-type="float" office:value="18.3744850158691" calcext:value-type="float">
            <text:p>18.37448501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774" calcext:value-type="float">
            <text:p>1427903712.97774</text:p>
          </table:table-cell>
          <table:table-cell office:value-type="float" office:value="1427903730.29712" calcext:value-type="float">
            <text:p>1427903730.29712</text:p>
          </table:table-cell>
          <table:table-cell office:value-type="float" office:value="1427903731.26744" calcext:value-type="float">
            <text:p>1427903731.26744</text:p>
          </table:table-cell>
          <table:table-cell/>
          <table:table-cell table:formula="of:=MAX([.B241];[.D241];[.G241])-MAX([.A241];[.C241];[.E241])" office:value-type="float" office:value="18.2897019386292" calcext:value-type="float">
            <text:p>18.2897019386</text:p>
          </table:table-cell>
          <table:table-cell table:formula="of:=IF(ISBLANK([.E241]);&quot;&quot;;[.I241])" office:value-type="float" office:value="18.2897019386292" calcext:value-type="float">
            <text:p>18.2897019386</text:p>
          </table:table-cell>
          <table:table-cell table:formula="of:=IF(OR(ISBLANK([.E241]);[.I241]&lt;=0);&quot;&quot;;[.I241])" office:value-type="float" office:value="18.2897019386292" calcext:value-type="float">
            <text:p>18.28970193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848" calcext:value-type="float">
            <text:p>1427903712.97848</text:p>
          </table:table-cell>
          <table:table-cell office:value-type="float" office:value="1427903730.21484" calcext:value-type="float">
            <text:p>1427903730.21484</text:p>
          </table:table-cell>
          <table:table-cell office:value-type="float" office:value="1427903731.30171" calcext:value-type="float">
            <text:p>1427903731.30171</text:p>
          </table:table-cell>
          <table:table-cell/>
          <table:table-cell table:formula="of:=MAX([.B242];[.D242];[.G242])-MAX([.A242];[.C242];[.E242])" office:value-type="float" office:value="18.3232288360596" calcext:value-type="float">
            <text:p>18.3232288361</text:p>
          </table:table-cell>
          <table:table-cell table:formula="of:=IF(ISBLANK([.E242]);&quot;&quot;;[.I242])" office:value-type="float" office:value="18.3232288360596" calcext:value-type="float">
            <text:p>18.3232288361</text:p>
          </table:table-cell>
          <table:table-cell table:formula="of:=IF(OR(ISBLANK([.E242]);[.I242]&lt;=0);&quot;&quot;;[.I242])" office:value-type="float" office:value="18.3232288360596" calcext:value-type="float">
            <text:p>18.32322883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922" calcext:value-type="float">
            <text:p>1427903712.97922</text:p>
          </table:table-cell>
          <table:table-cell office:value-type="float" office:value="1427903730.24225" calcext:value-type="float">
            <text:p>1427903730.24225</text:p>
          </table:table-cell>
          <table:table-cell office:value-type="float" office:value="1427903731.3263" calcext:value-type="float">
            <text:p>1427903731.3263</text:p>
          </table:table-cell>
          <table:table-cell/>
          <table:table-cell table:formula="of:=MAX([.B243];[.D243];[.G243])-MAX([.A243];[.C243];[.E243])" office:value-type="float" office:value="18.3470749855042" calcext:value-type="float">
            <text:p>18.3470749855</text:p>
          </table:table-cell>
          <table:table-cell table:formula="of:=IF(ISBLANK([.E243]);&quot;&quot;;[.I243])" office:value-type="float" office:value="18.3470749855042" calcext:value-type="float">
            <text:p>18.3470749855</text:p>
          </table:table-cell>
          <table:table-cell table:formula="of:=IF(OR(ISBLANK([.E243]);[.I243]&lt;=0);&quot;&quot;;[.I243])" office:value-type="float" office:value="18.3470749855042" calcext:value-type="float">
            <text:p>18.34707498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12.97996" calcext:value-type="float">
            <text:p>1427903712.97996</text:p>
          </table:table-cell>
          <table:table-cell office:value-type="float" office:value="1427903729.93068" calcext:value-type="float">
            <text:p>1427903729.93068</text:p>
          </table:table-cell>
          <table:table-cell office:value-type="float" office:value="1427903730.9168" calcext:value-type="float">
            <text:p>1427903730.9168</text:p>
          </table:table-cell>
          <table:table-cell/>
          <table:table-cell table:formula="of:=MAX([.B244];[.D244];[.G244])-MAX([.A244];[.C244];[.E244])" office:value-type="float" office:value="17.9368410110474" calcext:value-type="float">
            <text:p>17.936841011</text:p>
          </table:table-cell>
          <table:table-cell table:formula="of:=IF(ISBLANK([.E244]);&quot;&quot;;[.I244])" office:value-type="float" office:value="17.9368410110474" calcext:value-type="float">
            <text:p>17.936841011</text:p>
          </table:table-cell>
          <table:table-cell table:formula="of:=IF(OR(ISBLANK([.E244]);[.I244]&lt;=0);&quot;&quot;;[.I244])" office:value-type="float" office:value="17.9368410110474" calcext:value-type="float">
            <text:p>17.9368410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731.62334" calcext:value-type="float">
            <text:p>1427903731.62334</text:p>
          </table:table-cell>
          <table:table-cell office:value-type="float" office:value="1427903750.22809" calcext:value-type="float">
            <text:p>1427903750.22809</text:p>
          </table:table-cell>
          <table:table-cell table:number-columns-repeated="4"/>
          <table:table-cell table:formula="of:=MAX([.B245];[.D245];[.G245])-MAX([.A245];[.C245];[.E245])" office:value-type="float" office:value="18.6047511100769" calcext:value-type="float">
            <text:p>18.6047511101</text:p>
          </table:table-cell>
          <table:table-cell table:formula="of:=IF(ISBLANK([.E245]);&quot;&quot;;[.I245])">
            <text:p/>
          </table:table-cell>
          <table:table-cell table:formula="of:=IF(OR(ISBLANK([.E245]);[.I245]&lt;=0);&quot;&quot;;[.I24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334" calcext:value-type="float">
            <text:p>1427903731.62334</text:p>
          </table:table-cell>
          <table:table-cell office:value-type="float" office:value="1427903748.71318" calcext:value-type="float">
            <text:p>1427903748.71318</text:p>
          </table:table-cell>
          <table:table-cell office:value-type="float" office:value="1427903749.66842" calcext:value-type="float">
            <text:p>1427903749.66842</text:p>
          </table:table-cell>
          <table:table-cell/>
          <table:table-cell table:formula="of:=MAX([.B246];[.D246];[.G246])-MAX([.A246];[.C246];[.E246])" office:value-type="float" office:value="18.045077085495" calcext:value-type="float">
            <text:p>18.0450770855</text:p>
          </table:table-cell>
          <table:table-cell table:formula="of:=IF(ISBLANK([.E246]);&quot;&quot;;[.I246])" office:value-type="float" office:value="18.045077085495" calcext:value-type="float">
            <text:p>18.0450770855</text:p>
          </table:table-cell>
          <table:table-cell table:formula="of:=IF(OR(ISBLANK([.E246]);[.I246]&lt;=0);&quot;&quot;;[.I246])" office:value-type="float" office:value="18.045077085495" calcext:value-type="float">
            <text:p>18.04507708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413" calcext:value-type="float">
            <text:p>1427903731.62413</text:p>
          </table:table-cell>
          <table:table-cell office:value-type="float" office:value="1427903748.84343" calcext:value-type="float">
            <text:p>1427903748.84343</text:p>
          </table:table-cell>
          <table:table-cell office:value-type="float" office:value="1427903749.80679" calcext:value-type="float">
            <text:p>1427903749.80679</text:p>
          </table:table-cell>
          <table:table-cell/>
          <table:table-cell table:formula="of:=MAX([.B247];[.D247];[.G247])-MAX([.A247];[.C247];[.E247])" office:value-type="float" office:value="18.1826610565186" calcext:value-type="float">
            <text:p>18.1826610565</text:p>
          </table:table-cell>
          <table:table-cell table:formula="of:=IF(ISBLANK([.E247]);&quot;&quot;;[.I247])" office:value-type="float" office:value="18.1826610565186" calcext:value-type="float">
            <text:p>18.1826610565</text:p>
          </table:table-cell>
          <table:table-cell table:formula="of:=IF(OR(ISBLANK([.E247]);[.I247]&lt;=0);&quot;&quot;;[.I247])" office:value-type="float" office:value="18.1826610565186" calcext:value-type="float">
            <text:p>18.1826610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498" calcext:value-type="float">
            <text:p>1427903731.62498</text:p>
          </table:table-cell>
          <table:table-cell office:value-type="float" office:value="1427903748.32702" calcext:value-type="float">
            <text:p>1427903748.32702</text:p>
          </table:table-cell>
          <table:table-cell office:value-type="float" office:value="1427903749.42949" calcext:value-type="float">
            <text:p>1427903749.42949</text:p>
          </table:table-cell>
          <table:table-cell/>
          <table:table-cell table:formula="of:=MAX([.B248];[.D248];[.G248])-MAX([.A248];[.C248];[.E248])" office:value-type="float" office:value="17.8045151233673" calcext:value-type="float">
            <text:p>17.8045151234</text:p>
          </table:table-cell>
          <table:table-cell table:formula="of:=IF(ISBLANK([.E248]);&quot;&quot;;[.I248])" office:value-type="float" office:value="17.8045151233673" calcext:value-type="float">
            <text:p>17.8045151234</text:p>
          </table:table-cell>
          <table:table-cell table:formula="of:=IF(OR(ISBLANK([.E248]);[.I248]&lt;=0);&quot;&quot;;[.I248])" office:value-type="float" office:value="17.8045151233673" calcext:value-type="float">
            <text:p>17.80451512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576" calcext:value-type="float">
            <text:p>1427903731.62576</text:p>
          </table:table-cell>
          <table:table-cell office:value-type="float" office:value="1427903749.1252" calcext:value-type="float">
            <text:p>1427903749.1252</text:p>
          </table:table-cell>
          <table:table-cell office:value-type="float" office:value="1427903750.09271" calcext:value-type="float">
            <text:p>1427903750.09271</text:p>
          </table:table-cell>
          <table:table-cell/>
          <table:table-cell table:formula="of:=MAX([.B249];[.D249];[.G249])-MAX([.A249];[.C249];[.E249])" office:value-type="float" office:value="18.466949224472" calcext:value-type="float">
            <text:p>18.4669492245</text:p>
          </table:table-cell>
          <table:table-cell table:formula="of:=IF(ISBLANK([.E249]);&quot;&quot;;[.I249])" office:value-type="float" office:value="18.466949224472" calcext:value-type="float">
            <text:p>18.4669492245</text:p>
          </table:table-cell>
          <table:table-cell table:formula="of:=IF(OR(ISBLANK([.E249]);[.I249]&lt;=0);&quot;&quot;;[.I249])" office:value-type="float" office:value="18.466949224472" calcext:value-type="float">
            <text:p>18.46694922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674" calcext:value-type="float">
            <text:p>1427903731.62674</text:p>
          </table:table-cell>
          <table:table-cell office:value-type="float" office:value="1427903748.61711" calcext:value-type="float">
            <text:p>1427903748.61711</text:p>
          </table:table-cell>
          <table:table-cell office:value-type="float" office:value="1427903749.72748" calcext:value-type="float">
            <text:p>1427903749.72748</text:p>
          </table:table-cell>
          <table:table-cell/>
          <table:table-cell table:formula="of:=MAX([.B250];[.D250];[.G250])-MAX([.A250];[.C250];[.E250])" office:value-type="float" office:value="18.1007490158081" calcext:value-type="float">
            <text:p>18.1007490158</text:p>
          </table:table-cell>
          <table:table-cell table:formula="of:=IF(ISBLANK([.E250]);&quot;&quot;;[.I250])" office:value-type="float" office:value="18.1007490158081" calcext:value-type="float">
            <text:p>18.1007490158</text:p>
          </table:table-cell>
          <table:table-cell table:formula="of:=IF(OR(ISBLANK([.E250]);[.I250]&lt;=0);&quot;&quot;;[.I250])" office:value-type="float" office:value="18.1007490158081" calcext:value-type="float">
            <text:p>18.10074901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755" calcext:value-type="float">
            <text:p>1427903731.62755</text:p>
          </table:table-cell>
          <table:table-cell office:value-type="float" office:value="1427903749.08791" calcext:value-type="float">
            <text:p>1427903749.08791</text:p>
          </table:table-cell>
          <table:table-cell office:value-type="float" office:value="1427903750.0863" calcext:value-type="float">
            <text:p>1427903750.0863</text:p>
          </table:table-cell>
          <table:table-cell/>
          <table:table-cell table:formula="of:=MAX([.B251];[.D251];[.G251])-MAX([.A251];[.C251];[.E251])" office:value-type="float" office:value="18.4587481021881" calcext:value-type="float">
            <text:p>18.4587481022</text:p>
          </table:table-cell>
          <table:table-cell table:formula="of:=IF(ISBLANK([.E251]);&quot;&quot;;[.I251])" office:value-type="float" office:value="18.4587481021881" calcext:value-type="float">
            <text:p>18.4587481022</text:p>
          </table:table-cell>
          <table:table-cell table:formula="of:=IF(OR(ISBLANK([.E251]);[.I251]&lt;=0);&quot;&quot;;[.I251])" office:value-type="float" office:value="18.4587481021881" calcext:value-type="float">
            <text:p>18.45874810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834" calcext:value-type="float">
            <text:p>1427903731.62834</text:p>
          </table:table-cell>
          <table:table-cell office:value-type="float" office:value="1427903748.80294" calcext:value-type="float">
            <text:p>1427903748.80294</text:p>
          </table:table-cell>
          <table:table-cell office:value-type="float" office:value="1427903749.89177" calcext:value-type="float">
            <text:p>1427903749.89177</text:p>
          </table:table-cell>
          <table:table-cell/>
          <table:table-cell table:formula="of:=MAX([.B252];[.D252];[.G252])-MAX([.A252];[.C252];[.E252])" office:value-type="float" office:value="18.2634308338165" calcext:value-type="float">
            <text:p>18.2634308338</text:p>
          </table:table-cell>
          <table:table-cell table:formula="of:=IF(ISBLANK([.E252]);&quot;&quot;;[.I252])" office:value-type="float" office:value="18.2634308338165" calcext:value-type="float">
            <text:p>18.2634308338</text:p>
          </table:table-cell>
          <table:table-cell table:formula="of:=IF(OR(ISBLANK([.E252]);[.I252]&lt;=0);&quot;&quot;;[.I252])" office:value-type="float" office:value="18.2634308338165" calcext:value-type="float">
            <text:p>18.26343083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913" calcext:value-type="float">
            <text:p>1427903731.62913</text:p>
          </table:table-cell>
          <table:table-cell office:value-type="float" office:value="1427903748.37082" calcext:value-type="float">
            <text:p>1427903748.37082</text:p>
          </table:table-cell>
          <table:table-cell office:value-type="float" office:value="1427903749.4598" calcext:value-type="float">
            <text:p>1427903749.4598</text:p>
          </table:table-cell>
          <table:table-cell/>
          <table:table-cell table:formula="of:=MAX([.B253];[.D253];[.G253])-MAX([.A253];[.C253];[.E253])" office:value-type="float" office:value="17.830677986145" calcext:value-type="float">
            <text:p>17.8306779861</text:p>
          </table:table-cell>
          <table:table-cell table:formula="of:=IF(ISBLANK([.E253]);&quot;&quot;;[.I253])" office:value-type="float" office:value="17.830677986145" calcext:value-type="float">
            <text:p>17.8306779861</text:p>
          </table:table-cell>
          <table:table-cell table:formula="of:=IF(OR(ISBLANK([.E253]);[.I253]&lt;=0);&quot;&quot;;[.I253])" office:value-type="float" office:value="17.830677986145" calcext:value-type="float">
            <text:p>17.83067798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299" calcext:value-type="float">
            <text:p>1427903731.6299</text:p>
          </table:table-cell>
          <table:table-cell office:value-type="float" office:value="1427903749.16014" calcext:value-type="float">
            <text:p>1427903749.16014</text:p>
          </table:table-cell>
          <table:table-cell office:value-type="float" office:value="1427903750.22808" calcext:value-type="float">
            <text:p>1427903750.22808</text:p>
          </table:table-cell>
          <table:table-cell/>
          <table:table-cell table:formula="of:=MAX([.B254];[.D254];[.G254])-MAX([.A254];[.C254];[.E254])" office:value-type="float" office:value="18.5981850624084" calcext:value-type="float">
            <text:p>18.5981850624</text:p>
          </table:table-cell>
          <table:table-cell table:formula="of:=IF(ISBLANK([.E254]);&quot;&quot;;[.I254])" office:value-type="float" office:value="18.5981850624084" calcext:value-type="float">
            <text:p>18.5981850624</text:p>
          </table:table-cell>
          <table:table-cell table:formula="of:=IF(OR(ISBLANK([.E254]);[.I254]&lt;=0);&quot;&quot;;[.I254])" office:value-type="float" office:value="18.5981850624084" calcext:value-type="float">
            <text:p>18.59818506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31.63074" calcext:value-type="float">
            <text:p>1427903731.63074</text:p>
          </table:table-cell>
          <table:table-cell office:value-type="float" office:value="1427903748.573" calcext:value-type="float">
            <text:p>1427903748.573</text:p>
          </table:table-cell>
          <table:table-cell office:value-type="float" office:value="1427903749.65587" calcext:value-type="float">
            <text:p>1427903749.65587</text:p>
          </table:table-cell>
          <table:table-cell/>
          <table:table-cell table:formula="of:=MAX([.B255];[.D255];[.G255])-MAX([.A255];[.C255];[.E255])" office:value-type="float" office:value="18.0251369476318" calcext:value-type="float">
            <text:p>18.0251369476</text:p>
          </table:table-cell>
          <table:table-cell table:formula="of:=IF(ISBLANK([.E255]);&quot;&quot;;[.I255])" office:value-type="float" office:value="18.0251369476318" calcext:value-type="float">
            <text:p>18.0251369476</text:p>
          </table:table-cell>
          <table:table-cell table:formula="of:=IF(OR(ISBLANK([.E255]);[.I255]&lt;=0);&quot;&quot;;[.I255])" office:value-type="float" office:value="18.0251369476318" calcext:value-type="float">
            <text:p>18.02513694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750.2281" calcext:value-type="float">
            <text:p>1427903750.2281</text:p>
          </table:table-cell>
          <table:table-cell office:value-type="float" office:value="1427903768.56366" calcext:value-type="float">
            <text:p>1427903768.56366</text:p>
          </table:table-cell>
          <table:table-cell table:number-columns-repeated="4"/>
          <table:table-cell table:formula="of:=MAX([.B256];[.D256];[.G256])-MAX([.A256];[.C256];[.E256])" office:value-type="float" office:value="18.3355579376221" calcext:value-type="float">
            <text:p>18.3355579376</text:p>
          </table:table-cell>
          <table:table-cell table:formula="of:=IF(ISBLANK([.E256]);&quot;&quot;;[.I256])">
            <text:p/>
          </table:table-cell>
          <table:table-cell table:formula="of:=IF(OR(ISBLANK([.E256]);[.I256]&lt;=0);&quot;&quot;;[.I25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2811" calcext:value-type="float">
            <text:p>1427903750.22811</text:p>
          </table:table-cell>
          <table:table-cell office:value-type="float" office:value="1427903767.46108" calcext:value-type="float">
            <text:p>1427903767.46108</text:p>
          </table:table-cell>
          <table:table-cell office:value-type="float" office:value="1427903768.56365" calcext:value-type="float">
            <text:p>1427903768.56365</text:p>
          </table:table-cell>
          <table:table-cell/>
          <table:table-cell table:formula="of:=MAX([.B257];[.D257];[.G257])-MAX([.A257];[.C257];[.E257])" office:value-type="float" office:value="18.3355498313904" calcext:value-type="float">
            <text:p>18.3355498314</text:p>
          </table:table-cell>
          <table:table-cell table:formula="of:=IF(ISBLANK([.E257]);&quot;&quot;;[.I257])" office:value-type="float" office:value="18.3355498313904" calcext:value-type="float">
            <text:p>18.3355498314</text:p>
          </table:table-cell>
          <table:table-cell table:formula="of:=IF(OR(ISBLANK([.E257]);[.I257]&lt;=0);&quot;&quot;;[.I257])" office:value-type="float" office:value="18.3355498313904" calcext:value-type="float">
            <text:p>18.33554983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2951" calcext:value-type="float">
            <text:p>1427903750.22951</text:p>
          </table:table-cell>
          <table:table-cell office:value-type="float" office:value="1427903767.45311" calcext:value-type="float">
            <text:p>1427903767.45311</text:p>
          </table:table-cell>
          <table:table-cell office:value-type="float" office:value="1427903768.48309" calcext:value-type="float">
            <text:p>1427903768.48309</text:p>
          </table:table-cell>
          <table:table-cell/>
          <table:table-cell table:formula="of:=MAX([.B258];[.D258];[.G258])-MAX([.A258];[.C258];[.E258])" office:value-type="float" office:value="18.2535829544067" calcext:value-type="float">
            <text:p>18.2535829544</text:p>
          </table:table-cell>
          <table:table-cell table:formula="of:=IF(ISBLANK([.E258]);&quot;&quot;;[.I258])" office:value-type="float" office:value="18.2535829544067" calcext:value-type="float">
            <text:p>18.2535829544</text:p>
          </table:table-cell>
          <table:table-cell table:formula="of:=IF(OR(ISBLANK([.E258]);[.I258]&lt;=0);&quot;&quot;;[.I258])" office:value-type="float" office:value="18.2535829544067" calcext:value-type="float">
            <text:p>18.253582954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082" calcext:value-type="float">
            <text:p>1427903750.23082</text:p>
          </table:table-cell>
          <table:table-cell office:value-type="float" office:value="1427903767.23728" calcext:value-type="float">
            <text:p>1427903767.23728</text:p>
          </table:table-cell>
          <table:table-cell office:value-type="float" office:value="1427903768.25448" calcext:value-type="float">
            <text:p>1427903768.25448</text:p>
          </table:table-cell>
          <table:table-cell/>
          <table:table-cell table:formula="of:=MAX([.B259];[.D259];[.G259])-MAX([.A259];[.C259];[.E259])" office:value-type="float" office:value="18.0236618518829" calcext:value-type="float">
            <text:p>18.0236618519</text:p>
          </table:table-cell>
          <table:table-cell table:formula="of:=IF(ISBLANK([.E259]);&quot;&quot;;[.I259])" office:value-type="float" office:value="18.0236618518829" calcext:value-type="float">
            <text:p>18.0236618519</text:p>
          </table:table-cell>
          <table:table-cell table:formula="of:=IF(OR(ISBLANK([.E259]);[.I259]&lt;=0);&quot;&quot;;[.I259])" office:value-type="float" office:value="18.0236618518829" calcext:value-type="float">
            <text:p>18.02366185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213" calcext:value-type="float">
            <text:p>1427903750.23213</text:p>
          </table:table-cell>
          <table:table-cell office:value-type="float" office:value="1427903767.08379" calcext:value-type="float">
            <text:p>1427903767.08379</text:p>
          </table:table-cell>
          <table:table-cell office:value-type="float" office:value="1427903768.13858" calcext:value-type="float">
            <text:p>1427903768.13858</text:p>
          </table:table-cell>
          <table:table-cell/>
          <table:table-cell table:formula="of:=MAX([.B260];[.D260];[.G260])-MAX([.A260];[.C260];[.E260])" office:value-type="float" office:value="17.9064528942108" calcext:value-type="float">
            <text:p>17.9064528942</text:p>
          </table:table-cell>
          <table:table-cell table:formula="of:=IF(ISBLANK([.E260]);&quot;&quot;;[.I260])" office:value-type="float" office:value="17.9064528942108" calcext:value-type="float">
            <text:p>17.9064528942</text:p>
          </table:table-cell>
          <table:table-cell table:formula="of:=IF(OR(ISBLANK([.E260]);[.I260]&lt;=0);&quot;&quot;;[.I260])" office:value-type="float" office:value="17.9064528942108" calcext:value-type="float">
            <text:p>17.90645289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35" calcext:value-type="float">
            <text:p>1427903750.2335</text:p>
          </table:table-cell>
          <table:table-cell office:value-type="float" office:value="1427903767.44148" calcext:value-type="float">
            <text:p>1427903767.44148</text:p>
          </table:table-cell>
          <table:table-cell office:value-type="float" office:value="1427903768.42097" calcext:value-type="float">
            <text:p>1427903768.42097</text:p>
          </table:table-cell>
          <table:table-cell/>
          <table:table-cell table:formula="of:=MAX([.B261];[.D261];[.G261])-MAX([.A261];[.C261];[.E261])" office:value-type="float" office:value="18.1874730587006" calcext:value-type="float">
            <text:p>18.1874730587</text:p>
          </table:table-cell>
          <table:table-cell table:formula="of:=IF(ISBLANK([.E261]);&quot;&quot;;[.I261])" office:value-type="float" office:value="18.1874730587006" calcext:value-type="float">
            <text:p>18.1874730587</text:p>
          </table:table-cell>
          <table:table-cell table:formula="of:=IF(OR(ISBLANK([.E261]);[.I261]&lt;=0);&quot;&quot;;[.I261])" office:value-type="float" office:value="18.1874730587006" calcext:value-type="float">
            <text:p>18.187473058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484" calcext:value-type="float">
            <text:p>1427903750.23484</text:p>
          </table:table-cell>
          <table:table-cell office:value-type="float" office:value="1427903767.16585" calcext:value-type="float">
            <text:p>1427903767.16585</text:p>
          </table:table-cell>
          <table:table-cell office:value-type="float" office:value="1427903768.24563" calcext:value-type="float">
            <text:p>1427903768.24563</text:p>
          </table:table-cell>
          <table:table-cell/>
          <table:table-cell table:formula="of:=MAX([.B262];[.D262];[.G262])-MAX([.A262];[.C262];[.E262])" office:value-type="float" office:value="18.010792016983" calcext:value-type="float">
            <text:p>18.010792017</text:p>
          </table:table-cell>
          <table:table-cell table:formula="of:=IF(ISBLANK([.E262]);&quot;&quot;;[.I262])" office:value-type="float" office:value="18.010792016983" calcext:value-type="float">
            <text:p>18.010792017</text:p>
          </table:table-cell>
          <table:table-cell table:formula="of:=IF(OR(ISBLANK([.E262]);[.I262]&lt;=0);&quot;&quot;;[.I262])" office:value-type="float" office:value="18.010792016983" calcext:value-type="float">
            <text:p>18.0107920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615" calcext:value-type="float">
            <text:p>1427903750.23615</text:p>
          </table:table-cell>
          <table:table-cell office:value-type="float" office:value="1427903767.06637" calcext:value-type="float">
            <text:p>1427903767.06637</text:p>
          </table:table-cell>
          <table:table-cell office:value-type="float" office:value="1427903768.13123" calcext:value-type="float">
            <text:p>1427903768.13123</text:p>
          </table:table-cell>
          <table:table-cell/>
          <table:table-cell table:formula="of:=MAX([.B263];[.D263];[.G263])-MAX([.A263];[.C263];[.E263])" office:value-type="float" office:value="17.8950819969177" calcext:value-type="float">
            <text:p>17.8950819969</text:p>
          </table:table-cell>
          <table:table-cell table:formula="of:=IF(ISBLANK([.E263]);&quot;&quot;;[.I263])" office:value-type="float" office:value="17.8950819969177" calcext:value-type="float">
            <text:p>17.8950819969</text:p>
          </table:table-cell>
          <table:table-cell table:formula="of:=IF(OR(ISBLANK([.E263]);[.I263]&lt;=0);&quot;&quot;;[.I263])" office:value-type="float" office:value="17.8950819969177" calcext:value-type="float">
            <text:p>17.8950819969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3" office:value-type="float" office:value="0" calcext:value-type="float">
            <text:p>0</text:p>
          </table:table-cell>
          <table:table-cell/>
          <table:table-cell table:formula="of:=MAX([.B264];[.D264];[.G264])-MAX([.A264];[.C264];[.E264])" office:value-type="float" office:value="0" calcext:value-type="float">
            <text:p>0</text:p>
          </table:table-cell>
          <table:table-cell table:formula="of:=IF(ISBLANK([.E264]);&quot;&quot;;[.I264])" office:value-type="float" office:value="0" calcext:value-type="float">
            <text:p>0</text:p>
          </table:table-cell>
          <table:table-cell table:formula="of:=IF(OR(ISBLANK([.E264]);[.I264]&lt;=0);&quot;&quot;;[.I26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864" calcext:value-type="float">
            <text:p>1427903750.23864</text:p>
          </table:table-cell>
          <table:table-cell office:value-type="float" office:value="1427903767.2785" calcext:value-type="float">
            <text:p>1427903767.2785</text:p>
          </table:table-cell>
          <table:table-cell office:value-type="float" office:value="1427903768.37984" calcext:value-type="float">
            <text:p>1427903768.37984</text:p>
          </table:table-cell>
          <table:table-cell/>
          <table:table-cell table:formula="of:=MAX([.B265];[.D265];[.G265])-MAX([.A265];[.C265];[.E265])" office:value-type="float" office:value="18.1411988735199" calcext:value-type="float">
            <text:p>18.1411988735</text:p>
          </table:table-cell>
          <table:table-cell table:formula="of:=IF(ISBLANK([.E265]);&quot;&quot;;[.I265])" office:value-type="float" office:value="18.1411988735199" calcext:value-type="float">
            <text:p>18.1411988735</text:p>
          </table:table-cell>
          <table:table-cell table:formula="of:=IF(OR(ISBLANK([.E265]);[.I265]&lt;=0);&quot;&quot;;[.I265])" office:value-type="float" office:value="18.1411988735199" calcext:value-type="float">
            <text:p>18.14119887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50.23982" calcext:value-type="float">
            <text:p>1427903750.23982</text:p>
          </table:table-cell>
          <table:table-cell office:value-type="float" office:value="1427903767.00542" calcext:value-type="float">
            <text:p>1427903767.00542</text:p>
          </table:table-cell>
          <table:table-cell office:value-type="float" office:value="1427903768.07407" calcext:value-type="float">
            <text:p>1427903768.07407</text:p>
          </table:table-cell>
          <table:table-cell/>
          <table:table-cell table:formula="of:=MAX([.B266];[.D266];[.G266])-MAX([.A266];[.C266];[.E266])" office:value-type="float" office:value="17.8342518806458" calcext:value-type="float">
            <text:p>17.8342518806</text:p>
          </table:table-cell>
          <table:table-cell table:formula="of:=IF(ISBLANK([.E266]);&quot;&quot;;[.I266])" office:value-type="float" office:value="17.8342518806458" calcext:value-type="float">
            <text:p>17.8342518806</text:p>
          </table:table-cell>
          <table:table-cell table:formula="of:=IF(OR(ISBLANK([.E266]);[.I266]&lt;=0);&quot;&quot;;[.I266])" office:value-type="float" office:value="17.8342518806458" calcext:value-type="float">
            <text:p>17.83425188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768.56367" calcext:value-type="float">
            <text:p>1427903768.56367</text:p>
          </table:table-cell>
          <table:table-cell office:value-type="float" office:value="1427903786.70024" calcext:value-type="float">
            <text:p>1427903786.70024</text:p>
          </table:table-cell>
          <table:table-cell table:number-columns-repeated="4"/>
          <table:table-cell table:formula="of:=MAX([.B267];[.D267];[.G267])-MAX([.A267];[.C267];[.E267])" office:value-type="float" office:value="18.1365678310394" calcext:value-type="float">
            <text:p>18.136567831</text:p>
          </table:table-cell>
          <table:table-cell table:formula="of:=IF(ISBLANK([.E267]);&quot;&quot;;[.I267])">
            <text:p/>
          </table:table-cell>
          <table:table-cell table:formula="of:=IF(OR(ISBLANK([.E267]);[.I267]&lt;=0);&quot;&quot;;[.I26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6367" calcext:value-type="float">
            <text:p>1427903768.56367</text:p>
          </table:table-cell>
          <table:table-cell office:value-type="float" office:value="1427903785.50161" calcext:value-type="float">
            <text:p>1427903785.50161</text:p>
          </table:table-cell>
          <table:table-cell office:value-type="float" office:value="1427903786.56522" calcext:value-type="float">
            <text:p>1427903786.56522</text:p>
          </table:table-cell>
          <table:table-cell/>
          <table:table-cell table:formula="of:=MAX([.B268];[.D268];[.G268])-MAX([.A268];[.C268];[.E268])" office:value-type="float" office:value="18.0015411376953" calcext:value-type="float">
            <text:p>18.0015411377</text:p>
          </table:table-cell>
          <table:table-cell table:formula="of:=IF(ISBLANK([.E268]);&quot;&quot;;[.I268])" office:value-type="float" office:value="18.0015411376953" calcext:value-type="float">
            <text:p>18.0015411377</text:p>
          </table:table-cell>
          <table:table-cell table:formula="of:=IF(OR(ISBLANK([.E268]);[.I268]&lt;=0);&quot;&quot;;[.I268])" office:value-type="float" office:value="18.0015411376953" calcext:value-type="float">
            <text:p>18.00154113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6507" calcext:value-type="float">
            <text:p>1427903768.56507</text:p>
          </table:table-cell>
          <table:table-cell office:value-type="float" office:value="1427903785.16093" calcext:value-type="float">
            <text:p>1427903785.16093</text:p>
          </table:table-cell>
          <table:table-cell office:value-type="float" office:value="1427903786.07968" calcext:value-type="float">
            <text:p>1427903786.07968</text:p>
          </table:table-cell>
          <table:table-cell/>
          <table:table-cell table:formula="of:=MAX([.B269];[.D269];[.G269])-MAX([.A269];[.C269];[.E269])" office:value-type="float" office:value="17.5146019458771" calcext:value-type="float">
            <text:p>17.5146019459</text:p>
          </table:table-cell>
          <table:table-cell table:formula="of:=IF(ISBLANK([.E269]);&quot;&quot;;[.I269])" office:value-type="float" office:value="17.5146019458771" calcext:value-type="float">
            <text:p>17.5146019459</text:p>
          </table:table-cell>
          <table:table-cell table:formula="of:=IF(OR(ISBLANK([.E269]);[.I269]&lt;=0);&quot;&quot;;[.I269])" office:value-type="float" office:value="17.5146019458771" calcext:value-type="float">
            <text:p>17.51460194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6639" calcext:value-type="float">
            <text:p>1427903768.56639</text:p>
          </table:table-cell>
          <table:table-cell office:value-type="float" office:value="1427903785.24823" calcext:value-type="float">
            <text:p>1427903785.24823</text:p>
          </table:table-cell>
          <table:table-cell office:value-type="float" office:value="1427903786.29044" calcext:value-type="float">
            <text:p>1427903786.29044</text:p>
          </table:table-cell>
          <table:table-cell/>
          <table:table-cell table:formula="of:=MAX([.B270];[.D270];[.G270])-MAX([.A270];[.C270];[.E270])" office:value-type="float" office:value="17.724053144455" calcext:value-type="float">
            <text:p>17.7240531445</text:p>
          </table:table-cell>
          <table:table-cell table:formula="of:=IF(ISBLANK([.E270]);&quot;&quot;;[.I270])" office:value-type="float" office:value="17.724053144455" calcext:value-type="float">
            <text:p>17.7240531445</text:p>
          </table:table-cell>
          <table:table-cell table:formula="of:=IF(OR(ISBLANK([.E270]);[.I270]&lt;=0);&quot;&quot;;[.I270])" office:value-type="float" office:value="17.724053144455" calcext:value-type="float">
            <text:p>17.72405314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6769" calcext:value-type="float">
            <text:p>1427903768.56769</text:p>
          </table:table-cell>
          <table:table-cell office:value-type="float" office:value="1427903785.62036" calcext:value-type="float">
            <text:p>1427903785.62036</text:p>
          </table:table-cell>
          <table:table-cell office:value-type="float" office:value="1427903786.69702" calcext:value-type="float">
            <text:p>1427903786.69702</text:p>
          </table:table-cell>
          <table:table-cell/>
          <table:table-cell table:formula="of:=MAX([.B271];[.D271];[.G271])-MAX([.A271];[.C271];[.E271])" office:value-type="float" office:value="18.1293289661407" calcext:value-type="float">
            <text:p>18.1293289661</text:p>
          </table:table-cell>
          <table:table-cell table:formula="of:=IF(ISBLANK([.E271]);&quot;&quot;;[.I271])" office:value-type="float" office:value="18.1293289661407" calcext:value-type="float">
            <text:p>18.1293289661</text:p>
          </table:table-cell>
          <table:table-cell table:formula="of:=IF(OR(ISBLANK([.E271]);[.I271]&lt;=0);&quot;&quot;;[.I271])" office:value-type="float" office:value="18.1293289661407" calcext:value-type="float">
            <text:p>18.12932896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6912" calcext:value-type="float">
            <text:p>1427903768.56912</text:p>
          </table:table-cell>
          <table:table-cell office:value-type="float" office:value="1427903785.35373" calcext:value-type="float">
            <text:p>1427903785.35373</text:p>
          </table:table-cell>
          <table:table-cell office:value-type="float" office:value="1427903786.43976" calcext:value-type="float">
            <text:p>1427903786.43976</text:p>
          </table:table-cell>
          <table:table-cell/>
          <table:table-cell table:formula="of:=MAX([.B272];[.D272];[.G272])-MAX([.A272];[.C272];[.E272])" office:value-type="float" office:value="17.8706388473511" calcext:value-type="float">
            <text:p>17.8706388474</text:p>
          </table:table-cell>
          <table:table-cell table:formula="of:=IF(ISBLANK([.E272]);&quot;&quot;;[.I272])" office:value-type="float" office:value="17.8706388473511" calcext:value-type="float">
            <text:p>17.8706388474</text:p>
          </table:table-cell>
          <table:table-cell table:formula="of:=IF(OR(ISBLANK([.E272]);[.I272]&lt;=0);&quot;&quot;;[.I272])" office:value-type="float" office:value="17.8706388473511" calcext:value-type="float">
            <text:p>17.87063884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7043" calcext:value-type="float">
            <text:p>1427903768.57043</text:p>
          </table:table-cell>
          <table:table-cell office:value-type="float" office:value="1427903785.69724" calcext:value-type="float">
            <text:p>1427903785.69724</text:p>
          </table:table-cell>
          <table:table-cell office:value-type="float" office:value="1427903786.67439" calcext:value-type="float">
            <text:p>1427903786.67439</text:p>
          </table:table-cell>
          <table:table-cell/>
          <table:table-cell table:formula="of:=MAX([.B273];[.D273];[.G273])-MAX([.A273];[.C273];[.E273])" office:value-type="float" office:value="18.1039571762085" calcext:value-type="float">
            <text:p>18.1039571762</text:p>
          </table:table-cell>
          <table:table-cell table:formula="of:=IF(ISBLANK([.E273]);&quot;&quot;;[.I273])" office:value-type="float" office:value="18.1039571762085" calcext:value-type="float">
            <text:p>18.1039571762</text:p>
          </table:table-cell>
          <table:table-cell table:formula="of:=IF(OR(ISBLANK([.E273]);[.I273]&lt;=0);&quot;&quot;;[.I273])" office:value-type="float" office:value="18.1039571762085" calcext:value-type="float">
            <text:p>18.10395717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7219" calcext:value-type="float">
            <text:p>1427903768.57219</text:p>
          </table:table-cell>
          <table:table-cell office:value-type="float" office:value="1427903785.60479" calcext:value-type="float">
            <text:p>1427903785.60479</text:p>
          </table:table-cell>
          <table:table-cell office:value-type="float" office:value="1427903786.70023" calcext:value-type="float">
            <text:p>1427903786.70023</text:p>
          </table:table-cell>
          <table:table-cell/>
          <table:table-cell table:formula="of:=MAX([.B274];[.D274];[.G274])-MAX([.A274];[.C274];[.E274])" office:value-type="float" office:value="18.1280460357666" calcext:value-type="float">
            <text:p>18.1280460358</text:p>
          </table:table-cell>
          <table:table-cell table:formula="of:=IF(ISBLANK([.E274]);&quot;&quot;;[.I274])" office:value-type="float" office:value="18.1280460357666" calcext:value-type="float">
            <text:p>18.1280460358</text:p>
          </table:table-cell>
          <table:table-cell table:formula="of:=IF(OR(ISBLANK([.E274]);[.I274]&lt;=0);&quot;&quot;;[.I274])" office:value-type="float" office:value="18.1280460357666" calcext:value-type="float">
            <text:p>18.128046035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7355" calcext:value-type="float">
            <text:p>1427903768.57355</text:p>
          </table:table-cell>
          <table:table-cell office:value-type="float" office:value="1427903785.67326" calcext:value-type="float">
            <text:p>1427903785.67326</text:p>
          </table:table-cell>
          <table:table-cell office:value-type="float" office:value="1427903786.64334" calcext:value-type="float">
            <text:p>1427903786.64334</text:p>
          </table:table-cell>
          <table:table-cell/>
          <table:table-cell table:formula="of:=MAX([.B275];[.D275];[.G275])-MAX([.A275];[.C275];[.E275])" office:value-type="float" office:value="18.069785118103" calcext:value-type="float">
            <text:p>18.0697851181</text:p>
          </table:table-cell>
          <table:table-cell table:formula="of:=IF(ISBLANK([.E275]);&quot;&quot;;[.I275])" office:value-type="float" office:value="18.069785118103" calcext:value-type="float">
            <text:p>18.0697851181</text:p>
          </table:table-cell>
          <table:table-cell table:formula="of:=IF(OR(ISBLANK([.E275]);[.I275]&lt;=0);&quot;&quot;;[.I275])" office:value-type="float" office:value="18.069785118103" calcext:value-type="float">
            <text:p>18.06978511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7486" calcext:value-type="float">
            <text:p>1427903768.57486</text:p>
          </table:table-cell>
          <table:table-cell office:value-type="float" office:value="1427903785.22693" calcext:value-type="float">
            <text:p>1427903785.22693</text:p>
          </table:table-cell>
          <table:table-cell office:value-type="float" office:value="1427903786.3365" calcext:value-type="float">
            <text:p>1427903786.3365</text:p>
          </table:table-cell>
          <table:table-cell/>
          <table:table-cell table:formula="of:=MAX([.B276];[.D276];[.G276])-MAX([.A276];[.C276];[.E276])" office:value-type="float" office:value="17.7616379261017" calcext:value-type="float">
            <text:p>17.7616379261</text:p>
          </table:table-cell>
          <table:table-cell table:formula="of:=IF(ISBLANK([.E276]);&quot;&quot;;[.I276])" office:value-type="float" office:value="17.7616379261017" calcext:value-type="float">
            <text:p>17.7616379261</text:p>
          </table:table-cell>
          <table:table-cell table:formula="of:=IF(OR(ISBLANK([.E276]);[.I276]&lt;=0);&quot;&quot;;[.I276])" office:value-type="float" office:value="17.7616379261017" calcext:value-type="float">
            <text:p>17.76163792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68.57616" calcext:value-type="float">
            <text:p>1427903768.57616</text:p>
          </table:table-cell>
          <table:table-cell office:value-type="float" office:value="1427903785.23126" calcext:value-type="float">
            <text:p>1427903785.23126</text:p>
          </table:table-cell>
          <table:table-cell office:value-type="float" office:value="1427903786.2499" calcext:value-type="float">
            <text:p>1427903786.2499</text:p>
          </table:table-cell>
          <table:table-cell/>
          <table:table-cell table:formula="of:=MAX([.B277];[.D277];[.G277])-MAX([.A277];[.C277];[.E277])" office:value-type="float" office:value="17.6737380027771" calcext:value-type="float">
            <text:p>17.6737380028</text:p>
          </table:table-cell>
          <table:table-cell table:formula="of:=IF(ISBLANK([.E277]);&quot;&quot;;[.I277])" office:value-type="float" office:value="17.6737380027771" calcext:value-type="float">
            <text:p>17.6737380028</text:p>
          </table:table-cell>
          <table:table-cell table:formula="of:=IF(OR(ISBLANK([.E277]);[.I277]&lt;=0);&quot;&quot;;[.I277])" office:value-type="float" office:value="17.6737380027771" calcext:value-type="float">
            <text:p>17.67373800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786.70025" calcext:value-type="float">
            <text:p>1427903786.70025</text:p>
          </table:table-cell>
          <table:table-cell office:value-type="float" office:value="1427903805.06356" calcext:value-type="float">
            <text:p>1427903805.06356</text:p>
          </table:table-cell>
          <table:table-cell table:number-columns-repeated="4"/>
          <table:table-cell table:formula="of:=MAX([.B278];[.D278];[.G278])-MAX([.A278];[.C278];[.E278])" office:value-type="float" office:value="18.3633098602295" calcext:value-type="float">
            <text:p>18.3633098602</text:p>
          </table:table-cell>
          <table:table-cell table:formula="of:=IF(ISBLANK([.E278]);&quot;&quot;;[.I278])">
            <text:p/>
          </table:table-cell>
          <table:table-cell table:formula="of:=IF(OR(ISBLANK([.E278]);[.I278]&lt;=0);&quot;&quot;;[.I27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025" calcext:value-type="float">
            <text:p>1427903786.70025</text:p>
          </table:table-cell>
          <table:table-cell office:value-type="float" office:value="1427903802.19346" calcext:value-type="float">
            <text:p>1427903802.19346</text:p>
          </table:table-cell>
          <table:table-cell office:value-type="float" office:value="1427903803.16269" calcext:value-type="float">
            <text:p>1427903803.16269</text:p>
          </table:table-cell>
          <table:table-cell/>
          <table:table-cell table:formula="of:=MAX([.B279];[.D279];[.G279])-MAX([.A279];[.C279];[.E279])" office:value-type="float" office:value="16.4624359607697" calcext:value-type="float">
            <text:p>16.4624359608</text:p>
          </table:table-cell>
          <table:table-cell table:formula="of:=IF(ISBLANK([.E279]);&quot;&quot;;[.I279])" office:value-type="float" office:value="16.4624359607697" calcext:value-type="float">
            <text:p>16.4624359608</text:p>
          </table:table-cell>
          <table:table-cell table:formula="of:=IF(OR(ISBLANK([.E279]);[.I279]&lt;=0);&quot;&quot;;[.I279])" office:value-type="float" office:value="16.4624359607697" calcext:value-type="float">
            <text:p>16.46243596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168" calcext:value-type="float">
            <text:p>1427903786.70168</text:p>
          </table:table-cell>
          <table:table-cell office:value-type="float" office:value="1427903803.81699" calcext:value-type="float">
            <text:p>1427903803.81699</text:p>
          </table:table-cell>
          <table:table-cell office:value-type="float" office:value="1427903804.90781" calcext:value-type="float">
            <text:p>1427903804.90781</text:p>
          </table:table-cell>
          <table:table-cell/>
          <table:table-cell table:formula="of:=MAX([.B280];[.D280];[.G280])-MAX([.A280];[.C280];[.E280])" office:value-type="float" office:value="18.2061278820038" calcext:value-type="float">
            <text:p>18.206127882</text:p>
          </table:table-cell>
          <table:table-cell table:formula="of:=IF(ISBLANK([.E280]);&quot;&quot;;[.I280])" office:value-type="float" office:value="18.2061278820038" calcext:value-type="float">
            <text:p>18.206127882</text:p>
          </table:table-cell>
          <table:table-cell table:formula="of:=IF(OR(ISBLANK([.E280]);[.I280]&lt;=0);&quot;&quot;;[.I280])" office:value-type="float" office:value="18.2061278820038" calcext:value-type="float">
            <text:p>18.2061278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299" calcext:value-type="float">
            <text:p>1427903786.70299</text:p>
          </table:table-cell>
          <table:table-cell office:value-type="float" office:value="1427903803.96499" calcext:value-type="float">
            <text:p>1427903803.96499</text:p>
          </table:table-cell>
          <table:table-cell office:value-type="float" office:value="1427903805.00118" calcext:value-type="float">
            <text:p>1427903805.00118</text:p>
          </table:table-cell>
          <table:table-cell/>
          <table:table-cell table:formula="of:=MAX([.B281];[.D281];[.G281])-MAX([.A281];[.C281];[.E281])" office:value-type="float" office:value="18.2981948852539" calcext:value-type="float">
            <text:p>18.2981948853</text:p>
          </table:table-cell>
          <table:table-cell table:formula="of:=IF(ISBLANK([.E281]);&quot;&quot;;[.I281])" office:value-type="float" office:value="18.2981948852539" calcext:value-type="float">
            <text:p>18.2981948853</text:p>
          </table:table-cell>
          <table:table-cell table:formula="of:=IF(OR(ISBLANK([.E281]);[.I281]&lt;=0);&quot;&quot;;[.I281])" office:value-type="float" office:value="18.2981948852539" calcext:value-type="float">
            <text:p>18.29819488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43" calcext:value-type="float">
            <text:p>1427903786.7043</text:p>
          </table:table-cell>
          <table:table-cell office:value-type="float" office:value="1427903803.70296" calcext:value-type="float">
            <text:p>1427903803.70296</text:p>
          </table:table-cell>
          <table:table-cell office:value-type="float" office:value="1427903804.78863" calcext:value-type="float">
            <text:p>1427903804.78863</text:p>
          </table:table-cell>
          <table:table-cell/>
          <table:table-cell table:formula="of:=MAX([.B282];[.D282];[.G282])-MAX([.A282];[.C282];[.E282])" office:value-type="float" office:value="18.0843288898468" calcext:value-type="float">
            <text:p>18.0843288898</text:p>
          </table:table-cell>
          <table:table-cell table:formula="of:=IF(ISBLANK([.E282]);&quot;&quot;;[.I282])" office:value-type="float" office:value="18.0843288898468" calcext:value-type="float">
            <text:p>18.0843288898</text:p>
          </table:table-cell>
          <table:table-cell table:formula="of:=IF(OR(ISBLANK([.E282]);[.I282]&lt;=0);&quot;&quot;;[.I282])" office:value-type="float" office:value="18.0843288898468" calcext:value-type="float">
            <text:p>18.08432888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566" calcext:value-type="float">
            <text:p>1427903786.70566</text:p>
          </table:table-cell>
          <table:table-cell office:value-type="float" office:value="1427903802.38461" calcext:value-type="float">
            <text:p>1427903802.38461</text:p>
          </table:table-cell>
          <table:table-cell office:value-type="float" office:value="1427903803.32112" calcext:value-type="float">
            <text:p>1427903803.32112</text:p>
          </table:table-cell>
          <table:table-cell/>
          <table:table-cell table:formula="of:=MAX([.B283];[.D283];[.G283])-MAX([.A283];[.C283];[.E283])" office:value-type="float" office:value="16.6154599189758" calcext:value-type="float">
            <text:p>16.615459919</text:p>
          </table:table-cell>
          <table:table-cell table:formula="of:=IF(ISBLANK([.E283]);&quot;&quot;;[.I283])" office:value-type="float" office:value="16.6154599189758" calcext:value-type="float">
            <text:p>16.615459919</text:p>
          </table:table-cell>
          <table:table-cell table:formula="of:=IF(OR(ISBLANK([.E283]);[.I283]&lt;=0);&quot;&quot;;[.I283])" office:value-type="float" office:value="16.6154599189758" calcext:value-type="float">
            <text:p>16.6154599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696" calcext:value-type="float">
            <text:p>1427903786.70696</text:p>
          </table:table-cell>
          <table:table-cell office:value-type="float" office:value="1427903802.2283" calcext:value-type="float">
            <text:p>1427903802.2283</text:p>
          </table:table-cell>
          <table:table-cell office:value-type="float" office:value="1427903803.33135" calcext:value-type="float">
            <text:p>1427903803.33135</text:p>
          </table:table-cell>
          <table:table-cell/>
          <table:table-cell table:formula="of:=MAX([.B284];[.D284];[.G284])-MAX([.A284];[.C284];[.E284])" office:value-type="float" office:value="16.6243810653687" calcext:value-type="float">
            <text:p>16.6243810654</text:p>
          </table:table-cell>
          <table:table-cell table:formula="of:=IF(ISBLANK([.E284]);&quot;&quot;;[.I284])" office:value-type="float" office:value="16.6243810653687" calcext:value-type="float">
            <text:p>16.6243810654</text:p>
          </table:table-cell>
          <table:table-cell table:formula="of:=IF(OR(ISBLANK([.E284]);[.I284]&lt;=0);&quot;&quot;;[.I284])" office:value-type="float" office:value="16.6243810653687" calcext:value-type="float">
            <text:p>16.62438106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827" calcext:value-type="float">
            <text:p>1427903786.70827</text:p>
          </table:table-cell>
          <table:table-cell office:value-type="float" office:value="1427903803.61926" calcext:value-type="float">
            <text:p>1427903803.61926</text:p>
          </table:table-cell>
          <table:table-cell office:value-type="float" office:value="1427903804.61423" calcext:value-type="float">
            <text:p>1427903804.61423</text:p>
          </table:table-cell>
          <table:table-cell/>
          <table:table-cell table:formula="of:=MAX([.B285];[.D285];[.G285])-MAX([.A285];[.C285];[.E285])" office:value-type="float" office:value="17.905956029892" calcext:value-type="float">
            <text:p>17.9059560299</text:p>
          </table:table-cell>
          <table:table-cell table:formula="of:=IF(ISBLANK([.E285]);&quot;&quot;;[.I285])" office:value-type="float" office:value="17.905956029892" calcext:value-type="float">
            <text:p>17.9059560299</text:p>
          </table:table-cell>
          <table:table-cell table:formula="of:=IF(OR(ISBLANK([.E285]);[.I285]&lt;=0);&quot;&quot;;[.I285])" office:value-type="float" office:value="17.905956029892" calcext:value-type="float">
            <text:p>17.90595602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0963" calcext:value-type="float">
            <text:p>1427903786.70963</text:p>
          </table:table-cell>
          <table:table-cell office:value-type="float" office:value="1427903804.04505" calcext:value-type="float">
            <text:p>1427903804.04505</text:p>
          </table:table-cell>
          <table:table-cell office:value-type="float" office:value="1427903805.06355" calcext:value-type="float">
            <text:p>1427903805.06355</text:p>
          </table:table-cell>
          <table:table-cell/>
          <table:table-cell table:formula="of:=MAX([.B286];[.D286];[.G286])-MAX([.A286];[.C286];[.E286])" office:value-type="float" office:value="18.3539199829102" calcext:value-type="float">
            <text:p>18.3539199829</text:p>
          </table:table-cell>
          <table:table-cell table:formula="of:=IF(ISBLANK([.E286]);&quot;&quot;;[.I286])" office:value-type="float" office:value="18.3539199829102" calcext:value-type="float">
            <text:p>18.3539199829</text:p>
          </table:table-cell>
          <table:table-cell table:formula="of:=IF(OR(ISBLANK([.E286]);[.I286]&lt;=0);&quot;&quot;;[.I286])" office:value-type="float" office:value="18.3539199829102" calcext:value-type="float">
            <text:p>18.35391998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1104" calcext:value-type="float">
            <text:p>1427903786.71104</text:p>
          </table:table-cell>
          <table:table-cell office:value-type="float" office:value="1427903803.53071" calcext:value-type="float">
            <text:p>1427903803.53071</text:p>
          </table:table-cell>
          <table:table-cell office:value-type="float" office:value="1427903804.50785" calcext:value-type="float">
            <text:p>1427903804.50785</text:p>
          </table:table-cell>
          <table:table-cell/>
          <table:table-cell table:formula="of:=MAX([.B287];[.D287];[.G287])-MAX([.A287];[.C287];[.E287])" office:value-type="float" office:value="17.7968139648438" calcext:value-type="float">
            <text:p>17.7968139648</text:p>
          </table:table-cell>
          <table:table-cell table:formula="of:=IF(ISBLANK([.E287]);&quot;&quot;;[.I287])" office:value-type="float" office:value="17.7968139648438" calcext:value-type="float">
            <text:p>17.7968139648</text:p>
          </table:table-cell>
          <table:table-cell table:formula="of:=IF(OR(ISBLANK([.E287]);[.I287]&lt;=0);&quot;&quot;;[.I287])" office:value-type="float" office:value="17.7968139648438" calcext:value-type="float">
            <text:p>17.79681396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786.71234" calcext:value-type="float">
            <text:p>1427903786.71234</text:p>
          </table:table-cell>
          <table:table-cell office:value-type="float" office:value="1427903803.81139" calcext:value-type="float">
            <text:p>1427903803.81139</text:p>
          </table:table-cell>
          <table:table-cell office:value-type="float" office:value="1427903804.77961" calcext:value-type="float">
            <text:p>1427903804.77961</text:p>
          </table:table-cell>
          <table:table-cell/>
          <table:table-cell table:formula="of:=MAX([.B288];[.D288];[.G288])-MAX([.A288];[.C288];[.E288])" office:value-type="float" office:value="18.0672669410706" calcext:value-type="float">
            <text:p>18.0672669411</text:p>
          </table:table-cell>
          <table:table-cell table:formula="of:=IF(ISBLANK([.E288]);&quot;&quot;;[.I288])" office:value-type="float" office:value="18.0672669410706" calcext:value-type="float">
            <text:p>18.0672669411</text:p>
          </table:table-cell>
          <table:table-cell table:formula="of:=IF(OR(ISBLANK([.E288]);[.I288]&lt;=0);&quot;&quot;;[.I288])" office:value-type="float" office:value="18.0672669410706" calcext:value-type="float">
            <text:p>18.06726694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05.06357" calcext:value-type="float">
            <text:p>1427903805.06357</text:p>
          </table:table-cell>
          <table:table-cell office:value-type="float" office:value="1427903823.08692" calcext:value-type="float">
            <text:p>1427903823.08692</text:p>
          </table:table-cell>
          <table:table-cell table:number-columns-repeated="4"/>
          <table:table-cell table:formula="of:=MAX([.B289];[.D289];[.G289])-MAX([.A289];[.C289];[.E289])" office:value-type="float" office:value="18.0233452320099" calcext:value-type="float">
            <text:p>18.023345232</text:p>
          </table:table-cell>
          <table:table-cell table:formula="of:=IF(ISBLANK([.E289]);&quot;&quot;;[.I289])">
            <text:p/>
          </table:table-cell>
          <table:table-cell table:formula="of:=IF(OR(ISBLANK([.E289]);[.I289]&lt;=0);&quot;&quot;;[.I28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6358" calcext:value-type="float">
            <text:p>1427903805.06358</text:p>
          </table:table-cell>
          <table:table-cell office:value-type="float" office:value="1427903821.40304" calcext:value-type="float">
            <text:p>1427903821.40304</text:p>
          </table:table-cell>
          <table:table-cell office:value-type="float" office:value="1427903822.50082" calcext:value-type="float">
            <text:p>1427903822.50082</text:p>
          </table:table-cell>
          <table:table-cell/>
          <table:table-cell table:formula="of:=MAX([.B290];[.D290];[.G290])-MAX([.A290];[.C290];[.E290])" office:value-type="float" office:value="17.4372420310974" calcext:value-type="float">
            <text:p>17.4372420311</text:p>
          </table:table-cell>
          <table:table-cell table:formula="of:=IF(ISBLANK([.E290]);&quot;&quot;;[.I290])" office:value-type="float" office:value="17.4372420310974" calcext:value-type="float">
            <text:p>17.4372420311</text:p>
          </table:table-cell>
          <table:table-cell table:formula="of:=IF(OR(ISBLANK([.E290]);[.I290]&lt;=0);&quot;&quot;;[.I290])" office:value-type="float" office:value="17.4372420310974" calcext:value-type="float">
            <text:p>17.43724203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6495" calcext:value-type="float">
            <text:p>1427903805.06495</text:p>
          </table:table-cell>
          <table:table-cell office:value-type="float" office:value="1427903821.68979" calcext:value-type="float">
            <text:p>1427903821.68979</text:p>
          </table:table-cell>
          <table:table-cell office:value-type="float" office:value="1427903822.75877" calcext:value-type="float">
            <text:p>1427903822.75877</text:p>
          </table:table-cell>
          <table:table-cell/>
          <table:table-cell table:formula="of:=MAX([.B291];[.D291];[.G291])-MAX([.A291];[.C291];[.E291])" office:value-type="float" office:value="17.6938230991364" calcext:value-type="float">
            <text:p>17.6938230991</text:p>
          </table:table-cell>
          <table:table-cell table:formula="of:=IF(ISBLANK([.E291]);&quot;&quot;;[.I291])" office:value-type="float" office:value="17.6938230991364" calcext:value-type="float">
            <text:p>17.6938230991</text:p>
          </table:table-cell>
          <table:table-cell table:formula="of:=IF(OR(ISBLANK([.E291]);[.I291]&lt;=0);&quot;&quot;;[.I291])" office:value-type="float" office:value="17.6938230991364" calcext:value-type="float">
            <text:p>17.693823099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6626" calcext:value-type="float">
            <text:p>1427903805.06626</text:p>
          </table:table-cell>
          <table:table-cell office:value-type="float" office:value="1427903821.92747" calcext:value-type="float">
            <text:p>1427903821.92747</text:p>
          </table:table-cell>
          <table:table-cell office:value-type="float" office:value="1427903823.02857" calcext:value-type="float">
            <text:p>1427903823.02857</text:p>
          </table:table-cell>
          <table:table-cell/>
          <table:table-cell table:formula="of:=MAX([.B292];[.D292];[.G292])-MAX([.A292];[.C292];[.E292])" office:value-type="float" office:value="17.9623169898987" calcext:value-type="float">
            <text:p>17.9623169899</text:p>
          </table:table-cell>
          <table:table-cell table:formula="of:=IF(ISBLANK([.E292]);&quot;&quot;;[.I292])" office:value-type="float" office:value="17.9623169898987" calcext:value-type="float">
            <text:p>17.9623169899</text:p>
          </table:table-cell>
          <table:table-cell table:formula="of:=IF(OR(ISBLANK([.E292]);[.I292]&lt;=0);&quot;&quot;;[.I292])" office:value-type="float" office:value="17.9623169898987" calcext:value-type="float">
            <text:p>17.96231698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6756" calcext:value-type="float">
            <text:p>1427903805.06756</text:p>
          </table:table-cell>
          <table:table-cell office:value-type="float" office:value="1427903821.56618" calcext:value-type="float">
            <text:p>1427903821.56618</text:p>
          </table:table-cell>
          <table:table-cell office:value-type="float" office:value="1427903822.63765" calcext:value-type="float">
            <text:p>1427903822.63765</text:p>
          </table:table-cell>
          <table:table-cell/>
          <table:table-cell table:formula="of:=MAX([.B293];[.D293];[.G293])-MAX([.A293];[.C293];[.E293])" office:value-type="float" office:value="17.5700891017914" calcext:value-type="float">
            <text:p>17.5700891018</text:p>
          </table:table-cell>
          <table:table-cell table:formula="of:=IF(ISBLANK([.E293]);&quot;&quot;;[.I293])" office:value-type="float" office:value="17.5700891017914" calcext:value-type="float">
            <text:p>17.5700891018</text:p>
          </table:table-cell>
          <table:table-cell table:formula="of:=IF(OR(ISBLANK([.E293]);[.I293]&lt;=0);&quot;&quot;;[.I293])" office:value-type="float" office:value="17.5700891017914" calcext:value-type="float">
            <text:p>17.57008910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6889" calcext:value-type="float">
            <text:p>1427903805.06889</text:p>
          </table:table-cell>
          <table:table-cell office:value-type="float" office:value="1427903822.08496" calcext:value-type="float">
            <text:p>1427903822.08496</text:p>
          </table:table-cell>
          <table:table-cell office:value-type="float" office:value="1427903823.06412" calcext:value-type="float">
            <text:p>1427903823.06412</text:p>
          </table:table-cell>
          <table:table-cell/>
          <table:table-cell table:formula="of:=MAX([.B294];[.D294];[.G294])-MAX([.A294];[.C294];[.E294])" office:value-type="float" office:value="17.9952311515808" calcext:value-type="float">
            <text:p>17.9952311516</text:p>
          </table:table-cell>
          <table:table-cell table:formula="of:=IF(ISBLANK([.E294]);&quot;&quot;;[.I294])" office:value-type="float" office:value="17.9952311515808" calcext:value-type="float">
            <text:p>17.9952311516</text:p>
          </table:table-cell>
          <table:table-cell table:formula="of:=IF(OR(ISBLANK([.E294]);[.I294]&lt;=0);&quot;&quot;;[.I294])" office:value-type="float" office:value="17.9952311515808" calcext:value-type="float">
            <text:p>17.99523115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7008" calcext:value-type="float">
            <text:p>1427903805.07008</text:p>
          </table:table-cell>
          <table:table-cell office:value-type="float" office:value="1427903821.85446" calcext:value-type="float">
            <text:p>1427903821.85446</text:p>
          </table:table-cell>
          <table:table-cell office:value-type="float" office:value="1427903822.85719" calcext:value-type="float">
            <text:p>1427903822.85719</text:p>
          </table:table-cell>
          <table:table-cell/>
          <table:table-cell table:formula="of:=MAX([.B295];[.D295];[.G295])-MAX([.A295];[.C295];[.E295])" office:value-type="float" office:value="17.7871141433716" calcext:value-type="float">
            <text:p>17.7871141434</text:p>
          </table:table-cell>
          <table:table-cell table:formula="of:=IF(ISBLANK([.E295]);&quot;&quot;;[.I295])" office:value-type="float" office:value="17.7871141433716" calcext:value-type="float">
            <text:p>17.7871141434</text:p>
          </table:table-cell>
          <table:table-cell table:formula="of:=IF(OR(ISBLANK([.E295]);[.I295]&lt;=0);&quot;&quot;;[.I295])" office:value-type="float" office:value="17.7871141433716" calcext:value-type="float">
            <text:p>17.78711414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7155" calcext:value-type="float">
            <text:p>1427903805.07155</text:p>
          </table:table-cell>
          <table:table-cell office:value-type="float" office:value="1427903821.74069" calcext:value-type="float">
            <text:p>1427903821.74069</text:p>
          </table:table-cell>
          <table:table-cell office:value-type="float" office:value="1427903822.66551" calcext:value-type="float">
            <text:p>1427903822.66551</text:p>
          </table:table-cell>
          <table:table-cell/>
          <table:table-cell table:formula="of:=MAX([.B296];[.D296];[.G296])-MAX([.A296];[.C296];[.E296])" office:value-type="float" office:value="17.5939569473267" calcext:value-type="float">
            <text:p>17.5939569473</text:p>
          </table:table-cell>
          <table:table-cell table:formula="of:=IF(ISBLANK([.E296]);&quot;&quot;;[.I296])" office:value-type="float" office:value="17.5939569473267" calcext:value-type="float">
            <text:p>17.5939569473</text:p>
          </table:table-cell>
          <table:table-cell table:formula="of:=IF(OR(ISBLANK([.E296]);[.I296]&lt;=0);&quot;&quot;;[.I296])" office:value-type="float" office:value="17.5939569473267" calcext:value-type="float">
            <text:p>17.59395694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7276" calcext:value-type="float">
            <text:p>1427903805.07276</text:p>
          </table:table-cell>
          <table:table-cell office:value-type="float" office:value="1427903821.56674" calcext:value-type="float">
            <text:p>1427903821.56674</text:p>
          </table:table-cell>
          <table:table-cell office:value-type="float" office:value="1427903822.62105" calcext:value-type="float">
            <text:p>1427903822.62105</text:p>
          </table:table-cell>
          <table:table-cell/>
          <table:table-cell table:formula="of:=MAX([.B297];[.D297];[.G297])-MAX([.A297];[.C297];[.E297])" office:value-type="float" office:value="17.5482878684998" calcext:value-type="float">
            <text:p>17.5482878685</text:p>
          </table:table-cell>
          <table:table-cell table:formula="of:=IF(ISBLANK([.E297]);&quot;&quot;;[.I297])" office:value-type="float" office:value="17.5482878684998" calcext:value-type="float">
            <text:p>17.5482878685</text:p>
          </table:table-cell>
          <table:table-cell table:formula="of:=IF(OR(ISBLANK([.E297]);[.I297]&lt;=0);&quot;&quot;;[.I297])" office:value-type="float" office:value="17.5482878684998" calcext:value-type="float">
            <text:p>17.54828786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7394" calcext:value-type="float">
            <text:p>1427903805.07394</text:p>
          </table:table-cell>
          <table:table-cell office:value-type="float" office:value="1427903821.71347" calcext:value-type="float">
            <text:p>1427903821.71347</text:p>
          </table:table-cell>
          <table:table-cell office:value-type="float" office:value="1427903822.76451" calcext:value-type="float">
            <text:p>1427903822.76451</text:p>
          </table:table-cell>
          <table:table-cell/>
          <table:table-cell table:formula="of:=MAX([.B298];[.D298];[.G298])-MAX([.A298];[.C298];[.E298])" office:value-type="float" office:value="17.6905689239502" calcext:value-type="float">
            <text:p>17.690568924</text:p>
          </table:table-cell>
          <table:table-cell table:formula="of:=IF(ISBLANK([.E298]);&quot;&quot;;[.I298])" office:value-type="float" office:value="17.6905689239502" calcext:value-type="float">
            <text:p>17.690568924</text:p>
          </table:table-cell>
          <table:table-cell table:formula="of:=IF(OR(ISBLANK([.E298]);[.I298]&lt;=0);&quot;&quot;;[.I298])" office:value-type="float" office:value="17.6905689239502" calcext:value-type="float">
            <text:p>17.6905689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05.07511" calcext:value-type="float">
            <text:p>1427903805.07511</text:p>
          </table:table-cell>
          <table:table-cell office:value-type="float" office:value="1427903822.11364" calcext:value-type="float">
            <text:p>1427903822.11364</text:p>
          </table:table-cell>
          <table:table-cell office:value-type="float" office:value="1427903823.08691" calcext:value-type="float">
            <text:p>1427903823.08691</text:p>
          </table:table-cell>
          <table:table-cell/>
          <table:table-cell table:formula="of:=MAX([.B299];[.D299];[.G299])-MAX([.A299];[.C299];[.E299])" office:value-type="float" office:value="18.0117959976196" calcext:value-type="float">
            <text:p>18.0117959976</text:p>
          </table:table-cell>
          <table:table-cell table:formula="of:=IF(ISBLANK([.E299]);&quot;&quot;;[.I299])" office:value-type="float" office:value="18.0117959976196" calcext:value-type="float">
            <text:p>18.0117959976</text:p>
          </table:table-cell>
          <table:table-cell table:formula="of:=IF(OR(ISBLANK([.E299]);[.I299]&lt;=0);&quot;&quot;;[.I299])" office:value-type="float" office:value="18.0117959976196" calcext:value-type="float">
            <text:p>18.011795997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23.08693" calcext:value-type="float">
            <text:p>1427903823.08693</text:p>
          </table:table-cell>
          <table:table-cell office:value-type="float" office:value="1427903841.02339" calcext:value-type="float">
            <text:p>1427903841.02339</text:p>
          </table:table-cell>
          <table:table-cell table:number-columns-repeated="4"/>
          <table:table-cell table:formula="of:=MAX([.B300];[.D300];[.G300])-MAX([.A300];[.C300];[.E300])" office:value-type="float" office:value="17.9364581108093" calcext:value-type="float">
            <text:p>17.9364581108</text:p>
          </table:table-cell>
          <table:table-cell table:formula="of:=IF(ISBLANK([.E300]);&quot;&quot;;[.I300])">
            <text:p/>
          </table:table-cell>
          <table:table-cell table:formula="of:=IF(OR(ISBLANK([.E300]);[.I300]&lt;=0);&quot;&quot;;[.I30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8693" calcext:value-type="float">
            <text:p>1427903823.08693</text:p>
          </table:table-cell>
          <table:table-cell office:value-type="float" office:value="1427903839.28654" calcext:value-type="float">
            <text:p>1427903839.28654</text:p>
          </table:table-cell>
          <table:table-cell office:value-type="float" office:value="1427903840.3848" calcext:value-type="float">
            <text:p>1427903840.3848</text:p>
          </table:table-cell>
          <table:table-cell/>
          <table:table-cell table:formula="of:=MAX([.B301];[.D301];[.G301])-MAX([.A301];[.C301];[.E301])" office:value-type="float" office:value="17.2978618144989" calcext:value-type="float">
            <text:p>17.2978618145</text:p>
          </table:table-cell>
          <table:table-cell table:formula="of:=IF(ISBLANK([.E301]);&quot;&quot;;[.I301])" office:value-type="float" office:value="17.2978618144989" calcext:value-type="float">
            <text:p>17.2978618145</text:p>
          </table:table-cell>
          <table:table-cell table:formula="of:=IF(OR(ISBLANK([.E301]);[.I301]&lt;=0);&quot;&quot;;[.I301])" office:value-type="float" office:value="17.2978618144989" calcext:value-type="float">
            <text:p>17.29786181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8823" calcext:value-type="float">
            <text:p>1427903823.08823</text:p>
          </table:table-cell>
          <table:table-cell office:value-type="float" office:value="1427903839.92262" calcext:value-type="float">
            <text:p>1427903839.92262</text:p>
          </table:table-cell>
          <table:table-cell office:value-type="float" office:value="1427903841.02338" calcext:value-type="float">
            <text:p>1427903841.02338</text:p>
          </table:table-cell>
          <table:table-cell/>
          <table:table-cell table:formula="of:=MAX([.B302];[.D302];[.G302])-MAX([.A302];[.C302];[.E302])" office:value-type="float" office:value="17.9351539611816" calcext:value-type="float">
            <text:p>17.9351539612</text:p>
          </table:table-cell>
          <table:table-cell table:formula="of:=IF(ISBLANK([.E302]);&quot;&quot;;[.I302])" office:value-type="float" office:value="17.9351539611816" calcext:value-type="float">
            <text:p>17.9351539612</text:p>
          </table:table-cell>
          <table:table-cell table:formula="of:=IF(OR(ISBLANK([.E302]);[.I302]&lt;=0);&quot;&quot;;[.I302])" office:value-type="float" office:value="17.9351539611816" calcext:value-type="float">
            <text:p>17.93515396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8953" calcext:value-type="float">
            <text:p>1427903823.08953</text:p>
          </table:table-cell>
          <table:table-cell office:value-type="float" office:value="1427903839.52669" calcext:value-type="float">
            <text:p>1427903839.52669</text:p>
          </table:table-cell>
          <table:table-cell office:value-type="float" office:value="1427903840.61383" calcext:value-type="float">
            <text:p>1427903840.61383</text:p>
          </table:table-cell>
          <table:table-cell/>
          <table:table-cell table:formula="of:=MAX([.B303];[.D303];[.G303])-MAX([.A303];[.C303];[.E303])" office:value-type="float" office:value="17.5242958068848" calcext:value-type="float">
            <text:p>17.5242958069</text:p>
          </table:table-cell>
          <table:table-cell table:formula="of:=IF(ISBLANK([.E303]);&quot;&quot;;[.I303])" office:value-type="float" office:value="17.5242958068848" calcext:value-type="float">
            <text:p>17.5242958069</text:p>
          </table:table-cell>
          <table:table-cell table:formula="of:=IF(OR(ISBLANK([.E303]);[.I303]&lt;=0);&quot;&quot;;[.I303])" office:value-type="float" office:value="17.5242958068848" calcext:value-type="float">
            <text:p>17.52429580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088" calcext:value-type="float">
            <text:p>1427903823.09088</text:p>
          </table:table-cell>
          <table:table-cell office:value-type="float" office:value="1427903839.33443" calcext:value-type="float">
            <text:p>1427903839.33443</text:p>
          </table:table-cell>
          <table:table-cell office:value-type="float" office:value="1427903840.32135" calcext:value-type="float">
            <text:p>1427903840.32135</text:p>
          </table:table-cell>
          <table:table-cell/>
          <table:table-cell table:formula="of:=MAX([.B304];[.D304];[.G304])-MAX([.A304];[.C304];[.E304])" office:value-type="float" office:value="17.2304670810699" calcext:value-type="float">
            <text:p>17.2304670811</text:p>
          </table:table-cell>
          <table:table-cell table:formula="of:=IF(ISBLANK([.E304]);&quot;&quot;;[.I304])" office:value-type="float" office:value="17.2304670810699" calcext:value-type="float">
            <text:p>17.2304670811</text:p>
          </table:table-cell>
          <table:table-cell table:formula="of:=IF(OR(ISBLANK([.E304]);[.I304]&lt;=0);&quot;&quot;;[.I304])" office:value-type="float" office:value="17.2304670810699" calcext:value-type="float">
            <text:p>17.23046708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219" calcext:value-type="float">
            <text:p>1427903823.09219</text:p>
          </table:table-cell>
          <table:table-cell office:value-type="float" office:value="1427903839.7634" calcext:value-type="float">
            <text:p>1427903839.7634</text:p>
          </table:table-cell>
          <table:table-cell office:value-type="float" office:value="1427903840.84599" calcext:value-type="float">
            <text:p>1427903840.84599</text:p>
          </table:table-cell>
          <table:table-cell/>
          <table:table-cell table:formula="of:=MAX([.B305];[.D305];[.G305])-MAX([.A305];[.C305];[.E305])" office:value-type="float" office:value="17.7537999153137" calcext:value-type="float">
            <text:p>17.7537999153</text:p>
          </table:table-cell>
          <table:table-cell table:formula="of:=IF(ISBLANK([.E305]);&quot;&quot;;[.I305])" office:value-type="float" office:value="17.7537999153137" calcext:value-type="float">
            <text:p>17.7537999153</text:p>
          </table:table-cell>
          <table:table-cell table:formula="of:=IF(OR(ISBLANK([.E305]);[.I305]&lt;=0);&quot;&quot;;[.I305])" office:value-type="float" office:value="17.7537999153137" calcext:value-type="float">
            <text:p>17.75379991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355" calcext:value-type="float">
            <text:p>1427903823.09355</text:p>
          </table:table-cell>
          <table:table-cell office:value-type="float" office:value="1427903839.79355" calcext:value-type="float">
            <text:p>1427903839.79355</text:p>
          </table:table-cell>
          <table:table-cell office:value-type="float" office:value="1427903840.83103" calcext:value-type="float">
            <text:p>1427903840.83103</text:p>
          </table:table-cell>
          <table:table-cell/>
          <table:table-cell table:formula="of:=MAX([.B306];[.D306];[.G306])-MAX([.A306];[.C306];[.E306])" office:value-type="float" office:value="17.737478017807" calcext:value-type="float">
            <text:p>17.7374780178</text:p>
          </table:table-cell>
          <table:table-cell table:formula="of:=IF(ISBLANK([.E306]);&quot;&quot;;[.I306])" office:value-type="float" office:value="17.737478017807" calcext:value-type="float">
            <text:p>17.7374780178</text:p>
          </table:table-cell>
          <table:table-cell table:formula="of:=IF(OR(ISBLANK([.E306]);[.I306]&lt;=0);&quot;&quot;;[.I306])" office:value-type="float" office:value="17.737478017807" calcext:value-type="float">
            <text:p>17.73747801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486" calcext:value-type="float">
            <text:p>1427903823.09486</text:p>
          </table:table-cell>
          <table:table-cell office:value-type="float" office:value="1427903839.67374" calcext:value-type="float">
            <text:p>1427903839.67374</text:p>
          </table:table-cell>
          <table:table-cell office:value-type="float" office:value="1427903840.78155" calcext:value-type="float">
            <text:p>1427903840.78155</text:p>
          </table:table-cell>
          <table:table-cell/>
          <table:table-cell table:formula="of:=MAX([.B307];[.D307];[.G307])-MAX([.A307];[.C307];[.E307])" office:value-type="float" office:value="17.6866929531097" calcext:value-type="float">
            <text:p>17.6866929531</text:p>
          </table:table-cell>
          <table:table-cell table:formula="of:=IF(ISBLANK([.E307]);&quot;&quot;;[.I307])" office:value-type="float" office:value="17.6866929531097" calcext:value-type="float">
            <text:p>17.6866929531</text:p>
          </table:table-cell>
          <table:table-cell table:formula="of:=IF(OR(ISBLANK([.E307]);[.I307]&lt;=0);&quot;&quot;;[.I307])" office:value-type="float" office:value="17.6866929531097" calcext:value-type="float">
            <text:p>17.68669295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616" calcext:value-type="float">
            <text:p>1427903823.09616</text:p>
          </table:table-cell>
          <table:table-cell office:value-type="float" office:value="1427903839.45106" calcext:value-type="float">
            <text:p>1427903839.45106</text:p>
          </table:table-cell>
          <table:table-cell office:value-type="float" office:value="1427903840.45761" calcext:value-type="float">
            <text:p>1427903840.45761</text:p>
          </table:table-cell>
          <table:table-cell/>
          <table:table-cell table:formula="of:=MAX([.B308];[.D308];[.G308])-MAX([.A308];[.C308];[.E308])" office:value-type="float" office:value="17.3614430427551" calcext:value-type="float">
            <text:p>17.3614430428</text:p>
          </table:table-cell>
          <table:table-cell table:formula="of:=IF(ISBLANK([.E308]);&quot;&quot;;[.I308])" office:value-type="float" office:value="17.3614430427551" calcext:value-type="float">
            <text:p>17.3614430428</text:p>
          </table:table-cell>
          <table:table-cell table:formula="of:=IF(OR(ISBLANK([.E308]);[.I308]&lt;=0);&quot;&quot;;[.I308])" office:value-type="float" office:value="17.3614430427551" calcext:value-type="float">
            <text:p>17.36144304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751" calcext:value-type="float">
            <text:p>1427903823.09751</text:p>
          </table:table-cell>
          <table:table-cell office:value-type="float" office:value="1427903839.53813" calcext:value-type="float">
            <text:p>1427903839.53813</text:p>
          </table:table-cell>
          <table:table-cell office:value-type="float" office:value="1427903840.60082" calcext:value-type="float">
            <text:p>1427903840.60082</text:p>
          </table:table-cell>
          <table:table-cell/>
          <table:table-cell table:formula="of:=MAX([.B309];[.D309];[.G309])-MAX([.A309];[.C309];[.E309])" office:value-type="float" office:value="17.5033130645752" calcext:value-type="float">
            <text:p>17.5033130646</text:p>
          </table:table-cell>
          <table:table-cell table:formula="of:=IF(ISBLANK([.E309]);&quot;&quot;;[.I309])" office:value-type="float" office:value="17.5033130645752" calcext:value-type="float">
            <text:p>17.5033130646</text:p>
          </table:table-cell>
          <table:table-cell table:formula="of:=IF(OR(ISBLANK([.E309]);[.I309]&lt;=0);&quot;&quot;;[.I309])" office:value-type="float" office:value="17.5033130645752" calcext:value-type="float">
            <text:p>17.50331306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23.09882" calcext:value-type="float">
            <text:p>1427903823.09882</text:p>
          </table:table-cell>
          <table:table-cell office:value-type="float" office:value="1427903839.69953" calcext:value-type="float">
            <text:p>1427903839.69953</text:p>
          </table:table-cell>
          <table:table-cell office:value-type="float" office:value="1427903840.63113" calcext:value-type="float">
            <text:p>1427903840.63113</text:p>
          </table:table-cell>
          <table:table-cell/>
          <table:table-cell table:formula="of:=MAX([.B310];[.D310];[.G310])-MAX([.A310];[.C310];[.E310])" office:value-type="float" office:value="17.5323138237" calcext:value-type="float">
            <text:p>17.5323138237</text:p>
          </table:table-cell>
          <table:table-cell table:formula="of:=IF(ISBLANK([.E310]);&quot;&quot;;[.I310])" office:value-type="float" office:value="17.5323138237" calcext:value-type="float">
            <text:p>17.5323138237</text:p>
          </table:table-cell>
          <table:table-cell table:formula="of:=IF(OR(ISBLANK([.E310]);[.I310]&lt;=0);&quot;&quot;;[.I310])" office:value-type="float" office:value="17.5323138237" calcext:value-type="float">
            <text:p>17.53231382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41.0234" calcext:value-type="float">
            <text:p>1427903841.0234</text:p>
          </table:table-cell>
          <table:table-cell office:value-type="float" office:value="1427903859.55022" calcext:value-type="float">
            <text:p>1427903859.55022</text:p>
          </table:table-cell>
          <table:table-cell table:number-columns-repeated="4"/>
          <table:table-cell table:formula="of:=MAX([.B311];[.D311];[.G311])-MAX([.A311];[.C311];[.E311])" office:value-type="float" office:value="18.5268149375916" calcext:value-type="float">
            <text:p>18.5268149376</text:p>
          </table:table-cell>
          <table:table-cell table:formula="of:=IF(ISBLANK([.E311]);&quot;&quot;;[.I311])">
            <text:p/>
          </table:table-cell>
          <table:table-cell table:formula="of:=IF(OR(ISBLANK([.E311]);[.I311]&lt;=0);&quot;&quot;;[.I31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234" calcext:value-type="float">
            <text:p>1427903841.0234</text:p>
          </table:table-cell>
          <table:table-cell office:value-type="float" office:value="1427903858.50391" calcext:value-type="float">
            <text:p>1427903858.50391</text:p>
          </table:table-cell>
          <table:table-cell office:value-type="float" office:value="1427903859.55021" calcext:value-type="float">
            <text:p>1427903859.55021</text:p>
          </table:table-cell>
          <table:table-cell/>
          <table:table-cell table:formula="of:=MAX([.B312];[.D312];[.G312])-MAX([.A312];[.C312];[.E312])" office:value-type="float" office:value="18.5268089771271" calcext:value-type="float">
            <text:p>18.5268089771</text:p>
          </table:table-cell>
          <table:table-cell table:formula="of:=IF(ISBLANK([.E312]);&quot;&quot;;[.I312])" office:value-type="float" office:value="18.5268089771271" calcext:value-type="float">
            <text:p>18.5268089771</text:p>
          </table:table-cell>
          <table:table-cell table:formula="of:=IF(OR(ISBLANK([.E312]);[.I312]&lt;=0);&quot;&quot;;[.I312])" office:value-type="float" office:value="18.5268089771271" calcext:value-type="float">
            <text:p>18.52680897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249" calcext:value-type="float">
            <text:p>1427903841.0249</text:p>
          </table:table-cell>
          <table:table-cell office:value-type="float" office:value="1427903858.14098" calcext:value-type="float">
            <text:p>1427903858.14098</text:p>
          </table:table-cell>
          <table:table-cell office:value-type="float" office:value="1427903859.23356" calcext:value-type="float">
            <text:p>1427903859.23356</text:p>
          </table:table-cell>
          <table:table-cell/>
          <table:table-cell table:formula="of:=MAX([.B313];[.D313];[.G313])-MAX([.A313];[.C313];[.E313])" office:value-type="float" office:value="18.2086589336395" calcext:value-type="float">
            <text:p>18.2086589336</text:p>
          </table:table-cell>
          <table:table-cell table:formula="of:=IF(ISBLANK([.E313]);&quot;&quot;;[.I313])" office:value-type="float" office:value="18.2086589336395" calcext:value-type="float">
            <text:p>18.2086589336</text:p>
          </table:table-cell>
          <table:table-cell table:formula="of:=IF(OR(ISBLANK([.E313]);[.I313]&lt;=0);&quot;&quot;;[.I313])" office:value-type="float" office:value="18.2086589336395" calcext:value-type="float">
            <text:p>18.20865893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2621" calcext:value-type="float">
            <text:p>1427903841.02621</text:p>
          </table:table-cell>
          <table:table-cell office:value-type="float" office:value="1427903858.21792" calcext:value-type="float">
            <text:p>1427903858.21792</text:p>
          </table:table-cell>
          <table:table-cell office:value-type="float" office:value="1427903859.28716" calcext:value-type="float">
            <text:p>1427903859.28716</text:p>
          </table:table-cell>
          <table:table-cell/>
          <table:table-cell table:formula="of:=MAX([.B314];[.D314];[.G314])-MAX([.A314];[.C314];[.E314])" office:value-type="float" office:value="18.2609539031982" calcext:value-type="float">
            <text:p>18.2609539032</text:p>
          </table:table-cell>
          <table:table-cell table:formula="of:=IF(ISBLANK([.E314]);&quot;&quot;;[.I314])" office:value-type="float" office:value="18.2609539031982" calcext:value-type="float">
            <text:p>18.2609539032</text:p>
          </table:table-cell>
          <table:table-cell table:formula="of:=IF(OR(ISBLANK([.E314]);[.I314]&lt;=0);&quot;&quot;;[.I314])" office:value-type="float" office:value="18.2609539031982" calcext:value-type="float">
            <text:p>18.26095390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2752" calcext:value-type="float">
            <text:p>1427903841.02752</text:p>
          </table:table-cell>
          <table:table-cell office:value-type="float" office:value="1427903858.36324" calcext:value-type="float">
            <text:p>1427903858.36324</text:p>
          </table:table-cell>
          <table:table-cell office:value-type="float" office:value="1427903859.45343" calcext:value-type="float">
            <text:p>1427903859.45343</text:p>
          </table:table-cell>
          <table:table-cell/>
          <table:table-cell table:formula="of:=MAX([.B315];[.D315];[.G315])-MAX([.A315];[.C315];[.E315])" office:value-type="float" office:value="18.4259159564972" calcext:value-type="float">
            <text:p>18.4259159565</text:p>
          </table:table-cell>
          <table:table-cell table:formula="of:=IF(ISBLANK([.E315]);&quot;&quot;;[.I315])" office:value-type="float" office:value="18.4259159564972" calcext:value-type="float">
            <text:p>18.4259159565</text:p>
          </table:table-cell>
          <table:table-cell table:formula="of:=IF(OR(ISBLANK([.E315]);[.I315]&lt;=0);&quot;&quot;;[.I315])" office:value-type="float" office:value="18.4259159564972" calcext:value-type="float">
            <text:p>18.4259159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2896" calcext:value-type="float">
            <text:p>1427903841.02896</text:p>
          </table:table-cell>
          <table:table-cell office:value-type="float" office:value="1427903857.79649" calcext:value-type="float">
            <text:p>1427903857.79649</text:p>
          </table:table-cell>
          <table:table-cell office:value-type="float" office:value="1427903858.81072" calcext:value-type="float">
            <text:p>1427903858.81072</text:p>
          </table:table-cell>
          <table:table-cell/>
          <table:table-cell table:formula="of:=MAX([.B316];[.D316];[.G316])-MAX([.A316];[.C316];[.E316])" office:value-type="float" office:value="17.7817599773407" calcext:value-type="float">
            <text:p>17.7817599773</text:p>
          </table:table-cell>
          <table:table-cell table:formula="of:=IF(ISBLANK([.E316]);&quot;&quot;;[.I316])" office:value-type="float" office:value="17.7817599773407" calcext:value-type="float">
            <text:p>17.7817599773</text:p>
          </table:table-cell>
          <table:table-cell table:formula="of:=IF(OR(ISBLANK([.E316]);[.I316]&lt;=0);&quot;&quot;;[.I316])" office:value-type="float" office:value="17.7817599773407" calcext:value-type="float">
            <text:p>17.78175997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3028" calcext:value-type="float">
            <text:p>1427903841.03028</text:p>
          </table:table-cell>
          <table:table-cell office:value-type="float" office:value="1427903858.05627" calcext:value-type="float">
            <text:p>1427903858.05627</text:p>
          </table:table-cell>
          <table:table-cell office:value-type="float" office:value="1427903859.1655" calcext:value-type="float">
            <text:p>1427903859.1655</text:p>
          </table:table-cell>
          <table:table-cell/>
          <table:table-cell table:formula="of:=MAX([.B317];[.D317];[.G317])-MAX([.A317];[.C317];[.E317])" office:value-type="float" office:value="18.135213136673" calcext:value-type="float">
            <text:p>18.1352131367</text:p>
          </table:table-cell>
          <table:table-cell table:formula="of:=IF(ISBLANK([.E317]);&quot;&quot;;[.I317])" office:value-type="float" office:value="18.135213136673" calcext:value-type="float">
            <text:p>18.1352131367</text:p>
          </table:table-cell>
          <table:table-cell table:formula="of:=IF(OR(ISBLANK([.E317]);[.I317]&lt;=0);&quot;&quot;;[.I317])" office:value-type="float" office:value="18.135213136673" calcext:value-type="float">
            <text:p>18.13521313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3159" calcext:value-type="float">
            <text:p>1427903841.03159</text:p>
          </table:table-cell>
          <table:table-cell office:value-type="float" office:value="1427903858.00992" calcext:value-type="float">
            <text:p>1427903858.00992</text:p>
          </table:table-cell>
          <table:table-cell office:value-type="float" office:value="1427903859.11877" calcext:value-type="float">
            <text:p>1427903859.11877</text:p>
          </table:table-cell>
          <table:table-cell/>
          <table:table-cell table:formula="of:=MAX([.B318];[.D318];[.G318])-MAX([.A318];[.C318];[.E318])" office:value-type="float" office:value="18.0871732234955" calcext:value-type="float">
            <text:p>18.0871732235</text:p>
          </table:table-cell>
          <table:table-cell table:formula="of:=IF(ISBLANK([.E318]);&quot;&quot;;[.I318])" office:value-type="float" office:value="18.0871732234955" calcext:value-type="float">
            <text:p>18.0871732235</text:p>
          </table:table-cell>
          <table:table-cell table:formula="of:=IF(OR(ISBLANK([.E318]);[.I318]&lt;=0);&quot;&quot;;[.I318])" office:value-type="float" office:value="18.0871732234955" calcext:value-type="float">
            <text:p>18.087173223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334" calcext:value-type="float">
            <text:p>1427903841.0334</text:p>
          </table:table-cell>
          <table:table-cell office:value-type="float" office:value="1427903853.70872" calcext:value-type="float">
            <text:p>1427903853.70872</text:p>
          </table:table-cell>
          <table:table-cell office:value-type="float" office:value="1427903854.70378" calcext:value-type="float">
            <text:p>1427903854.70378</text:p>
          </table:table-cell>
          <table:table-cell/>
          <table:table-cell table:formula="of:=MAX([.B319];[.D319];[.G319])-MAX([.A319];[.C319];[.E319])" office:value-type="float" office:value="13.6703770160675" calcext:value-type="float">
            <text:p>13.6703770161</text:p>
          </table:table-cell>
          <table:table-cell table:formula="of:=IF(ISBLANK([.E319]);&quot;&quot;;[.I319])" office:value-type="float" office:value="13.6703770160675" calcext:value-type="float">
            <text:p>13.6703770161</text:p>
          </table:table-cell>
          <table:table-cell table:formula="of:=IF(OR(ISBLANK([.E319]);[.I319]&lt;=0);&quot;&quot;;[.I319])" office:value-type="float" office:value="13.6703770160675" calcext:value-type="float">
            <text:p>13.67037701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3472" calcext:value-type="float">
            <text:p>1427903841.03472</text:p>
          </table:table-cell>
          <table:table-cell office:value-type="float" office:value="1427903857.88271" calcext:value-type="float">
            <text:p>1427903857.88271</text:p>
          </table:table-cell>
          <table:table-cell office:value-type="float" office:value="1427903858.89906" calcext:value-type="float">
            <text:p>1427903858.89906</text:p>
          </table:table-cell>
          <table:table-cell/>
          <table:table-cell table:formula="of:=MAX([.B320];[.D320];[.G320])-MAX([.A320];[.C320];[.E320])" office:value-type="float" office:value="17.8643419742584" calcext:value-type="float">
            <text:p>17.8643419743</text:p>
          </table:table-cell>
          <table:table-cell table:formula="of:=IF(ISBLANK([.E320]);&quot;&quot;;[.I320])" office:value-type="float" office:value="17.8643419742584" calcext:value-type="float">
            <text:p>17.8643419743</text:p>
          </table:table-cell>
          <table:table-cell table:formula="of:=IF(OR(ISBLANK([.E320]);[.I320]&lt;=0);&quot;&quot;;[.I320])" office:value-type="float" office:value="17.8643419742584" calcext:value-type="float">
            <text:p>17.86434197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41.03604" calcext:value-type="float">
            <text:p>1427903841.03604</text:p>
          </table:table-cell>
          <table:table-cell office:value-type="float" office:value="1427903858.46397" calcext:value-type="float">
            <text:p>1427903858.46397</text:p>
          </table:table-cell>
          <table:table-cell office:value-type="float" office:value="1427903859.46392" calcext:value-type="float">
            <text:p>1427903859.46392</text:p>
          </table:table-cell>
          <table:table-cell/>
          <table:table-cell table:formula="of:=MAX([.B321];[.D321];[.G321])-MAX([.A321];[.C321];[.E321])" office:value-type="float" office:value="18.4278740882874" calcext:value-type="float">
            <text:p>18.4278740883</text:p>
          </table:table-cell>
          <table:table-cell table:formula="of:=IF(ISBLANK([.E321]);&quot;&quot;;[.I321])" office:value-type="float" office:value="18.4278740882874" calcext:value-type="float">
            <text:p>18.4278740883</text:p>
          </table:table-cell>
          <table:table-cell table:formula="of:=IF(OR(ISBLANK([.E321]);[.I321]&lt;=0);&quot;&quot;;[.I321])" office:value-type="float" office:value="18.4278740882874" calcext:value-type="float">
            <text:p>18.427874088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59.55022" calcext:value-type="float">
            <text:p>1427903859.55022</text:p>
          </table:table-cell>
          <table:table-cell office:value-type="float" office:value="1427903878.01377" calcext:value-type="float">
            <text:p>1427903878.01377</text:p>
          </table:table-cell>
          <table:table-cell table:number-columns-repeated="4"/>
          <table:table-cell table:formula="of:=MAX([.B322];[.D322];[.G322])-MAX([.A322];[.C322];[.E322])" office:value-type="float" office:value="18.4635450839996" calcext:value-type="float">
            <text:p>18.463545084</text:p>
          </table:table-cell>
          <table:table-cell table:formula="of:=IF(ISBLANK([.E322]);&quot;&quot;;[.I322])">
            <text:p/>
          </table:table-cell>
          <table:table-cell table:formula="of:=IF(OR(ISBLANK([.E322]);[.I322]&lt;=0);&quot;&quot;;[.I32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023" calcext:value-type="float">
            <text:p>1427903859.55023</text:p>
          </table:table-cell>
          <table:table-cell office:value-type="float" office:value="1427903876.81812" calcext:value-type="float">
            <text:p>1427903876.81812</text:p>
          </table:table-cell>
          <table:table-cell office:value-type="float" office:value="1427903877.78811" calcext:value-type="float">
            <text:p>1427903877.78811</text:p>
          </table:table-cell>
          <table:table-cell/>
          <table:table-cell table:formula="of:=MAX([.B323];[.D323];[.G323])-MAX([.A323];[.C323];[.E323])" office:value-type="float" office:value="18.2378859519958" calcext:value-type="float">
            <text:p>18.237885952</text:p>
          </table:table-cell>
          <table:table-cell table:formula="of:=IF(ISBLANK([.E323]);&quot;&quot;;[.I323])" office:value-type="float" office:value="18.2378859519958" calcext:value-type="float">
            <text:p>18.237885952</text:p>
          </table:table-cell>
          <table:table-cell table:formula="of:=IF(OR(ISBLANK([.E323]);[.I323]&lt;=0);&quot;&quot;;[.I323])" office:value-type="float" office:value="18.2378859519958" calcext:value-type="float">
            <text:p>18.2378859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088" calcext:value-type="float">
            <text:p>1427903859.55088</text:p>
          </table:table-cell>
          <table:table-cell office:value-type="float" office:value="1427903876.83712" calcext:value-type="float">
            <text:p>1427903876.83712</text:p>
          </table:table-cell>
          <table:table-cell office:value-type="float" office:value="1427903877.81232" calcext:value-type="float">
            <text:p>1427903877.81232</text:p>
          </table:table-cell>
          <table:table-cell/>
          <table:table-cell table:formula="of:=MAX([.B324];[.D324];[.G324])-MAX([.A324];[.C324];[.E324])" office:value-type="float" office:value="18.2614448070526" calcext:value-type="float">
            <text:p>18.2614448071</text:p>
          </table:table-cell>
          <table:table-cell table:formula="of:=IF(ISBLANK([.E324]);&quot;&quot;;[.I324])" office:value-type="float" office:value="18.2614448070526" calcext:value-type="float">
            <text:p>18.2614448071</text:p>
          </table:table-cell>
          <table:table-cell table:formula="of:=IF(OR(ISBLANK([.E324]);[.I324]&lt;=0);&quot;&quot;;[.I324])" office:value-type="float" office:value="18.2614448070526" calcext:value-type="float">
            <text:p>18.261444807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14" calcext:value-type="float">
            <text:p>1427903859.5514</text:p>
          </table:table-cell>
          <table:table-cell office:value-type="float" office:value="1427903876.63411" calcext:value-type="float">
            <text:p>1427903876.63411</text:p>
          </table:table-cell>
          <table:table-cell office:value-type="float" office:value="1427903877.73692" calcext:value-type="float">
            <text:p>1427903877.73692</text:p>
          </table:table-cell>
          <table:table-cell/>
          <table:table-cell table:formula="of:=MAX([.B325];[.D325];[.G325])-MAX([.A325];[.C325];[.E325])" office:value-type="float" office:value="18.1855130195618" calcext:value-type="float">
            <text:p>18.1855130196</text:p>
          </table:table-cell>
          <table:table-cell table:formula="of:=IF(ISBLANK([.E325]);&quot;&quot;;[.I325])" office:value-type="float" office:value="18.1855130195618" calcext:value-type="float">
            <text:p>18.1855130196</text:p>
          </table:table-cell>
          <table:table-cell table:formula="of:=IF(OR(ISBLANK([.E325]);[.I325]&lt;=0);&quot;&quot;;[.I325])" office:value-type="float" office:value="18.1855130195618" calcext:value-type="float">
            <text:p>18.18551301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191" calcext:value-type="float">
            <text:p>1427903859.55191</text:p>
          </table:table-cell>
          <table:table-cell office:value-type="float" office:value="1427903876.5911" calcext:value-type="float">
            <text:p>1427903876.5911</text:p>
          </table:table-cell>
          <table:table-cell office:value-type="float" office:value="1427903877.68797" calcext:value-type="float">
            <text:p>1427903877.68797</text:p>
          </table:table-cell>
          <table:table-cell/>
          <table:table-cell table:formula="of:=MAX([.B326];[.D326];[.G326])-MAX([.A326];[.C326];[.E326])" office:value-type="float" office:value="18.1360580921173" calcext:value-type="float">
            <text:p>18.1360580921</text:p>
          </table:table-cell>
          <table:table-cell table:formula="of:=IF(ISBLANK([.E326]);&quot;&quot;;[.I326])" office:value-type="float" office:value="18.1360580921173" calcext:value-type="float">
            <text:p>18.1360580921</text:p>
          </table:table-cell>
          <table:table-cell table:formula="of:=IF(OR(ISBLANK([.E326]);[.I326]&lt;=0);&quot;&quot;;[.I326])" office:value-type="float" office:value="18.1360580921173" calcext:value-type="float">
            <text:p>18.13605809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244" calcext:value-type="float">
            <text:p>1427903859.55244</text:p>
          </table:table-cell>
          <table:table-cell office:value-type="float" office:value="1427903876.65605" calcext:value-type="float">
            <text:p>1427903876.65605</text:p>
          </table:table-cell>
          <table:table-cell office:value-type="float" office:value="1427903877.73238" calcext:value-type="float">
            <text:p>1427903877.73238</text:p>
          </table:table-cell>
          <table:table-cell/>
          <table:table-cell table:formula="of:=MAX([.B327];[.D327];[.G327])-MAX([.A327];[.C327];[.E327])" office:value-type="float" office:value="18.1799399852753" calcext:value-type="float">
            <text:p>18.1799399853</text:p>
          </table:table-cell>
          <table:table-cell table:formula="of:=IF(ISBLANK([.E327]);&quot;&quot;;[.I327])" office:value-type="float" office:value="18.1799399852753" calcext:value-type="float">
            <text:p>18.1799399853</text:p>
          </table:table-cell>
          <table:table-cell table:formula="of:=IF(OR(ISBLANK([.E327]);[.I327]&lt;=0);&quot;&quot;;[.I327])" office:value-type="float" office:value="18.1799399852753" calcext:value-type="float">
            <text:p>18.17993998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297" calcext:value-type="float">
            <text:p>1427903859.55297</text:p>
          </table:table-cell>
          <table:table-cell office:value-type="float" office:value="1427903876.75529" calcext:value-type="float">
            <text:p>1427903876.75529</text:p>
          </table:table-cell>
          <table:table-cell office:value-type="float" office:value="1427903877.85315" calcext:value-type="float">
            <text:p>1427903877.85315</text:p>
          </table:table-cell>
          <table:table-cell/>
          <table:table-cell table:formula="of:=MAX([.B328];[.D328];[.G328])-MAX([.A328];[.C328];[.E328])" office:value-type="float" office:value="18.300185918808" calcext:value-type="float">
            <text:p>18.3001859188</text:p>
          </table:table-cell>
          <table:table-cell table:formula="of:=IF(ISBLANK([.E328]);&quot;&quot;;[.I328])" office:value-type="float" office:value="18.300185918808" calcext:value-type="float">
            <text:p>18.3001859188</text:p>
          </table:table-cell>
          <table:table-cell table:formula="of:=IF(OR(ISBLANK([.E328]);[.I328]&lt;=0);&quot;&quot;;[.I328])" office:value-type="float" office:value="18.300185918808" calcext:value-type="float">
            <text:p>18.30018591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349" calcext:value-type="float">
            <text:p>1427903859.55349</text:p>
          </table:table-cell>
          <table:table-cell office:value-type="float" office:value="1427903876.35757" calcext:value-type="float">
            <text:p>1427903876.35757</text:p>
          </table:table-cell>
          <table:table-cell office:value-type="float" office:value="1427903877.29986" calcext:value-type="float">
            <text:p>1427903877.29986</text:p>
          </table:table-cell>
          <table:table-cell/>
          <table:table-cell table:formula="of:=MAX([.B329];[.D329];[.G329])-MAX([.A329];[.C329];[.E329])" office:value-type="float" office:value="17.7463791370392" calcext:value-type="float">
            <text:p>17.746379137</text:p>
          </table:table-cell>
          <table:table-cell table:formula="of:=IF(ISBLANK([.E329]);&quot;&quot;;[.I329])" office:value-type="float" office:value="17.7463791370392" calcext:value-type="float">
            <text:p>17.746379137</text:p>
          </table:table-cell>
          <table:table-cell table:formula="of:=IF(OR(ISBLANK([.E329]);[.I329]&lt;=0);&quot;&quot;;[.I329])" office:value-type="float" office:value="17.7463791370392" calcext:value-type="float">
            <text:p>17.7463791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4" calcext:value-type="float">
            <text:p>1427903859.554</text:p>
          </table:table-cell>
          <table:table-cell office:value-type="float" office:value="1427903876.43117" calcext:value-type="float">
            <text:p>1427903876.43117</text:p>
          </table:table-cell>
          <table:table-cell office:value-type="float" office:value="1427903877.41762" calcext:value-type="float">
            <text:p>1427903877.41762</text:p>
          </table:table-cell>
          <table:table-cell/>
          <table:table-cell table:formula="of:=MAX([.B330];[.D330];[.G330])-MAX([.A330];[.C330];[.E330])" office:value-type="float" office:value="17.8636209964752" calcext:value-type="float">
            <text:p>17.8636209965</text:p>
          </table:table-cell>
          <table:table-cell table:formula="of:=IF(ISBLANK([.E330]);&quot;&quot;;[.I330])" office:value-type="float" office:value="17.8636209964752" calcext:value-type="float">
            <text:p>17.8636209965</text:p>
          </table:table-cell>
          <table:table-cell table:formula="of:=IF(OR(ISBLANK([.E330]);[.I330]&lt;=0);&quot;&quot;;[.I330])" office:value-type="float" office:value="17.8636209964752" calcext:value-type="float">
            <text:p>17.86362099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452" calcext:value-type="float">
            <text:p>1427903859.55452</text:p>
          </table:table-cell>
          <table:table-cell office:value-type="float" office:value="1427903877.00459" calcext:value-type="float">
            <text:p>1427903877.00459</text:p>
          </table:table-cell>
          <table:table-cell office:value-type="float" office:value="1427903878.01376" calcext:value-type="float">
            <text:p>1427903878.01376</text:p>
          </table:table-cell>
          <table:table-cell/>
          <table:table-cell table:formula="of:=MAX([.B331];[.D331];[.G331])-MAX([.A331];[.C331];[.E331])" office:value-type="float" office:value="18.4592430591583" calcext:value-type="float">
            <text:p>18.4592430592</text:p>
          </table:table-cell>
          <table:table-cell table:formula="of:=IF(ISBLANK([.E331]);&quot;&quot;;[.I331])" office:value-type="float" office:value="18.4592430591583" calcext:value-type="float">
            <text:p>18.4592430592</text:p>
          </table:table-cell>
          <table:table-cell table:formula="of:=IF(OR(ISBLANK([.E331]);[.I331]&lt;=0);&quot;&quot;;[.I331])" office:value-type="float" office:value="18.4592430591583" calcext:value-type="float">
            <text:p>18.45924305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59.55502" calcext:value-type="float">
            <text:p>1427903859.55502</text:p>
          </table:table-cell>
          <table:table-cell office:value-type="float" office:value="1427903876.42313" calcext:value-type="float">
            <text:p>1427903876.42313</text:p>
          </table:table-cell>
          <table:table-cell office:value-type="float" office:value="1427903877.51947" calcext:value-type="float">
            <text:p>1427903877.51947</text:p>
          </table:table-cell>
          <table:table-cell/>
          <table:table-cell table:formula="of:=MAX([.B332];[.D332];[.G332])-MAX([.A332];[.C332];[.E332])" office:value-type="float" office:value="17.9644558429718" calcext:value-type="float">
            <text:p>17.964455843</text:p>
          </table:table-cell>
          <table:table-cell table:formula="of:=IF(ISBLANK([.E332]);&quot;&quot;;[.I332])" office:value-type="float" office:value="17.9644558429718" calcext:value-type="float">
            <text:p>17.964455843</text:p>
          </table:table-cell>
          <table:table-cell table:formula="of:=IF(OR(ISBLANK([.E332]);[.I332]&lt;=0);&quot;&quot;;[.I332])" office:value-type="float" office:value="17.9644558429718" calcext:value-type="float">
            <text:p>17.96445584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78.01378" calcext:value-type="float">
            <text:p>1427903878.01378</text:p>
          </table:table-cell>
          <table:table-cell office:value-type="float" office:value="1427903897.64102" calcext:value-type="float">
            <text:p>1427903897.64102</text:p>
          </table:table-cell>
          <table:table-cell table:number-columns-repeated="4"/>
          <table:table-cell table:formula="of:=MAX([.B333];[.D333];[.G333])-MAX([.A333];[.C333];[.E333])" office:value-type="float" office:value="19.6272389888763" calcext:value-type="float">
            <text:p>19.6272389889</text:p>
          </table:table-cell>
          <table:table-cell table:formula="of:=IF(ISBLANK([.E333]);&quot;&quot;;[.I333])">
            <text:p/>
          </table:table-cell>
          <table:table-cell table:formula="of:=IF(OR(ISBLANK([.E333]);[.I333]&lt;=0);&quot;&quot;;[.I33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1378" calcext:value-type="float">
            <text:p>1427903878.01378</text:p>
          </table:table-cell>
          <table:table-cell office:value-type="float" office:value="1427903896.09239" calcext:value-type="float">
            <text:p>1427903896.09239</text:p>
          </table:table-cell>
          <table:table-cell office:value-type="float" office:value="1427903897.06704" calcext:value-type="float">
            <text:p>1427903897.06704</text:p>
          </table:table-cell>
          <table:table-cell/>
          <table:table-cell table:formula="of:=MAX([.B334];[.D334];[.G334])-MAX([.A334];[.C334];[.E334])" office:value-type="float" office:value="19.0532550811768" calcext:value-type="float">
            <text:p>19.0532550812</text:p>
          </table:table-cell>
          <table:table-cell table:formula="of:=IF(ISBLANK([.E334]);&quot;&quot;;[.I334])" office:value-type="float" office:value="19.0532550811768" calcext:value-type="float">
            <text:p>19.0532550812</text:p>
          </table:table-cell>
          <table:table-cell table:formula="of:=IF(OR(ISBLANK([.E334]);[.I334]&lt;=0);&quot;&quot;;[.I334])" office:value-type="float" office:value="19.0532550811768" calcext:value-type="float">
            <text:p>19.05325508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1516" calcext:value-type="float">
            <text:p>1427903878.01516</text:p>
          </table:table-cell>
          <table:table-cell office:value-type="float" office:value="1427903894.71001" calcext:value-type="float">
            <text:p>1427903894.71001</text:p>
          </table:table-cell>
          <table:table-cell office:value-type="float" office:value="1427903895.76004" calcext:value-type="float">
            <text:p>1427903895.76004</text:p>
          </table:table-cell>
          <table:table-cell/>
          <table:table-cell table:formula="of:=MAX([.B335];[.D335];[.G335])-MAX([.A335];[.C335];[.E335])" office:value-type="float" office:value="17.744884967804" calcext:value-type="float">
            <text:p>17.7448849678</text:p>
          </table:table-cell>
          <table:table-cell table:formula="of:=IF(ISBLANK([.E335]);&quot;&quot;;[.I335])" office:value-type="float" office:value="17.744884967804" calcext:value-type="float">
            <text:p>17.7448849678</text:p>
          </table:table-cell>
          <table:table-cell table:formula="of:=IF(OR(ISBLANK([.E335]);[.I335]&lt;=0);&quot;&quot;;[.I335])" office:value-type="float" office:value="17.744884967804" calcext:value-type="float">
            <text:p>17.744884967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1646" calcext:value-type="float">
            <text:p>1427903878.01646</text:p>
          </table:table-cell>
          <table:table-cell office:value-type="float" office:value="1427903896.09908" calcext:value-type="float">
            <text:p>1427903896.09908</text:p>
          </table:table-cell>
          <table:table-cell office:value-type="float" office:value="1427903897.15488" calcext:value-type="float">
            <text:p>1427903897.15488</text:p>
          </table:table-cell>
          <table:table-cell/>
          <table:table-cell table:formula="of:=MAX([.B336];[.D336];[.G336])-MAX([.A336];[.C336];[.E336])" office:value-type="float" office:value="19.1384160518646" calcext:value-type="float">
            <text:p>19.1384160519</text:p>
          </table:table-cell>
          <table:table-cell table:formula="of:=IF(ISBLANK([.E336]);&quot;&quot;;[.I336])" office:value-type="float" office:value="19.1384160518646" calcext:value-type="float">
            <text:p>19.1384160519</text:p>
          </table:table-cell>
          <table:table-cell table:formula="of:=IF(OR(ISBLANK([.E336]);[.I336]&lt;=0);&quot;&quot;;[.I336])" office:value-type="float" office:value="19.1384160518646" calcext:value-type="float">
            <text:p>19.13841605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1782" calcext:value-type="float">
            <text:p>1427903878.01782</text:p>
          </table:table-cell>
          <table:table-cell office:value-type="float" office:value="1427903896.159" calcext:value-type="float">
            <text:p>1427903896.159</text:p>
          </table:table-cell>
          <table:table-cell office:value-type="float" office:value="1427903897.24473" calcext:value-type="float">
            <text:p>1427903897.24473</text:p>
          </table:table-cell>
          <table:table-cell/>
          <table:table-cell table:formula="of:=MAX([.B337];[.D337];[.G337])-MAX([.A337];[.C337];[.E337])" office:value-type="float" office:value="19.2269148826599" calcext:value-type="float">
            <text:p>19.2269148827</text:p>
          </table:table-cell>
          <table:table-cell table:formula="of:=IF(ISBLANK([.E337]);&quot;&quot;;[.I337])" office:value-type="float" office:value="19.2269148826599" calcext:value-type="float">
            <text:p>19.2269148827</text:p>
          </table:table-cell>
          <table:table-cell table:formula="of:=IF(OR(ISBLANK([.E337]);[.I337]&lt;=0);&quot;&quot;;[.I337])" office:value-type="float" office:value="19.2269148826599" calcext:value-type="float">
            <text:p>19.22691488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1912" calcext:value-type="float">
            <text:p>1427903878.01912</text:p>
          </table:table-cell>
          <table:table-cell office:value-type="float" office:value="1427903896.55841" calcext:value-type="float">
            <text:p>1427903896.55841</text:p>
          </table:table-cell>
          <table:table-cell office:value-type="float" office:value="1427903897.58636" calcext:value-type="float">
            <text:p>1427903897.58636</text:p>
          </table:table-cell>
          <table:table-cell/>
          <table:table-cell table:formula="of:=MAX([.B338];[.D338];[.G338])-MAX([.A338];[.C338];[.E338])" office:value-type="float" office:value="19.5672369003296" calcext:value-type="float">
            <text:p>19.5672369003</text:p>
          </table:table-cell>
          <table:table-cell table:formula="of:=IF(ISBLANK([.E338]);&quot;&quot;;[.I338])" office:value-type="float" office:value="19.5672369003296" calcext:value-type="float">
            <text:p>19.5672369003</text:p>
          </table:table-cell>
          <table:table-cell table:formula="of:=IF(OR(ISBLANK([.E338]);[.I338]&lt;=0);&quot;&quot;;[.I338])" office:value-type="float" office:value="19.5672369003296" calcext:value-type="float">
            <text:p>19.56723690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2044" calcext:value-type="float">
            <text:p>1427903878.02044</text:p>
          </table:table-cell>
          <table:table-cell office:value-type="float" office:value="1427903896.36989" calcext:value-type="float">
            <text:p>1427903896.36989</text:p>
          </table:table-cell>
          <table:table-cell office:value-type="float" office:value="1427903897.3795" calcext:value-type="float">
            <text:p>1427903897.3795</text:p>
          </table:table-cell>
          <table:table-cell/>
          <table:table-cell table:formula="of:=MAX([.B339];[.D339];[.G339])-MAX([.A339];[.C339];[.E339])" office:value-type="float" office:value="19.35906291008" calcext:value-type="float">
            <text:p>19.3590629101</text:p>
          </table:table-cell>
          <table:table-cell table:formula="of:=IF(ISBLANK([.E339]);&quot;&quot;;[.I339])" office:value-type="float" office:value="19.35906291008" calcext:value-type="float">
            <text:p>19.3590629101</text:p>
          </table:table-cell>
          <table:table-cell table:formula="of:=IF(OR(ISBLANK([.E339]);[.I339]&lt;=0);&quot;&quot;;[.I339])" office:value-type="float" office:value="19.35906291008" calcext:value-type="float">
            <text:p>19.35906291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2127" calcext:value-type="float">
            <text:p>1427903878.02127</text:p>
          </table:table-cell>
          <table:table-cell office:value-type="float" office:value="1427903896.57864" calcext:value-type="float">
            <text:p>1427903896.57864</text:p>
          </table:table-cell>
          <table:table-cell office:value-type="float" office:value="1427903897.64101" calcext:value-type="float">
            <text:p>1427903897.64101</text:p>
          </table:table-cell>
          <table:table-cell/>
          <table:table-cell table:formula="of:=MAX([.B340];[.D340];[.G340])-MAX([.A340];[.C340];[.E340])" office:value-type="float" office:value="19.6197400093079" calcext:value-type="float">
            <text:p>19.6197400093</text:p>
          </table:table-cell>
          <table:table-cell table:formula="of:=IF(ISBLANK([.E340]);&quot;&quot;;[.I340])" office:value-type="float" office:value="19.6197400093079" calcext:value-type="float">
            <text:p>19.6197400093</text:p>
          </table:table-cell>
          <table:table-cell table:formula="of:=IF(OR(ISBLANK([.E340]);[.I340]&lt;=0);&quot;&quot;;[.I340])" office:value-type="float" office:value="19.6197400093079" calcext:value-type="float">
            <text:p>19.61974000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2187" calcext:value-type="float">
            <text:p>1427903878.02187</text:p>
          </table:table-cell>
          <table:table-cell office:value-type="float" office:value="1427903896.29405" calcext:value-type="float">
            <text:p>1427903896.29405</text:p>
          </table:table-cell>
          <table:table-cell office:value-type="float" office:value="1427903897.37376" calcext:value-type="float">
            <text:p>1427903897.37376</text:p>
          </table:table-cell>
          <table:table-cell/>
          <table:table-cell table:formula="of:=MAX([.B341];[.D341];[.G341])-MAX([.A341];[.C341];[.E341])" office:value-type="float" office:value="19.351891040802" calcext:value-type="float">
            <text:p>19.3518910408</text:p>
          </table:table-cell>
          <table:table-cell table:formula="of:=IF(ISBLANK([.E341]);&quot;&quot;;[.I341])" office:value-type="float" office:value="19.351891040802" calcext:value-type="float">
            <text:p>19.3518910408</text:p>
          </table:table-cell>
          <table:table-cell table:formula="of:=IF(OR(ISBLANK([.E341]);[.I341]&lt;=0);&quot;&quot;;[.I341])" office:value-type="float" office:value="19.351891040802" calcext:value-type="float">
            <text:p>19.351891040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2268" calcext:value-type="float">
            <text:p>1427903878.02268</text:p>
          </table:table-cell>
          <table:table-cell office:value-type="float" office:value="1427903895.9934" calcext:value-type="float">
            <text:p>1427903895.9934</text:p>
          </table:table-cell>
          <table:table-cell office:value-type="float" office:value="1427903897.04192" calcext:value-type="float">
            <text:p>1427903897.04192</text:p>
          </table:table-cell>
          <table:table-cell/>
          <table:table-cell table:formula="of:=MAX([.B342];[.D342];[.G342])-MAX([.A342];[.C342];[.E342])" office:value-type="float" office:value="19.0192461013794" calcext:value-type="float">
            <text:p>19.0192461014</text:p>
          </table:table-cell>
          <table:table-cell table:formula="of:=IF(ISBLANK([.E342]);&quot;&quot;;[.I342])" office:value-type="float" office:value="19.0192461013794" calcext:value-type="float">
            <text:p>19.0192461014</text:p>
          </table:table-cell>
          <table:table-cell table:formula="of:=IF(OR(ISBLANK([.E342]);[.I342]&lt;=0);&quot;&quot;;[.I342])" office:value-type="float" office:value="19.0192461013794" calcext:value-type="float">
            <text:p>19.01924610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78.02327" calcext:value-type="float">
            <text:p>1427903878.02327</text:p>
          </table:table-cell>
          <table:table-cell office:value-type="float" office:value="1427903896.21187" calcext:value-type="float">
            <text:p>1427903896.21187</text:p>
          </table:table-cell>
          <table:table-cell office:value-type="float" office:value="1427903897.26908" calcext:value-type="float">
            <text:p>1427903897.26908</text:p>
          </table:table-cell>
          <table:table-cell/>
          <table:table-cell table:formula="of:=MAX([.B343];[.D343];[.G343])-MAX([.A343];[.C343];[.E343])" office:value-type="float" office:value="19.2458019256592" calcext:value-type="float">
            <text:p>19.2458019257</text:p>
          </table:table-cell>
          <table:table-cell table:formula="of:=IF(ISBLANK([.E343]);&quot;&quot;;[.I343])" office:value-type="float" office:value="19.2458019256592" calcext:value-type="float">
            <text:p>19.2458019257</text:p>
          </table:table-cell>
          <table:table-cell table:formula="of:=IF(OR(ISBLANK([.E343]);[.I343]&lt;=0);&quot;&quot;;[.I343])" office:value-type="float" office:value="19.2458019256592" calcext:value-type="float">
            <text:p>19.24580192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897.64103" calcext:value-type="float">
            <text:p>1427903897.64103</text:p>
          </table:table-cell>
          <table:table-cell office:value-type="float" office:value="1427903916.4249" calcext:value-type="float">
            <text:p>1427903916.4249</text:p>
          </table:table-cell>
          <table:table-cell table:number-columns-repeated="4"/>
          <table:table-cell table:formula="of:=MAX([.B344];[.D344];[.G344])-MAX([.A344];[.C344];[.E344])" office:value-type="float" office:value="18.7838690280914" calcext:value-type="float">
            <text:p>18.7838690281</text:p>
          </table:table-cell>
          <table:table-cell table:formula="of:=IF(ISBLANK([.E344]);&quot;&quot;;[.I344])">
            <text:p/>
          </table:table-cell>
          <table:table-cell table:formula="of:=IF(OR(ISBLANK([.E344]);[.I344]&lt;=0);&quot;&quot;;[.I34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104" calcext:value-type="float">
            <text:p>1427903897.64104</text:p>
          </table:table-cell>
          <table:table-cell office:value-type="float" office:value="1427903914.79029" calcext:value-type="float">
            <text:p>1427903914.79029</text:p>
          </table:table-cell>
          <table:table-cell office:value-type="float" office:value="1427903915.87423" calcext:value-type="float">
            <text:p>1427903915.87423</text:p>
          </table:table-cell>
          <table:table-cell/>
          <table:table-cell table:formula="of:=MAX([.B345];[.D345];[.G345])-MAX([.A345];[.C345];[.E345])" office:value-type="float" office:value="18.2331960201263" calcext:value-type="float">
            <text:p>18.2331960201</text:p>
          </table:table-cell>
          <table:table-cell table:formula="of:=IF(ISBLANK([.E345]);&quot;&quot;;[.I345])" office:value-type="float" office:value="18.2331960201263" calcext:value-type="float">
            <text:p>18.2331960201</text:p>
          </table:table-cell>
          <table:table-cell table:formula="of:=IF(OR(ISBLANK([.E345]);[.I345]&lt;=0);&quot;&quot;;[.I345])" office:value-type="float" office:value="18.2331960201263" calcext:value-type="float">
            <text:p>18.23319602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24" calcext:value-type="float">
            <text:p>1427903897.6424</text:p>
          </table:table-cell>
          <table:table-cell office:value-type="float" office:value="1427903915.13831" calcext:value-type="float">
            <text:p>1427903915.13831</text:p>
          </table:table-cell>
          <table:table-cell office:value-type="float" office:value="1427903916.22054" calcext:value-type="float">
            <text:p>1427903916.22054</text:p>
          </table:table-cell>
          <table:table-cell/>
          <table:table-cell table:formula="of:=MAX([.B346];[.D346];[.G346])-MAX([.A346];[.C346];[.E346])" office:value-type="float" office:value="18.5781331062317" calcext:value-type="float">
            <text:p>18.5781331062</text:p>
          </table:table-cell>
          <table:table-cell table:formula="of:=IF(ISBLANK([.E346]);&quot;&quot;;[.I346])" office:value-type="float" office:value="18.5781331062317" calcext:value-type="float">
            <text:p>18.5781331062</text:p>
          </table:table-cell>
          <table:table-cell table:formula="of:=IF(OR(ISBLANK([.E346]);[.I346]&lt;=0);&quot;&quot;;[.I346])" office:value-type="float" office:value="18.5781331062317" calcext:value-type="float">
            <text:p>18.57813310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423" calcext:value-type="float">
            <text:p>1427903897.64423</text:p>
          </table:table-cell>
          <table:table-cell office:value-type="float" office:value="1427903914.73684" calcext:value-type="float">
            <text:p>1427903914.73684</text:p>
          </table:table-cell>
          <table:table-cell office:value-type="float" office:value="1427903915.78019" calcext:value-type="float">
            <text:p>1427903915.78019</text:p>
          </table:table-cell>
          <table:table-cell/>
          <table:table-cell table:formula="of:=MAX([.B347];[.D347];[.G347])-MAX([.A347];[.C347];[.E347])" office:value-type="float" office:value="18.1359510421753" calcext:value-type="float">
            <text:p>18.1359510422</text:p>
          </table:table-cell>
          <table:table-cell table:formula="of:=IF(ISBLANK([.E347]);&quot;&quot;;[.I347])" office:value-type="float" office:value="18.1359510421753" calcext:value-type="float">
            <text:p>18.1359510422</text:p>
          </table:table-cell>
          <table:table-cell table:formula="of:=IF(OR(ISBLANK([.E347]);[.I347]&lt;=0);&quot;&quot;;[.I347])" office:value-type="float" office:value="18.1359510421753" calcext:value-type="float">
            <text:p>18.13595104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565" calcext:value-type="float">
            <text:p>1427903897.64565</text:p>
          </table:table-cell>
          <table:table-cell office:value-type="float" office:value="1427903914.59709" calcext:value-type="float">
            <text:p>1427903914.59709</text:p>
          </table:table-cell>
          <table:table-cell office:value-type="float" office:value="1427903915.59445" calcext:value-type="float">
            <text:p>1427903915.59445</text:p>
          </table:table-cell>
          <table:table-cell/>
          <table:table-cell table:formula="of:=MAX([.B348];[.D348];[.G348])-MAX([.A348];[.C348];[.E348])" office:value-type="float" office:value="17.9487969875336" calcext:value-type="float">
            <text:p>17.9487969875</text:p>
          </table:table-cell>
          <table:table-cell table:formula="of:=IF(ISBLANK([.E348]);&quot;&quot;;[.I348])" office:value-type="float" office:value="17.9487969875336" calcext:value-type="float">
            <text:p>17.9487969875</text:p>
          </table:table-cell>
          <table:table-cell table:formula="of:=IF(OR(ISBLANK([.E348]);[.I348]&lt;=0);&quot;&quot;;[.I348])" office:value-type="float" office:value="17.9487969875336" calcext:value-type="float">
            <text:p>17.94879698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705" calcext:value-type="float">
            <text:p>1427903897.64705</text:p>
          </table:table-cell>
          <table:table-cell office:value-type="float" office:value="1427903914.63551" calcext:value-type="float">
            <text:p>1427903914.63551</text:p>
          </table:table-cell>
          <table:table-cell office:value-type="float" office:value="1427903915.74156" calcext:value-type="float">
            <text:p>1427903915.74156</text:p>
          </table:table-cell>
          <table:table-cell/>
          <table:table-cell table:formula="of:=MAX([.B349];[.D349];[.G349])-MAX([.A349];[.C349];[.E349])" office:value-type="float" office:value="18.0945081710815" calcext:value-type="float">
            <text:p>18.0945081711</text:p>
          </table:table-cell>
          <table:table-cell table:formula="of:=IF(ISBLANK([.E349]);&quot;&quot;;[.I349])" office:value-type="float" office:value="18.0945081710815" calcext:value-type="float">
            <text:p>18.0945081711</text:p>
          </table:table-cell>
          <table:table-cell table:formula="of:=IF(OR(ISBLANK([.E349]);[.I349]&lt;=0);&quot;&quot;;[.I349])" office:value-type="float" office:value="18.0945081710815" calcext:value-type="float">
            <text:p>18.09450817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836" calcext:value-type="float">
            <text:p>1427903897.64836</text:p>
          </table:table-cell>
          <table:table-cell office:value-type="float" office:value="1427903915.32965" calcext:value-type="float">
            <text:p>1427903915.32965</text:p>
          </table:table-cell>
          <table:table-cell office:value-type="float" office:value="1427903916.42489" calcext:value-type="float">
            <text:p>1427903916.42489</text:p>
          </table:table-cell>
          <table:table-cell/>
          <table:table-cell table:formula="of:=MAX([.B350];[.D350];[.G350])-MAX([.A350];[.C350];[.E350])" office:value-type="float" office:value="18.7765338420868" calcext:value-type="float">
            <text:p>18.7765338421</text:p>
          </table:table-cell>
          <table:table-cell table:formula="of:=IF(ISBLANK([.E350]);&quot;&quot;;[.I350])" office:value-type="float" office:value="18.7765338420868" calcext:value-type="float">
            <text:p>18.7765338421</text:p>
          </table:table-cell>
          <table:table-cell table:formula="of:=IF(OR(ISBLANK([.E350]);[.I350]&lt;=0);&quot;&quot;;[.I350])" office:value-type="float" office:value="18.7765338420868" calcext:value-type="float">
            <text:p>18.77653384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4978" calcext:value-type="float">
            <text:p>1427903897.64978</text:p>
          </table:table-cell>
          <table:table-cell office:value-type="float" office:value="1427903914.98593" calcext:value-type="float">
            <text:p>1427903914.98593</text:p>
          </table:table-cell>
          <table:table-cell office:value-type="float" office:value="1427903916.04239" calcext:value-type="float">
            <text:p>1427903916.04239</text:p>
          </table:table-cell>
          <table:table-cell/>
          <table:table-cell table:formula="of:=MAX([.B351];[.D351];[.G351])-MAX([.A351];[.C351];[.E351])" office:value-type="float" office:value="18.3926150798798" calcext:value-type="float">
            <text:p>18.3926150799</text:p>
          </table:table-cell>
          <table:table-cell table:formula="of:=IF(ISBLANK([.E351]);&quot;&quot;;[.I351])" office:value-type="float" office:value="18.3926150798798" calcext:value-type="float">
            <text:p>18.3926150799</text:p>
          </table:table-cell>
          <table:table-cell table:formula="of:=IF(OR(ISBLANK([.E351]);[.I351]&lt;=0);&quot;&quot;;[.I351])" office:value-type="float" office:value="18.3926150798798" calcext:value-type="float">
            <text:p>18.392615079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5108" calcext:value-type="float">
            <text:p>1427903897.65108</text:p>
          </table:table-cell>
          <table:table-cell office:value-type="float" office:value="1427903914.92158" calcext:value-type="float">
            <text:p>1427903914.92158</text:p>
          </table:table-cell>
          <table:table-cell office:value-type="float" office:value="1427903915.97739" calcext:value-type="float">
            <text:p>1427903915.97739</text:p>
          </table:table-cell>
          <table:table-cell/>
          <table:table-cell table:formula="of:=MAX([.B352];[.D352];[.G352])-MAX([.A352];[.C352];[.E352])" office:value-type="float" office:value="18.3263080120087" calcext:value-type="float">
            <text:p>18.326308012</text:p>
          </table:table-cell>
          <table:table-cell table:formula="of:=IF(ISBLANK([.E352]);&quot;&quot;;[.I352])" office:value-type="float" office:value="18.3263080120087" calcext:value-type="float">
            <text:p>18.326308012</text:p>
          </table:table-cell>
          <table:table-cell table:formula="of:=IF(OR(ISBLANK([.E352]);[.I352]&lt;=0);&quot;&quot;;[.I352])" office:value-type="float" office:value="18.3263080120087" calcext:value-type="float">
            <text:p>18.3263080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5239" calcext:value-type="float">
            <text:p>1427903897.65239</text:p>
          </table:table-cell>
          <table:table-cell office:value-type="float" office:value="1427903914.96943" calcext:value-type="float">
            <text:p>1427903914.96943</text:p>
          </table:table-cell>
          <table:table-cell office:value-type="float" office:value="1427903916.02979" calcext:value-type="float">
            <text:p>1427903916.02979</text:p>
          </table:table-cell>
          <table:table-cell/>
          <table:table-cell table:formula="of:=MAX([.B353];[.D353];[.G353])-MAX([.A353];[.C353];[.E353])" office:value-type="float" office:value="18.3774030208588" calcext:value-type="float">
            <text:p>18.3774030209</text:p>
          </table:table-cell>
          <table:table-cell table:formula="of:=IF(ISBLANK([.E353]);&quot;&quot;;[.I353])" office:value-type="float" office:value="18.3774030208588" calcext:value-type="float">
            <text:p>18.3774030209</text:p>
          </table:table-cell>
          <table:table-cell table:formula="of:=IF(OR(ISBLANK([.E353]);[.I353]&lt;=0);&quot;&quot;;[.I353])" office:value-type="float" office:value="18.3774030208588" calcext:value-type="float">
            <text:p>18.377403020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897.65377" calcext:value-type="float">
            <text:p>1427903897.65377</text:p>
          </table:table-cell>
          <table:table-cell office:value-type="float" office:value="1427903915.20999" calcext:value-type="float">
            <text:p>1427903915.20999</text:p>
          </table:table-cell>
          <table:table-cell office:value-type="float" office:value="1427903916.18542" calcext:value-type="float">
            <text:p>1427903916.18542</text:p>
          </table:table-cell>
          <table:table-cell/>
          <table:table-cell table:formula="of:=MAX([.B354];[.D354];[.G354])-MAX([.A354];[.C354];[.E354])" office:value-type="float" office:value="18.5316460132599" calcext:value-type="float">
            <text:p>18.5316460133</text:p>
          </table:table-cell>
          <table:table-cell table:formula="of:=IF(ISBLANK([.E354]);&quot;&quot;;[.I354])" office:value-type="float" office:value="18.5316460132599" calcext:value-type="float">
            <text:p>18.5316460133</text:p>
          </table:table-cell>
          <table:table-cell table:formula="of:=IF(OR(ISBLANK([.E354]);[.I354]&lt;=0);&quot;&quot;;[.I354])" office:value-type="float" office:value="18.5316460132599" calcext:value-type="float">
            <text:p>18.53164601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916.42491" calcext:value-type="float">
            <text:p>1427903916.42491</text:p>
          </table:table-cell>
          <table:table-cell office:value-type="float" office:value="1427903934.81801" calcext:value-type="float">
            <text:p>1427903934.81801</text:p>
          </table:table-cell>
          <table:table-cell table:number-columns-repeated="4"/>
          <table:table-cell table:formula="of:=MAX([.B355];[.D355];[.G355])-MAX([.A355];[.C355];[.E355])" office:value-type="float" office:value="18.393098115921" calcext:value-type="float">
            <text:p>18.3930981159</text:p>
          </table:table-cell>
          <table:table-cell table:formula="of:=IF(ISBLANK([.E355]);&quot;&quot;;[.I355])">
            <text:p/>
          </table:table-cell>
          <table:table-cell table:formula="of:=IF(OR(ISBLANK([.E355]);[.I355]&lt;=0);&quot;&quot;;[.I35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2492" calcext:value-type="float">
            <text:p>1427903916.42492</text:p>
          </table:table-cell>
          <table:table-cell office:value-type="float" office:value="1427903932.25977" calcext:value-type="float">
            <text:p>1427903932.25977</text:p>
          </table:table-cell>
          <table:table-cell office:value-type="float" office:value="1427903933.2862" calcext:value-type="float">
            <text:p>1427903933.2862</text:p>
          </table:table-cell>
          <table:table-cell/>
          <table:table-cell table:formula="of:=MAX([.B356];[.D356];[.G356])-MAX([.A356];[.C356];[.E356])" office:value-type="float" office:value="16.8612840175629" calcext:value-type="float">
            <text:p>16.8612840176</text:p>
          </table:table-cell>
          <table:table-cell table:formula="of:=IF(ISBLANK([.E356]);&quot;&quot;;[.I356])" office:value-type="float" office:value="16.8612840175629" calcext:value-type="float">
            <text:p>16.8612840176</text:p>
          </table:table-cell>
          <table:table-cell table:formula="of:=IF(OR(ISBLANK([.E356]);[.I356]&lt;=0);&quot;&quot;;[.I356])" office:value-type="float" office:value="16.8612840175629" calcext:value-type="float">
            <text:p>16.86128401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2633" calcext:value-type="float">
            <text:p>1427903916.42633</text:p>
          </table:table-cell>
          <table:table-cell office:value-type="float" office:value="1427903931.31355" calcext:value-type="float">
            <text:p>1427903931.31355</text:p>
          </table:table-cell>
          <table:table-cell office:value-type="float" office:value="1427903932.70783" calcext:value-type="float">
            <text:p>1427903932.70783</text:p>
          </table:table-cell>
          <table:table-cell/>
          <table:table-cell table:formula="of:=MAX([.B357];[.D357];[.G357])-MAX([.A357];[.C357];[.E357])" office:value-type="float" office:value="16.281506061554" calcext:value-type="float">
            <text:p>16.2815060616</text:p>
          </table:table-cell>
          <table:table-cell table:formula="of:=IF(ISBLANK([.E357]);&quot;&quot;;[.I357])" office:value-type="float" office:value="16.281506061554" calcext:value-type="float">
            <text:p>16.2815060616</text:p>
          </table:table-cell>
          <table:table-cell table:formula="of:=IF(OR(ISBLANK([.E357]);[.I357]&lt;=0);&quot;&quot;;[.I357])" office:value-type="float" office:value="16.281506061554" calcext:value-type="float">
            <text:p>16.28150606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2772" calcext:value-type="float">
            <text:p>1427903916.42772</text:p>
          </table:table-cell>
          <table:table-cell office:value-type="float" office:value="1427903932.25719" calcext:value-type="float">
            <text:p>1427903932.25719</text:p>
          </table:table-cell>
          <table:table-cell office:value-type="float" office:value="1427903933.26633" calcext:value-type="float">
            <text:p>1427903933.26633</text:p>
          </table:table-cell>
          <table:table-cell/>
          <table:table-cell table:formula="of:=MAX([.B358];[.D358];[.G358])-MAX([.A358];[.C358];[.E358])" office:value-type="float" office:value="16.8386118412018" calcext:value-type="float">
            <text:p>16.8386118412</text:p>
          </table:table-cell>
          <table:table-cell table:formula="of:=IF(ISBLANK([.E358]);&quot;&quot;;[.I358])" office:value-type="float" office:value="16.8386118412018" calcext:value-type="float">
            <text:p>16.8386118412</text:p>
          </table:table-cell>
          <table:table-cell table:formula="of:=IF(OR(ISBLANK([.E358]);[.I358]&lt;=0);&quot;&quot;;[.I358])" office:value-type="float" office:value="16.8386118412018" calcext:value-type="float">
            <text:p>16.83861184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2907" calcext:value-type="float">
            <text:p>1427903916.42907</text:p>
          </table:table-cell>
          <table:table-cell office:value-type="float" office:value="1427903933.54047" calcext:value-type="float">
            <text:p>1427903933.54047</text:p>
          </table:table-cell>
          <table:table-cell office:value-type="float" office:value="1427903934.63663" calcext:value-type="float">
            <text:p>1427903934.63663</text:p>
          </table:table-cell>
          <table:table-cell/>
          <table:table-cell table:formula="of:=MAX([.B359];[.D359];[.G359])-MAX([.A359];[.C359];[.E359])" office:value-type="float" office:value="18.2075600624084" calcext:value-type="float">
            <text:p>18.2075600624</text:p>
          </table:table-cell>
          <table:table-cell table:formula="of:=IF(ISBLANK([.E359]);&quot;&quot;;[.I359])" office:value-type="float" office:value="18.2075600624084" calcext:value-type="float">
            <text:p>18.2075600624</text:p>
          </table:table-cell>
          <table:table-cell table:formula="of:=IF(OR(ISBLANK([.E359]);[.I359]&lt;=0);&quot;&quot;;[.I359])" office:value-type="float" office:value="18.2075600624084" calcext:value-type="float">
            <text:p>18.207560062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041" calcext:value-type="float">
            <text:p>1427903916.43041</text:p>
          </table:table-cell>
          <table:table-cell office:value-type="float" office:value="1427903933.77097" calcext:value-type="float">
            <text:p>1427903933.77097</text:p>
          </table:table-cell>
          <table:table-cell office:value-type="float" office:value="1427903934.818" calcext:value-type="float">
            <text:p>1427903934.818</text:p>
          </table:table-cell>
          <table:table-cell/>
          <table:table-cell table:formula="of:=MAX([.B360];[.D360];[.G360])-MAX([.A360];[.C360];[.E360])" office:value-type="float" office:value="18.3875949382782" calcext:value-type="float">
            <text:p>18.3875949383</text:p>
          </table:table-cell>
          <table:table-cell table:formula="of:=IF(ISBLANK([.E360]);&quot;&quot;;[.I360])" office:value-type="float" office:value="18.3875949382782" calcext:value-type="float">
            <text:p>18.3875949383</text:p>
          </table:table-cell>
          <table:table-cell table:formula="of:=IF(OR(ISBLANK([.E360]);[.I360]&lt;=0);&quot;&quot;;[.I360])" office:value-type="float" office:value="18.3875949382782" calcext:value-type="float">
            <text:p>18.38759493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172" calcext:value-type="float">
            <text:p>1427903916.43172</text:p>
          </table:table-cell>
          <table:table-cell office:value-type="float" office:value="1427903933.58837" calcext:value-type="float">
            <text:p>1427903933.58837</text:p>
          </table:table-cell>
          <table:table-cell office:value-type="float" office:value="1427903934.62276" calcext:value-type="float">
            <text:p>1427903934.62276</text:p>
          </table:table-cell>
          <table:table-cell/>
          <table:table-cell table:formula="of:=MAX([.B361];[.D361];[.G361])-MAX([.A361];[.C361];[.E361])" office:value-type="float" office:value="18.1910448074341" calcext:value-type="float">
            <text:p>18.1910448074</text:p>
          </table:table-cell>
          <table:table-cell table:formula="of:=IF(ISBLANK([.E361]);&quot;&quot;;[.I361])" office:value-type="float" office:value="18.1910448074341" calcext:value-type="float">
            <text:p>18.1910448074</text:p>
          </table:table-cell>
          <table:table-cell table:formula="of:=IF(OR(ISBLANK([.E361]);[.I361]&lt;=0);&quot;&quot;;[.I361])" office:value-type="float" office:value="18.1910448074341" calcext:value-type="float">
            <text:p>18.19104480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307" calcext:value-type="float">
            <text:p>1427903916.43307</text:p>
          </table:table-cell>
          <table:table-cell office:value-type="float" office:value="1427903933.58476" calcext:value-type="float">
            <text:p>1427903933.58476</text:p>
          </table:table-cell>
          <table:table-cell office:value-type="float" office:value="1427903934.63753" calcext:value-type="float">
            <text:p>1427903934.63753</text:p>
          </table:table-cell>
          <table:table-cell/>
          <table:table-cell table:formula="of:=MAX([.B362];[.D362];[.G362])-MAX([.A362];[.C362];[.E362])" office:value-type="float" office:value="18.2044668197632" calcext:value-type="float">
            <text:p>18.2044668198</text:p>
          </table:table-cell>
          <table:table-cell table:formula="of:=IF(ISBLANK([.E362]);&quot;&quot;;[.I362])" office:value-type="float" office:value="18.2044668197632" calcext:value-type="float">
            <text:p>18.2044668198</text:p>
          </table:table-cell>
          <table:table-cell table:formula="of:=IF(OR(ISBLANK([.E362]);[.I362]&lt;=0);&quot;&quot;;[.I362])" office:value-type="float" office:value="18.2044668197632" calcext:value-type="float">
            <text:p>18.204466819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438" calcext:value-type="float">
            <text:p>1427903916.43438</text:p>
          </table:table-cell>
          <table:table-cell office:value-type="float" office:value="1427903933.71441" calcext:value-type="float">
            <text:p>1427903933.71441</text:p>
          </table:table-cell>
          <table:table-cell office:value-type="float" office:value="1427903934.79865" calcext:value-type="float">
            <text:p>1427903934.79865</text:p>
          </table:table-cell>
          <table:table-cell/>
          <table:table-cell table:formula="of:=MAX([.B363];[.D363];[.G363])-MAX([.A363];[.C363];[.E363])" office:value-type="float" office:value="18.3642768859863" calcext:value-type="float">
            <text:p>18.364276886</text:p>
          </table:table-cell>
          <table:table-cell table:formula="of:=IF(ISBLANK([.E363]);&quot;&quot;;[.I363])" office:value-type="float" office:value="18.3642768859863" calcext:value-type="float">
            <text:p>18.364276886</text:p>
          </table:table-cell>
          <table:table-cell table:formula="of:=IF(OR(ISBLANK([.E363]);[.I363]&lt;=0);&quot;&quot;;[.I363])" office:value-type="float" office:value="18.3642768859863" calcext:value-type="float">
            <text:p>18.3642768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575" calcext:value-type="float">
            <text:p>1427903916.43575</text:p>
          </table:table-cell>
          <table:table-cell office:value-type="float" office:value="1427903931.31345" calcext:value-type="float">
            <text:p>1427903931.31345</text:p>
          </table:table-cell>
          <table:table-cell office:value-type="float" office:value="1427903932.7078" calcext:value-type="float">
            <text:p>1427903932.7078</text:p>
          </table:table-cell>
          <table:table-cell/>
          <table:table-cell table:formula="of:=MAX([.B364];[.D364];[.G364])-MAX([.A364];[.C364];[.E364])" office:value-type="float" office:value="16.2720489501953" calcext:value-type="float">
            <text:p>16.2720489502</text:p>
          </table:table-cell>
          <table:table-cell table:formula="of:=IF(ISBLANK([.E364]);&quot;&quot;;[.I364])" office:value-type="float" office:value="16.2720489501953" calcext:value-type="float">
            <text:p>16.2720489502</text:p>
          </table:table-cell>
          <table:table-cell table:formula="of:=IF(OR(ISBLANK([.E364]);[.I364]&lt;=0);&quot;&quot;;[.I364])" office:value-type="float" office:value="16.2720489501953" calcext:value-type="float">
            <text:p>16.27204895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16.43777" calcext:value-type="float">
            <text:p>1427903916.43777</text:p>
          </table:table-cell>
          <table:table-cell office:value-type="float" office:value="1427903932.30202" calcext:value-type="float">
            <text:p>1427903932.30202</text:p>
          </table:table-cell>
          <table:table-cell office:value-type="float" office:value="1427903933.37373" calcext:value-type="float">
            <text:p>1427903933.37373</text:p>
          </table:table-cell>
          <table:table-cell/>
          <table:table-cell table:formula="of:=MAX([.B365];[.D365];[.G365])-MAX([.A365];[.C365];[.E365])" office:value-type="float" office:value="16.9359569549561" calcext:value-type="float">
            <text:p>16.935956955</text:p>
          </table:table-cell>
          <table:table-cell table:formula="of:=IF(ISBLANK([.E365]);&quot;&quot;;[.I365])" office:value-type="float" office:value="16.9359569549561" calcext:value-type="float">
            <text:p>16.935956955</text:p>
          </table:table-cell>
          <table:table-cell table:formula="of:=IF(OR(ISBLANK([.E365]);[.I365]&lt;=0);&quot;&quot;;[.I365])" office:value-type="float" office:value="16.9359569549561" calcext:value-type="float">
            <text:p>16.9359569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934.81802" calcext:value-type="float">
            <text:p>1427903934.81802</text:p>
          </table:table-cell>
          <table:table-cell office:value-type="float" office:value="1427903953.28454" calcext:value-type="float">
            <text:p>1427903953.28454</text:p>
          </table:table-cell>
          <table:table-cell table:number-columns-repeated="4"/>
          <table:table-cell table:formula="of:=MAX([.B366];[.D366];[.G366])-MAX([.A366];[.C366];[.E366])" office:value-type="float" office:value="18.4665160179138" calcext:value-type="float">
            <text:p>18.4665160179</text:p>
          </table:table-cell>
          <table:table-cell table:formula="of:=IF(ISBLANK([.E366]);&quot;&quot;;[.I366])">
            <text:p/>
          </table:table-cell>
          <table:table-cell table:formula="of:=IF(OR(ISBLANK([.E366]);[.I366]&lt;=0);&quot;&quot;;[.I36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1802" calcext:value-type="float">
            <text:p>1427903934.81802</text:p>
          </table:table-cell>
          <table:table-cell office:value-type="float" office:value="1427903951.92205" calcext:value-type="float">
            <text:p>1427903951.92205</text:p>
          </table:table-cell>
          <table:table-cell office:value-type="float" office:value="1427903953.01536" calcext:value-type="float">
            <text:p>1427903953.01536</text:p>
          </table:table-cell>
          <table:table-cell/>
          <table:table-cell table:formula="of:=MAX([.B367];[.D367];[.G367])-MAX([.A367];[.C367];[.E367])" office:value-type="float" office:value="18.1973321437836" calcext:value-type="float">
            <text:p>18.1973321438</text:p>
          </table:table-cell>
          <table:table-cell table:formula="of:=IF(ISBLANK([.E367]);&quot;&quot;;[.I367])" office:value-type="float" office:value="18.1973321437836" calcext:value-type="float">
            <text:p>18.1973321438</text:p>
          </table:table-cell>
          <table:table-cell table:formula="of:=IF(OR(ISBLANK([.E367]);[.I367]&lt;=0);&quot;&quot;;[.I367])" office:value-type="float" office:value="18.1973321437836" calcext:value-type="float">
            <text:p>18.19733214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1939" calcext:value-type="float">
            <text:p>1427903934.81939</text:p>
          </table:table-cell>
          <table:table-cell office:value-type="float" office:value="1427903951.63058" calcext:value-type="float">
            <text:p>1427903951.63058</text:p>
          </table:table-cell>
          <table:table-cell office:value-type="float" office:value="1427903952.6958" calcext:value-type="float">
            <text:p>1427903952.6958</text:p>
          </table:table-cell>
          <table:table-cell/>
          <table:table-cell table:formula="of:=MAX([.B368];[.D368];[.G368])-MAX([.A368];[.C368];[.E368])" office:value-type="float" office:value="17.8764140605927" calcext:value-type="float">
            <text:p>17.8764140606</text:p>
          </table:table-cell>
          <table:table-cell table:formula="of:=IF(ISBLANK([.E368]);&quot;&quot;;[.I368])" office:value-type="float" office:value="17.8764140605927" calcext:value-type="float">
            <text:p>17.8764140606</text:p>
          </table:table-cell>
          <table:table-cell table:formula="of:=IF(OR(ISBLANK([.E368]);[.I368]&lt;=0);&quot;&quot;;[.I368])" office:value-type="float" office:value="17.8764140605927" calcext:value-type="float">
            <text:p>17.876414060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073" calcext:value-type="float">
            <text:p>1427903934.82073</text:p>
          </table:table-cell>
          <table:table-cell office:value-type="float" office:value="1427903952.25251" calcext:value-type="float">
            <text:p>1427903952.25251</text:p>
          </table:table-cell>
          <table:table-cell office:value-type="float" office:value="1427903953.28453" calcext:value-type="float">
            <text:p>1427903953.28453</text:p>
          </table:table-cell>
          <table:table-cell/>
          <table:table-cell table:formula="of:=MAX([.B369];[.D369];[.G369])-MAX([.A369];[.C369];[.E369])" office:value-type="float" office:value="18.4638040065765" calcext:value-type="float">
            <text:p>18.4638040066</text:p>
          </table:table-cell>
          <table:table-cell table:formula="of:=IF(ISBLANK([.E369]);&quot;&quot;;[.I369])" office:value-type="float" office:value="18.4638040065765" calcext:value-type="float">
            <text:p>18.4638040066</text:p>
          </table:table-cell>
          <table:table-cell table:formula="of:=IF(OR(ISBLANK([.E369]);[.I369]&lt;=0);&quot;&quot;;[.I369])" office:value-type="float" office:value="18.4638040065765" calcext:value-type="float">
            <text:p>18.463804006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233" calcext:value-type="float">
            <text:p>1427903934.82233</text:p>
          </table:table-cell>
          <table:table-cell office:value-type="float" office:value="1427903950.3564" calcext:value-type="float">
            <text:p>1427903950.3564</text:p>
          </table:table-cell>
          <table:table-cell office:value-type="float" office:value="1427903951.45257" calcext:value-type="float">
            <text:p>1427903951.45257</text:p>
          </table:table-cell>
          <table:table-cell/>
          <table:table-cell table:formula="of:=MAX([.B370];[.D370];[.G370])-MAX([.A370];[.C370];[.E370])" office:value-type="float" office:value="16.6302349567413" calcext:value-type="float">
            <text:p>16.6302349567</text:p>
          </table:table-cell>
          <table:table-cell table:formula="of:=IF(ISBLANK([.E370]);&quot;&quot;;[.I370])" office:value-type="float" office:value="16.6302349567413" calcext:value-type="float">
            <text:p>16.6302349567</text:p>
          </table:table-cell>
          <table:table-cell table:formula="of:=IF(OR(ISBLANK([.E370]);[.I370]&lt;=0);&quot;&quot;;[.I370])" office:value-type="float" office:value="16.6302349567413" calcext:value-type="float">
            <text:p>16.63023495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364" calcext:value-type="float">
            <text:p>1427903934.82364</text:p>
          </table:table-cell>
          <table:table-cell office:value-type="float" office:value="1427903951.8838" calcext:value-type="float">
            <text:p>1427903951.8838</text:p>
          </table:table-cell>
          <table:table-cell office:value-type="float" office:value="1427903952.94736" calcext:value-type="float">
            <text:p>1427903952.94736</text:p>
          </table:table-cell>
          <table:table-cell/>
          <table:table-cell table:formula="of:=MAX([.B371];[.D371];[.G371])-MAX([.A371];[.C371];[.E371])" office:value-type="float" office:value="18.1237180233002" calcext:value-type="float">
            <text:p>18.1237180233</text:p>
          </table:table-cell>
          <table:table-cell table:formula="of:=IF(ISBLANK([.E371]);&quot;&quot;;[.I371])" office:value-type="float" office:value="18.1237180233002" calcext:value-type="float">
            <text:p>18.1237180233</text:p>
          </table:table-cell>
          <table:table-cell table:formula="of:=IF(OR(ISBLANK([.E371]);[.I371]&lt;=0);&quot;&quot;;[.I371])" office:value-type="float" office:value="18.1237180233002" calcext:value-type="float">
            <text:p>18.12371802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483" calcext:value-type="float">
            <text:p>1427903934.82483</text:p>
          </table:table-cell>
          <table:table-cell office:value-type="float" office:value="1427903951.96236" calcext:value-type="float">
            <text:p>1427903951.96236</text:p>
          </table:table-cell>
          <table:table-cell office:value-type="float" office:value="1427903953.06424" calcext:value-type="float">
            <text:p>1427903953.06424</text:p>
          </table:table-cell>
          <table:table-cell/>
          <table:table-cell table:formula="of:=MAX([.B372];[.D372];[.G372])-MAX([.A372];[.C372];[.E372])" office:value-type="float" office:value="18.2394108772278" calcext:value-type="float">
            <text:p>18.2394108772</text:p>
          </table:table-cell>
          <table:table-cell table:formula="of:=IF(ISBLANK([.E372]);&quot;&quot;;[.I372])" office:value-type="float" office:value="18.2394108772278" calcext:value-type="float">
            <text:p>18.2394108772</text:p>
          </table:table-cell>
          <table:table-cell table:formula="of:=IF(OR(ISBLANK([.E372]);[.I372]&lt;=0);&quot;&quot;;[.I372])" office:value-type="float" office:value="18.2394108772278" calcext:value-type="float">
            <text:p>18.239410877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531" calcext:value-type="float">
            <text:p>1427903934.82531</text:p>
          </table:table-cell>
          <table:table-cell office:value-type="float" office:value="1427903951.61042" calcext:value-type="float">
            <text:p>1427903951.61042</text:p>
          </table:table-cell>
          <table:table-cell office:value-type="float" office:value="1427903952.54868" calcext:value-type="float">
            <text:p>1427903952.54868</text:p>
          </table:table-cell>
          <table:table-cell/>
          <table:table-cell table:formula="of:=MAX([.B373];[.D373];[.G373])-MAX([.A373];[.C373];[.E373])" office:value-type="float" office:value="17.7233719825745" calcext:value-type="float">
            <text:p>17.7233719826</text:p>
          </table:table-cell>
          <table:table-cell table:formula="of:=IF(ISBLANK([.E373]);&quot;&quot;;[.I373])" office:value-type="float" office:value="17.7233719825745" calcext:value-type="float">
            <text:p>17.7233719826</text:p>
          </table:table-cell>
          <table:table-cell table:formula="of:=IF(OR(ISBLANK([.E373]);[.I373]&lt;=0);&quot;&quot;;[.I373])" office:value-type="float" office:value="17.7233719825745" calcext:value-type="float">
            <text:p>17.72337198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578" calcext:value-type="float">
            <text:p>1427903934.82578</text:p>
          </table:table-cell>
          <table:table-cell office:value-type="float" office:value="1427903950.41677" calcext:value-type="float">
            <text:p>1427903950.41677</text:p>
          </table:table-cell>
          <table:table-cell office:value-type="float" office:value="1427903951.51292" calcext:value-type="float">
            <text:p>1427903951.51292</text:p>
          </table:table-cell>
          <table:table-cell/>
          <table:table-cell table:formula="of:=MAX([.B374];[.D374];[.G374])-MAX([.A374];[.C374];[.E374])" office:value-type="float" office:value="16.6871359348297" calcext:value-type="float">
            <text:p>16.6871359348</text:p>
          </table:table-cell>
          <table:table-cell table:formula="of:=IF(ISBLANK([.E374]);&quot;&quot;;[.I374])" office:value-type="float" office:value="16.6871359348297" calcext:value-type="float">
            <text:p>16.6871359348</text:p>
          </table:table-cell>
          <table:table-cell table:formula="of:=IF(OR(ISBLANK([.E374]);[.I374]&lt;=0);&quot;&quot;;[.I374])" office:value-type="float" office:value="16.6871359348297" calcext:value-type="float">
            <text:p>16.68713593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628" calcext:value-type="float">
            <text:p>1427903934.82628</text:p>
          </table:table-cell>
          <table:table-cell office:value-type="float" office:value="1427903951.79435" calcext:value-type="float">
            <text:p>1427903951.79435</text:p>
          </table:table-cell>
          <table:table-cell office:value-type="float" office:value="1427903952.74095" calcext:value-type="float">
            <text:p>1427903952.74095</text:p>
          </table:table-cell>
          <table:table-cell/>
          <table:table-cell table:formula="of:=MAX([.B375];[.D375];[.G375])-MAX([.A375];[.C375];[.E375])" office:value-type="float" office:value="17.9146718978882" calcext:value-type="float">
            <text:p>17.9146718979</text:p>
          </table:table-cell>
          <table:table-cell table:formula="of:=IF(ISBLANK([.E375]);&quot;&quot;;[.I375])" office:value-type="float" office:value="17.9146718978882" calcext:value-type="float">
            <text:p>17.9146718979</text:p>
          </table:table-cell>
          <table:table-cell table:formula="of:=IF(OR(ISBLANK([.E375]);[.I375]&lt;=0);&quot;&quot;;[.I375])" office:value-type="float" office:value="17.9146718978882" calcext:value-type="float">
            <text:p>17.91467189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34.8268" calcext:value-type="float">
            <text:p>1427903934.8268</text:p>
          </table:table-cell>
          <table:table-cell office:value-type="float" office:value="1427903952.10791" calcext:value-type="float">
            <text:p>1427903952.10791</text:p>
          </table:table-cell>
          <table:table-cell office:value-type="float" office:value="1427903953.075" calcext:value-type="float">
            <text:p>1427903953.075</text:p>
          </table:table-cell>
          <table:table-cell/>
          <table:table-cell table:formula="of:=MAX([.B376];[.D376];[.G376])-MAX([.A376];[.C376];[.E376])" office:value-type="float" office:value="18.2481980323792" calcext:value-type="float">
            <text:p>18.2481980324</text:p>
          </table:table-cell>
          <table:table-cell table:formula="of:=IF(ISBLANK([.E376]);&quot;&quot;;[.I376])" office:value-type="float" office:value="18.2481980323792" calcext:value-type="float">
            <text:p>18.2481980324</text:p>
          </table:table-cell>
          <table:table-cell table:formula="of:=IF(OR(ISBLANK([.E376]);[.I376]&lt;=0);&quot;&quot;;[.I376])" office:value-type="float" office:value="18.2481980323792" calcext:value-type="float">
            <text:p>18.24819803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953.28454" calcext:value-type="float">
            <text:p>1427903953.28454</text:p>
          </table:table-cell>
          <table:table-cell office:value-type="float" office:value="1427903971.8598" calcext:value-type="float">
            <text:p>1427903971.8598</text:p>
          </table:table-cell>
          <table:table-cell table:number-columns-repeated="4"/>
          <table:table-cell table:formula="of:=MAX([.B377];[.D377];[.G377])-MAX([.A377];[.C377];[.E377])" office:value-type="float" office:value="18.5752599239349" calcext:value-type="float">
            <text:p>18.5752599239</text:p>
          </table:table-cell>
          <table:table-cell table:formula="of:=IF(ISBLANK([.E377]);&quot;&quot;;[.I377])">
            <text:p/>
          </table:table-cell>
          <table:table-cell table:formula="of:=IF(OR(ISBLANK([.E377]);[.I377]&lt;=0);&quot;&quot;;[.I37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455" calcext:value-type="float">
            <text:p>1427903953.28455</text:p>
          </table:table-cell>
          <table:table-cell office:value-type="float" office:value="1427903970.14833" calcext:value-type="float">
            <text:p>1427903970.14833</text:p>
          </table:table-cell>
          <table:table-cell office:value-type="float" office:value="1427903971.17542" calcext:value-type="float">
            <text:p>1427903971.17542</text:p>
          </table:table-cell>
          <table:table-cell/>
          <table:table-cell table:formula="of:=MAX([.B378];[.D378];[.G378])-MAX([.A378];[.C378];[.E378])" office:value-type="float" office:value="17.8908760547638" calcext:value-type="float">
            <text:p>17.8908760548</text:p>
          </table:table-cell>
          <table:table-cell table:formula="of:=IF(ISBLANK([.E378]);&quot;&quot;;[.I378])" office:value-type="float" office:value="17.8908760547638" calcext:value-type="float">
            <text:p>17.8908760548</text:p>
          </table:table-cell>
          <table:table-cell table:formula="of:=IF(OR(ISBLANK([.E378]);[.I378]&lt;=0);&quot;&quot;;[.I378])" office:value-type="float" office:value="17.8908760547638" calcext:value-type="float">
            <text:p>17.89087605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507" calcext:value-type="float">
            <text:p>1427903953.28507</text:p>
          </table:table-cell>
          <table:table-cell office:value-type="float" office:value="1427903970.0148" calcext:value-type="float">
            <text:p>1427903970.0148</text:p>
          </table:table-cell>
          <table:table-cell office:value-type="float" office:value="1427903971.06326" calcext:value-type="float">
            <text:p>1427903971.06326</text:p>
          </table:table-cell>
          <table:table-cell/>
          <table:table-cell table:formula="of:=MAX([.B379];[.D379];[.G379])-MAX([.A379];[.C379];[.E379])" office:value-type="float" office:value="17.7781879901886" calcext:value-type="float">
            <text:p>17.7781879902</text:p>
          </table:table-cell>
          <table:table-cell table:formula="of:=IF(ISBLANK([.E379]);&quot;&quot;;[.I379])" office:value-type="float" office:value="17.7781879901886" calcext:value-type="float">
            <text:p>17.7781879902</text:p>
          </table:table-cell>
          <table:table-cell table:formula="of:=IF(OR(ISBLANK([.E379]);[.I379]&lt;=0);&quot;&quot;;[.I379])" office:value-type="float" office:value="17.7781879901886" calcext:value-type="float">
            <text:p>17.77818799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554" calcext:value-type="float">
            <text:p>1427903953.28554</text:p>
          </table:table-cell>
          <table:table-cell office:value-type="float" office:value="1427903969.96116" calcext:value-type="float">
            <text:p>1427903969.96116</text:p>
          </table:table-cell>
          <table:table-cell office:value-type="float" office:value="1427903971.04485" calcext:value-type="float">
            <text:p>1427903971.04485</text:p>
          </table:table-cell>
          <table:table-cell/>
          <table:table-cell table:formula="of:=MAX([.B380];[.D380];[.G380])-MAX([.A380];[.C380];[.E380])" office:value-type="float" office:value="17.7593050003052" calcext:value-type="float">
            <text:p>17.7593050003</text:p>
          </table:table-cell>
          <table:table-cell table:formula="of:=IF(ISBLANK([.E380]);&quot;&quot;;[.I380])" office:value-type="float" office:value="17.7593050003052" calcext:value-type="float">
            <text:p>17.7593050003</text:p>
          </table:table-cell>
          <table:table-cell table:formula="of:=IF(OR(ISBLANK([.E380]);[.I380]&lt;=0);&quot;&quot;;[.I380])" office:value-type="float" office:value="17.7593050003052" calcext:value-type="float">
            <text:p>17.75930500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681" calcext:value-type="float">
            <text:p>1427903953.28681</text:p>
          </table:table-cell>
          <table:table-cell office:value-type="float" office:value="1427903970.60526" calcext:value-type="float">
            <text:p>1427903970.60526</text:p>
          </table:table-cell>
          <table:table-cell office:value-type="float" office:value="1427903971.59538" calcext:value-type="float">
            <text:p>1427903971.59538</text:p>
          </table:table-cell>
          <table:table-cell/>
          <table:table-cell table:formula="of:=MAX([.B381];[.D381];[.G381])-MAX([.A381];[.C381];[.E381])" office:value-type="float" office:value="18.3085758686066" calcext:value-type="float">
            <text:p>18.3085758686</text:p>
          </table:table-cell>
          <table:table-cell table:formula="of:=IF(ISBLANK([.E381]);&quot;&quot;;[.I381])" office:value-type="float" office:value="18.3085758686066" calcext:value-type="float">
            <text:p>18.3085758686</text:p>
          </table:table-cell>
          <table:table-cell table:formula="of:=IF(OR(ISBLANK([.E381]);[.I381]&lt;=0);&quot;&quot;;[.I381])" office:value-type="float" office:value="18.3085758686066" calcext:value-type="float">
            <text:p>18.30857586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812" calcext:value-type="float">
            <text:p>1427903953.28812</text:p>
          </table:table-cell>
          <table:table-cell office:value-type="float" office:value="1427903970.29098" calcext:value-type="float">
            <text:p>1427903970.29098</text:p>
          </table:table-cell>
          <table:table-cell office:value-type="float" office:value="1427903971.35555" calcext:value-type="float">
            <text:p>1427903971.35555</text:p>
          </table:table-cell>
          <table:table-cell/>
          <table:table-cell table:formula="of:=MAX([.B382];[.D382];[.G382])-MAX([.A382];[.C382];[.E382])" office:value-type="float" office:value="18.0674290657043" calcext:value-type="float">
            <text:p>18.0674290657</text:p>
          </table:table-cell>
          <table:table-cell table:formula="of:=IF(ISBLANK([.E382]);&quot;&quot;;[.I382])" office:value-type="float" office:value="18.0674290657043" calcext:value-type="float">
            <text:p>18.0674290657</text:p>
          </table:table-cell>
          <table:table-cell table:formula="of:=IF(OR(ISBLANK([.E382]);[.I382]&lt;=0);&quot;&quot;;[.I382])" office:value-type="float" office:value="18.0674290657043" calcext:value-type="float">
            <text:p>18.06742906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8933" calcext:value-type="float">
            <text:p>1427903953.28933</text:p>
          </table:table-cell>
          <table:table-cell office:value-type="float" office:value="1427903970.1698" calcext:value-type="float">
            <text:p>1427903970.1698</text:p>
          </table:table-cell>
          <table:table-cell office:value-type="float" office:value="1427903971.17852" calcext:value-type="float">
            <text:p>1427903971.17852</text:p>
          </table:table-cell>
          <table:table-cell/>
          <table:table-cell table:formula="of:=MAX([.B383];[.D383];[.G383])-MAX([.A383];[.C383];[.E383])" office:value-type="float" office:value="17.8891839981079" calcext:value-type="float">
            <text:p>17.8891839981</text:p>
          </table:table-cell>
          <table:table-cell table:formula="of:=IF(ISBLANK([.E383]);&quot;&quot;;[.I383])" office:value-type="float" office:value="17.8891839981079" calcext:value-type="float">
            <text:p>17.8891839981</text:p>
          </table:table-cell>
          <table:table-cell table:formula="of:=IF(OR(ISBLANK([.E383]);[.I383]&lt;=0);&quot;&quot;;[.I383])" office:value-type="float" office:value="17.8891839981079" calcext:value-type="float">
            <text:p>17.88918399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9064" calcext:value-type="float">
            <text:p>1427903953.29064</text:p>
          </table:table-cell>
          <table:table-cell office:value-type="float" office:value="1427903970.34747" calcext:value-type="float">
            <text:p>1427903970.34747</text:p>
          </table:table-cell>
          <table:table-cell office:value-type="float" office:value="1427903971.43778" calcext:value-type="float">
            <text:p>1427903971.43778</text:p>
          </table:table-cell>
          <table:table-cell/>
          <table:table-cell table:formula="of:=MAX([.B384];[.D384];[.G384])-MAX([.A384];[.C384];[.E384])" office:value-type="float" office:value="18.147136926651" calcext:value-type="float">
            <text:p>18.1471369267</text:p>
          </table:table-cell>
          <table:table-cell table:formula="of:=IF(ISBLANK([.E384]);&quot;&quot;;[.I384])" office:value-type="float" office:value="18.147136926651" calcext:value-type="float">
            <text:p>18.1471369267</text:p>
          </table:table-cell>
          <table:table-cell table:formula="of:=IF(OR(ISBLANK([.E384]);[.I384]&lt;=0);&quot;&quot;;[.I384])" office:value-type="float" office:value="18.147136926651" calcext:value-type="float">
            <text:p>18.14713692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9194" calcext:value-type="float">
            <text:p>1427903953.29194</text:p>
          </table:table-cell>
          <table:table-cell office:value-type="float" office:value="1427903970.62309" calcext:value-type="float">
            <text:p>1427903970.62309</text:p>
          </table:table-cell>
          <table:table-cell office:value-type="float" office:value="1427903971.64368" calcext:value-type="float">
            <text:p>1427903971.64368</text:p>
          </table:table-cell>
          <table:table-cell/>
          <table:table-cell table:formula="of:=MAX([.B385];[.D385];[.G385])-MAX([.A385];[.C385];[.E385])" office:value-type="float" office:value="18.3517310619354" calcext:value-type="float">
            <text:p>18.3517310619</text:p>
          </table:table-cell>
          <table:table-cell table:formula="of:=IF(ISBLANK([.E385]);&quot;&quot;;[.I385])" office:value-type="float" office:value="18.3517310619354" calcext:value-type="float">
            <text:p>18.3517310619</text:p>
          </table:table-cell>
          <table:table-cell table:formula="of:=IF(OR(ISBLANK([.E385]);[.I385]&lt;=0);&quot;&quot;;[.I385])" office:value-type="float" office:value="18.3517310619354" calcext:value-type="float">
            <text:p>18.35173106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933" calcext:value-type="float">
            <text:p>1427903953.2933</text:p>
          </table:table-cell>
          <table:table-cell office:value-type="float" office:value="1427903970.76614" calcext:value-type="float">
            <text:p>1427903970.76614</text:p>
          </table:table-cell>
          <table:table-cell office:value-type="float" office:value="1427903971.8598" calcext:value-type="float">
            <text:p>1427903971.8598</text:p>
          </table:table-cell>
          <table:table-cell/>
          <table:table-cell table:formula="of:=MAX([.B386];[.D386];[.G386])-MAX([.A386];[.C386];[.E386])" office:value-type="float" office:value="18.5664961338043" calcext:value-type="float">
            <text:p>18.5664961338</text:p>
          </table:table-cell>
          <table:table-cell table:formula="of:=IF(ISBLANK([.E386]);&quot;&quot;;[.I386])" office:value-type="float" office:value="18.5664961338043" calcext:value-type="float">
            <text:p>18.5664961338</text:p>
          </table:table-cell>
          <table:table-cell table:formula="of:=IF(OR(ISBLANK([.E386]);[.I386]&lt;=0);&quot;&quot;;[.I386])" office:value-type="float" office:value="18.5664961338043" calcext:value-type="float">
            <text:p>18.56649613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53.29461" calcext:value-type="float">
            <text:p>1427903953.29461</text:p>
          </table:table-cell>
          <table:table-cell office:value-type="float" office:value="1427903970.41097" calcext:value-type="float">
            <text:p>1427903970.41097</text:p>
          </table:table-cell>
          <table:table-cell office:value-type="float" office:value="1427903971.4979" calcext:value-type="float">
            <text:p>1427903971.4979</text:p>
          </table:table-cell>
          <table:table-cell/>
          <table:table-cell table:formula="of:=MAX([.B387];[.D387];[.G387])-MAX([.A387];[.C387];[.E387])" office:value-type="float" office:value="18.2032940387726" calcext:value-type="float">
            <text:p>18.2032940388</text:p>
          </table:table-cell>
          <table:table-cell table:formula="of:=IF(ISBLANK([.E387]);&quot;&quot;;[.I387])" office:value-type="float" office:value="18.2032940387726" calcext:value-type="float">
            <text:p>18.2032940388</text:p>
          </table:table-cell>
          <table:table-cell table:formula="of:=IF(OR(ISBLANK([.E387]);[.I387]&lt;=0);&quot;&quot;;[.I387])" office:value-type="float" office:value="18.2032940387726" calcext:value-type="float">
            <text:p>18.20329403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971.85982" calcext:value-type="float">
            <text:p>1427903971.85982</text:p>
          </table:table-cell>
          <table:table-cell office:value-type="float" office:value="1427903989.88055" calcext:value-type="float">
            <text:p>1427903989.88055</text:p>
          </table:table-cell>
          <table:table-cell table:number-columns-repeated="4"/>
          <table:table-cell table:formula="of:=MAX([.B388];[.D388];[.G388])-MAX([.A388];[.C388];[.E388])" office:value-type="float" office:value="18.0207300186157" calcext:value-type="float">
            <text:p>18.0207300186</text:p>
          </table:table-cell>
          <table:table-cell table:formula="of:=IF(ISBLANK([.E388]);&quot;&quot;;[.I388])">
            <text:p/>
          </table:table-cell>
          <table:table-cell table:formula="of:=IF(OR(ISBLANK([.E388]);[.I388]&lt;=0);&quot;&quot;;[.I38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5982" calcext:value-type="float">
            <text:p>1427903971.85982</text:p>
          </table:table-cell>
          <table:table-cell office:value-type="float" office:value="1427903988.38537" calcext:value-type="float">
            <text:p>1427903988.38537</text:p>
          </table:table-cell>
          <table:table-cell office:value-type="float" office:value="1427903989.48652" calcext:value-type="float">
            <text:p>1427903989.48652</text:p>
          </table:table-cell>
          <table:table-cell/>
          <table:table-cell table:formula="of:=MAX([.B389];[.D389];[.G389])-MAX([.A389];[.C389];[.E389])" office:value-type="float" office:value="17.6267061233521" calcext:value-type="float">
            <text:p>17.6267061234</text:p>
          </table:table-cell>
          <table:table-cell table:formula="of:=IF(ISBLANK([.E389]);&quot;&quot;;[.I389])" office:value-type="float" office:value="17.6267061233521" calcext:value-type="float">
            <text:p>17.6267061234</text:p>
          </table:table-cell>
          <table:table-cell table:formula="of:=IF(OR(ISBLANK([.E389]);[.I389]&lt;=0);&quot;&quot;;[.I389])" office:value-type="float" office:value="17.6267061233521" calcext:value-type="float">
            <text:p>17.62670612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125" calcext:value-type="float">
            <text:p>1427903971.86125</text:p>
          </table:table-cell>
          <table:table-cell office:value-type="float" office:value="1427903988.37538" calcext:value-type="float">
            <text:p>1427903988.37538</text:p>
          </table:table-cell>
          <table:table-cell office:value-type="float" office:value="1427903989.45821" calcext:value-type="float">
            <text:p>1427903989.45821</text:p>
          </table:table-cell>
          <table:table-cell/>
          <table:table-cell table:formula="of:=MAX([.B390];[.D390];[.G390])-MAX([.A390];[.C390];[.E390])" office:value-type="float" office:value="17.5969610214233" calcext:value-type="float">
            <text:p>17.5969610214</text:p>
          </table:table-cell>
          <table:table-cell table:formula="of:=IF(ISBLANK([.E390]);&quot;&quot;;[.I390])" office:value-type="float" office:value="17.5969610214233" calcext:value-type="float">
            <text:p>17.5969610214</text:p>
          </table:table-cell>
          <table:table-cell table:formula="of:=IF(OR(ISBLANK([.E390]);[.I390]&lt;=0);&quot;&quot;;[.I390])" office:value-type="float" office:value="17.5969610214233" calcext:value-type="float">
            <text:p>17.59696102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256" calcext:value-type="float">
            <text:p>1427903971.86256</text:p>
          </table:table-cell>
          <table:table-cell office:value-type="float" office:value="1427903986.21864" calcext:value-type="float">
            <text:p>1427903986.21864</text:p>
          </table:table-cell>
          <table:table-cell office:value-type="float" office:value="1427903987.7266" calcext:value-type="float">
            <text:p>1427903987.7266</text:p>
          </table:table-cell>
          <table:table-cell/>
          <table:table-cell table:formula="of:=MAX([.B391];[.D391];[.G391])-MAX([.A391];[.C391];[.E391])" office:value-type="float" office:value="15.8640449047089" calcext:value-type="float">
            <text:p>15.8640449047</text:p>
          </table:table-cell>
          <table:table-cell table:formula="of:=IF(ISBLANK([.E391]);&quot;&quot;;[.I391])" office:value-type="float" office:value="15.8640449047089" calcext:value-type="float">
            <text:p>15.8640449047</text:p>
          </table:table-cell>
          <table:table-cell table:formula="of:=IF(OR(ISBLANK([.E391]);[.I391]&lt;=0);&quot;&quot;;[.I391])" office:value-type="float" office:value="15.8640449047089" calcext:value-type="float">
            <text:p>15.86404490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437" calcext:value-type="float">
            <text:p>1427903971.86437</text:p>
          </table:table-cell>
          <table:table-cell office:value-type="float" office:value="1427903988.32773" calcext:value-type="float">
            <text:p>1427903988.32773</text:p>
          </table:table-cell>
          <table:table-cell office:value-type="float" office:value="1427903989.361" calcext:value-type="float">
            <text:p>1427903989.361</text:p>
          </table:table-cell>
          <table:table-cell/>
          <table:table-cell table:formula="of:=MAX([.B392];[.D392];[.G392])-MAX([.A392];[.C392];[.E392])" office:value-type="float" office:value="17.4966378211975" calcext:value-type="float">
            <text:p>17.4966378212</text:p>
          </table:table-cell>
          <table:table-cell table:formula="of:=IF(ISBLANK([.E392]);&quot;&quot;;[.I392])" office:value-type="float" office:value="17.4966378211975" calcext:value-type="float">
            <text:p>17.4966378212</text:p>
          </table:table-cell>
          <table:table-cell table:formula="of:=IF(OR(ISBLANK([.E392]);[.I392]&lt;=0);&quot;&quot;;[.I392])" office:value-type="float" office:value="17.4966378211975" calcext:value-type="float">
            <text:p>17.496637821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585" calcext:value-type="float">
            <text:p>1427903971.86585</text:p>
          </table:table-cell>
          <table:table-cell office:value-type="float" office:value="1427903988.76511" calcext:value-type="float">
            <text:p>1427903988.76511</text:p>
          </table:table-cell>
          <table:table-cell office:value-type="float" office:value="1427903989.68864" calcext:value-type="float">
            <text:p>1427903989.68864</text:p>
          </table:table-cell>
          <table:table-cell/>
          <table:table-cell table:formula="of:=MAX([.B393];[.D393];[.G393])-MAX([.A393];[.C393];[.E393])" office:value-type="float" office:value="17.8227949142456" calcext:value-type="float">
            <text:p>17.8227949142</text:p>
          </table:table-cell>
          <table:table-cell table:formula="of:=IF(ISBLANK([.E393]);&quot;&quot;;[.I393])" office:value-type="float" office:value="17.8227949142456" calcext:value-type="float">
            <text:p>17.8227949142</text:p>
          </table:table-cell>
          <table:table-cell table:formula="of:=IF(OR(ISBLANK([.E393]);[.I393]&lt;=0);&quot;&quot;;[.I393])" office:value-type="float" office:value="17.8227949142456" calcext:value-type="float">
            <text:p>17.82279491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716" calcext:value-type="float">
            <text:p>1427903971.86716</text:p>
          </table:table-cell>
          <table:table-cell office:value-type="float" office:value="1427903988.54444" calcext:value-type="float">
            <text:p>1427903988.54444</text:p>
          </table:table-cell>
          <table:table-cell office:value-type="float" office:value="1427903989.54723" calcext:value-type="float">
            <text:p>1427903989.54723</text:p>
          </table:table-cell>
          <table:table-cell/>
          <table:table-cell table:formula="of:=MAX([.B394];[.D394];[.G394])-MAX([.A394];[.C394];[.E394])" office:value-type="float" office:value="17.6800689697266" calcext:value-type="float">
            <text:p>17.6800689697</text:p>
          </table:table-cell>
          <table:table-cell table:formula="of:=IF(ISBLANK([.E394]);&quot;&quot;;[.I394])" office:value-type="float" office:value="17.6800689697266" calcext:value-type="float">
            <text:p>17.6800689697</text:p>
          </table:table-cell>
          <table:table-cell table:formula="of:=IF(OR(ISBLANK([.E394]);[.I394]&lt;=0);&quot;&quot;;[.I394])" office:value-type="float" office:value="17.6800689697266" calcext:value-type="float">
            <text:p>17.68006896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848" calcext:value-type="float">
            <text:p>1427903971.86848</text:p>
          </table:table-cell>
          <table:table-cell office:value-type="float" office:value="1427903988.5623" calcext:value-type="float">
            <text:p>1427903988.5623</text:p>
          </table:table-cell>
          <table:table-cell office:value-type="float" office:value="1427903989.6459" calcext:value-type="float">
            <text:p>1427903989.6459</text:p>
          </table:table-cell>
          <table:table-cell/>
          <table:table-cell table:formula="of:=MAX([.B395];[.D395];[.G395])-MAX([.A395];[.C395];[.E395])" office:value-type="float" office:value="17.7774119377136" calcext:value-type="float">
            <text:p>17.7774119377</text:p>
          </table:table-cell>
          <table:table-cell table:formula="of:=IF(ISBLANK([.E395]);&quot;&quot;;[.I395])" office:value-type="float" office:value="17.7774119377136" calcext:value-type="float">
            <text:p>17.7774119377</text:p>
          </table:table-cell>
          <table:table-cell table:formula="of:=IF(OR(ISBLANK([.E395]);[.I395]&lt;=0);&quot;&quot;;[.I395])" office:value-type="float" office:value="17.7774119377136" calcext:value-type="float">
            <text:p>17.77741193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6967" calcext:value-type="float">
            <text:p>1427903971.86967</text:p>
          </table:table-cell>
          <table:table-cell office:value-type="float" office:value="1427903988.15676" calcext:value-type="float">
            <text:p>1427903988.15676</text:p>
          </table:table-cell>
          <table:table-cell office:value-type="float" office:value="1427903989.22366" calcext:value-type="float">
            <text:p>1427903989.22366</text:p>
          </table:table-cell>
          <table:table-cell/>
          <table:table-cell table:formula="of:=MAX([.B396];[.D396];[.G396])-MAX([.A396];[.C396];[.E396])" office:value-type="float" office:value="17.3539910316467" calcext:value-type="float">
            <text:p>17.3539910316</text:p>
          </table:table-cell>
          <table:table-cell table:formula="of:=IF(ISBLANK([.E396]);&quot;&quot;;[.I396])" office:value-type="float" office:value="17.3539910316467" calcext:value-type="float">
            <text:p>17.3539910316</text:p>
          </table:table-cell>
          <table:table-cell table:formula="of:=IF(OR(ISBLANK([.E396]);[.I396]&lt;=0);&quot;&quot;;[.I396])" office:value-type="float" office:value="17.3539910316467" calcext:value-type="float">
            <text:p>17.35399103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7075" calcext:value-type="float">
            <text:p>1427903971.87075</text:p>
          </table:table-cell>
          <table:table-cell office:value-type="float" office:value="1427903988.33241" calcext:value-type="float">
            <text:p>1427903988.33241</text:p>
          </table:table-cell>
          <table:table-cell office:value-type="float" office:value="1427903989.42314" calcext:value-type="float">
            <text:p>1427903989.42314</text:p>
          </table:table-cell>
          <table:table-cell/>
          <table:table-cell table:formula="of:=MAX([.B397];[.D397];[.G397])-MAX([.A397];[.C397];[.E397])" office:value-type="float" office:value="17.5523910522461" calcext:value-type="float">
            <text:p>17.5523910522</text:p>
          </table:table-cell>
          <table:table-cell table:formula="of:=IF(ISBLANK([.E397]);&quot;&quot;;[.I397])" office:value-type="float" office:value="17.5523910522461" calcext:value-type="float">
            <text:p>17.5523910522</text:p>
          </table:table-cell>
          <table:table-cell table:formula="of:=IF(OR(ISBLANK([.E397]);[.I397]&lt;=0);&quot;&quot;;[.I397])" office:value-type="float" office:value="17.5523910522461" calcext:value-type="float">
            <text:p>17.55239105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71.87182" calcext:value-type="float">
            <text:p>1427903971.87182</text:p>
          </table:table-cell>
          <table:table-cell office:value-type="float" office:value="1427903988.81363" calcext:value-type="float">
            <text:p>1427903988.81363</text:p>
          </table:table-cell>
          <table:table-cell office:value-type="float" office:value="1427903989.88054" calcext:value-type="float">
            <text:p>1427903989.88054</text:p>
          </table:table-cell>
          <table:table-cell/>
          <table:table-cell table:formula="of:=MAX([.B398];[.D398];[.G398])-MAX([.A398];[.C398];[.E398])" office:value-type="float" office:value="18.0087189674377" calcext:value-type="float">
            <text:p>18.0087189674</text:p>
          </table:table-cell>
          <table:table-cell table:formula="of:=IF(ISBLANK([.E398]);&quot;&quot;;[.I398])" office:value-type="float" office:value="18.0087189674377" calcext:value-type="float">
            <text:p>18.0087189674</text:p>
          </table:table-cell>
          <table:table-cell table:formula="of:=IF(OR(ISBLANK([.E398]);[.I398]&lt;=0);&quot;&quot;;[.I398])" office:value-type="float" office:value="18.0087189674377" calcext:value-type="float">
            <text:p>18.00871896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3989.88056" calcext:value-type="float">
            <text:p>1427903989.88056</text:p>
          </table:table-cell>
          <table:table-cell office:value-type="float" office:value="1427904007.92505" calcext:value-type="float">
            <text:p>1427904007.92505</text:p>
          </table:table-cell>
          <table:table-cell table:number-columns-repeated="4"/>
          <table:table-cell table:formula="of:=MAX([.B399];[.D399];[.G399])-MAX([.A399];[.C399];[.E399])" office:value-type="float" office:value="18.0444948673248" calcext:value-type="float">
            <text:p>18.0444948673</text:p>
          </table:table-cell>
          <table:table-cell table:formula="of:=IF(ISBLANK([.E399]);&quot;&quot;;[.I399])">
            <text:p/>
          </table:table-cell>
          <table:table-cell table:formula="of:=IF(OR(ISBLANK([.E399]);[.I399]&lt;=0);&quot;&quot;;[.I39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056" calcext:value-type="float">
            <text:p>1427903989.88056</text:p>
          </table:table-cell>
          <table:table-cell office:value-type="float" office:value="1427904006.87079" calcext:value-type="float">
            <text:p>1427904006.87079</text:p>
          </table:table-cell>
          <table:table-cell office:value-type="float" office:value="1427904007.92505" calcext:value-type="float">
            <text:p>1427904007.92505</text:p>
          </table:table-cell>
          <table:table-cell/>
          <table:table-cell table:formula="of:=MAX([.B400];[.D400];[.G400])-MAX([.A400];[.C400];[.E400])" office:value-type="float" office:value="18.0444869995117" calcext:value-type="float">
            <text:p>18.0444869995</text:p>
          </table:table-cell>
          <table:table-cell table:formula="of:=IF(ISBLANK([.E400]);&quot;&quot;;[.I400])" office:value-type="float" office:value="18.0444869995117" calcext:value-type="float">
            <text:p>18.0444869995</text:p>
          </table:table-cell>
          <table:table-cell table:formula="of:=IF(OR(ISBLANK([.E400]);[.I400]&lt;=0);&quot;&quot;;[.I400])" office:value-type="float" office:value="18.0444869995117" calcext:value-type="float">
            <text:p>18.04448699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195" calcext:value-type="float">
            <text:p>1427903989.88195</text:p>
          </table:table-cell>
          <table:table-cell office:value-type="float" office:value="1427904006.73942" calcext:value-type="float">
            <text:p>1427904006.73942</text:p>
          </table:table-cell>
          <table:table-cell office:value-type="float" office:value="1427904007.80453" calcext:value-type="float">
            <text:p>1427904007.80453</text:p>
          </table:table-cell>
          <table:table-cell/>
          <table:table-cell table:formula="of:=MAX([.B401];[.D401];[.G401])-MAX([.A401];[.C401];[.E401])" office:value-type="float" office:value="17.9225890636444" calcext:value-type="float">
            <text:p>17.9225890636</text:p>
          </table:table-cell>
          <table:table-cell table:formula="of:=IF(ISBLANK([.E401]);&quot;&quot;;[.I401])" office:value-type="float" office:value="17.9225890636444" calcext:value-type="float">
            <text:p>17.9225890636</text:p>
          </table:table-cell>
          <table:table-cell table:formula="of:=IF(OR(ISBLANK([.E401]);[.I401]&lt;=0);&quot;&quot;;[.I401])" office:value-type="float" office:value="17.9225890636444" calcext:value-type="float">
            <text:p>17.92258906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328" calcext:value-type="float">
            <text:p>1427903989.88328</text:p>
          </table:table-cell>
          <table:table-cell office:value-type="float" office:value="1427904006.48115" calcext:value-type="float">
            <text:p>1427904006.48115</text:p>
          </table:table-cell>
          <table:table-cell office:value-type="float" office:value="1427904007.55548" calcext:value-type="float">
            <text:p>1427904007.55548</text:p>
          </table:table-cell>
          <table:table-cell/>
          <table:table-cell table:formula="of:=MAX([.B402];[.D402];[.G402])-MAX([.A402];[.C402];[.E402])" office:value-type="float" office:value="17.6722061634064" calcext:value-type="float">
            <text:p>17.6722061634</text:p>
          </table:table-cell>
          <table:table-cell table:formula="of:=IF(ISBLANK([.E402]);&quot;&quot;;[.I402])" office:value-type="float" office:value="17.6722061634064" calcext:value-type="float">
            <text:p>17.6722061634</text:p>
          </table:table-cell>
          <table:table-cell table:formula="of:=IF(OR(ISBLANK([.E402]);[.I402]&lt;=0);&quot;&quot;;[.I402])" office:value-type="float" office:value="17.6722061634064" calcext:value-type="float">
            <text:p>17.67220616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47" calcext:value-type="float">
            <text:p>1427903989.8847</text:p>
          </table:table-cell>
          <table:table-cell office:value-type="float" office:value="1427904006.85046" calcext:value-type="float">
            <text:p>1427904006.85046</text:p>
          </table:table-cell>
          <table:table-cell office:value-type="float" office:value="1427904007.90137" calcext:value-type="float">
            <text:p>1427904007.90137</text:p>
          </table:table-cell>
          <table:table-cell/>
          <table:table-cell table:formula="of:=MAX([.B403];[.D403];[.G403])-MAX([.A403];[.C403];[.E403])" office:value-type="float" office:value="18.0166749954224" calcext:value-type="float">
            <text:p>18.0166749954</text:p>
          </table:table-cell>
          <table:table-cell table:formula="of:=IF(ISBLANK([.E403]);&quot;&quot;;[.I403])" office:value-type="float" office:value="18.0166749954224" calcext:value-type="float">
            <text:p>18.0166749954</text:p>
          </table:table-cell>
          <table:table-cell table:formula="of:=IF(OR(ISBLANK([.E403]);[.I403]&lt;=0);&quot;&quot;;[.I403])" office:value-type="float" office:value="18.0166749954224" calcext:value-type="float">
            <text:p>18.01667499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531" calcext:value-type="float">
            <text:p>1427903989.88531</text:p>
          </table:table-cell>
          <table:table-cell office:value-type="float" office:value="1427904006.88515" calcext:value-type="float">
            <text:p>1427904006.88515</text:p>
          </table:table-cell>
          <table:table-cell office:value-type="float" office:value="1427904007.91088" calcext:value-type="float">
            <text:p>1427904007.91088</text:p>
          </table:table-cell>
          <table:table-cell/>
          <table:table-cell table:formula="of:=MAX([.B404];[.D404];[.G404])-MAX([.A404];[.C404];[.E404])" office:value-type="float" office:value="18.0255680084229" calcext:value-type="float">
            <text:p>18.0255680084</text:p>
          </table:table-cell>
          <table:table-cell table:formula="of:=IF(ISBLANK([.E404]);&quot;&quot;;[.I404])" office:value-type="float" office:value="18.0255680084229" calcext:value-type="float">
            <text:p>18.0255680084</text:p>
          </table:table-cell>
          <table:table-cell table:formula="of:=IF(OR(ISBLANK([.E404]);[.I404]&lt;=0);&quot;&quot;;[.I404])" office:value-type="float" office:value="18.0255680084229" calcext:value-type="float">
            <text:p>18.02556800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584" calcext:value-type="float">
            <text:p>1427903989.88584</text:p>
          </table:table-cell>
          <table:table-cell office:value-type="float" office:value="1427904006.45098" calcext:value-type="float">
            <text:p>1427904006.45098</text:p>
          </table:table-cell>
          <table:table-cell office:value-type="float" office:value="1427904007.49111" calcext:value-type="float">
            <text:p>1427904007.49111</text:p>
          </table:table-cell>
          <table:table-cell/>
          <table:table-cell table:formula="of:=MAX([.B405];[.D405];[.G405])-MAX([.A405];[.C405];[.E405])" office:value-type="float" office:value="17.6052739620209" calcext:value-type="float">
            <text:p>17.605273962</text:p>
          </table:table-cell>
          <table:table-cell table:formula="of:=IF(ISBLANK([.E405]);&quot;&quot;;[.I405])" office:value-type="float" office:value="17.6052739620209" calcext:value-type="float">
            <text:p>17.605273962</text:p>
          </table:table-cell>
          <table:table-cell table:formula="of:=IF(OR(ISBLANK([.E405]);[.I405]&lt;=0);&quot;&quot;;[.I405])" office:value-type="float" office:value="17.6052739620209" calcext:value-type="float">
            <text:p>17.6052739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631" calcext:value-type="float">
            <text:p>1427903989.88631</text:p>
          </table:table-cell>
          <table:table-cell office:value-type="float" office:value="1427904005.88416" calcext:value-type="float">
            <text:p>1427904005.88416</text:p>
          </table:table-cell>
          <table:table-cell office:value-type="float" office:value="1427904006.93945" calcext:value-type="float">
            <text:p>1427904006.93945</text:p>
          </table:table-cell>
          <table:table-cell/>
          <table:table-cell table:formula="of:=MAX([.B406];[.D406];[.G406])-MAX([.A406];[.C406];[.E406])" office:value-type="float" office:value="17.0531361103058" calcext:value-type="float">
            <text:p>17.0531361103</text:p>
          </table:table-cell>
          <table:table-cell table:formula="of:=IF(ISBLANK([.E406]);&quot;&quot;;[.I406])" office:value-type="float" office:value="17.0531361103058" calcext:value-type="float">
            <text:p>17.0531361103</text:p>
          </table:table-cell>
          <table:table-cell table:formula="of:=IF(OR(ISBLANK([.E406]);[.I406]&lt;=0);&quot;&quot;;[.I406])" office:value-type="float" office:value="17.0531361103058" calcext:value-type="float">
            <text:p>17.05313611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676" calcext:value-type="float">
            <text:p>1427903989.88676</text:p>
          </table:table-cell>
          <table:table-cell office:value-type="float" office:value="1427904006.65727" calcext:value-type="float">
            <text:p>1427904006.65727</text:p>
          </table:table-cell>
          <table:table-cell office:value-type="float" office:value="1427904007.73536" calcext:value-type="float">
            <text:p>1427904007.73536</text:p>
          </table:table-cell>
          <table:table-cell/>
          <table:table-cell table:formula="of:=MAX([.B407];[.D407];[.G407])-MAX([.A407];[.C407];[.E407])" office:value-type="float" office:value="17.8485999107361" calcext:value-type="float">
            <text:p>17.8485999107</text:p>
          </table:table-cell>
          <table:table-cell table:formula="of:=IF(ISBLANK([.E407]);&quot;&quot;;[.I407])" office:value-type="float" office:value="17.8485999107361" calcext:value-type="float">
            <text:p>17.8485999107</text:p>
          </table:table-cell>
          <table:table-cell table:formula="of:=IF(OR(ISBLANK([.E407]);[.I407]&lt;=0);&quot;&quot;;[.I407])" office:value-type="float" office:value="17.8485999107361" calcext:value-type="float">
            <text:p>17.84859991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722" calcext:value-type="float">
            <text:p>1427903989.88722</text:p>
          </table:table-cell>
          <table:table-cell office:value-type="float" office:value="1427904006.64359" calcext:value-type="float">
            <text:p>1427904006.64359</text:p>
          </table:table-cell>
          <table:table-cell office:value-type="float" office:value="1427904007.73271" calcext:value-type="float">
            <text:p>1427904007.73271</text:p>
          </table:table-cell>
          <table:table-cell/>
          <table:table-cell table:formula="of:=MAX([.B408];[.D408];[.G408])-MAX([.A408];[.C408];[.E408])" office:value-type="float" office:value="17.8454921245575" calcext:value-type="float">
            <text:p>17.8454921246</text:p>
          </table:table-cell>
          <table:table-cell table:formula="of:=IF(ISBLANK([.E408]);&quot;&quot;;[.I408])" office:value-type="float" office:value="17.8454921245575" calcext:value-type="float">
            <text:p>17.8454921246</text:p>
          </table:table-cell>
          <table:table-cell table:formula="of:=IF(OR(ISBLANK([.E408]);[.I408]&lt;=0);&quot;&quot;;[.I408])" office:value-type="float" office:value="17.8454921245575" calcext:value-type="float">
            <text:p>17.845492124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3989.88767" calcext:value-type="float">
            <text:p>1427903989.88767</text:p>
          </table:table-cell>
          <table:table-cell office:value-type="float" office:value="1427904006.39324" calcext:value-type="float">
            <text:p>1427904006.39324</text:p>
          </table:table-cell>
          <table:table-cell office:value-type="float" office:value="1427904007.40951" calcext:value-type="float">
            <text:p>1427904007.40951</text:p>
          </table:table-cell>
          <table:table-cell/>
          <table:table-cell table:formula="of:=MAX([.B409];[.D409];[.G409])-MAX([.A409];[.C409];[.E409])" office:value-type="float" office:value="17.5218391418457" calcext:value-type="float">
            <text:p>17.5218391418</text:p>
          </table:table-cell>
          <table:table-cell table:formula="of:=IF(ISBLANK([.E409]);&quot;&quot;;[.I409])" office:value-type="float" office:value="17.5218391418457" calcext:value-type="float">
            <text:p>17.5218391418</text:p>
          </table:table-cell>
          <table:table-cell table:formula="of:=IF(OR(ISBLANK([.E409]);[.I409]&lt;=0);&quot;&quot;;[.I409])" office:value-type="float" office:value="17.5218391418457" calcext:value-type="float">
            <text:p>17.52183914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07.92506" calcext:value-type="float">
            <text:p>1427904007.92506</text:p>
          </table:table-cell>
          <table:table-cell office:value-type="float" office:value="1427904026.54409" calcext:value-type="float">
            <text:p>1427904026.54409</text:p>
          </table:table-cell>
          <table:table-cell table:number-columns-repeated="4"/>
          <table:table-cell table:formula="of:=MAX([.B410];[.D410];[.G410])-MAX([.A410];[.C410];[.E410])" office:value-type="float" office:value="18.6190288066864" calcext:value-type="float">
            <text:p>18.6190288067</text:p>
          </table:table-cell>
          <table:table-cell table:formula="of:=IF(ISBLANK([.E410]);&quot;&quot;;[.I410])">
            <text:p/>
          </table:table-cell>
          <table:table-cell table:formula="of:=IF(OR(ISBLANK([.E410]);[.I410]&lt;=0);&quot;&quot;;[.I41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2507" calcext:value-type="float">
            <text:p>1427904007.92507</text:p>
          </table:table-cell>
          <table:table-cell office:value-type="float" office:value="1427904024.99918" calcext:value-type="float">
            <text:p>1427904024.99918</text:p>
          </table:table-cell>
          <table:table-cell office:value-type="float" office:value="1427904026.05362" calcext:value-type="float">
            <text:p>1427904026.05362</text:p>
          </table:table-cell>
          <table:table-cell/>
          <table:table-cell table:formula="of:=MAX([.B411];[.D411];[.G411])-MAX([.A411];[.C411];[.E411])" office:value-type="float" office:value="18.12855219841" calcext:value-type="float">
            <text:p>18.1285521984</text:p>
          </table:table-cell>
          <table:table-cell table:formula="of:=IF(ISBLANK([.E411]);&quot;&quot;;[.I411])" office:value-type="float" office:value="18.12855219841" calcext:value-type="float">
            <text:p>18.1285521984</text:p>
          </table:table-cell>
          <table:table-cell table:formula="of:=IF(OR(ISBLANK([.E411]);[.I411]&lt;=0);&quot;&quot;;[.I411])" office:value-type="float" office:value="18.12855219841" calcext:value-type="float">
            <text:p>18.12855219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2644" calcext:value-type="float">
            <text:p>1427904007.92644</text:p>
          </table:table-cell>
          <table:table-cell office:value-type="float" office:value="1427904025.33536" calcext:value-type="float">
            <text:p>1427904025.33536</text:p>
          </table:table-cell>
          <table:table-cell office:value-type="float" office:value="1427904026.37584" calcext:value-type="float">
            <text:p>1427904026.37584</text:p>
          </table:table-cell>
          <table:table-cell/>
          <table:table-cell table:formula="of:=MAX([.B412];[.D412];[.G412])-MAX([.A412];[.C412];[.E412])" office:value-type="float" office:value="18.4493961334229" calcext:value-type="float">
            <text:p>18.4493961334</text:p>
          </table:table-cell>
          <table:table-cell table:formula="of:=IF(ISBLANK([.E412]);&quot;&quot;;[.I412])" office:value-type="float" office:value="18.4493961334229" calcext:value-type="float">
            <text:p>18.4493961334</text:p>
          </table:table-cell>
          <table:table-cell table:formula="of:=IF(OR(ISBLANK([.E412]);[.I412]&lt;=0);&quot;&quot;;[.I412])" office:value-type="float" office:value="18.4493961334229" calcext:value-type="float">
            <text:p>18.44939613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2775" calcext:value-type="float">
            <text:p>1427904007.92775</text:p>
          </table:table-cell>
          <table:table-cell office:value-type="float" office:value="1427904024.84512" calcext:value-type="float">
            <text:p>1427904024.84512</text:p>
          </table:table-cell>
          <table:table-cell office:value-type="float" office:value="1427904025.86717" calcext:value-type="float">
            <text:p>1427904025.86717</text:p>
          </table:table-cell>
          <table:table-cell/>
          <table:table-cell table:formula="of:=MAX([.B413];[.D413];[.G413])-MAX([.A413];[.C413];[.E413])" office:value-type="float" office:value="17.9394171237946" calcext:value-type="float">
            <text:p>17.9394171238</text:p>
          </table:table-cell>
          <table:table-cell table:formula="of:=IF(ISBLANK([.E413]);&quot;&quot;;[.I413])" office:value-type="float" office:value="17.9394171237946" calcext:value-type="float">
            <text:p>17.9394171238</text:p>
          </table:table-cell>
          <table:table-cell table:formula="of:=IF(OR(ISBLANK([.E413]);[.I413]&lt;=0);&quot;&quot;;[.I413])" office:value-type="float" office:value="17.9394171237946" calcext:value-type="float">
            <text:p>17.939417123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291" calcext:value-type="float">
            <text:p>1427904007.9291</text:p>
          </table:table-cell>
          <table:table-cell office:value-type="float" office:value="1427904023.55848" calcext:value-type="float">
            <text:p>1427904023.55848</text:p>
          </table:table-cell>
          <table:table-cell office:value-type="float" office:value="1427904024.60549" calcext:value-type="float">
            <text:p>1427904024.60549</text:p>
          </table:table-cell>
          <table:table-cell/>
          <table:table-cell table:formula="of:=MAX([.B414];[.D414];[.G414])-MAX([.A414];[.C414];[.E414])" office:value-type="float" office:value="16.676383972168" calcext:value-type="float">
            <text:p>16.6763839722</text:p>
          </table:table-cell>
          <table:table-cell table:formula="of:=IF(ISBLANK([.E414]);&quot;&quot;;[.I414])" office:value-type="float" office:value="16.676383972168" calcext:value-type="float">
            <text:p>16.6763839722</text:p>
          </table:table-cell>
          <table:table-cell table:formula="of:=IF(OR(ISBLANK([.E414]);[.I414]&lt;=0);&quot;&quot;;[.I414])" office:value-type="float" office:value="16.676383972168" calcext:value-type="float">
            <text:p>16.67638397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076" calcext:value-type="float">
            <text:p>1427904007.93076</text:p>
          </table:table-cell>
          <table:table-cell office:value-type="float" office:value="1427904025.14529" calcext:value-type="float">
            <text:p>1427904025.14529</text:p>
          </table:table-cell>
          <table:table-cell office:value-type="float" office:value="1427904026.15781" calcext:value-type="float">
            <text:p>1427904026.15781</text:p>
          </table:table-cell>
          <table:table-cell/>
          <table:table-cell table:formula="of:=MAX([.B415];[.D415];[.G415])-MAX([.A415];[.C415];[.E415])" office:value-type="float" office:value="18.2270529270172" calcext:value-type="float">
            <text:p>18.227052927</text:p>
          </table:table-cell>
          <table:table-cell table:formula="of:=IF(ISBLANK([.E415]);&quot;&quot;;[.I415])" office:value-type="float" office:value="18.2270529270172" calcext:value-type="float">
            <text:p>18.227052927</text:p>
          </table:table-cell>
          <table:table-cell table:formula="of:=IF(OR(ISBLANK([.E415]);[.I415]&lt;=0);&quot;&quot;;[.I415])" office:value-type="float" office:value="18.2270529270172" calcext:value-type="float">
            <text:p>18.2270529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206" calcext:value-type="float">
            <text:p>1427904007.93206</text:p>
          </table:table-cell>
          <table:table-cell office:value-type="float" office:value="1427904024.96849" calcext:value-type="float">
            <text:p>1427904024.96849</text:p>
          </table:table-cell>
          <table:table-cell office:value-type="float" office:value="1427904026.07319" calcext:value-type="float">
            <text:p>1427904026.07319</text:p>
          </table:table-cell>
          <table:table-cell/>
          <table:table-cell table:formula="of:=MAX([.B416];[.D416];[.G416])-MAX([.A416];[.C416];[.E416])" office:value-type="float" office:value="18.1411278247833" calcext:value-type="float">
            <text:p>18.1411278248</text:p>
          </table:table-cell>
          <table:table-cell table:formula="of:=IF(ISBLANK([.E416]);&quot;&quot;;[.I416])" office:value-type="float" office:value="18.1411278247833" calcext:value-type="float">
            <text:p>18.1411278248</text:p>
          </table:table-cell>
          <table:table-cell table:formula="of:=IF(OR(ISBLANK([.E416]);[.I416]&lt;=0);&quot;&quot;;[.I416])" office:value-type="float" office:value="18.1411278247833" calcext:value-type="float">
            <text:p>18.14112782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339" calcext:value-type="float">
            <text:p>1427904007.93339</text:p>
          </table:table-cell>
          <table:table-cell office:value-type="float" office:value="1427904025.49543" calcext:value-type="float">
            <text:p>1427904025.49543</text:p>
          </table:table-cell>
          <table:table-cell office:value-type="float" office:value="1427904026.52075" calcext:value-type="float">
            <text:p>1427904026.52075</text:p>
          </table:table-cell>
          <table:table-cell/>
          <table:table-cell table:formula="of:=MAX([.B417];[.D417];[.G417])-MAX([.A417];[.C417];[.E417])" office:value-type="float" office:value="18.5873529911041" calcext:value-type="float">
            <text:p>18.5873529911</text:p>
          </table:table-cell>
          <table:table-cell table:formula="of:=IF(ISBLANK([.E417]);&quot;&quot;;[.I417])" office:value-type="float" office:value="18.5873529911041" calcext:value-type="float">
            <text:p>18.5873529911</text:p>
          </table:table-cell>
          <table:table-cell table:formula="of:=IF(OR(ISBLANK([.E417]);[.I417]&lt;=0);&quot;&quot;;[.I417])" office:value-type="float" office:value="18.5873529911041" calcext:value-type="float">
            <text:p>18.58735299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473" calcext:value-type="float">
            <text:p>1427904007.93473</text:p>
          </table:table-cell>
          <table:table-cell office:value-type="float" office:value="1427904025.44085" calcext:value-type="float">
            <text:p>1427904025.44085</text:p>
          </table:table-cell>
          <table:table-cell office:value-type="float" office:value="1427904026.54409" calcext:value-type="float">
            <text:p>1427904026.54409</text:p>
          </table:table-cell>
          <table:table-cell/>
          <table:table-cell table:formula="of:=MAX([.B418];[.D418];[.G418])-MAX([.A418];[.C418];[.E418])" office:value-type="float" office:value="18.6093609333038" calcext:value-type="float">
            <text:p>18.6093609333</text:p>
          </table:table-cell>
          <table:table-cell table:formula="of:=IF(ISBLANK([.E418]);&quot;&quot;;[.I418])" office:value-type="float" office:value="18.6093609333038" calcext:value-type="float">
            <text:p>18.6093609333</text:p>
          </table:table-cell>
          <table:table-cell table:formula="of:=IF(OR(ISBLANK([.E418]);[.I418]&lt;=0);&quot;&quot;;[.I418])" office:value-type="float" office:value="18.6093609333038" calcext:value-type="float">
            <text:p>18.60936093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603" calcext:value-type="float">
            <text:p>1427904007.93603</text:p>
          </table:table-cell>
          <table:table-cell office:value-type="float" office:value="1427904025.18581" calcext:value-type="float">
            <text:p>1427904025.18581</text:p>
          </table:table-cell>
          <table:table-cell office:value-type="float" office:value="1427904026.20545" calcext:value-type="float">
            <text:p>1427904026.20545</text:p>
          </table:table-cell>
          <table:table-cell/>
          <table:table-cell table:formula="of:=MAX([.B419];[.D419];[.G419])-MAX([.A419];[.C419];[.E419])" office:value-type="float" office:value="18.2694170475006" calcext:value-type="float">
            <text:p>18.2694170475</text:p>
          </table:table-cell>
          <table:table-cell table:formula="of:=IF(ISBLANK([.E419]);&quot;&quot;;[.I419])" office:value-type="float" office:value="18.2694170475006" calcext:value-type="float">
            <text:p>18.2694170475</text:p>
          </table:table-cell>
          <table:table-cell table:formula="of:=IF(OR(ISBLANK([.E419]);[.I419]&lt;=0);&quot;&quot;;[.I419])" office:value-type="float" office:value="18.2694170475006" calcext:value-type="float">
            <text:p>18.26941704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07.93737" calcext:value-type="float">
            <text:p>1427904007.93737</text:p>
          </table:table-cell>
          <table:table-cell office:value-type="float" office:value="1427904024.88995" calcext:value-type="float">
            <text:p>1427904024.88995</text:p>
          </table:table-cell>
          <table:table-cell office:value-type="float" office:value="1427904025.89928" calcext:value-type="float">
            <text:p>1427904025.89928</text:p>
          </table:table-cell>
          <table:table-cell/>
          <table:table-cell table:formula="of:=MAX([.B420];[.D420];[.G420])-MAX([.A420];[.C420];[.E420])" office:value-type="float" office:value="17.9619140625" calcext:value-type="float">
            <text:p>17.9619140625</text:p>
          </table:table-cell>
          <table:table-cell table:formula="of:=IF(ISBLANK([.E420]);&quot;&quot;;[.I420])" office:value-type="float" office:value="17.9619140625" calcext:value-type="float">
            <text:p>17.9619140625</text:p>
          </table:table-cell>
          <table:table-cell table:formula="of:=IF(OR(ISBLANK([.E420]);[.I420]&lt;=0);&quot;&quot;;[.I420])" office:value-type="float" office:value="17.9619140625" calcext:value-type="float">
            <text:p>17.96191406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26.5441" calcext:value-type="float">
            <text:p>1427904026.5441</text:p>
          </table:table-cell>
          <table:table-cell office:value-type="float" office:value="1427904044.97077" calcext:value-type="float">
            <text:p>1427904044.97077</text:p>
          </table:table-cell>
          <table:table-cell table:number-columns-repeated="4"/>
          <table:table-cell table:formula="of:=MAX([.B421];[.D421];[.G421])-MAX([.A421];[.C421];[.E421])" office:value-type="float" office:value="18.4266700744629" calcext:value-type="float">
            <text:p>18.4266700745</text:p>
          </table:table-cell>
          <table:table-cell table:formula="of:=IF(ISBLANK([.E421]);&quot;&quot;;[.I421])">
            <text:p/>
          </table:table-cell>
          <table:table-cell table:formula="of:=IF(OR(ISBLANK([.E421]);[.I421]&lt;=0);&quot;&quot;;[.I42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4411" calcext:value-type="float">
            <text:p>1427904026.54411</text:p>
          </table:table-cell>
          <table:table-cell office:value-type="float" office:value="1427904043.81669" calcext:value-type="float">
            <text:p>1427904043.81669</text:p>
          </table:table-cell>
          <table:table-cell office:value-type="float" office:value="1427904044.74263" calcext:value-type="float">
            <text:p>1427904044.74263</text:p>
          </table:table-cell>
          <table:table-cell/>
          <table:table-cell table:formula="of:=MAX([.B422];[.D422];[.G422])-MAX([.A422];[.C422];[.E422])" office:value-type="float" office:value="18.198520898819" calcext:value-type="float">
            <text:p>18.1985208988</text:p>
          </table:table-cell>
          <table:table-cell table:formula="of:=IF(ISBLANK([.E422]);&quot;&quot;;[.I422])" office:value-type="float" office:value="18.198520898819" calcext:value-type="float">
            <text:p>18.1985208988</text:p>
          </table:table-cell>
          <table:table-cell table:formula="of:=IF(OR(ISBLANK([.E422]);[.I422]&lt;=0);&quot;&quot;;[.I422])" office:value-type="float" office:value="18.198520898819" calcext:value-type="float">
            <text:p>18.19852089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4555" calcext:value-type="float">
            <text:p>1427904026.54555</text:p>
          </table:table-cell>
          <table:table-cell office:value-type="float" office:value="1427904043.3448" calcext:value-type="float">
            <text:p>1427904043.3448</text:p>
          </table:table-cell>
          <table:table-cell office:value-type="float" office:value="1427904044.44558" calcext:value-type="float">
            <text:p>1427904044.44558</text:p>
          </table:table-cell>
          <table:table-cell/>
          <table:table-cell table:formula="of:=MAX([.B423];[.D423];[.G423])-MAX([.A423];[.C423];[.E423])" office:value-type="float" office:value="17.9000351428986" calcext:value-type="float">
            <text:p>17.9000351429</text:p>
          </table:table-cell>
          <table:table-cell table:formula="of:=IF(ISBLANK([.E423]);&quot;&quot;;[.I423])" office:value-type="float" office:value="17.9000351428986" calcext:value-type="float">
            <text:p>17.9000351429</text:p>
          </table:table-cell>
          <table:table-cell table:formula="of:=IF(OR(ISBLANK([.E423]);[.I423]&lt;=0);&quot;&quot;;[.I423])" office:value-type="float" office:value="17.9000351428986" calcext:value-type="float">
            <text:p>17.90003514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4701" calcext:value-type="float">
            <text:p>1427904026.54701</text:p>
          </table:table-cell>
          <table:table-cell office:value-type="float" office:value="1427904043.48893" calcext:value-type="float">
            <text:p>1427904043.48893</text:p>
          </table:table-cell>
          <table:table-cell office:value-type="float" office:value="1427904044.57036" calcext:value-type="float">
            <text:p>1427904044.57036</text:p>
          </table:table-cell>
          <table:table-cell/>
          <table:table-cell table:formula="of:=MAX([.B424];[.D424];[.G424])-MAX([.A424];[.C424];[.E424])" office:value-type="float" office:value="18.0233519077301" calcext:value-type="float">
            <text:p>18.0233519077</text:p>
          </table:table-cell>
          <table:table-cell table:formula="of:=IF(ISBLANK([.E424]);&quot;&quot;;[.I424])" office:value-type="float" office:value="18.0233519077301" calcext:value-type="float">
            <text:p>18.0233519077</text:p>
          </table:table-cell>
          <table:table-cell table:formula="of:=IF(OR(ISBLANK([.E424]);[.I424]&lt;=0);&quot;&quot;;[.I424])" office:value-type="float" office:value="18.0233519077301" calcext:value-type="float">
            <text:p>18.0233519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4832" calcext:value-type="float">
            <text:p>1427904026.54832</text:p>
          </table:table-cell>
          <table:table-cell office:value-type="float" office:value="1427904043.64574" calcext:value-type="float">
            <text:p>1427904043.64574</text:p>
          </table:table-cell>
          <table:table-cell office:value-type="float" office:value="1427904044.70741" calcext:value-type="float">
            <text:p>1427904044.70741</text:p>
          </table:table-cell>
          <table:table-cell/>
          <table:table-cell table:formula="of:=MAX([.B425];[.D425];[.G425])-MAX([.A425];[.C425];[.E425])" office:value-type="float" office:value="18.1590929031372" calcext:value-type="float">
            <text:p>18.1590929031</text:p>
          </table:table-cell>
          <table:table-cell table:formula="of:=IF(ISBLANK([.E425]);&quot;&quot;;[.I425])" office:value-type="float" office:value="18.1590929031372" calcext:value-type="float">
            <text:p>18.1590929031</text:p>
          </table:table-cell>
          <table:table-cell table:formula="of:=IF(OR(ISBLANK([.E425]);[.I425]&lt;=0);&quot;&quot;;[.I425])" office:value-type="float" office:value="18.1590929031372" calcext:value-type="float">
            <text:p>18.15909290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4973" calcext:value-type="float">
            <text:p>1427904026.54973</text:p>
          </table:table-cell>
          <table:table-cell office:value-type="float" office:value="1427904043.46125" calcext:value-type="float">
            <text:p>1427904043.46125</text:p>
          </table:table-cell>
          <table:table-cell office:value-type="float" office:value="1427904044.5584" calcext:value-type="float">
            <text:p>1427904044.5584</text:p>
          </table:table-cell>
          <table:table-cell/>
          <table:table-cell table:formula="of:=MAX([.B426];[.D426];[.G426])-MAX([.A426];[.C426];[.E426])" office:value-type="float" office:value="18.0086681842804" calcext:value-type="float">
            <text:p>18.0086681843</text:p>
          </table:table-cell>
          <table:table-cell table:formula="of:=IF(ISBLANK([.E426]);&quot;&quot;;[.I426])" office:value-type="float" office:value="18.0086681842804" calcext:value-type="float">
            <text:p>18.0086681843</text:p>
          </table:table-cell>
          <table:table-cell table:formula="of:=IF(OR(ISBLANK([.E426]);[.I426]&lt;=0);&quot;&quot;;[.I426])" office:value-type="float" office:value="18.0086681842804" calcext:value-type="float">
            <text:p>18.00866818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5105" calcext:value-type="float">
            <text:p>1427904026.55105</text:p>
          </table:table-cell>
          <table:table-cell office:value-type="float" office:value="1427904043.40563" calcext:value-type="float">
            <text:p>1427904043.40563</text:p>
          </table:table-cell>
          <table:table-cell office:value-type="float" office:value="1427904044.48892" calcext:value-type="float">
            <text:p>1427904044.48892</text:p>
          </table:table-cell>
          <table:table-cell/>
          <table:table-cell table:formula="of:=MAX([.B427];[.D427];[.G427])-MAX([.A427];[.C427];[.E427])" office:value-type="float" office:value="17.937872171402" calcext:value-type="float">
            <text:p>17.9378721714</text:p>
          </table:table-cell>
          <table:table-cell table:formula="of:=IF(ISBLANK([.E427]);&quot;&quot;;[.I427])" office:value-type="float" office:value="17.937872171402" calcext:value-type="float">
            <text:p>17.9378721714</text:p>
          </table:table-cell>
          <table:table-cell table:formula="of:=IF(OR(ISBLANK([.E427]);[.I427]&lt;=0);&quot;&quot;;[.I427])" office:value-type="float" office:value="17.937872171402" calcext:value-type="float">
            <text:p>17.937872171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5236" calcext:value-type="float">
            <text:p>1427904026.55236</text:p>
          </table:table-cell>
          <table:table-cell office:value-type="float" office:value="1427904043.34032" calcext:value-type="float">
            <text:p>1427904043.34032</text:p>
          </table:table-cell>
          <table:table-cell office:value-type="float" office:value="1427904044.44784" calcext:value-type="float">
            <text:p>1427904044.44784</text:p>
          </table:table-cell>
          <table:table-cell/>
          <table:table-cell table:formula="of:=MAX([.B428];[.D428];[.G428])-MAX([.A428];[.C428];[.E428])" office:value-type="float" office:value="17.8954799175262" calcext:value-type="float">
            <text:p>17.8954799175</text:p>
          </table:table-cell>
          <table:table-cell table:formula="of:=IF(ISBLANK([.E428]);&quot;&quot;;[.I428])" office:value-type="float" office:value="17.8954799175262" calcext:value-type="float">
            <text:p>17.8954799175</text:p>
          </table:table-cell>
          <table:table-cell table:formula="of:=IF(OR(ISBLANK([.E428]);[.I428]&lt;=0);&quot;&quot;;[.I428])" office:value-type="float" office:value="17.8954799175262" calcext:value-type="float">
            <text:p>17.895479917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5373" calcext:value-type="float">
            <text:p>1427904026.55373</text:p>
          </table:table-cell>
          <table:table-cell office:value-type="float" office:value="1427904041.16905" calcext:value-type="float">
            <text:p>1427904041.16905</text:p>
          </table:table-cell>
          <table:table-cell office:value-type="float" office:value="1427904042.80875" calcext:value-type="float">
            <text:p>1427904042.80875</text:p>
          </table:table-cell>
          <table:table-cell/>
          <table:table-cell table:formula="of:=MAX([.B429];[.D429];[.G429])-MAX([.A429];[.C429];[.E429])" office:value-type="float" office:value="16.2550208568573" calcext:value-type="float">
            <text:p>16.2550208569</text:p>
          </table:table-cell>
          <table:table-cell table:formula="of:=IF(ISBLANK([.E429]);&quot;&quot;;[.I429])" office:value-type="float" office:value="16.2550208568573" calcext:value-type="float">
            <text:p>16.2550208569</text:p>
          </table:table-cell>
          <table:table-cell table:formula="of:=IF(OR(ISBLANK([.E429]);[.I429]&lt;=0);&quot;&quot;;[.I429])" office:value-type="float" office:value="16.2550208568573" calcext:value-type="float">
            <text:p>16.25502085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5504" calcext:value-type="float">
            <text:p>1427904026.55504</text:p>
          </table:table-cell>
          <table:table-cell office:value-type="float" office:value="1427904043.72857" calcext:value-type="float">
            <text:p>1427904043.72857</text:p>
          </table:table-cell>
          <table:table-cell office:value-type="float" office:value="1427904044.70049" calcext:value-type="float">
            <text:p>1427904044.70049</text:p>
          </table:table-cell>
          <table:table-cell/>
          <table:table-cell table:formula="of:=MAX([.B430];[.D430];[.G430])-MAX([.A430];[.C430];[.E430])" office:value-type="float" office:value="18.1454498767853" calcext:value-type="float">
            <text:p>18.1454498768</text:p>
          </table:table-cell>
          <table:table-cell table:formula="of:=IF(ISBLANK([.E430]);&quot;&quot;;[.I430])" office:value-type="float" office:value="18.1454498767853" calcext:value-type="float">
            <text:p>18.1454498768</text:p>
          </table:table-cell>
          <table:table-cell table:formula="of:=IF(OR(ISBLANK([.E430]);[.I430]&lt;=0);&quot;&quot;;[.I430])" office:value-type="float" office:value="18.1454498767853" calcext:value-type="float">
            <text:p>18.14544987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26.55634" calcext:value-type="float">
            <text:p>1427904026.55634</text:p>
          </table:table-cell>
          <table:table-cell office:value-type="float" office:value="1427904043.87368" calcext:value-type="float">
            <text:p>1427904043.87368</text:p>
          </table:table-cell>
          <table:table-cell office:value-type="float" office:value="1427904044.97076" calcext:value-type="float">
            <text:p>1427904044.97076</text:p>
          </table:table-cell>
          <table:table-cell/>
          <table:table-cell table:formula="of:=MAX([.B431];[.D431];[.G431])-MAX([.A431];[.C431];[.E431])" office:value-type="float" office:value="18.4144220352173" calcext:value-type="float">
            <text:p>18.4144220352</text:p>
          </table:table-cell>
          <table:table-cell table:formula="of:=IF(ISBLANK([.E431]);&quot;&quot;;[.I431])" office:value-type="float" office:value="18.4144220352173" calcext:value-type="float">
            <text:p>18.4144220352</text:p>
          </table:table-cell>
          <table:table-cell table:formula="of:=IF(OR(ISBLANK([.E431]);[.I431]&lt;=0);&quot;&quot;;[.I431])" office:value-type="float" office:value="18.4144220352173" calcext:value-type="float">
            <text:p>18.414422035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44.97078" calcext:value-type="float">
            <text:p>1427904044.97078</text:p>
          </table:table-cell>
          <table:table-cell office:value-type="float" office:value="1427904063.31303" calcext:value-type="float">
            <text:p>1427904063.31303</text:p>
          </table:table-cell>
          <table:table-cell table:number-columns-repeated="4"/>
          <table:table-cell table:formula="of:=MAX([.B432];[.D432];[.G432])-MAX([.A432];[.C432];[.E432])" office:value-type="float" office:value="18.342248916626" calcext:value-type="float">
            <text:p>18.3422489166</text:p>
          </table:table-cell>
          <table:table-cell table:formula="of:=IF(ISBLANK([.E432]);&quot;&quot;;[.I432])">
            <text:p/>
          </table:table-cell>
          <table:table-cell table:formula="of:=IF(OR(ISBLANK([.E432]);[.I432]&lt;=0);&quot;&quot;;[.I43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079" calcext:value-type="float">
            <text:p>1427904044.97079</text:p>
          </table:table-cell>
          <table:table-cell office:value-type="float" office:value="1427904062.28299" calcext:value-type="float">
            <text:p>1427904062.28299</text:p>
          </table:table-cell>
          <table:table-cell office:value-type="float" office:value="1427904063.31303" calcext:value-type="float">
            <text:p>1427904063.31303</text:p>
          </table:table-cell>
          <table:table-cell/>
          <table:table-cell table:formula="of:=MAX([.B433];[.D433];[.G433])-MAX([.A433];[.C433];[.E433])" office:value-type="float" office:value="18.3422408103943" calcext:value-type="float">
            <text:p>18.3422408104</text:p>
          </table:table-cell>
          <table:table-cell table:formula="of:=IF(ISBLANK([.E433]);&quot;&quot;;[.I433])" office:value-type="float" office:value="18.3422408103943" calcext:value-type="float">
            <text:p>18.3422408104</text:p>
          </table:table-cell>
          <table:table-cell table:formula="of:=IF(OR(ISBLANK([.E433]);[.I433]&lt;=0);&quot;&quot;;[.I433])" office:value-type="float" office:value="18.3422408103943" calcext:value-type="float">
            <text:p>18.34224081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184" calcext:value-type="float">
            <text:p>1427904044.97184</text:p>
          </table:table-cell>
          <table:table-cell office:value-type="float" office:value="1427904061.95789" calcext:value-type="float">
            <text:p>1427904061.95789</text:p>
          </table:table-cell>
          <table:table-cell office:value-type="float" office:value="1427904062.97725" calcext:value-type="float">
            <text:p>1427904062.97725</text:p>
          </table:table-cell>
          <table:table-cell/>
          <table:table-cell table:formula="of:=MAX([.B434];[.D434];[.G434])-MAX([.A434];[.C434];[.E434])" office:value-type="float" office:value="18.0054051876068" calcext:value-type="float">
            <text:p>18.0054051876</text:p>
          </table:table-cell>
          <table:table-cell table:formula="of:=IF(ISBLANK([.E434]);&quot;&quot;;[.I434])" office:value-type="float" office:value="18.0054051876068" calcext:value-type="float">
            <text:p>18.0054051876</text:p>
          </table:table-cell>
          <table:table-cell table:formula="of:=IF(OR(ISBLANK([.E434]);[.I434]&lt;=0);&quot;&quot;;[.I434])" office:value-type="float" office:value="18.0054051876068" calcext:value-type="float">
            <text:p>18.005405187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295" calcext:value-type="float">
            <text:p>1427904044.97295</text:p>
          </table:table-cell>
          <table:table-cell office:value-type="float" office:value="1427904062.22499" calcext:value-type="float">
            <text:p>1427904062.22499</text:p>
          </table:table-cell>
          <table:table-cell office:value-type="float" office:value="1427904063.25886" calcext:value-type="float">
            <text:p>1427904063.25886</text:p>
          </table:table-cell>
          <table:table-cell/>
          <table:table-cell table:formula="of:=MAX([.B435];[.D435];[.G435])-MAX([.A435];[.C435];[.E435])" office:value-type="float" office:value="18.2859110832214" calcext:value-type="float">
            <text:p>18.2859110832</text:p>
          </table:table-cell>
          <table:table-cell table:formula="of:=IF(ISBLANK([.E435]);&quot;&quot;;[.I435])" office:value-type="float" office:value="18.2859110832214" calcext:value-type="float">
            <text:p>18.2859110832</text:p>
          </table:table-cell>
          <table:table-cell table:formula="of:=IF(OR(ISBLANK([.E435]);[.I435]&lt;=0);&quot;&quot;;[.I435])" office:value-type="float" office:value="18.2859110832214" calcext:value-type="float">
            <text:p>18.28591108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408" calcext:value-type="float">
            <text:p>1427904044.97408</text:p>
          </table:table-cell>
          <table:table-cell office:value-type="float" office:value="1427904062.13757" calcext:value-type="float">
            <text:p>1427904062.13757</text:p>
          </table:table-cell>
          <table:table-cell office:value-type="float" office:value="1427904063.1309" calcext:value-type="float">
            <text:p>1427904063.1309</text:p>
          </table:table-cell>
          <table:table-cell/>
          <table:table-cell table:formula="of:=MAX([.B436];[.D436];[.G436])-MAX([.A436];[.C436];[.E436])" office:value-type="float" office:value="18.156818151474" calcext:value-type="float">
            <text:p>18.1568181515</text:p>
          </table:table-cell>
          <table:table-cell table:formula="of:=IF(ISBLANK([.E436]);&quot;&quot;;[.I436])" office:value-type="float" office:value="18.156818151474" calcext:value-type="float">
            <text:p>18.1568181515</text:p>
          </table:table-cell>
          <table:table-cell table:formula="of:=IF(OR(ISBLANK([.E436]);[.I436]&lt;=0);&quot;&quot;;[.I436])" office:value-type="float" office:value="18.156818151474" calcext:value-type="float">
            <text:p>18.15681815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493" calcext:value-type="float">
            <text:p>1427904044.97493</text:p>
          </table:table-cell>
          <table:table-cell office:value-type="float" office:value="1427904062.01553" calcext:value-type="float">
            <text:p>1427904062.01553</text:p>
          </table:table-cell>
          <table:table-cell office:value-type="float" office:value="1427904063.01379" calcext:value-type="float">
            <text:p>1427904063.01379</text:p>
          </table:table-cell>
          <table:table-cell/>
          <table:table-cell table:formula="of:=MAX([.B437];[.D437];[.G437])-MAX([.A437];[.C437];[.E437])" office:value-type="float" office:value="18.038852930069" calcext:value-type="float">
            <text:p>18.0388529301</text:p>
          </table:table-cell>
          <table:table-cell table:formula="of:=IF(ISBLANK([.E437]);&quot;&quot;;[.I437])" office:value-type="float" office:value="18.038852930069" calcext:value-type="float">
            <text:p>18.0388529301</text:p>
          </table:table-cell>
          <table:table-cell table:formula="of:=IF(OR(ISBLANK([.E437]);[.I437]&lt;=0);&quot;&quot;;[.I437])" office:value-type="float" office:value="18.038852930069" calcext:value-type="float">
            <text:p>18.03885293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612" calcext:value-type="float">
            <text:p>1427904044.97612</text:p>
          </table:table-cell>
          <table:table-cell office:value-type="float" office:value="1427904060.60265" calcext:value-type="float">
            <text:p>1427904060.60265</text:p>
          </table:table-cell>
          <table:table-cell office:value-type="float" office:value="1427904061.55358" calcext:value-type="float">
            <text:p>1427904061.55358</text:p>
          </table:table-cell>
          <table:table-cell/>
          <table:table-cell table:formula="of:=MAX([.B438];[.D438];[.G438])-MAX([.A438];[.C438];[.E438])" office:value-type="float" office:value="16.5774610042572" calcext:value-type="float">
            <text:p>16.5774610043</text:p>
          </table:table-cell>
          <table:table-cell table:formula="of:=IF(ISBLANK([.E438]);&quot;&quot;;[.I438])" office:value-type="float" office:value="16.5774610042572" calcext:value-type="float">
            <text:p>16.5774610043</text:p>
          </table:table-cell>
          <table:table-cell table:formula="of:=IF(OR(ISBLANK([.E438]);[.I438]&lt;=0);&quot;&quot;;[.I438])" office:value-type="float" office:value="16.5774610042572" calcext:value-type="float">
            <text:p>16.57746100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722" calcext:value-type="float">
            <text:p>1427904044.97722</text:p>
          </table:table-cell>
          <table:table-cell office:value-type="float" office:value="1427904061.75104" calcext:value-type="float">
            <text:p>1427904061.75104</text:p>
          </table:table-cell>
          <table:table-cell office:value-type="float" office:value="1427904062.85283" calcext:value-type="float">
            <text:p>1427904062.85283</text:p>
          </table:table-cell>
          <table:table-cell/>
          <table:table-cell table:formula="of:=MAX([.B439];[.D439];[.G439])-MAX([.A439];[.C439];[.E439])" office:value-type="float" office:value="17.8756048679352" calcext:value-type="float">
            <text:p>17.8756048679</text:p>
          </table:table-cell>
          <table:table-cell table:formula="of:=IF(ISBLANK([.E439]);&quot;&quot;;[.I439])" office:value-type="float" office:value="17.8756048679352" calcext:value-type="float">
            <text:p>17.8756048679</text:p>
          </table:table-cell>
          <table:table-cell table:formula="of:=IF(OR(ISBLANK([.E439]);[.I439]&lt;=0);&quot;&quot;;[.I439])" office:value-type="float" office:value="17.8756048679352" calcext:value-type="float">
            <text:p>17.875604867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831" calcext:value-type="float">
            <text:p>1427904044.97831</text:p>
          </table:table-cell>
          <table:table-cell office:value-type="float" office:value="1427904062.27729" calcext:value-type="float">
            <text:p>1427904062.27729</text:p>
          </table:table-cell>
          <table:table-cell office:value-type="float" office:value="1427904063.25839" calcext:value-type="float">
            <text:p>1427904063.25839</text:p>
          </table:table-cell>
          <table:table-cell/>
          <table:table-cell table:formula="of:=MAX([.B440];[.D440];[.G440])-MAX([.A440];[.C440];[.E440])" office:value-type="float" office:value="18.2800850868225" calcext:value-type="float">
            <text:p>18.2800850868</text:p>
          </table:table-cell>
          <table:table-cell table:formula="of:=IF(ISBLANK([.E440]);&quot;&quot;;[.I440])" office:value-type="float" office:value="18.2800850868225" calcext:value-type="float">
            <text:p>18.2800850868</text:p>
          </table:table-cell>
          <table:table-cell table:formula="of:=IF(OR(ISBLANK([.E440]);[.I440]&lt;=0);&quot;&quot;;[.I440])" office:value-type="float" office:value="18.2800850868225" calcext:value-type="float">
            <text:p>18.280085086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7938" calcext:value-type="float">
            <text:p>1427904044.97938</text:p>
          </table:table-cell>
          <table:table-cell office:value-type="float" office:value="1427904059.73999" calcext:value-type="float">
            <text:p>1427904059.73999</text:p>
          </table:table-cell>
          <table:table-cell office:value-type="float" office:value="1427904061.25399" calcext:value-type="float">
            <text:p>1427904061.25399</text:p>
          </table:table-cell>
          <table:table-cell/>
          <table:table-cell table:formula="of:=MAX([.B441];[.D441];[.G441])-MAX([.A441];[.C441];[.E441])" office:value-type="float" office:value="16.2746121883392" calcext:value-type="float">
            <text:p>16.2746121883</text:p>
          </table:table-cell>
          <table:table-cell table:formula="of:=IF(ISBLANK([.E441]);&quot;&quot;;[.I441])" office:value-type="float" office:value="16.2746121883392" calcext:value-type="float">
            <text:p>16.2746121883</text:p>
          </table:table-cell>
          <table:table-cell table:formula="of:=IF(OR(ISBLANK([.E441]);[.I441]&lt;=0);&quot;&quot;;[.I441])" office:value-type="float" office:value="16.2746121883392" calcext:value-type="float">
            <text:p>16.27461218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44.98044" calcext:value-type="float">
            <text:p>1427904044.98044</text:p>
          </table:table-cell>
          <table:table-cell office:value-type="float" office:value="1427904061.79522" calcext:value-type="float">
            <text:p>1427904061.79522</text:p>
          </table:table-cell>
          <table:table-cell office:value-type="float" office:value="1427904062.79373" calcext:value-type="float">
            <text:p>1427904062.79373</text:p>
          </table:table-cell>
          <table:table-cell/>
          <table:table-cell table:formula="of:=MAX([.B442];[.D442];[.G442])-MAX([.A442];[.C442];[.E442])" office:value-type="float" office:value="17.8132908344269" calcext:value-type="float">
            <text:p>17.8132908344</text:p>
          </table:table-cell>
          <table:table-cell table:formula="of:=IF(ISBLANK([.E442]);&quot;&quot;;[.I442])" office:value-type="float" office:value="17.8132908344269" calcext:value-type="float">
            <text:p>17.8132908344</text:p>
          </table:table-cell>
          <table:table-cell table:formula="of:=IF(OR(ISBLANK([.E442]);[.I442]&lt;=0);&quot;&quot;;[.I442])" office:value-type="float" office:value="17.8132908344269" calcext:value-type="float">
            <text:p>17.81329083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63.31304" calcext:value-type="float">
            <text:p>1427904063.31304</text:p>
          </table:table-cell>
          <table:table-cell office:value-type="float" office:value="1427904081.34778" calcext:value-type="float">
            <text:p>1427904081.34778</text:p>
          </table:table-cell>
          <table:table-cell table:number-columns-repeated="4"/>
          <table:table-cell table:formula="of:=MAX([.B443];[.D443];[.G443])-MAX([.A443];[.C443];[.E443])" office:value-type="float" office:value="18.0347399711609" calcext:value-type="float">
            <text:p>18.0347399712</text:p>
          </table:table-cell>
          <table:table-cell table:formula="of:=IF(ISBLANK([.E443]);&quot;&quot;;[.I443])">
            <text:p/>
          </table:table-cell>
          <table:table-cell table:formula="of:=IF(OR(ISBLANK([.E443]);[.I443]&lt;=0);&quot;&quot;;[.I443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305" calcext:value-type="float">
            <text:p>1427904063.31305</text:p>
          </table:table-cell>
          <table:table-cell office:value-type="float" office:value="1427904079.73367" calcext:value-type="float">
            <text:p>1427904079.73367</text:p>
          </table:table-cell>
          <table:table-cell office:value-type="float" office:value="1427904080.8135" calcext:value-type="float">
            <text:p>1427904080.8135</text:p>
          </table:table-cell>
          <table:table-cell/>
          <table:table-cell table:formula="of:=MAX([.B444];[.D444];[.G444])-MAX([.A444];[.C444];[.E444])" office:value-type="float" office:value="17.5004510879517" calcext:value-type="float">
            <text:p>17.500451088</text:p>
          </table:table-cell>
          <table:table-cell table:formula="of:=IF(ISBLANK([.E444]);&quot;&quot;;[.I444])" office:value-type="float" office:value="17.5004510879517" calcext:value-type="float">
            <text:p>17.500451088</text:p>
          </table:table-cell>
          <table:table-cell table:formula="of:=IF(OR(ISBLANK([.E444]);[.I444]&lt;=0);&quot;&quot;;[.I444])" office:value-type="float" office:value="17.5004510879517" calcext:value-type="float">
            <text:p>17.50045108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441" calcext:value-type="float">
            <text:p>1427904063.31441</text:p>
          </table:table-cell>
          <table:table-cell office:value-type="float" office:value="1427904080.09836" calcext:value-type="float">
            <text:p>1427904080.09836</text:p>
          </table:table-cell>
          <table:table-cell office:value-type="float" office:value="1427904081.19023" calcext:value-type="float">
            <text:p>1427904081.19023</text:p>
          </table:table-cell>
          <table:table-cell/>
          <table:table-cell table:formula="of:=MAX([.B445];[.D445];[.G445])-MAX([.A445];[.C445];[.E445])" office:value-type="float" office:value="17.8758199214935" calcext:value-type="float">
            <text:p>17.8758199215</text:p>
          </table:table-cell>
          <table:table-cell table:formula="of:=IF(ISBLANK([.E445]);&quot;&quot;;[.I445])" office:value-type="float" office:value="17.8758199214935" calcext:value-type="float">
            <text:p>17.8758199215</text:p>
          </table:table-cell>
          <table:table-cell table:formula="of:=IF(OR(ISBLANK([.E445]);[.I445]&lt;=0);&quot;&quot;;[.I445])" office:value-type="float" office:value="17.8758199214935" calcext:value-type="float">
            <text:p>17.875819921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581" calcext:value-type="float">
            <text:p>1427904063.31581</text:p>
          </table:table-cell>
          <table:table-cell office:value-type="float" office:value="1427904079.28905" calcext:value-type="float">
            <text:p>1427904079.28905</text:p>
          </table:table-cell>
          <table:table-cell office:value-type="float" office:value="1427904080.39733" calcext:value-type="float">
            <text:p>1427904080.39733</text:p>
          </table:table-cell>
          <table:table-cell/>
          <table:table-cell table:formula="of:=MAX([.B446];[.D446];[.G446])-MAX([.A446];[.C446];[.E446])" office:value-type="float" office:value="17.0815241336823" calcext:value-type="float">
            <text:p>17.0815241337</text:p>
          </table:table-cell>
          <table:table-cell table:formula="of:=IF(ISBLANK([.E446]);&quot;&quot;;[.I446])" office:value-type="float" office:value="17.0815241336823" calcext:value-type="float">
            <text:p>17.0815241337</text:p>
          </table:table-cell>
          <table:table-cell table:formula="of:=IF(OR(ISBLANK([.E446]);[.I446]&lt;=0);&quot;&quot;;[.I446])" office:value-type="float" office:value="17.0815241336823" calcext:value-type="float">
            <text:p>17.08152413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718" calcext:value-type="float">
            <text:p>1427904063.31718</text:p>
          </table:table-cell>
          <table:table-cell office:value-type="float" office:value="1427904080.30197" calcext:value-type="float">
            <text:p>1427904080.30197</text:p>
          </table:table-cell>
          <table:table-cell office:value-type="float" office:value="1427904081.34718" calcext:value-type="float">
            <text:p>1427904081.34718</text:p>
          </table:table-cell>
          <table:table-cell/>
          <table:table-cell table:formula="of:=MAX([.B447];[.D447];[.G447])-MAX([.A447];[.C447];[.E447])" office:value-type="float" office:value="18.0299990177155" calcext:value-type="float">
            <text:p>18.0299990177</text:p>
          </table:table-cell>
          <table:table-cell table:formula="of:=IF(ISBLANK([.E447]);&quot;&quot;;[.I447])" office:value-type="float" office:value="18.0299990177155" calcext:value-type="float">
            <text:p>18.0299990177</text:p>
          </table:table-cell>
          <table:table-cell table:formula="of:=IF(OR(ISBLANK([.E447]);[.I447]&lt;=0);&quot;&quot;;[.I447])" office:value-type="float" office:value="18.0299990177155" calcext:value-type="float">
            <text:p>18.02999901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852" calcext:value-type="float">
            <text:p>1427904063.31852</text:p>
          </table:table-cell>
          <table:table-cell office:value-type="float" office:value="1427904080.00903" calcext:value-type="float">
            <text:p>1427904080.00903</text:p>
          </table:table-cell>
          <table:table-cell office:value-type="float" office:value="1427904080.98799" calcext:value-type="float">
            <text:p>1427904080.98799</text:p>
          </table:table-cell>
          <table:table-cell/>
          <table:table-cell table:formula="of:=MAX([.B448];[.D448];[.G448])-MAX([.A448];[.C448];[.E448])" office:value-type="float" office:value="17.6694750785828" calcext:value-type="float">
            <text:p>17.6694750786</text:p>
          </table:table-cell>
          <table:table-cell table:formula="of:=IF(ISBLANK([.E448]);&quot;&quot;;[.I448])" office:value-type="float" office:value="17.6694750785828" calcext:value-type="float">
            <text:p>17.6694750786</text:p>
          </table:table-cell>
          <table:table-cell table:formula="of:=IF(OR(ISBLANK([.E448]);[.I448]&lt;=0);&quot;&quot;;[.I448])" office:value-type="float" office:value="17.6694750785828" calcext:value-type="float">
            <text:p>17.669475078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1982" calcext:value-type="float">
            <text:p>1427904063.31982</text:p>
          </table:table-cell>
          <table:table-cell office:value-type="float" office:value="1427904079.65086" calcext:value-type="float">
            <text:p>1427904079.65086</text:p>
          </table:table-cell>
          <table:table-cell office:value-type="float" office:value="1427904080.7175" calcext:value-type="float">
            <text:p>1427904080.7175</text:p>
          </table:table-cell>
          <table:table-cell/>
          <table:table-cell table:formula="of:=MAX([.B449];[.D449];[.G449])-MAX([.A449];[.C449];[.E449])" office:value-type="float" office:value="17.397675037384" calcext:value-type="float">
            <text:p>17.3976750374</text:p>
          </table:table-cell>
          <table:table-cell table:formula="of:=IF(ISBLANK([.E449]);&quot;&quot;;[.I449])" office:value-type="float" office:value="17.397675037384" calcext:value-type="float">
            <text:p>17.3976750374</text:p>
          </table:table-cell>
          <table:table-cell table:formula="of:=IF(OR(ISBLANK([.E449]);[.I449]&lt;=0);&quot;&quot;;[.I449])" office:value-type="float" office:value="17.397675037384" calcext:value-type="float">
            <text:p>17.397675037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2122" calcext:value-type="float">
            <text:p>1427904063.32122</text:p>
          </table:table-cell>
          <table:table-cell office:value-type="float" office:value="1427904079.96714" calcext:value-type="float">
            <text:p>1427904079.96714</text:p>
          </table:table-cell>
          <table:table-cell office:value-type="float" office:value="1427904080.95882" calcext:value-type="float">
            <text:p>1427904080.95882</text:p>
          </table:table-cell>
          <table:table-cell/>
          <table:table-cell table:formula="of:=MAX([.B450];[.D450];[.G450])-MAX([.A450];[.C450];[.E450])" office:value-type="float" office:value="17.6375951766968" calcext:value-type="float">
            <text:p>17.6375951767</text:p>
          </table:table-cell>
          <table:table-cell table:formula="of:=IF(ISBLANK([.E450]);&quot;&quot;;[.I450])" office:value-type="float" office:value="17.6375951766968" calcext:value-type="float">
            <text:p>17.6375951767</text:p>
          </table:table-cell>
          <table:table-cell table:formula="of:=IF(OR(ISBLANK([.E450]);[.I450]&lt;=0);&quot;&quot;;[.I450])" office:value-type="float" office:value="17.6375951766968" calcext:value-type="float">
            <text:p>17.637595176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2254" calcext:value-type="float">
            <text:p>1427904063.32254</text:p>
          </table:table-cell>
          <table:table-cell office:value-type="float" office:value="1427904079.65806" calcext:value-type="float">
            <text:p>1427904079.65806</text:p>
          </table:table-cell>
          <table:table-cell office:value-type="float" office:value="1427904080.76522" calcext:value-type="float">
            <text:p>1427904080.76522</text:p>
          </table:table-cell>
          <table:table-cell/>
          <table:table-cell table:formula="of:=MAX([.B451];[.D451];[.G451])-MAX([.A451];[.C451];[.E451])" office:value-type="float" office:value="17.4426789283752" calcext:value-type="float">
            <text:p>17.4426789284</text:p>
          </table:table-cell>
          <table:table-cell table:formula="of:=IF(ISBLANK([.E451]);&quot;&quot;;[.I451])" office:value-type="float" office:value="17.4426789283752" calcext:value-type="float">
            <text:p>17.4426789284</text:p>
          </table:table-cell>
          <table:table-cell table:formula="of:=IF(OR(ISBLANK([.E451]);[.I451]&lt;=0);&quot;&quot;;[.I451])" office:value-type="float" office:value="17.4426789283752" calcext:value-type="float">
            <text:p>17.44267892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2388" calcext:value-type="float">
            <text:p>1427904063.32388</text:p>
          </table:table-cell>
          <table:table-cell office:value-type="float" office:value="1427904080.33837" calcext:value-type="float">
            <text:p>1427904080.33837</text:p>
          </table:table-cell>
          <table:table-cell office:value-type="float" office:value="1427904081.34778" calcext:value-type="float">
            <text:p>1427904081.34778</text:p>
          </table:table-cell>
          <table:table-cell/>
          <table:table-cell table:formula="of:=MAX([.B452];[.D452];[.G452])-MAX([.A452];[.C452];[.E452])" office:value-type="float" office:value="18.0239040851593" calcext:value-type="float">
            <text:p>18.0239040852</text:p>
          </table:table-cell>
          <table:table-cell table:formula="of:=IF(ISBLANK([.E452]);&quot;&quot;;[.I452])" office:value-type="float" office:value="18.0239040851593" calcext:value-type="float">
            <text:p>18.0239040852</text:p>
          </table:table-cell>
          <table:table-cell table:formula="of:=IF(OR(ISBLANK([.E452]);[.I452]&lt;=0);&quot;&quot;;[.I452])" office:value-type="float" office:value="18.0239040851593" calcext:value-type="float">
            <text:p>18.023904085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63.32522" calcext:value-type="float">
            <text:p>1427904063.32522</text:p>
          </table:table-cell>
          <table:table-cell office:value-type="float" office:value="1427904079.92829" calcext:value-type="float">
            <text:p>1427904079.92829</text:p>
          </table:table-cell>
          <table:table-cell office:value-type="float" office:value="1427904080.9804" calcext:value-type="float">
            <text:p>1427904080.9804</text:p>
          </table:table-cell>
          <table:table-cell/>
          <table:table-cell table:formula="of:=MAX([.B453];[.D453];[.G453])-MAX([.A453];[.C453];[.E453])" office:value-type="float" office:value="17.6551809310913" calcext:value-type="float">
            <text:p>17.6551809311</text:p>
          </table:table-cell>
          <table:table-cell table:formula="of:=IF(ISBLANK([.E453]);&quot;&quot;;[.I453])" office:value-type="float" office:value="17.6551809310913" calcext:value-type="float">
            <text:p>17.6551809311</text:p>
          </table:table-cell>
          <table:table-cell table:formula="of:=IF(OR(ISBLANK([.E453]);[.I453]&lt;=0);&quot;&quot;;[.I453])" office:value-type="float" office:value="17.6551809310913" calcext:value-type="float">
            <text:p>17.65518093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81.34779" calcext:value-type="float">
            <text:p>1427904081.34779</text:p>
          </table:table-cell>
          <table:table-cell office:value-type="float" office:value="1427904099.55485" calcext:value-type="float">
            <text:p>1427904099.55485</text:p>
          </table:table-cell>
          <table:table-cell table:number-columns-repeated="4"/>
          <table:table-cell table:formula="of:=MAX([.B454];[.D454];[.G454])-MAX([.A454];[.C454];[.E454])" office:value-type="float" office:value="18.2070579528809" calcext:value-type="float">
            <text:p>18.2070579529</text:p>
          </table:table-cell>
          <table:table-cell table:formula="of:=IF(ISBLANK([.E454]);&quot;&quot;;[.I454])">
            <text:p/>
          </table:table-cell>
          <table:table-cell table:formula="of:=IF(OR(ISBLANK([.E454]);[.I454]&lt;=0);&quot;&quot;;[.I454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4779" calcext:value-type="float">
            <text:p>1427904081.34779</text:p>
          </table:table-cell>
          <table:table-cell office:value-type="float" office:value="1427904098.24149" calcext:value-type="float">
            <text:p>1427904098.24149</text:p>
          </table:table-cell>
          <table:table-cell office:value-type="float" office:value="1427904099.34023" calcext:value-type="float">
            <text:p>1427904099.34023</text:p>
          </table:table-cell>
          <table:table-cell/>
          <table:table-cell table:formula="of:=MAX([.B455];[.D455];[.G455])-MAX([.A455];[.C455];[.E455])" office:value-type="float" office:value="17.9924371242523" calcext:value-type="float">
            <text:p>17.9924371243</text:p>
          </table:table-cell>
          <table:table-cell table:formula="of:=IF(ISBLANK([.E455]);&quot;&quot;;[.I455])" office:value-type="float" office:value="17.9924371242523" calcext:value-type="float">
            <text:p>17.9924371243</text:p>
          </table:table-cell>
          <table:table-cell table:formula="of:=IF(OR(ISBLANK([.E455]);[.I455]&lt;=0);&quot;&quot;;[.I455])" office:value-type="float" office:value="17.9924371242523" calcext:value-type="float">
            <text:p>17.99243712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4834" calcext:value-type="float">
            <text:p>1427904081.34834</text:p>
          </table:table-cell>
          <table:table-cell office:value-type="float" office:value="1427904098.40421" calcext:value-type="float">
            <text:p>1427904098.40421</text:p>
          </table:table-cell>
          <table:table-cell office:value-type="float" office:value="1427904099.49018" calcext:value-type="float">
            <text:p>1427904099.49018</text:p>
          </table:table-cell>
          <table:table-cell/>
          <table:table-cell table:formula="of:=MAX([.B456];[.D456];[.G456])-MAX([.A456];[.C456];[.E456])" office:value-type="float" office:value="18.1418409347534" calcext:value-type="float">
            <text:p>18.1418409348</text:p>
          </table:table-cell>
          <table:table-cell table:formula="of:=IF(ISBLANK([.E456]);&quot;&quot;;[.I456])" office:value-type="float" office:value="18.1418409347534" calcext:value-type="float">
            <text:p>18.1418409348</text:p>
          </table:table-cell>
          <table:table-cell table:formula="of:=IF(OR(ISBLANK([.E456]);[.I456]&lt;=0);&quot;&quot;;[.I456])" office:value-type="float" office:value="18.1418409347534" calcext:value-type="float">
            <text:p>18.141840934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4884" calcext:value-type="float">
            <text:p>1427904081.34884</text:p>
          </table:table-cell>
          <table:table-cell office:value-type="float" office:value="1427904098.44742" calcext:value-type="float">
            <text:p>1427904098.44742</text:p>
          </table:table-cell>
          <table:table-cell office:value-type="float" office:value="1427904099.55484" calcext:value-type="float">
            <text:p>1427904099.55484</text:p>
          </table:table-cell>
          <table:table-cell/>
          <table:table-cell table:formula="of:=MAX([.B457];[.D457];[.G457])-MAX([.A457];[.C457];[.E457])" office:value-type="float" office:value="18.2059960365295" calcext:value-type="float">
            <text:p>18.2059960365</text:p>
          </table:table-cell>
          <table:table-cell table:formula="of:=IF(ISBLANK([.E457]);&quot;&quot;;[.I457])" office:value-type="float" office:value="18.2059960365295" calcext:value-type="float">
            <text:p>18.2059960365</text:p>
          </table:table-cell>
          <table:table-cell table:formula="of:=IF(OR(ISBLANK([.E457]);[.I457]&lt;=0);&quot;&quot;;[.I457])" office:value-type="float" office:value="18.2059960365295" calcext:value-type="float">
            <text:p>18.20599603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4934" calcext:value-type="float">
            <text:p>1427904081.34934</text:p>
          </table:table-cell>
          <table:table-cell office:value-type="float" office:value="1427904098.38665" calcext:value-type="float">
            <text:p>1427904098.38665</text:p>
          </table:table-cell>
          <table:table-cell office:value-type="float" office:value="1427904099.45418" calcext:value-type="float">
            <text:p>1427904099.45418</text:p>
          </table:table-cell>
          <table:table-cell/>
          <table:table-cell table:formula="of:=MAX([.B458];[.D458];[.G458])-MAX([.A458];[.C458];[.E458])" office:value-type="float" office:value="18.104838848114" calcext:value-type="float">
            <text:p>18.1048388481</text:p>
          </table:table-cell>
          <table:table-cell table:formula="of:=IF(ISBLANK([.E458]);&quot;&quot;;[.I458])" office:value-type="float" office:value="18.104838848114" calcext:value-type="float">
            <text:p>18.1048388481</text:p>
          </table:table-cell>
          <table:table-cell table:formula="of:=IF(OR(ISBLANK([.E458]);[.I458]&lt;=0);&quot;&quot;;[.I458])" office:value-type="float" office:value="18.104838848114" calcext:value-type="float">
            <text:p>18.104838848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4987" calcext:value-type="float">
            <text:p>1427904081.34987</text:p>
          </table:table-cell>
          <table:table-cell office:value-type="float" office:value="1427904097.88244" calcext:value-type="float">
            <text:p>1427904097.88244</text:p>
          </table:table-cell>
          <table:table-cell office:value-type="float" office:value="1427904098.87879" calcext:value-type="float">
            <text:p>1427904098.87879</text:p>
          </table:table-cell>
          <table:table-cell/>
          <table:table-cell table:formula="of:=MAX([.B459];[.D459];[.G459])-MAX([.A459];[.C459];[.E459])" office:value-type="float" office:value="17.5289208889008" calcext:value-type="float">
            <text:p>17.5289208889</text:p>
          </table:table-cell>
          <table:table-cell table:formula="of:=IF(ISBLANK([.E459]);&quot;&quot;;[.I459])" office:value-type="float" office:value="17.5289208889008" calcext:value-type="float">
            <text:p>17.5289208889</text:p>
          </table:table-cell>
          <table:table-cell table:formula="of:=IF(OR(ISBLANK([.E459]);[.I459]&lt;=0);&quot;&quot;;[.I459])" office:value-type="float" office:value="17.5289208889008" calcext:value-type="float">
            <text:p>17.52892088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5039" calcext:value-type="float">
            <text:p>1427904081.35039</text:p>
          </table:table-cell>
          <table:table-cell office:value-type="float" office:value="1427904098.07579" calcext:value-type="float">
            <text:p>1427904098.07579</text:p>
          </table:table-cell>
          <table:table-cell office:value-type="float" office:value="1427904099.16719" calcext:value-type="float">
            <text:p>1427904099.16719</text:p>
          </table:table-cell>
          <table:table-cell/>
          <table:table-cell table:formula="of:=MAX([.B460];[.D460];[.G460])-MAX([.A460];[.C460];[.E460])" office:value-type="float" office:value="17.8167979717255" calcext:value-type="float">
            <text:p>17.8167979717</text:p>
          </table:table-cell>
          <table:table-cell table:formula="of:=IF(ISBLANK([.E460]);&quot;&quot;;[.I460])" office:value-type="float" office:value="17.8167979717255" calcext:value-type="float">
            <text:p>17.8167979717</text:p>
          </table:table-cell>
          <table:table-cell table:formula="of:=IF(OR(ISBLANK([.E460]);[.I460]&lt;=0);&quot;&quot;;[.I460])" office:value-type="float" office:value="17.8167979717255" calcext:value-type="float">
            <text:p>17.81679797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5112" calcext:value-type="float">
            <text:p>1427904081.35112</text:p>
          </table:table-cell>
          <table:table-cell office:value-type="float" office:value="1427904097.98825" calcext:value-type="float">
            <text:p>1427904097.98825</text:p>
          </table:table-cell>
          <table:table-cell office:value-type="float" office:value="1427904098.98394" calcext:value-type="float">
            <text:p>1427904098.98394</text:p>
          </table:table-cell>
          <table:table-cell/>
          <table:table-cell table:formula="of:=MAX([.B461];[.D461];[.G461])-MAX([.A461];[.C461];[.E461])" office:value-type="float" office:value="17.6328151226044" calcext:value-type="float">
            <text:p>17.6328151226</text:p>
          </table:table-cell>
          <table:table-cell table:formula="of:=IF(ISBLANK([.E461]);&quot;&quot;;[.I461])" office:value-type="float" office:value="17.6328151226044" calcext:value-type="float">
            <text:p>17.6328151226</text:p>
          </table:table-cell>
          <table:table-cell table:formula="of:=IF(OR(ISBLANK([.E461]);[.I461]&lt;=0);&quot;&quot;;[.I461])" office:value-type="float" office:value="17.6328151226044" calcext:value-type="float">
            <text:p>17.63281512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516" calcext:value-type="float">
            <text:p>1427904081.3516</text:p>
          </table:table-cell>
          <table:table-cell office:value-type="float" office:value="1427904098.13106" calcext:value-type="float">
            <text:p>1427904098.13106</text:p>
          </table:table-cell>
          <table:table-cell office:value-type="float" office:value="1427904099.15837" calcext:value-type="float">
            <text:p>1427904099.15837</text:p>
          </table:table-cell>
          <table:table-cell/>
          <table:table-cell table:formula="of:=MAX([.B462];[.D462];[.G462])-MAX([.A462];[.C462];[.E462])" office:value-type="float" office:value="17.8067719936371" calcext:value-type="float">
            <text:p>17.8067719936</text:p>
          </table:table-cell>
          <table:table-cell table:formula="of:=IF(ISBLANK([.E462]);&quot;&quot;;[.I462])" office:value-type="float" office:value="17.8067719936371" calcext:value-type="float">
            <text:p>17.8067719936</text:p>
          </table:table-cell>
          <table:table-cell table:formula="of:=IF(OR(ISBLANK([.E462]);[.I462]&lt;=0);&quot;&quot;;[.I462])" office:value-type="float" office:value="17.8067719936371" calcext:value-type="float">
            <text:p>17.80677199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5208" calcext:value-type="float">
            <text:p>1427904081.35208</text:p>
          </table:table-cell>
          <table:table-cell office:value-type="float" office:value="1427904098.45898" calcext:value-type="float">
            <text:p>1427904098.45898</text:p>
          </table:table-cell>
          <table:table-cell office:value-type="float" office:value="1427904099.47103" calcext:value-type="float">
            <text:p>1427904099.47103</text:p>
          </table:table-cell>
          <table:table-cell/>
          <table:table-cell table:formula="of:=MAX([.B463];[.D463];[.G463])-MAX([.A463];[.C463];[.E463])" office:value-type="float" office:value="18.1189479827881" calcext:value-type="float">
            <text:p>18.1189479828</text:p>
          </table:table-cell>
          <table:table-cell table:formula="of:=IF(ISBLANK([.E463]);&quot;&quot;;[.I463])" office:value-type="float" office:value="18.1189479827881" calcext:value-type="float">
            <text:p>18.1189479828</text:p>
          </table:table-cell>
          <table:table-cell table:formula="of:=IF(OR(ISBLANK([.E463]);[.I463]&lt;=0);&quot;&quot;;[.I463])" office:value-type="float" office:value="18.1189479827881" calcext:value-type="float">
            <text:p>18.11894798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81.35256" calcext:value-type="float">
            <text:p>1427904081.35256</text:p>
          </table:table-cell>
          <table:table-cell office:value-type="float" office:value="1427904098.01951" calcext:value-type="float">
            <text:p>1427904098.01951</text:p>
          </table:table-cell>
          <table:table-cell office:value-type="float" office:value="1427904099.09409" calcext:value-type="float">
            <text:p>1427904099.09409</text:p>
          </table:table-cell>
          <table:table-cell/>
          <table:table-cell table:formula="of:=MAX([.B464];[.D464];[.G464])-MAX([.A464];[.C464];[.E464])" office:value-type="float" office:value="17.7415318489075" calcext:value-type="float">
            <text:p>17.7415318489</text:p>
          </table:table-cell>
          <table:table-cell table:formula="of:=IF(ISBLANK([.E464]);&quot;&quot;;[.I464])" office:value-type="float" office:value="17.7415318489075" calcext:value-type="float">
            <text:p>17.7415318489</text:p>
          </table:table-cell>
          <table:table-cell table:formula="of:=IF(OR(ISBLANK([.E464]);[.I464]&lt;=0);&quot;&quot;;[.I464])" office:value-type="float" office:value="17.7415318489075" calcext:value-type="float">
            <text:p>17.741531848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099.55486" calcext:value-type="float">
            <text:p>1427904099.55486</text:p>
          </table:table-cell>
          <table:table-cell office:value-type="float" office:value="1427904117.84615" calcext:value-type="float">
            <text:p>1427904117.84615</text:p>
          </table:table-cell>
          <table:table-cell table:number-columns-repeated="4"/>
          <table:table-cell table:formula="of:=MAX([.B465];[.D465];[.G465])-MAX([.A465];[.C465];[.E465])" office:value-type="float" office:value="18.2912909984589" calcext:value-type="float">
            <text:p>18.2912909985</text:p>
          </table:table-cell>
          <table:table-cell table:formula="of:=IF(ISBLANK([.E465]);&quot;&quot;;[.I465])">
            <text:p/>
          </table:table-cell>
          <table:table-cell table:formula="of:=IF(OR(ISBLANK([.E465]);[.I465]&lt;=0);&quot;&quot;;[.I465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5487" calcext:value-type="float">
            <text:p>1427904099.55487</text:p>
          </table:table-cell>
          <table:table-cell office:value-type="float" office:value="1427904116.59" calcext:value-type="float">
            <text:p>1427904116.59</text:p>
          </table:table-cell>
          <table:table-cell office:value-type="float" office:value="1427904117.60606" calcext:value-type="float">
            <text:p>1427904117.60606</text:p>
          </table:table-cell>
          <table:table-cell/>
          <table:table-cell table:formula="of:=MAX([.B466];[.D466];[.G466])-MAX([.A466];[.C466];[.E466])" office:value-type="float" office:value="18.0511980056763" calcext:value-type="float">
            <text:p>18.0511980057</text:p>
          </table:table-cell>
          <table:table-cell table:formula="of:=IF(ISBLANK([.E466]);&quot;&quot;;[.I466])" office:value-type="float" office:value="18.0511980056763" calcext:value-type="float">
            <text:p>18.0511980057</text:p>
          </table:table-cell>
          <table:table-cell table:formula="of:=IF(OR(ISBLANK([.E466]);[.I466]&lt;=0);&quot;&quot;;[.I466])" office:value-type="float" office:value="18.0511980056763" calcext:value-type="float">
            <text:p>18.051198005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5626" calcext:value-type="float">
            <text:p>1427904099.55626</text:p>
          </table:table-cell>
          <table:table-cell office:value-type="float" office:value="1427904116.85765" calcext:value-type="float">
            <text:p>1427904116.85765</text:p>
          </table:table-cell>
          <table:table-cell office:value-type="float" office:value="1427904117.84615" calcext:value-type="float">
            <text:p>1427904117.84615</text:p>
          </table:table-cell>
          <table:table-cell/>
          <table:table-cell table:formula="of:=MAX([.B467];[.D467];[.G467])-MAX([.A467];[.C467];[.E467])" office:value-type="float" office:value="18.2898840904236" calcext:value-type="float">
            <text:p>18.2898840904</text:p>
          </table:table-cell>
          <table:table-cell table:formula="of:=IF(ISBLANK([.E467]);&quot;&quot;;[.I467])" office:value-type="float" office:value="18.2898840904236" calcext:value-type="float">
            <text:p>18.2898840904</text:p>
          </table:table-cell>
          <table:table-cell table:formula="of:=IF(OR(ISBLANK([.E467]);[.I467]&lt;=0);&quot;&quot;;[.I467])" office:value-type="float" office:value="18.2898840904236" calcext:value-type="float">
            <text:p>18.289884090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576" calcext:value-type="float">
            <text:p>1427904099.5576</text:p>
          </table:table-cell>
          <table:table-cell office:value-type="float" office:value="1427904116.46323" calcext:value-type="float">
            <text:p>1427904116.46323</text:p>
          </table:table-cell>
          <table:table-cell office:value-type="float" office:value="1427904117.52849" calcext:value-type="float">
            <text:p>1427904117.52849</text:p>
          </table:table-cell>
          <table:table-cell/>
          <table:table-cell table:formula="of:=MAX([.B468];[.D468];[.G468])-MAX([.A468];[.C468];[.E468])" office:value-type="float" office:value="17.9708840847015" calcext:value-type="float">
            <text:p>17.9708840847</text:p>
          </table:table-cell>
          <table:table-cell table:formula="of:=IF(ISBLANK([.E468]);&quot;&quot;;[.I468])" office:value-type="float" office:value="17.9708840847015" calcext:value-type="float">
            <text:p>17.9708840847</text:p>
          </table:table-cell>
          <table:table-cell table:formula="of:=IF(OR(ISBLANK([.E468]);[.I468]&lt;=0);&quot;&quot;;[.I468])" office:value-type="float" office:value="17.9708840847015" calcext:value-type="float">
            <text:p>17.970884084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5893" calcext:value-type="float">
            <text:p>1427904099.55893</text:p>
          </table:table-cell>
          <table:table-cell office:value-type="float" office:value="1427904116.00248" calcext:value-type="float">
            <text:p>1427904116.00248</text:p>
          </table:table-cell>
          <table:table-cell office:value-type="float" office:value="1427904117.0231" calcext:value-type="float">
            <text:p>1427904117.0231</text:p>
          </table:table-cell>
          <table:table-cell/>
          <table:table-cell table:formula="of:=MAX([.B469];[.D469];[.G469])-MAX([.A469];[.C469];[.E469])" office:value-type="float" office:value="17.4641759395599" calcext:value-type="float">
            <text:p>17.4641759396</text:p>
          </table:table-cell>
          <table:table-cell table:formula="of:=IF(ISBLANK([.E469]);&quot;&quot;;[.I469])" office:value-type="float" office:value="17.4641759395599" calcext:value-type="float">
            <text:p>17.4641759396</text:p>
          </table:table-cell>
          <table:table-cell table:formula="of:=IF(OR(ISBLANK([.E469]);[.I469]&lt;=0);&quot;&quot;;[.I469])" office:value-type="float" office:value="17.4641759395599" calcext:value-type="float">
            <text:p>17.464175939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035" calcext:value-type="float">
            <text:p>1427904099.56035</text:p>
          </table:table-cell>
          <table:table-cell office:value-type="float" office:value="1427904116.25035" calcext:value-type="float">
            <text:p>1427904116.25035</text:p>
          </table:table-cell>
          <table:table-cell office:value-type="float" office:value="1427904117.28816" calcext:value-type="float">
            <text:p>1427904117.28816</text:p>
          </table:table-cell>
          <table:table-cell/>
          <table:table-cell table:formula="of:=MAX([.B470];[.D470];[.G470])-MAX([.A470];[.C470];[.E470])" office:value-type="float" office:value="17.7278039455414" calcext:value-type="float">
            <text:p>17.7278039455</text:p>
          </table:table-cell>
          <table:table-cell table:formula="of:=IF(ISBLANK([.E470]);&quot;&quot;;[.I470])" office:value-type="float" office:value="17.7278039455414" calcext:value-type="float">
            <text:p>17.7278039455</text:p>
          </table:table-cell>
          <table:table-cell table:formula="of:=IF(OR(ISBLANK([.E470]);[.I470]&lt;=0);&quot;&quot;;[.I470])" office:value-type="float" office:value="17.7278039455414" calcext:value-type="float">
            <text:p>17.72780394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108" calcext:value-type="float">
            <text:p>1427904099.56108</text:p>
          </table:table-cell>
          <table:table-cell office:value-type="float" office:value="1427904116.37994" calcext:value-type="float">
            <text:p>1427904116.37994</text:p>
          </table:table-cell>
          <table:table-cell office:value-type="float" office:value="1427904117.36382" calcext:value-type="float">
            <text:p>1427904117.36382</text:p>
          </table:table-cell>
          <table:table-cell/>
          <table:table-cell table:formula="of:=MAX([.B471];[.D471];[.G471])-MAX([.A471];[.C471];[.E471])" office:value-type="float" office:value="17.802747964859" calcext:value-type="float">
            <text:p>17.8027479649</text:p>
          </table:table-cell>
          <table:table-cell table:formula="of:=IF(ISBLANK([.E471]);&quot;&quot;;[.I471])" office:value-type="float" office:value="17.802747964859" calcext:value-type="float">
            <text:p>17.8027479649</text:p>
          </table:table-cell>
          <table:table-cell table:formula="of:=IF(OR(ISBLANK([.E471]);[.I471]&lt;=0);&quot;&quot;;[.I471])" office:value-type="float" office:value="17.802747964859" calcext:value-type="float">
            <text:p>17.80274796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158" calcext:value-type="float">
            <text:p>1427904099.56158</text:p>
          </table:table-cell>
          <table:table-cell office:value-type="float" office:value="1427904116.43707" calcext:value-type="float">
            <text:p>1427904116.43707</text:p>
          </table:table-cell>
          <table:table-cell office:value-type="float" office:value="1427904117.45109" calcext:value-type="float">
            <text:p>1427904117.45109</text:p>
          </table:table-cell>
          <table:table-cell/>
          <table:table-cell table:formula="of:=MAX([.B472];[.D472];[.G472])-MAX([.A472];[.C472];[.E472])" office:value-type="float" office:value="17.8895041942596" calcext:value-type="float">
            <text:p>17.8895041943</text:p>
          </table:table-cell>
          <table:table-cell table:formula="of:=IF(ISBLANK([.E472]);&quot;&quot;;[.I472])" office:value-type="float" office:value="17.8895041942596" calcext:value-type="float">
            <text:p>17.8895041943</text:p>
          </table:table-cell>
          <table:table-cell table:formula="of:=IF(OR(ISBLANK([.E472]);[.I472]&lt;=0);&quot;&quot;;[.I472])" office:value-type="float" office:value="17.8895041942596" calcext:value-type="float">
            <text:p>17.889504194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206" calcext:value-type="float">
            <text:p>1427904099.56206</text:p>
          </table:table-cell>
          <table:table-cell office:value-type="float" office:value="1427904116.50724" calcext:value-type="float">
            <text:p>1427904116.50724</text:p>
          </table:table-cell>
          <table:table-cell office:value-type="float" office:value="1427904117.58533" calcext:value-type="float">
            <text:p>1427904117.58533</text:p>
          </table:table-cell>
          <table:table-cell/>
          <table:table-cell table:formula="of:=MAX([.B473];[.D473];[.G473])-MAX([.A473];[.C473];[.E473])" office:value-type="float" office:value="18.0232708454132" calcext:value-type="float">
            <text:p>18.0232708454</text:p>
          </table:table-cell>
          <table:table-cell table:formula="of:=IF(ISBLANK([.E473]);&quot;&quot;;[.I473])" office:value-type="float" office:value="18.0232708454132" calcext:value-type="float">
            <text:p>18.0232708454</text:p>
          </table:table-cell>
          <table:table-cell table:formula="of:=IF(OR(ISBLANK([.E473]);[.I473]&lt;=0);&quot;&quot;;[.I473])" office:value-type="float" office:value="18.0232708454132" calcext:value-type="float">
            <text:p>18.023270845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252" calcext:value-type="float">
            <text:p>1427904099.56252</text:p>
          </table:table-cell>
          <table:table-cell office:value-type="float" office:value="1427904116.21932" calcext:value-type="float">
            <text:p>1427904116.21932</text:p>
          </table:table-cell>
          <table:table-cell office:value-type="float" office:value="1427904117.13942" calcext:value-type="float">
            <text:p>1427904117.13942</text:p>
          </table:table-cell>
          <table:table-cell/>
          <table:table-cell table:formula="of:=MAX([.B474];[.D474];[.G474])-MAX([.A474];[.C474];[.E474])" office:value-type="float" office:value="17.5769000053406" calcext:value-type="float">
            <text:p>17.5769000053</text:p>
          </table:table-cell>
          <table:table-cell table:formula="of:=IF(ISBLANK([.E474]);&quot;&quot;;[.I474])" office:value-type="float" office:value="17.5769000053406" calcext:value-type="float">
            <text:p>17.5769000053</text:p>
          </table:table-cell>
          <table:table-cell table:formula="of:=IF(OR(ISBLANK([.E474]);[.I474]&lt;=0);&quot;&quot;;[.I474])" office:value-type="float" office:value="17.5769000053406" calcext:value-type="float">
            <text:p>17.576900005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099.56299" calcext:value-type="float">
            <text:p>1427904099.56299</text:p>
          </table:table-cell>
          <table:table-cell office:value-type="float" office:value="1427904116.62461" calcext:value-type="float">
            <text:p>1427904116.62461</text:p>
          </table:table-cell>
          <table:table-cell office:value-type="float" office:value="1427904117.65004" calcext:value-type="float">
            <text:p>1427904117.65004</text:p>
          </table:table-cell>
          <table:table-cell/>
          <table:table-cell table:formula="of:=MAX([.B475];[.D475];[.G475])-MAX([.A475];[.C475];[.E475])" office:value-type="float" office:value="18.0870501995087" calcext:value-type="float">
            <text:p>18.0870501995</text:p>
          </table:table-cell>
          <table:table-cell table:formula="of:=IF(ISBLANK([.E475]);&quot;&quot;;[.I475])" office:value-type="float" office:value="18.0870501995087" calcext:value-type="float">
            <text:p>18.0870501995</text:p>
          </table:table-cell>
          <table:table-cell table:formula="of:=IF(OR(ISBLANK([.E475]);[.I475]&lt;=0);&quot;&quot;;[.I475])" office:value-type="float" office:value="18.0870501995087" calcext:value-type="float">
            <text:p>18.08705019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117.84616" calcext:value-type="float">
            <text:p>1427904117.84616</text:p>
          </table:table-cell>
          <table:table-cell office:value-type="float" office:value="1427904136.21397" calcext:value-type="float">
            <text:p>1427904136.21397</text:p>
          </table:table-cell>
          <table:table-cell table:number-columns-repeated="4"/>
          <table:table-cell table:formula="of:=MAX([.B476];[.D476];[.G476])-MAX([.A476];[.C476];[.E476])" office:value-type="float" office:value="18.3678030967712" calcext:value-type="float">
            <text:p>18.3678030968</text:p>
          </table:table-cell>
          <table:table-cell table:formula="of:=IF(ISBLANK([.E476]);&quot;&quot;;[.I476])">
            <text:p/>
          </table:table-cell>
          <table:table-cell table:formula="of:=IF(OR(ISBLANK([.E476]);[.I476]&lt;=0);&quot;&quot;;[.I476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4617" calcext:value-type="float">
            <text:p>1427904117.84617</text:p>
          </table:table-cell>
          <table:table-cell office:value-type="float" office:value="1427904134.90199" calcext:value-type="float">
            <text:p>1427904134.90199</text:p>
          </table:table-cell>
          <table:table-cell office:value-type="float" office:value="1427904135.95794" calcext:value-type="float">
            <text:p>1427904135.95794</text:p>
          </table:table-cell>
          <table:table-cell/>
          <table:table-cell table:formula="of:=MAX([.B477];[.D477];[.G477])-MAX([.A477];[.C477];[.E477])" office:value-type="float" office:value="18.1117689609528" calcext:value-type="float">
            <text:p>18.111768961</text:p>
          </table:table-cell>
          <table:table-cell table:formula="of:=IF(ISBLANK([.E477]);&quot;&quot;;[.I477])" office:value-type="float" office:value="18.1117689609528" calcext:value-type="float">
            <text:p>18.111768961</text:p>
          </table:table-cell>
          <table:table-cell table:formula="of:=IF(OR(ISBLANK([.E477]);[.I477]&lt;=0);&quot;&quot;;[.I477])" office:value-type="float" office:value="18.1117689609528" calcext:value-type="float">
            <text:p>18.1117689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4753" calcext:value-type="float">
            <text:p>1427904117.84753</text:p>
          </table:table-cell>
          <table:table-cell office:value-type="float" office:value="1427904134.76371" calcext:value-type="float">
            <text:p>1427904134.76371</text:p>
          </table:table-cell>
          <table:table-cell office:value-type="float" office:value="1427904135.70558" calcext:value-type="float">
            <text:p>1427904135.70558</text:p>
          </table:table-cell>
          <table:table-cell/>
          <table:table-cell table:formula="of:=MAX([.B478];[.D478];[.G478])-MAX([.A478];[.C478];[.E478])" office:value-type="float" office:value="17.8580479621887" calcext:value-type="float">
            <text:p>17.8580479622</text:p>
          </table:table-cell>
          <table:table-cell table:formula="of:=IF(ISBLANK([.E478]);&quot;&quot;;[.I478])" office:value-type="float" office:value="17.8580479621887" calcext:value-type="float">
            <text:p>17.8580479622</text:p>
          </table:table-cell>
          <table:table-cell table:formula="of:=IF(OR(ISBLANK([.E478]);[.I478]&lt;=0);&quot;&quot;;[.I478])" office:value-type="float" office:value="17.8580479621887" calcext:value-type="float">
            <text:p>17.858047962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4892" calcext:value-type="float">
            <text:p>1427904117.84892</text:p>
          </table:table-cell>
          <table:table-cell office:value-type="float" office:value="1427904134.02361" calcext:value-type="float">
            <text:p>1427904134.02361</text:p>
          </table:table-cell>
          <table:table-cell office:value-type="float" office:value="1427904135.09376" calcext:value-type="float">
            <text:p>1427904135.09376</text:p>
          </table:table-cell>
          <table:table-cell/>
          <table:table-cell table:formula="of:=MAX([.B479];[.D479];[.G479])-MAX([.A479];[.C479];[.E479])" office:value-type="float" office:value="17.2448420524597" calcext:value-type="float">
            <text:p>17.2448420525</text:p>
          </table:table-cell>
          <table:table-cell table:formula="of:=IF(ISBLANK([.E479]);&quot;&quot;;[.I479])" office:value-type="float" office:value="17.2448420524597" calcext:value-type="float">
            <text:p>17.2448420525</text:p>
          </table:table-cell>
          <table:table-cell table:formula="of:=IF(OR(ISBLANK([.E479]);[.I479]&lt;=0);&quot;&quot;;[.I479])" office:value-type="float" office:value="17.2448420524597" calcext:value-type="float">
            <text:p>17.24484205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003" calcext:value-type="float">
            <text:p>1427904117.85003</text:p>
          </table:table-cell>
          <table:table-cell office:value-type="float" office:value="1427904134.02355" calcext:value-type="float">
            <text:p>1427904134.02355</text:p>
          </table:table-cell>
          <table:table-cell office:value-type="float" office:value="1427904135.04625" calcext:value-type="float">
            <text:p>1427904135.04625</text:p>
          </table:table-cell>
          <table:table-cell/>
          <table:table-cell table:formula="of:=MAX([.B480];[.D480];[.G480])-MAX([.A480];[.C480];[.E480])" office:value-type="float" office:value="17.1962161064148" calcext:value-type="float">
            <text:p>17.1962161064</text:p>
          </table:table-cell>
          <table:table-cell table:formula="of:=IF(ISBLANK([.E480]);&quot;&quot;;[.I480])" office:value-type="float" office:value="17.1962161064148" calcext:value-type="float">
            <text:p>17.1962161064</text:p>
          </table:table-cell>
          <table:table-cell table:formula="of:=IF(OR(ISBLANK([.E480]);[.I480]&lt;=0);&quot;&quot;;[.I480])" office:value-type="float" office:value="17.1962161064148" calcext:value-type="float">
            <text:p>17.196216106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134" calcext:value-type="float">
            <text:p>1427904117.85134</text:p>
          </table:table-cell>
          <table:table-cell office:value-type="float" office:value="1427904135.18513" calcext:value-type="float">
            <text:p>1427904135.18513</text:p>
          </table:table-cell>
          <table:table-cell office:value-type="float" office:value="1427904136.21396" calcext:value-type="float">
            <text:p>1427904136.21396</text:p>
          </table:table-cell>
          <table:table-cell/>
          <table:table-cell table:formula="of:=MAX([.B481];[.D481];[.G481])-MAX([.A481];[.C481];[.E481])" office:value-type="float" office:value="18.3626239299774" calcext:value-type="float">
            <text:p>18.36262393</text:p>
          </table:table-cell>
          <table:table-cell table:formula="of:=IF(ISBLANK([.E481]);&quot;&quot;;[.I481])" office:value-type="float" office:value="18.3626239299774" calcext:value-type="float">
            <text:p>18.36262393</text:p>
          </table:table-cell>
          <table:table-cell table:formula="of:=IF(OR(ISBLANK([.E481]);[.I481]&lt;=0);&quot;&quot;;[.I481])" office:value-type="float" office:value="18.3626239299774" calcext:value-type="float">
            <text:p>18.362623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273" calcext:value-type="float">
            <text:p>1427904117.85273</text:p>
          </table:table-cell>
          <table:table-cell office:value-type="float" office:value="1427904134.68714" calcext:value-type="float">
            <text:p>1427904134.68714</text:p>
          </table:table-cell>
          <table:table-cell office:value-type="float" office:value="1427904135.79352" calcext:value-type="float">
            <text:p>1427904135.79352</text:p>
          </table:table-cell>
          <table:table-cell/>
          <table:table-cell table:formula="of:=MAX([.B482];[.D482];[.G482])-MAX([.A482];[.C482];[.E482])" office:value-type="float" office:value="17.9407870769501" calcext:value-type="float">
            <text:p>17.940787077</text:p>
          </table:table-cell>
          <table:table-cell table:formula="of:=IF(ISBLANK([.E482]);&quot;&quot;;[.I482])" office:value-type="float" office:value="17.9407870769501" calcext:value-type="float">
            <text:p>17.940787077</text:p>
          </table:table-cell>
          <table:table-cell table:formula="of:=IF(OR(ISBLANK([.E482]);[.I482]&lt;=0);&quot;&quot;;[.I482])" office:value-type="float" office:value="17.9407870769501" calcext:value-type="float">
            <text:p>17.9407870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41" calcext:value-type="float">
            <text:p>1427904117.8541</text:p>
          </table:table-cell>
          <table:table-cell office:value-type="float" office:value="1427904134.90311" calcext:value-type="float">
            <text:p>1427904134.90311</text:p>
          </table:table-cell>
          <table:table-cell office:value-type="float" office:value="1427904135.98629" calcext:value-type="float">
            <text:p>1427904135.98629</text:p>
          </table:table-cell>
          <table:table-cell/>
          <table:table-cell table:formula="of:=MAX([.B483];[.D483];[.G483])-MAX([.A483];[.C483];[.E483])" office:value-type="float" office:value="18.1321878433228" calcext:value-type="float">
            <text:p>18.1321878433</text:p>
          </table:table-cell>
          <table:table-cell table:formula="of:=IF(ISBLANK([.E483]);&quot;&quot;;[.I483])" office:value-type="float" office:value="18.1321878433228" calcext:value-type="float">
            <text:p>18.1321878433</text:p>
          </table:table-cell>
          <table:table-cell table:formula="of:=IF(OR(ISBLANK([.E483]);[.I483]&lt;=0);&quot;&quot;;[.I483])" office:value-type="float" office:value="18.1321878433228" calcext:value-type="float">
            <text:p>18.1321878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565" calcext:value-type="float">
            <text:p>1427904117.85565</text:p>
          </table:table-cell>
          <table:table-cell office:value-type="float" office:value="1427904134.63667" calcext:value-type="float">
            <text:p>1427904134.63667</text:p>
          </table:table-cell>
          <table:table-cell office:value-type="float" office:value="1427904135.62908" calcext:value-type="float">
            <text:p>1427904135.62908</text:p>
          </table:table-cell>
          <table:table-cell/>
          <table:table-cell table:formula="of:=MAX([.B484];[.D484];[.G484])-MAX([.A484];[.C484];[.E484])" office:value-type="float" office:value="17.7734341621399" calcext:value-type="float">
            <text:p>17.7734341621</text:p>
          </table:table-cell>
          <table:table-cell table:formula="of:=IF(ISBLANK([.E484]);&quot;&quot;;[.I484])" office:value-type="float" office:value="17.7734341621399" calcext:value-type="float">
            <text:p>17.7734341621</text:p>
          </table:table-cell>
          <table:table-cell table:formula="of:=IF(OR(ISBLANK([.E484]);[.I484]&lt;=0);&quot;&quot;;[.I484])" office:value-type="float" office:value="17.7734341621399" calcext:value-type="float">
            <text:p>17.77343416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7" calcext:value-type="float">
            <text:p>1427904117.857</text:p>
          </table:table-cell>
          <table:table-cell office:value-type="float" office:value="1427904134.58107" calcext:value-type="float">
            <text:p>1427904134.58107</text:p>
          </table:table-cell>
          <table:table-cell office:value-type="float" office:value="1427904135.60478" calcext:value-type="float">
            <text:p>1427904135.60478</text:p>
          </table:table-cell>
          <table:table-cell/>
          <table:table-cell table:formula="of:=MAX([.B485];[.D485];[.G485])-MAX([.A485];[.C485];[.E485])" office:value-type="float" office:value="17.7477889060974" calcext:value-type="float">
            <text:p>17.7477889061</text:p>
          </table:table-cell>
          <table:table-cell table:formula="of:=IF(ISBLANK([.E485]);&quot;&quot;;[.I485])" office:value-type="float" office:value="17.7477889060974" calcext:value-type="float">
            <text:p>17.7477889061</text:p>
          </table:table-cell>
          <table:table-cell table:formula="of:=IF(OR(ISBLANK([.E485]);[.I485]&lt;=0);&quot;&quot;;[.I485])" office:value-type="float" office:value="17.7477889060974" calcext:value-type="float">
            <text:p>17.747788906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17.85833" calcext:value-type="float">
            <text:p>1427904117.85833</text:p>
          </table:table-cell>
          <table:table-cell office:value-type="float" office:value="1427904135.0527" calcext:value-type="float">
            <text:p>1427904135.0527</text:p>
          </table:table-cell>
          <table:table-cell office:value-type="float" office:value="1427904136.10101" calcext:value-type="float">
            <text:p>1427904136.10101</text:p>
          </table:table-cell>
          <table:table-cell/>
          <table:table-cell table:formula="of:=MAX([.B486];[.D486];[.G486])-MAX([.A486];[.C486];[.E486])" office:value-type="float" office:value="18.2426860332489" calcext:value-type="float">
            <text:p>18.2426860332</text:p>
          </table:table-cell>
          <table:table-cell table:formula="of:=IF(ISBLANK([.E486]);&quot;&quot;;[.I486])" office:value-type="float" office:value="18.2426860332489" calcext:value-type="float">
            <text:p>18.2426860332</text:p>
          </table:table-cell>
          <table:table-cell table:formula="of:=IF(OR(ISBLANK([.E486]);[.I486]&lt;=0);&quot;&quot;;[.I486])" office:value-type="float" office:value="18.2426860332489" calcext:value-type="float">
            <text:p>18.24268603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136.21398" calcext:value-type="float">
            <text:p>1427904136.21398</text:p>
          </table:table-cell>
          <table:table-cell office:value-type="float" office:value="1427904154.44113" calcext:value-type="float">
            <text:p>1427904154.44113</text:p>
          </table:table-cell>
          <table:table-cell table:number-columns-repeated="4"/>
          <table:table-cell table:formula="of:=MAX([.B487];[.D487];[.G487])-MAX([.A487];[.C487];[.E487])" office:value-type="float" office:value="18.2271549701691" calcext:value-type="float">
            <text:p>18.2271549702</text:p>
          </table:table-cell>
          <table:table-cell table:formula="of:=IF(ISBLANK([.E487]);&quot;&quot;;[.I487])">
            <text:p/>
          </table:table-cell>
          <table:table-cell table:formula="of:=IF(OR(ISBLANK([.E487]);[.I487]&lt;=0);&quot;&quot;;[.I487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398" calcext:value-type="float">
            <text:p>1427904136.21398</text:p>
          </table:table-cell>
          <table:table-cell office:value-type="float" office:value="1427904152.71786" calcext:value-type="float">
            <text:p>1427904152.71786</text:p>
          </table:table-cell>
          <table:table-cell office:value-type="float" office:value="1427904153.68313" calcext:value-type="float">
            <text:p>1427904153.68313</text:p>
          </table:table-cell>
          <table:table-cell/>
          <table:table-cell table:formula="of:=MAX([.B488];[.D488];[.G488])-MAX([.A488];[.C488];[.E488])" office:value-type="float" office:value="17.4691507816315" calcext:value-type="float">
            <text:p>17.4691507816</text:p>
          </table:table-cell>
          <table:table-cell table:formula="of:=IF(ISBLANK([.E488]);&quot;&quot;;[.I488])" office:value-type="float" office:value="17.4691507816315" calcext:value-type="float">
            <text:p>17.4691507816</text:p>
          </table:table-cell>
          <table:table-cell table:formula="of:=IF(OR(ISBLANK([.E488]);[.I488]&lt;=0);&quot;&quot;;[.I488])" office:value-type="float" office:value="17.4691507816315" calcext:value-type="float">
            <text:p>17.469150781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529" calcext:value-type="float">
            <text:p>1427904136.21529</text:p>
          </table:table-cell>
          <table:table-cell office:value-type="float" office:value="1427904152.99405" calcext:value-type="float">
            <text:p>1427904152.99405</text:p>
          </table:table-cell>
          <table:table-cell office:value-type="float" office:value="1427904154.01028" calcext:value-type="float">
            <text:p>1427904154.01028</text:p>
          </table:table-cell>
          <table:table-cell/>
          <table:table-cell table:formula="of:=MAX([.B489];[.D489];[.G489])-MAX([.A489];[.C489];[.E489])" office:value-type="float" office:value="17.7949929237366" calcext:value-type="float">
            <text:p>17.7949929237</text:p>
          </table:table-cell>
          <table:table-cell table:formula="of:=IF(ISBLANK([.E489]);&quot;&quot;;[.I489])" office:value-type="float" office:value="17.7949929237366" calcext:value-type="float">
            <text:p>17.7949929237</text:p>
          </table:table-cell>
          <table:table-cell table:formula="of:=IF(OR(ISBLANK([.E489]);[.I489]&lt;=0);&quot;&quot;;[.I489])" office:value-type="float" office:value="17.7949929237366" calcext:value-type="float">
            <text:p>17.794992923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627" calcext:value-type="float">
            <text:p>1427904136.21627</text:p>
          </table:table-cell>
          <table:table-cell office:value-type="float" office:value="1427904153.16292" calcext:value-type="float">
            <text:p>1427904153.16292</text:p>
          </table:table-cell>
          <table:table-cell office:value-type="float" office:value="1427904154.26206" calcext:value-type="float">
            <text:p>1427904154.26206</text:p>
          </table:table-cell>
          <table:table-cell/>
          <table:table-cell table:formula="of:=MAX([.B490];[.D490];[.G490])-MAX([.A490];[.C490];[.E490])" office:value-type="float" office:value="18.045793056488" calcext:value-type="float">
            <text:p>18.0457930565</text:p>
          </table:table-cell>
          <table:table-cell table:formula="of:=IF(ISBLANK([.E490]);&quot;&quot;;[.I490])" office:value-type="float" office:value="18.045793056488" calcext:value-type="float">
            <text:p>18.0457930565</text:p>
          </table:table-cell>
          <table:table-cell table:formula="of:=IF(OR(ISBLANK([.E490]);[.I490]&lt;=0);&quot;&quot;;[.I490])" office:value-type="float" office:value="18.045793056488" calcext:value-type="float">
            <text:p>18.045793056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731" calcext:value-type="float">
            <text:p>1427904136.21731</text:p>
          </table:table-cell>
          <table:table-cell office:value-type="float" office:value="1427904152.89396" calcext:value-type="float">
            <text:p>1427904152.89396</text:p>
          </table:table-cell>
          <table:table-cell office:value-type="float" office:value="1427904153.91235" calcext:value-type="float">
            <text:p>1427904153.91235</text:p>
          </table:table-cell>
          <table:table-cell/>
          <table:table-cell table:formula="of:=MAX([.B491];[.D491];[.G491])-MAX([.A491];[.C491];[.E491])" office:value-type="float" office:value="17.6950469017029" calcext:value-type="float">
            <text:p>17.6950469017</text:p>
          </table:table-cell>
          <table:table-cell table:formula="of:=IF(ISBLANK([.E491]);&quot;&quot;;[.I491])" office:value-type="float" office:value="17.6950469017029" calcext:value-type="float">
            <text:p>17.6950469017</text:p>
          </table:table-cell>
          <table:table-cell table:formula="of:=IF(OR(ISBLANK([.E491]);[.I491]&lt;=0);&quot;&quot;;[.I491])" office:value-type="float" office:value="17.6950469017029" calcext:value-type="float">
            <text:p>17.69504690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829" calcext:value-type="float">
            <text:p>1427904136.21829</text:p>
          </table:table-cell>
          <table:table-cell office:value-type="float" office:value="1427904153.29621" calcext:value-type="float">
            <text:p>1427904153.29621</text:p>
          </table:table-cell>
          <table:table-cell office:value-type="float" office:value="1427904154.39178" calcext:value-type="float">
            <text:p>1427904154.39178</text:p>
          </table:table-cell>
          <table:table-cell/>
          <table:table-cell table:formula="of:=MAX([.B492];[.D492];[.G492])-MAX([.A492];[.C492];[.E492])" office:value-type="float" office:value="18.1734879016876" calcext:value-type="float">
            <text:p>18.1734879017</text:p>
          </table:table-cell>
          <table:table-cell table:formula="of:=IF(ISBLANK([.E492]);&quot;&quot;;[.I492])" office:value-type="float" office:value="18.1734879016876" calcext:value-type="float">
            <text:p>18.1734879017</text:p>
          </table:table-cell>
          <table:table-cell table:formula="of:=IF(OR(ISBLANK([.E492]);[.I492]&lt;=0);&quot;&quot;;[.I492])" office:value-type="float" office:value="18.1734879016876" calcext:value-type="float">
            <text:p>18.17348790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1927" calcext:value-type="float">
            <text:p>1427904136.21927</text:p>
          </table:table-cell>
          <table:table-cell office:value-type="float" office:value="1427904152.94689" calcext:value-type="float">
            <text:p>1427904152.94689</text:p>
          </table:table-cell>
          <table:table-cell office:value-type="float" office:value="1427904154.05013" calcext:value-type="float">
            <text:p>1427904154.05013</text:p>
          </table:table-cell>
          <table:table-cell/>
          <table:table-cell table:formula="of:=MAX([.B493];[.D493];[.G493])-MAX([.A493];[.C493];[.E493])" office:value-type="float" office:value="17.8308570384979" calcext:value-type="float">
            <text:p>17.8308570385</text:p>
          </table:table-cell>
          <table:table-cell table:formula="of:=IF(ISBLANK([.E493]);&quot;&quot;;[.I493])" office:value-type="float" office:value="17.8308570384979" calcext:value-type="float">
            <text:p>17.8308570385</text:p>
          </table:table-cell>
          <table:table-cell table:formula="of:=IF(OR(ISBLANK([.E493]);[.I493]&lt;=0);&quot;&quot;;[.I493])" office:value-type="float" office:value="17.8308570384979" calcext:value-type="float">
            <text:p>17.830857038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2027" calcext:value-type="float">
            <text:p>1427904136.22027</text:p>
          </table:table-cell>
          <table:table-cell office:value-type="float" office:value="1427904153.29145" calcext:value-type="float">
            <text:p>1427904153.29145</text:p>
          </table:table-cell>
          <table:table-cell office:value-type="float" office:value="1427904154.30454" calcext:value-type="float">
            <text:p>1427904154.30454</text:p>
          </table:table-cell>
          <table:table-cell/>
          <table:table-cell table:formula="of:=MAX([.B494];[.D494];[.G494])-MAX([.A494];[.C494];[.E494])" office:value-type="float" office:value="18.0842711925507" calcext:value-type="float">
            <text:p>18.0842711926</text:p>
          </table:table-cell>
          <table:table-cell table:formula="of:=IF(ISBLANK([.E494]);&quot;&quot;;[.I494])" office:value-type="float" office:value="18.0842711925507" calcext:value-type="float">
            <text:p>18.0842711926</text:p>
          </table:table-cell>
          <table:table-cell table:formula="of:=IF(OR(ISBLANK([.E494]);[.I494]&lt;=0);&quot;&quot;;[.I494])" office:value-type="float" office:value="18.0842711925507" calcext:value-type="float">
            <text:p>18.084271192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2131" calcext:value-type="float">
            <text:p>1427904136.22131</text:p>
          </table:table-cell>
          <table:table-cell office:value-type="float" office:value="1427904153.15824" calcext:value-type="float">
            <text:p>1427904153.15824</text:p>
          </table:table-cell>
          <table:table-cell office:value-type="float" office:value="1427904154.23226" calcext:value-type="float">
            <text:p>1427904154.23226</text:p>
          </table:table-cell>
          <table:table-cell/>
          <table:table-cell table:formula="of:=MAX([.B495];[.D495];[.G495])-MAX([.A495];[.C495];[.E495])" office:value-type="float" office:value="18.0109419822693" calcext:value-type="float">
            <text:p>18.0109419823</text:p>
          </table:table-cell>
          <table:table-cell table:formula="of:=IF(ISBLANK([.E495]);&quot;&quot;;[.I495])" office:value-type="float" office:value="18.0109419822693" calcext:value-type="float">
            <text:p>18.0109419823</text:p>
          </table:table-cell>
          <table:table-cell table:formula="of:=IF(OR(ISBLANK([.E495]);[.I495]&lt;=0);&quot;&quot;;[.I495])" office:value-type="float" office:value="18.0109419822693" calcext:value-type="float">
            <text:p>18.010941982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223" calcext:value-type="float">
            <text:p>1427904136.2223</text:p>
          </table:table-cell>
          <table:table-cell office:value-type="float" office:value="1427904153.38048" calcext:value-type="float">
            <text:p>1427904153.38048</text:p>
          </table:table-cell>
          <table:table-cell office:value-type="float" office:value="1427904154.44113" calcext:value-type="float">
            <text:p>1427904154.44113</text:p>
          </table:table-cell>
          <table:table-cell/>
          <table:table-cell table:formula="of:=MAX([.B496];[.D496];[.G496])-MAX([.A496];[.C496];[.E496])" office:value-type="float" office:value="18.2188291549683" calcext:value-type="float">
            <text:p>18.218829155</text:p>
          </table:table-cell>
          <table:table-cell table:formula="of:=IF(ISBLANK([.E496]);&quot;&quot;;[.I496])" office:value-type="float" office:value="18.2188291549683" calcext:value-type="float">
            <text:p>18.218829155</text:p>
          </table:table-cell>
          <table:table-cell table:formula="of:=IF(OR(ISBLANK([.E496]);[.I496]&lt;=0);&quot;&quot;;[.I496])" office:value-type="float" office:value="18.2188291549683" calcext:value-type="float">
            <text:p>18.21882915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36.22328" calcext:value-type="float">
            <text:p>1427904136.22328</text:p>
          </table:table-cell>
          <table:table-cell office:value-type="float" office:value="1427904153.21065" calcext:value-type="float">
            <text:p>1427904153.21065</text:p>
          </table:table-cell>
          <table:table-cell office:value-type="float" office:value="1427904154.25913" calcext:value-type="float">
            <text:p>1427904154.25913</text:p>
          </table:table-cell>
          <table:table-cell/>
          <table:table-cell table:formula="of:=MAX([.B497];[.D497];[.G497])-MAX([.A497];[.C497];[.E497])" office:value-type="float" office:value="18.0358550548553" calcext:value-type="float">
            <text:p>18.0358550549</text:p>
          </table:table-cell>
          <table:table-cell table:formula="of:=IF(ISBLANK([.E497]);&quot;&quot;;[.I497])" office:value-type="float" office:value="18.0358550548553" calcext:value-type="float">
            <text:p>18.0358550549</text:p>
          </table:table-cell>
          <table:table-cell table:formula="of:=IF(OR(ISBLANK([.E497]);[.I497]&lt;=0);&quot;&quot;;[.I497])" office:value-type="float" office:value="18.0358550548553" calcext:value-type="float">
            <text:p>18.03585505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154.44115" calcext:value-type="float">
            <text:p>1427904154.44115</text:p>
          </table:table-cell>
          <table:table-cell office:value-type="float" office:value="1427904173.85841" calcext:value-type="float">
            <text:p>1427904173.85841</text:p>
          </table:table-cell>
          <table:table-cell table:number-columns-repeated="4"/>
          <table:table-cell table:formula="of:=MAX([.B498];[.D498];[.G498])-MAX([.A498];[.C498];[.E498])" office:value-type="float" office:value="19.4172620773315" calcext:value-type="float">
            <text:p>19.4172620773</text:p>
          </table:table-cell>
          <table:table-cell table:formula="of:=IF(ISBLANK([.E498]);&quot;&quot;;[.I498])">
            <text:p/>
          </table:table-cell>
          <table:table-cell table:formula="of:=IF(OR(ISBLANK([.E498]);[.I498]&lt;=0);&quot;&quot;;[.I498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115" calcext:value-type="float">
            <text:p>1427904154.44115</text:p>
          </table:table-cell>
          <table:table-cell office:value-type="float" office:value="1427904172.34778" calcext:value-type="float">
            <text:p>1427904172.34778</text:p>
          </table:table-cell>
          <table:table-cell office:value-type="float" office:value="1427904173.43801" calcext:value-type="float">
            <text:p>1427904173.43801</text:p>
          </table:table-cell>
          <table:table-cell/>
          <table:table-cell table:formula="of:=MAX([.B499];[.D499];[.G499])-MAX([.A499];[.C499];[.E499])" office:value-type="float" office:value="18.9968559741974" calcext:value-type="float">
            <text:p>18.9968559742</text:p>
          </table:table-cell>
          <table:table-cell table:formula="of:=IF(ISBLANK([.E499]);&quot;&quot;;[.I499])" office:value-type="float" office:value="18.9968559741974" calcext:value-type="float">
            <text:p>18.9968559742</text:p>
          </table:table-cell>
          <table:table-cell table:formula="of:=IF(OR(ISBLANK([.E499]);[.I499]&lt;=0);&quot;&quot;;[.I499])" office:value-type="float" office:value="18.9968559741974" calcext:value-type="float">
            <text:p>18.996855974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251" calcext:value-type="float">
            <text:p>1427904154.44251</text:p>
          </table:table-cell>
          <table:table-cell office:value-type="float" office:value="1427904172.44745" calcext:value-type="float">
            <text:p>1427904172.44745</text:p>
          </table:table-cell>
          <table:table-cell office:value-type="float" office:value="1427904173.51378" calcext:value-type="float">
            <text:p>1427904173.51378</text:p>
          </table:table-cell>
          <table:table-cell/>
          <table:table-cell table:formula="of:=MAX([.B500];[.D500];[.G500])-MAX([.A500];[.C500];[.E500])" office:value-type="float" office:value="19.0712671279907" calcext:value-type="float">
            <text:p>19.071267128</text:p>
          </table:table-cell>
          <table:table-cell table:formula="of:=IF(ISBLANK([.E500]);&quot;&quot;;[.I500])" office:value-type="float" office:value="19.0712671279907" calcext:value-type="float">
            <text:p>19.071267128</text:p>
          </table:table-cell>
          <table:table-cell table:formula="of:=IF(OR(ISBLANK([.E500]);[.I500]&lt;=0);&quot;&quot;;[.I500])" office:value-type="float" office:value="19.0712671279907" calcext:value-type="float">
            <text:p>19.07126712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382" calcext:value-type="float">
            <text:p>1427904154.44382</text:p>
          </table:table-cell>
          <table:table-cell office:value-type="float" office:value="1427904172.6934" calcext:value-type="float">
            <text:p>1427904172.6934</text:p>
          </table:table-cell>
          <table:table-cell office:value-type="float" office:value="1427904173.80053" calcext:value-type="float">
            <text:p>1427904173.80053</text:p>
          </table:table-cell>
          <table:table-cell/>
          <table:table-cell table:formula="of:=MAX([.B501];[.D501];[.G501])-MAX([.A501];[.C501];[.E501])" office:value-type="float" office:value="19.3567140102386" calcext:value-type="float">
            <text:p>19.3567140102</text:p>
          </table:table-cell>
          <table:table-cell table:formula="of:=IF(ISBLANK([.E501]);&quot;&quot;;[.I501])" office:value-type="float" office:value="19.3567140102386" calcext:value-type="float">
            <text:p>19.3567140102</text:p>
          </table:table-cell>
          <table:table-cell table:formula="of:=IF(OR(ISBLANK([.E501]);[.I501]&lt;=0);&quot;&quot;;[.I501])" office:value-type="float" office:value="19.3567140102386" calcext:value-type="float">
            <text:p>19.35671401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523" calcext:value-type="float">
            <text:p>1427904154.44523</text:p>
          </table:table-cell>
          <table:table-cell office:value-type="float" office:value="1427904172.17417" calcext:value-type="float">
            <text:p>1427904172.17417</text:p>
          </table:table-cell>
          <table:table-cell office:value-type="float" office:value="1427904173.14073" calcext:value-type="float">
            <text:p>1427904173.14073</text:p>
          </table:table-cell>
          <table:table-cell/>
          <table:table-cell table:formula="of:=MAX([.B502];[.D502];[.G502])-MAX([.A502];[.C502];[.E502])" office:value-type="float" office:value="18.6954989433289" calcext:value-type="float">
            <text:p>18.6954989433</text:p>
          </table:table-cell>
          <table:table-cell table:formula="of:=IF(ISBLANK([.E502]);&quot;&quot;;[.I502])" office:value-type="float" office:value="18.6954989433289" calcext:value-type="float">
            <text:p>18.6954989433</text:p>
          </table:table-cell>
          <table:table-cell table:formula="of:=IF(OR(ISBLANK([.E502]);[.I502]&lt;=0);&quot;&quot;;[.I502])" office:value-type="float" office:value="18.6954989433289" calcext:value-type="float">
            <text:p>18.695498943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654" calcext:value-type="float">
            <text:p>1427904154.44654</text:p>
          </table:table-cell>
          <table:table-cell office:value-type="float" office:value="1427904172.61303" calcext:value-type="float">
            <text:p>1427904172.61303</text:p>
          </table:table-cell>
          <table:table-cell office:value-type="float" office:value="1427904173.71557" calcext:value-type="float">
            <text:p>1427904173.71557</text:p>
          </table:table-cell>
          <table:table-cell/>
          <table:table-cell table:formula="of:=MAX([.B503];[.D503];[.G503])-MAX([.A503];[.C503];[.E503])" office:value-type="float" office:value="19.2690279483795" calcext:value-type="float">
            <text:p>19.2690279484</text:p>
          </table:table-cell>
          <table:table-cell table:formula="of:=IF(ISBLANK([.E503]);&quot;&quot;;[.I503])" office:value-type="float" office:value="19.2690279483795" calcext:value-type="float">
            <text:p>19.2690279484</text:p>
          </table:table-cell>
          <table:table-cell table:formula="of:=IF(OR(ISBLANK([.E503]);[.I503]&lt;=0);&quot;&quot;;[.I503])" office:value-type="float" office:value="19.2690279483795" calcext:value-type="float">
            <text:p>19.269027948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784" calcext:value-type="float">
            <text:p>1427904154.44784</text:p>
          </table:table-cell>
          <table:table-cell office:value-type="float" office:value="1427904171.74751" calcext:value-type="float">
            <text:p>1427904171.74751</text:p>
          </table:table-cell>
          <table:table-cell office:value-type="float" office:value="1427904172.82329" calcext:value-type="float">
            <text:p>1427904172.82329</text:p>
          </table:table-cell>
          <table:table-cell/>
          <table:table-cell table:formula="of:=MAX([.B504];[.D504];[.G504])-MAX([.A504];[.C504];[.E504])" office:value-type="float" office:value="18.37544298172" calcext:value-type="float">
            <text:p>18.3754429817</text:p>
          </table:table-cell>
          <table:table-cell table:formula="of:=IF(ISBLANK([.E504]);&quot;&quot;;[.I504])" office:value-type="float" office:value="18.37544298172" calcext:value-type="float">
            <text:p>18.3754429817</text:p>
          </table:table-cell>
          <table:table-cell table:formula="of:=IF(OR(ISBLANK([.E504]);[.I504]&lt;=0);&quot;&quot;;[.I504])" office:value-type="float" office:value="18.37544298172" calcext:value-type="float">
            <text:p>18.375442981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902" calcext:value-type="float">
            <text:p>1427904154.44902</text:p>
          </table:table-cell>
          <table:table-cell office:value-type="float" office:value="1427904172.47787" calcext:value-type="float">
            <text:p>1427904172.47787</text:p>
          </table:table-cell>
          <table:table-cell office:value-type="float" office:value="1427904173.58611" calcext:value-type="float">
            <text:p>1427904173.58611</text:p>
          </table:table-cell>
          <table:table-cell/>
          <table:table-cell table:formula="of:=MAX([.B505];[.D505];[.G505])-MAX([.A505];[.C505];[.E505])" office:value-type="float" office:value="19.1370840072632" calcext:value-type="float">
            <text:p>19.1370840073</text:p>
          </table:table-cell>
          <table:table-cell table:formula="of:=IF(ISBLANK([.E505]);&quot;&quot;;[.I505])" office:value-type="float" office:value="19.1370840072632" calcext:value-type="float">
            <text:p>19.1370840073</text:p>
          </table:table-cell>
          <table:table-cell table:formula="of:=IF(OR(ISBLANK([.E505]);[.I505]&lt;=0);&quot;&quot;;[.I505])" office:value-type="float" office:value="19.1370840072632" calcext:value-type="float">
            <text:p>19.137084007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4985" calcext:value-type="float">
            <text:p>1427904154.44985</text:p>
          </table:table-cell>
          <table:table-cell office:value-type="float" office:value="1427904172.55127" calcext:value-type="float">
            <text:p>1427904172.55127</text:p>
          </table:table-cell>
          <table:table-cell office:value-type="float" office:value="1427904173.53732" calcext:value-type="float">
            <text:p>1427904173.53732</text:p>
          </table:table-cell>
          <table:table-cell/>
          <table:table-cell table:formula="of:=MAX([.B506];[.D506];[.G506])-MAX([.A506];[.C506];[.E506])" office:value-type="float" office:value="19.0874679088593" calcext:value-type="float">
            <text:p>19.0874679089</text:p>
          </table:table-cell>
          <table:table-cell table:formula="of:=IF(ISBLANK([.E506]);&quot;&quot;;[.I506])" office:value-type="float" office:value="19.0874679088593" calcext:value-type="float">
            <text:p>19.0874679089</text:p>
          </table:table-cell>
          <table:table-cell table:formula="of:=IF(OR(ISBLANK([.E506]);[.I506]&lt;=0);&quot;&quot;;[.I506])" office:value-type="float" office:value="19.0874679088593" calcext:value-type="float">
            <text:p>19.08746790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5031" calcext:value-type="float">
            <text:p>1427904154.45031</text:p>
          </table:table-cell>
          <table:table-cell office:value-type="float" office:value="1427904172.83235" calcext:value-type="float">
            <text:p>1427904172.83235</text:p>
          </table:table-cell>
          <table:table-cell office:value-type="float" office:value="1427904173.8584" calcext:value-type="float">
            <text:p>1427904173.8584</text:p>
          </table:table-cell>
          <table:table-cell/>
          <table:table-cell table:formula="of:=MAX([.B507];[.D507];[.G507])-MAX([.A507];[.C507];[.E507])" office:value-type="float" office:value="19.4080910682678" calcext:value-type="float">
            <text:p>19.4080910683</text:p>
          </table:table-cell>
          <table:table-cell table:formula="of:=IF(ISBLANK([.E507]);&quot;&quot;;[.I507])" office:value-type="float" office:value="19.4080910682678" calcext:value-type="float">
            <text:p>19.4080910683</text:p>
          </table:table-cell>
          <table:table-cell table:formula="of:=IF(OR(ISBLANK([.E507]);[.I507]&lt;=0);&quot;&quot;;[.I507])" office:value-type="float" office:value="19.4080910682678" calcext:value-type="float">
            <text:p>19.40809106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54.45078" calcext:value-type="float">
            <text:p>1427904154.45078</text:p>
          </table:table-cell>
          <table:table-cell office:value-type="float" office:value="1427904172.25929" calcext:value-type="float">
            <text:p>1427904172.25929</text:p>
          </table:table-cell>
          <table:table-cell office:value-type="float" office:value="1427904173.30858" calcext:value-type="float">
            <text:p>1427904173.30858</text:p>
          </table:table-cell>
          <table:table-cell/>
          <table:table-cell table:formula="of:=MAX([.B508];[.D508];[.G508])-MAX([.A508];[.C508];[.E508])" office:value-type="float" office:value="18.8577990531921" calcext:value-type="float">
            <text:p>18.8577990532</text:p>
          </table:table-cell>
          <table:table-cell table:formula="of:=IF(ISBLANK([.E508]);&quot;&quot;;[.I508])" office:value-type="float" office:value="18.8577990531921" calcext:value-type="float">
            <text:p>18.8577990532</text:p>
          </table:table-cell>
          <table:table-cell table:formula="of:=IF(OR(ISBLANK([.E508]);[.I508]&lt;=0);&quot;&quot;;[.I508])" office:value-type="float" office:value="18.8577990531921" calcext:value-type="float">
            <text:p>18.857799053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173.85842" calcext:value-type="float">
            <text:p>1427904173.85842</text:p>
          </table:table-cell>
          <table:table-cell office:value-type="float" office:value="1427904192.0803" calcext:value-type="float">
            <text:p>1427904192.0803</text:p>
          </table:table-cell>
          <table:table-cell table:number-columns-repeated="4"/>
          <table:table-cell table:formula="of:=MAX([.B509];[.D509];[.G509])-MAX([.A509];[.C509];[.E509])" office:value-type="float" office:value="18.2218790054321" calcext:value-type="float">
            <text:p>18.2218790054</text:p>
          </table:table-cell>
          <table:table-cell table:formula="of:=IF(ISBLANK([.E509]);&quot;&quot;;[.I509])">
            <text:p/>
          </table:table-cell>
          <table:table-cell table:formula="of:=IF(OR(ISBLANK([.E509]);[.I509]&lt;=0);&quot;&quot;;[.I509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5842" calcext:value-type="float">
            <text:p>1427904173.85842</text:p>
          </table:table-cell>
          <table:table-cell office:value-type="float" office:value="1427904191.06054" calcext:value-type="float">
            <text:p>1427904191.06054</text:p>
          </table:table-cell>
          <table:table-cell office:value-type="float" office:value="1427904192.08029" calcext:value-type="float">
            <text:p>1427904192.08029</text:p>
          </table:table-cell>
          <table:table-cell/>
          <table:table-cell table:formula="of:=MAX([.B510];[.D510];[.G510])-MAX([.A510];[.C510];[.E510])" office:value-type="float" office:value="18.2218718528748" calcext:value-type="float">
            <text:p>18.2218718529</text:p>
          </table:table-cell>
          <table:table-cell table:formula="of:=IF(ISBLANK([.E510]);&quot;&quot;;[.I510])" office:value-type="float" office:value="18.2218718528748" calcext:value-type="float">
            <text:p>18.2218718529</text:p>
          </table:table-cell>
          <table:table-cell table:formula="of:=IF(OR(ISBLANK([.E510]);[.I510]&lt;=0);&quot;&quot;;[.I510])" office:value-type="float" office:value="18.2218718528748" calcext:value-type="float">
            <text:p>18.221871852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027" calcext:value-type="float">
            <text:p>1427904173.86027</text:p>
          </table:table-cell>
          <table:table-cell office:value-type="float" office:value="1427904190.6482" calcext:value-type="float">
            <text:p>1427904190.6482</text:p>
          </table:table-cell>
          <table:table-cell office:value-type="float" office:value="1427904191.70861" calcext:value-type="float">
            <text:p>1427904191.70861</text:p>
          </table:table-cell>
          <table:table-cell/>
          <table:table-cell table:formula="of:=MAX([.B511];[.D511];[.G511])-MAX([.A511];[.C511];[.E511])" office:value-type="float" office:value="17.8483350276947" calcext:value-type="float">
            <text:p>17.8483350277</text:p>
          </table:table-cell>
          <table:table-cell table:formula="of:=IF(ISBLANK([.E511]);&quot;&quot;;[.I511])" office:value-type="float" office:value="17.8483350276947" calcext:value-type="float">
            <text:p>17.8483350277</text:p>
          </table:table-cell>
          <table:table-cell table:formula="of:=IF(OR(ISBLANK([.E511]);[.I511]&lt;=0);&quot;&quot;;[.I511])" office:value-type="float" office:value="17.8483350276947" calcext:value-type="float">
            <text:p>17.848335027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167" calcext:value-type="float">
            <text:p>1427904173.86167</text:p>
          </table:table-cell>
          <table:table-cell office:value-type="float" office:value="1427904190.51363" calcext:value-type="float">
            <text:p>1427904190.51363</text:p>
          </table:table-cell>
          <table:table-cell office:value-type="float" office:value="1427904191.59292" calcext:value-type="float">
            <text:p>1427904191.59292</text:p>
          </table:table-cell>
          <table:table-cell/>
          <table:table-cell table:formula="of:=MAX([.B512];[.D512];[.G512])-MAX([.A512];[.C512];[.E512])" office:value-type="float" office:value="17.7312550544739" calcext:value-type="float">
            <text:p>17.7312550545</text:p>
          </table:table-cell>
          <table:table-cell table:formula="of:=IF(ISBLANK([.E512]);&quot;&quot;;[.I512])" office:value-type="float" office:value="17.7312550544739" calcext:value-type="float">
            <text:p>17.7312550545</text:p>
          </table:table-cell>
          <table:table-cell table:formula="of:=IF(OR(ISBLANK([.E512]);[.I512]&lt;=0);&quot;&quot;;[.I512])" office:value-type="float" office:value="17.7312550544739" calcext:value-type="float">
            <text:p>17.731255054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3" calcext:value-type="float">
            <text:p>1427904173.863</text:p>
          </table:table-cell>
          <table:table-cell office:value-type="float" office:value="1427904190.96876" calcext:value-type="float">
            <text:p>1427904190.96876</text:p>
          </table:table-cell>
          <table:table-cell office:value-type="float" office:value="1427904192.01324" calcext:value-type="float">
            <text:p>1427904192.01324</text:p>
          </table:table-cell>
          <table:table-cell/>
          <table:table-cell table:formula="of:=MAX([.B513];[.D513];[.G513])-MAX([.A513];[.C513];[.E513])" office:value-type="float" office:value="18.1502370834351" calcext:value-type="float">
            <text:p>18.1502370834</text:p>
          </table:table-cell>
          <table:table-cell table:formula="of:=IF(ISBLANK([.E513]);&quot;&quot;;[.I513])" office:value-type="float" office:value="18.1502370834351" calcext:value-type="float">
            <text:p>18.1502370834</text:p>
          </table:table-cell>
          <table:table-cell table:formula="of:=IF(OR(ISBLANK([.E513]);[.I513]&lt;=0);&quot;&quot;;[.I513])" office:value-type="float" office:value="18.1502370834351" calcext:value-type="float">
            <text:p>18.150237083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436" calcext:value-type="float">
            <text:p>1427904173.86436</text:p>
          </table:table-cell>
          <table:table-cell office:value-type="float" office:value="1427904190.01977" calcext:value-type="float">
            <text:p>1427904190.01977</text:p>
          </table:table-cell>
          <table:table-cell office:value-type="float" office:value="1427904190.94506" calcext:value-type="float">
            <text:p>1427904190.94506</text:p>
          </table:table-cell>
          <table:table-cell/>
          <table:table-cell table:formula="of:=MAX([.B514];[.D514];[.G514])-MAX([.A514];[.C514];[.E514])" office:value-type="float" office:value="17.0806999206543" calcext:value-type="float">
            <text:p>17.0806999207</text:p>
          </table:table-cell>
          <table:table-cell table:formula="of:=IF(ISBLANK([.E514]);&quot;&quot;;[.I514])" office:value-type="float" office:value="17.0806999206543" calcext:value-type="float">
            <text:p>17.0806999207</text:p>
          </table:table-cell>
          <table:table-cell table:formula="of:=IF(OR(ISBLANK([.E514]);[.I514]&lt;=0);&quot;&quot;;[.I514])" office:value-type="float" office:value="17.0806999206543" calcext:value-type="float">
            <text:p>17.08069992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578" calcext:value-type="float">
            <text:p>1427904173.86578</text:p>
          </table:table-cell>
          <table:table-cell office:value-type="float" office:value="1427904190.85402" calcext:value-type="float">
            <text:p>1427904190.85402</text:p>
          </table:table-cell>
          <table:table-cell office:value-type="float" office:value="1427904191.90821" calcext:value-type="float">
            <text:p>1427904191.90821</text:p>
          </table:table-cell>
          <table:table-cell/>
          <table:table-cell table:formula="of:=MAX([.B515];[.D515];[.G515])-MAX([.A515];[.C515];[.E515])" office:value-type="float" office:value="18.0424389839172" calcext:value-type="float">
            <text:p>18.0424389839</text:p>
          </table:table-cell>
          <table:table-cell table:formula="of:=IF(ISBLANK([.E515]);&quot;&quot;;[.I515])" office:value-type="float" office:value="18.0424389839172" calcext:value-type="float">
            <text:p>18.0424389839</text:p>
          </table:table-cell>
          <table:table-cell table:formula="of:=IF(OR(ISBLANK([.E515]);[.I515]&lt;=0);&quot;&quot;;[.I515])" office:value-type="float" office:value="18.0424389839172" calcext:value-type="float">
            <text:p>18.04243898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711" calcext:value-type="float">
            <text:p>1427904173.86711</text:p>
          </table:table-cell>
          <table:table-cell office:value-type="float" office:value="1427904190.65585" calcext:value-type="float">
            <text:p>1427904190.65585</text:p>
          </table:table-cell>
          <table:table-cell office:value-type="float" office:value="1427904191.72069" calcext:value-type="float">
            <text:p>1427904191.72069</text:p>
          </table:table-cell>
          <table:table-cell/>
          <table:table-cell table:formula="of:=MAX([.B516];[.D516];[.G516])-MAX([.A516];[.C516];[.E516])" office:value-type="float" office:value="17.8535840511322" calcext:value-type="float">
            <text:p>17.8535840511</text:p>
          </table:table-cell>
          <table:table-cell table:formula="of:=IF(ISBLANK([.E516]);&quot;&quot;;[.I516])" office:value-type="float" office:value="17.8535840511322" calcext:value-type="float">
            <text:p>17.8535840511</text:p>
          </table:table-cell>
          <table:table-cell table:formula="of:=IF(OR(ISBLANK([.E516]);[.I516]&lt;=0);&quot;&quot;;[.I516])" office:value-type="float" office:value="17.8535840511322" calcext:value-type="float">
            <text:p>17.85358405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842" calcext:value-type="float">
            <text:p>1427904173.86842</text:p>
          </table:table-cell>
          <table:table-cell office:value-type="float" office:value="1427904190.67545" calcext:value-type="float">
            <text:p>1427904190.67545</text:p>
          </table:table-cell>
          <table:table-cell office:value-type="float" office:value="1427904191.6467" calcext:value-type="float">
            <text:p>1427904191.6467</text:p>
          </table:table-cell>
          <table:table-cell/>
          <table:table-cell table:formula="of:=MAX([.B517];[.D517];[.G517])-MAX([.A517];[.C517];[.E517])" office:value-type="float" office:value="17.7782831192017" calcext:value-type="float">
            <text:p>17.7782831192</text:p>
          </table:table-cell>
          <table:table-cell table:formula="of:=IF(ISBLANK([.E517]);&quot;&quot;;[.I517])" office:value-type="float" office:value="17.7782831192017" calcext:value-type="float">
            <text:p>17.7782831192</text:p>
          </table:table-cell>
          <table:table-cell table:formula="of:=IF(OR(ISBLANK([.E517]);[.I517]&lt;=0);&quot;&quot;;[.I517])" office:value-type="float" office:value="17.7782831192017" calcext:value-type="float">
            <text:p>17.778283119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6977" calcext:value-type="float">
            <text:p>1427904173.86977</text:p>
          </table:table-cell>
          <table:table-cell office:value-type="float" office:value="1427904190.44988" calcext:value-type="float">
            <text:p>1427904190.44988</text:p>
          </table:table-cell>
          <table:table-cell office:value-type="float" office:value="1427904191.39255" calcext:value-type="float">
            <text:p>1427904191.39255</text:p>
          </table:table-cell>
          <table:table-cell/>
          <table:table-cell table:formula="of:=MAX([.B518];[.D518];[.G518])-MAX([.A518];[.C518];[.E518])" office:value-type="float" office:value="17.5227818489075" calcext:value-type="float">
            <text:p>17.5227818489</text:p>
          </table:table-cell>
          <table:table-cell table:formula="of:=IF(ISBLANK([.E518]);&quot;&quot;;[.I518])" office:value-type="float" office:value="17.5227818489075" calcext:value-type="float">
            <text:p>17.5227818489</text:p>
          </table:table-cell>
          <table:table-cell table:formula="of:=IF(OR(ISBLANK([.E518]);[.I518]&lt;=0);&quot;&quot;;[.I518])" office:value-type="float" office:value="17.5227818489075" calcext:value-type="float">
            <text:p>17.522781848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73.87107" calcext:value-type="float">
            <text:p>1427904173.87107</text:p>
          </table:table-cell>
          <table:table-cell office:value-type="float" office:value="1427904190.92416" calcext:value-type="float">
            <text:p>1427904190.92416</text:p>
          </table:table-cell>
          <table:table-cell office:value-type="float" office:value="1427904191.96415" calcext:value-type="float">
            <text:p>1427904191.96415</text:p>
          </table:table-cell>
          <table:table-cell/>
          <table:table-cell table:formula="of:=MAX([.B519];[.D519];[.G519])-MAX([.A519];[.C519];[.E519])" office:value-type="float" office:value="18.0930781364441" calcext:value-type="float">
            <text:p>18.0930781364</text:p>
          </table:table-cell>
          <table:table-cell table:formula="of:=IF(ISBLANK([.E519]);&quot;&quot;;[.I519])" office:value-type="float" office:value="18.0930781364441" calcext:value-type="float">
            <text:p>18.0930781364</text:p>
          </table:table-cell>
          <table:table-cell table:formula="of:=IF(OR(ISBLANK([.E519]);[.I519]&lt;=0);&quot;&quot;;[.I519])" office:value-type="float" office:value="18.0930781364441" calcext:value-type="float">
            <text:p>18.0930781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192.08031" calcext:value-type="float">
            <text:p>1427904192.08031</text:p>
          </table:table-cell>
          <table:table-cell office:value-type="float" office:value="1427904210.64343" calcext:value-type="float">
            <text:p>1427904210.64343</text:p>
          </table:table-cell>
          <table:table-cell table:number-columns-repeated="4"/>
          <table:table-cell table:formula="of:=MAX([.B520];[.D520];[.G520])-MAX([.A520];[.C520];[.E520])" office:value-type="float" office:value="18.5631189346313" calcext:value-type="float">
            <text:p>18.5631189346</text:p>
          </table:table-cell>
          <table:table-cell table:formula="of:=IF(ISBLANK([.E520]);&quot;&quot;;[.I520])">
            <text:p/>
          </table:table-cell>
          <table:table-cell table:formula="of:=IF(OR(ISBLANK([.E520]);[.I520]&lt;=0);&quot;&quot;;[.I520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031" calcext:value-type="float">
            <text:p>1427904192.08031</text:p>
          </table:table-cell>
          <table:table-cell office:value-type="float" office:value="1427904209.37361" calcext:value-type="float">
            <text:p>1427904209.37361</text:p>
          </table:table-cell>
          <table:table-cell office:value-type="float" office:value="1427904210.31164" calcext:value-type="float">
            <text:p>1427904210.31164</text:p>
          </table:table-cell>
          <table:table-cell/>
          <table:table-cell table:formula="of:=MAX([.B521];[.D521];[.G521])-MAX([.A521];[.C521];[.E521])" office:value-type="float" office:value="18.2313311100006" calcext:value-type="float">
            <text:p>18.23133111</text:p>
          </table:table-cell>
          <table:table-cell table:formula="of:=IF(ISBLANK([.E521]);&quot;&quot;;[.I521])" office:value-type="float" office:value="18.2313311100006" calcext:value-type="float">
            <text:p>18.23133111</text:p>
          </table:table-cell>
          <table:table-cell table:formula="of:=IF(OR(ISBLANK([.E521]);[.I521]&lt;=0);&quot;&quot;;[.I521])" office:value-type="float" office:value="18.2313311100006" calcext:value-type="float">
            <text:p>18.231331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108" calcext:value-type="float">
            <text:p>1427904192.08108</text:p>
          </table:table-cell>
          <table:table-cell office:value-type="float" office:value="1427904208.75381" calcext:value-type="float">
            <text:p>1427904208.75381</text:p>
          </table:table-cell>
          <table:table-cell office:value-type="float" office:value="1427904209.80788" calcext:value-type="float">
            <text:p>1427904209.80788</text:p>
          </table:table-cell>
          <table:table-cell/>
          <table:table-cell table:formula="of:=MAX([.B522];[.D522];[.G522])-MAX([.A522];[.C522];[.E522])" office:value-type="float" office:value="17.7267959117889" calcext:value-type="float">
            <text:p>17.7267959118</text:p>
          </table:table-cell>
          <table:table-cell table:formula="of:=IF(ISBLANK([.E522]);&quot;&quot;;[.I522])" office:value-type="float" office:value="17.7267959117889" calcext:value-type="float">
            <text:p>17.7267959118</text:p>
          </table:table-cell>
          <table:table-cell table:formula="of:=IF(OR(ISBLANK([.E522]);[.I522]&lt;=0);&quot;&quot;;[.I522])" office:value-type="float" office:value="17.7267959117889" calcext:value-type="float">
            <text:p>17.72679591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156" calcext:value-type="float">
            <text:p>1427904192.08156</text:p>
          </table:table-cell>
          <table:table-cell office:value-type="float" office:value="1427904208.78016" calcext:value-type="float">
            <text:p>1427904208.78016</text:p>
          </table:table-cell>
          <table:table-cell office:value-type="float" office:value="1427904209.81546" calcext:value-type="float">
            <text:p>1427904209.81546</text:p>
          </table:table-cell>
          <table:table-cell/>
          <table:table-cell table:formula="of:=MAX([.B523];[.D523];[.G523])-MAX([.A523];[.C523];[.E523])" office:value-type="float" office:value="17.7338969707489" calcext:value-type="float">
            <text:p>17.7338969707</text:p>
          </table:table-cell>
          <table:table-cell table:formula="of:=IF(ISBLANK([.E523]);&quot;&quot;;[.I523])" office:value-type="float" office:value="17.7338969707489" calcext:value-type="float">
            <text:p>17.7338969707</text:p>
          </table:table-cell>
          <table:table-cell table:formula="of:=IF(OR(ISBLANK([.E523]);[.I523]&lt;=0);&quot;&quot;;[.I523])" office:value-type="float" office:value="17.7338969707489" calcext:value-type="float">
            <text:p>17.73389697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219" calcext:value-type="float">
            <text:p>1427904192.08219</text:p>
          </table:table-cell>
          <table:table-cell office:value-type="float" office:value="1427904209.30218" calcext:value-type="float">
            <text:p>1427904209.30218</text:p>
          </table:table-cell>
          <table:table-cell office:value-type="float" office:value="1427904210.40446" calcext:value-type="float">
            <text:p>1427904210.40446</text:p>
          </table:table-cell>
          <table:table-cell/>
          <table:table-cell table:formula="of:=MAX([.B524];[.D524];[.G524])-MAX([.A524];[.C524];[.E524])" office:value-type="float" office:value="18.3222649097443" calcext:value-type="float">
            <text:p>18.3222649097</text:p>
          </table:table-cell>
          <table:table-cell table:formula="of:=IF(ISBLANK([.E524]);&quot;&quot;;[.I524])" office:value-type="float" office:value="18.3222649097443" calcext:value-type="float">
            <text:p>18.3222649097</text:p>
          </table:table-cell>
          <table:table-cell table:formula="of:=IF(OR(ISBLANK([.E524]);[.I524]&lt;=0);&quot;&quot;;[.I524])" office:value-type="float" office:value="18.3222649097443" calcext:value-type="float">
            <text:p>18.322264909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268" calcext:value-type="float">
            <text:p>1427904192.08268</text:p>
          </table:table-cell>
          <table:table-cell office:value-type="float" office:value="1427904209.59228" calcext:value-type="float">
            <text:p>1427904209.59228</text:p>
          </table:table-cell>
          <table:table-cell office:value-type="float" office:value="1427904210.64342" calcext:value-type="float">
            <text:p>1427904210.64342</text:p>
          </table:table-cell>
          <table:table-cell/>
          <table:table-cell table:formula="of:=MAX([.B525];[.D525];[.G525])-MAX([.A525];[.C525];[.E525])" office:value-type="float" office:value="18.5607378482819" calcext:value-type="float">
            <text:p>18.5607378483</text:p>
          </table:table-cell>
          <table:table-cell table:formula="of:=IF(ISBLANK([.E525]);&quot;&quot;;[.I525])" office:value-type="float" office:value="18.5607378482819" calcext:value-type="float">
            <text:p>18.5607378483</text:p>
          </table:table-cell>
          <table:table-cell table:formula="of:=IF(OR(ISBLANK([.E525]);[.I525]&lt;=0);&quot;&quot;;[.I525])" office:value-type="float" office:value="18.5607378482819" calcext:value-type="float">
            <text:p>18.560737848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324" calcext:value-type="float">
            <text:p>1427904192.08324</text:p>
          </table:table-cell>
          <table:table-cell office:value-type="float" office:value="1427904209.48623" calcext:value-type="float">
            <text:p>1427904209.48623</text:p>
          </table:table-cell>
          <table:table-cell office:value-type="float" office:value="1427904210.54304" calcext:value-type="float">
            <text:p>1427904210.54304</text:p>
          </table:table-cell>
          <table:table-cell/>
          <table:table-cell table:formula="of:=MAX([.B526];[.D526];[.G526])-MAX([.A526];[.C526];[.E526])" office:value-type="float" office:value="18.4598000049591" calcext:value-type="float">
            <text:p>18.459800005</text:p>
          </table:table-cell>
          <table:table-cell table:formula="of:=IF(ISBLANK([.E526]);&quot;&quot;;[.I526])" office:value-type="float" office:value="18.4598000049591" calcext:value-type="float">
            <text:p>18.459800005</text:p>
          </table:table-cell>
          <table:table-cell table:formula="of:=IF(OR(ISBLANK([.E526]);[.I526]&lt;=0);&quot;&quot;;[.I526])" office:value-type="float" office:value="18.4598000049591" calcext:value-type="float">
            <text:p>18.45980000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372" calcext:value-type="float">
            <text:p>1427904192.08372</text:p>
          </table:table-cell>
          <table:table-cell office:value-type="float" office:value="1427904208.94506" calcext:value-type="float">
            <text:p>1427904208.94506</text:p>
          </table:table-cell>
          <table:table-cell office:value-type="float" office:value="1427904210.0523" calcext:value-type="float">
            <text:p>1427904210.0523</text:p>
          </table:table-cell>
          <table:table-cell/>
          <table:table-cell table:formula="of:=MAX([.B527];[.D527];[.G527])-MAX([.A527];[.C527];[.E527])" office:value-type="float" office:value="17.9685831069946" calcext:value-type="float">
            <text:p>17.968583107</text:p>
          </table:table-cell>
          <table:table-cell table:formula="of:=IF(ISBLANK([.E527]);&quot;&quot;;[.I527])" office:value-type="float" office:value="17.9685831069946" calcext:value-type="float">
            <text:p>17.968583107</text:p>
          </table:table-cell>
          <table:table-cell table:formula="of:=IF(OR(ISBLANK([.E527]);[.I527]&lt;=0);&quot;&quot;;[.I527])" office:value-type="float" office:value="17.9685831069946" calcext:value-type="float">
            <text:p>17.96858310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438" calcext:value-type="float">
            <text:p>1427904192.08438</text:p>
          </table:table-cell>
          <table:table-cell office:value-type="float" office:value="1427904209.06777" calcext:value-type="float">
            <text:p>1427904209.06777</text:p>
          </table:table-cell>
          <table:table-cell office:value-type="float" office:value="1427904210.10709" calcext:value-type="float">
            <text:p>1427904210.10709</text:p>
          </table:table-cell>
          <table:table-cell/>
          <table:table-cell table:formula="of:=MAX([.B528];[.D528];[.G528])-MAX([.A528];[.C528];[.E528])" office:value-type="float" office:value="18.0227100849152" calcext:value-type="float">
            <text:p>18.0227100849</text:p>
          </table:table-cell>
          <table:table-cell table:formula="of:=IF(ISBLANK([.E528]);&quot;&quot;;[.I528])" office:value-type="float" office:value="18.0227100849152" calcext:value-type="float">
            <text:p>18.0227100849</text:p>
          </table:table-cell>
          <table:table-cell table:formula="of:=IF(OR(ISBLANK([.E528]);[.I528]&lt;=0);&quot;&quot;;[.I528])" office:value-type="float" office:value="18.0227100849152" calcext:value-type="float">
            <text:p>18.02271008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498" calcext:value-type="float">
            <text:p>1427904192.08498</text:p>
          </table:table-cell>
          <table:table-cell office:value-type="float" office:value="1427904209.18979" calcext:value-type="float">
            <text:p>1427904209.18979</text:p>
          </table:table-cell>
          <table:table-cell office:value-type="float" office:value="1427904210.21178" calcext:value-type="float">
            <text:p>1427904210.21178</text:p>
          </table:table-cell>
          <table:table-cell/>
          <table:table-cell table:formula="of:=MAX([.B529];[.D529];[.G529])-MAX([.A529];[.C529];[.E529])" office:value-type="float" office:value="18.1268010139465" calcext:value-type="float">
            <text:p>18.1268010139</text:p>
          </table:table-cell>
          <table:table-cell table:formula="of:=IF(ISBLANK([.E529]);&quot;&quot;;[.I529])" office:value-type="float" office:value="18.1268010139465" calcext:value-type="float">
            <text:p>18.1268010139</text:p>
          </table:table-cell>
          <table:table-cell table:formula="of:=IF(OR(ISBLANK([.E529]);[.I529]&lt;=0);&quot;&quot;;[.I529])" office:value-type="float" office:value="18.1268010139465" calcext:value-type="float">
            <text:p>18.126801013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192.08546" calcext:value-type="float">
            <text:p>1427904192.08546</text:p>
          </table:table-cell>
          <table:table-cell office:value-type="float" office:value="1427904209.11926" calcext:value-type="float">
            <text:p>1427904209.11926</text:p>
          </table:table-cell>
          <table:table-cell office:value-type="float" office:value="1427904210.20073" calcext:value-type="float">
            <text:p>1427904210.20073</text:p>
          </table:table-cell>
          <table:table-cell/>
          <table:table-cell table:formula="of:=MAX([.B530];[.D530];[.G530])-MAX([.A530];[.C530];[.E530])" office:value-type="float" office:value="18.1152739524841" calcext:value-type="float">
            <text:p>18.1152739525</text:p>
          </table:table-cell>
          <table:table-cell table:formula="of:=IF(ISBLANK([.E530]);&quot;&quot;;[.I530])" office:value-type="float" office:value="18.1152739524841" calcext:value-type="float">
            <text:p>18.1152739525</text:p>
          </table:table-cell>
          <table:table-cell table:formula="of:=IF(OR(ISBLANK([.E530]);[.I530]&lt;=0);&quot;&quot;;[.I530])" office:value-type="float" office:value="18.1152739524841" calcext:value-type="float">
            <text:p>18.115273952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210.64344" calcext:value-type="float">
            <text:p>1427904210.64344</text:p>
          </table:table-cell>
          <table:table-cell office:value-type="float" office:value="1427904229.01575" calcext:value-type="float">
            <text:p>1427904229.01575</text:p>
          </table:table-cell>
          <table:table-cell table:number-columns-repeated="4"/>
          <table:table-cell table:formula="of:=MAX([.B531];[.D531];[.G531])-MAX([.A531];[.C531];[.E531])" office:value-type="float" office:value="18.3723030090332" calcext:value-type="float">
            <text:p>18.372303009</text:p>
          </table:table-cell>
          <table:table-cell table:formula="of:=IF(ISBLANK([.E531]);&quot;&quot;;[.I531])">
            <text:p/>
          </table:table-cell>
          <table:table-cell table:formula="of:=IF(OR(ISBLANK([.E531]);[.I531]&lt;=0);&quot;&quot;;[.I531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4345" calcext:value-type="float">
            <text:p>1427904210.64345</text:p>
          </table:table-cell>
          <table:table-cell office:value-type="float" office:value="1427904227.32006" calcext:value-type="float">
            <text:p>1427904227.32006</text:p>
          </table:table-cell>
          <table:table-cell office:value-type="float" office:value="1427904228.41716" calcext:value-type="float">
            <text:p>1427904228.41716</text:p>
          </table:table-cell>
          <table:table-cell/>
          <table:table-cell table:formula="of:=MAX([.B532];[.D532];[.G532])-MAX([.A532];[.C532];[.E532])" office:value-type="float" office:value="17.7737121582031" calcext:value-type="float">
            <text:p>17.7737121582</text:p>
          </table:table-cell>
          <table:table-cell table:formula="of:=IF(ISBLANK([.E532]);&quot;&quot;;[.I532])" office:value-type="float" office:value="17.7737121582031" calcext:value-type="float">
            <text:p>17.7737121582</text:p>
          </table:table-cell>
          <table:table-cell table:formula="of:=IF(OR(ISBLANK([.E532]);[.I532]&lt;=0);&quot;&quot;;[.I532])" office:value-type="float" office:value="17.7737121582031" calcext:value-type="float">
            <text:p>17.77371215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4523" calcext:value-type="float">
            <text:p>1427904210.64523</text:p>
          </table:table-cell>
          <table:table-cell office:value-type="float" office:value="1427904227.46988" calcext:value-type="float">
            <text:p>1427904227.46988</text:p>
          </table:table-cell>
          <table:table-cell office:value-type="float" office:value="1427904228.45735" calcext:value-type="float">
            <text:p>1427904228.45735</text:p>
          </table:table-cell>
          <table:table-cell/>
          <table:table-cell table:formula="of:=MAX([.B533];[.D533];[.G533])-MAX([.A533];[.C533];[.E533])" office:value-type="float" office:value="17.8121268749237" calcext:value-type="float">
            <text:p>17.8121268749</text:p>
          </table:table-cell>
          <table:table-cell table:formula="of:=IF(ISBLANK([.E533]);&quot;&quot;;[.I533])" office:value-type="float" office:value="17.8121268749237" calcext:value-type="float">
            <text:p>17.8121268749</text:p>
          </table:table-cell>
          <table:table-cell table:formula="of:=IF(OR(ISBLANK([.E533]);[.I533]&lt;=0);&quot;&quot;;[.I533])" office:value-type="float" office:value="17.8121268749237" calcext:value-type="float">
            <text:p>17.81212687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4655" calcext:value-type="float">
            <text:p>1427904210.64655</text:p>
          </table:table-cell>
          <table:table-cell office:value-type="float" office:value="1427904227.69103" calcext:value-type="float">
            <text:p>1427904227.69103</text:p>
          </table:table-cell>
          <table:table-cell office:value-type="float" office:value="1427904228.69529" calcext:value-type="float">
            <text:p>1427904228.69529</text:p>
          </table:table-cell>
          <table:table-cell/>
          <table:table-cell table:formula="of:=MAX([.B534];[.D534];[.G534])-MAX([.A534];[.C534];[.E534])" office:value-type="float" office:value="18.0487439632416" calcext:value-type="float">
            <text:p>18.0487439632</text:p>
          </table:table-cell>
          <table:table-cell table:formula="of:=IF(ISBLANK([.E534]);&quot;&quot;;[.I534])" office:value-type="float" office:value="18.0487439632416" calcext:value-type="float">
            <text:p>18.0487439632</text:p>
          </table:table-cell>
          <table:table-cell table:formula="of:=IF(OR(ISBLANK([.E534]);[.I534]&lt;=0);&quot;&quot;;[.I534])" office:value-type="float" office:value="18.0487439632416" calcext:value-type="float">
            <text:p>18.048743963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4785" calcext:value-type="float">
            <text:p>1427904210.64785</text:p>
          </table:table-cell>
          <table:table-cell office:value-type="float" office:value="1427904227.6385" calcext:value-type="float">
            <text:p>1427904227.6385</text:p>
          </table:table-cell>
          <table:table-cell office:value-type="float" office:value="1427904228.67453" calcext:value-type="float">
            <text:p>1427904228.67453</text:p>
          </table:table-cell>
          <table:table-cell/>
          <table:table-cell table:formula="of:=MAX([.B535];[.D535];[.G535])-MAX([.A535];[.C535];[.E535])" office:value-type="float" office:value="18.0266799926758" calcext:value-type="float">
            <text:p>18.0266799927</text:p>
          </table:table-cell>
          <table:table-cell table:formula="of:=IF(ISBLANK([.E535]);&quot;&quot;;[.I535])" office:value-type="float" office:value="18.0266799926758" calcext:value-type="float">
            <text:p>18.0266799927</text:p>
          </table:table-cell>
          <table:table-cell table:formula="of:=IF(OR(ISBLANK([.E535]);[.I535]&lt;=0);&quot;&quot;;[.I535])" office:value-type="float" office:value="18.0266799926758" calcext:value-type="float">
            <text:p>18.026679992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4918" calcext:value-type="float">
            <text:p>1427904210.64918</text:p>
          </table:table-cell>
          <table:table-cell office:value-type="float" office:value="1427904227.55951" calcext:value-type="float">
            <text:p>1427904227.55951</text:p>
          </table:table-cell>
          <table:table-cell office:value-type="float" office:value="1427904228.66565" calcext:value-type="float">
            <text:p>1427904228.66565</text:p>
          </table:table-cell>
          <table:table-cell/>
          <table:table-cell table:formula="of:=MAX([.B536];[.D536];[.G536])-MAX([.A536];[.C536];[.E536])" office:value-type="float" office:value="18.0164639949799" calcext:value-type="float">
            <text:p>18.016463995</text:p>
          </table:table-cell>
          <table:table-cell table:formula="of:=IF(ISBLANK([.E536]);&quot;&quot;;[.I536])" office:value-type="float" office:value="18.0164639949799" calcext:value-type="float">
            <text:p>18.016463995</text:p>
          </table:table-cell>
          <table:table-cell table:formula="of:=IF(OR(ISBLANK([.E536]);[.I536]&lt;=0);&quot;&quot;;[.I536])" office:value-type="float" office:value="18.0164639949799" calcext:value-type="float">
            <text:p>18.0164639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505" calcext:value-type="float">
            <text:p>1427904210.6505</text:p>
          </table:table-cell>
          <table:table-cell office:value-type="float" office:value="1427904227.81733" calcext:value-type="float">
            <text:p>1427904227.81733</text:p>
          </table:table-cell>
          <table:table-cell office:value-type="float" office:value="1427904228.90887" calcext:value-type="float">
            <text:p>1427904228.90887</text:p>
          </table:table-cell>
          <table:table-cell/>
          <table:table-cell table:formula="of:=MAX([.B537];[.D537];[.G537])-MAX([.A537];[.C537];[.E537])" office:value-type="float" office:value="18.2583689689636" calcext:value-type="float">
            <text:p>18.258368969</text:p>
          </table:table-cell>
          <table:table-cell table:formula="of:=IF(ISBLANK([.E537]);&quot;&quot;;[.I537])" office:value-type="float" office:value="18.2583689689636" calcext:value-type="float">
            <text:p>18.258368969</text:p>
          </table:table-cell>
          <table:table-cell table:formula="of:=IF(OR(ISBLANK([.E537]);[.I537]&lt;=0);&quot;&quot;;[.I537])" office:value-type="float" office:value="18.2583689689636" calcext:value-type="float">
            <text:p>18.25836896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5183" calcext:value-type="float">
            <text:p>1427904210.65183</text:p>
          </table:table-cell>
          <table:table-cell office:value-type="float" office:value="1427904227.8997" calcext:value-type="float">
            <text:p>1427904227.8997</text:p>
          </table:table-cell>
          <table:table-cell office:value-type="float" office:value="1427904228.89224" calcext:value-type="float">
            <text:p>1427904228.89224</text:p>
          </table:table-cell>
          <table:table-cell/>
          <table:table-cell table:formula="of:=MAX([.B538];[.D538];[.G538])-MAX([.A538];[.C538];[.E538])" office:value-type="float" office:value="18.2404170036316" calcext:value-type="float">
            <text:p>18.2404170036</text:p>
          </table:table-cell>
          <table:table-cell table:formula="of:=IF(ISBLANK([.E538]);&quot;&quot;;[.I538])" office:value-type="float" office:value="18.2404170036316" calcext:value-type="float">
            <text:p>18.2404170036</text:p>
          </table:table-cell>
          <table:table-cell table:formula="of:=IF(OR(ISBLANK([.E538]);[.I538]&lt;=0);&quot;&quot;;[.I538])" office:value-type="float" office:value="18.2404170036316" calcext:value-type="float">
            <text:p>18.2404170036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5323" calcext:value-type="float">
            <text:p>1427904210.65323</text:p>
          </table:table-cell>
          <table:table-cell office:value-type="float" office:value="1427904227.411" calcext:value-type="float">
            <text:p>1427904227.411</text:p>
          </table:table-cell>
          <table:table-cell office:value-type="float" office:value="1427904228.51327" calcext:value-type="float">
            <text:p>1427904228.51327</text:p>
          </table:table-cell>
          <table:table-cell/>
          <table:table-cell table:formula="of:=MAX([.B539];[.D539];[.G539])-MAX([.A539];[.C539];[.E539])" office:value-type="float" office:value="17.8600380420685" calcext:value-type="float">
            <text:p>17.8600380421</text:p>
          </table:table-cell>
          <table:table-cell table:formula="of:=IF(ISBLANK([.E539]);&quot;&quot;;[.I539])" office:value-type="float" office:value="17.8600380420685" calcext:value-type="float">
            <text:p>17.8600380421</text:p>
          </table:table-cell>
          <table:table-cell table:formula="of:=IF(OR(ISBLANK([.E539]);[.I539]&lt;=0);&quot;&quot;;[.I539])" office:value-type="float" office:value="17.8600380420685" calcext:value-type="float">
            <text:p>17.860038042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5456" calcext:value-type="float">
            <text:p>1427904210.65456</text:p>
          </table:table-cell>
          <table:table-cell office:value-type="float" office:value="1427904227.38118" calcext:value-type="float">
            <text:p>1427904227.38118</text:p>
          </table:table-cell>
          <table:table-cell office:value-type="float" office:value="1427904228.48603" calcext:value-type="float">
            <text:p>1427904228.48603</text:p>
          </table:table-cell>
          <table:table-cell/>
          <table:table-cell table:formula="of:=MAX([.B540];[.D540];[.G540])-MAX([.A540];[.C540];[.E540])" office:value-type="float" office:value="17.8314759731293" calcext:value-type="float">
            <text:p>17.8314759731</text:p>
          </table:table-cell>
          <table:table-cell table:formula="of:=IF(ISBLANK([.E540]);&quot;&quot;;[.I540])" office:value-type="float" office:value="17.8314759731293" calcext:value-type="float">
            <text:p>17.8314759731</text:p>
          </table:table-cell>
          <table:table-cell table:formula="of:=IF(OR(ISBLANK([.E540]);[.I540]&lt;=0);&quot;&quot;;[.I540])" office:value-type="float" office:value="17.8314759731293" calcext:value-type="float">
            <text:p>17.831475973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10.65592" calcext:value-type="float">
            <text:p>1427904210.65592</text:p>
          </table:table-cell>
          <table:table-cell office:value-type="float" office:value="1427904227.91218" calcext:value-type="float">
            <text:p>1427904227.91218</text:p>
          </table:table-cell>
          <table:table-cell office:value-type="float" office:value="1427904229.01574" calcext:value-type="float">
            <text:p>1427904229.01574</text:p>
          </table:table-cell>
          <table:table-cell/>
          <table:table-cell table:formula="of:=MAX([.B541];[.D541];[.G541])-MAX([.A541];[.C541];[.E541])" office:value-type="float" office:value="18.3598210811615" calcext:value-type="float">
            <text:p>18.3598210812</text:p>
          </table:table-cell>
          <table:table-cell table:formula="of:=IF(ISBLANK([.E541]);&quot;&quot;;[.I541])" office:value-type="float" office:value="18.3598210811615" calcext:value-type="float">
            <text:p>18.3598210812</text:p>
          </table:table-cell>
          <table:table-cell table:formula="of:=IF(OR(ISBLANK([.E541]);[.I541]&lt;=0);&quot;&quot;;[.I541])" office:value-type="float" office:value="18.3598210811615" calcext:value-type="float">
            <text:p>18.35982108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7904229.01576" calcext:value-type="float">
            <text:p>1427904229.01576</text:p>
          </table:table-cell>
          <table:table-cell office:value-type="float" office:value="1427904247.90245" calcext:value-type="float">
            <text:p>1427904247.90245</text:p>
          </table:table-cell>
          <table:table-cell table:number-columns-repeated="4"/>
          <table:table-cell table:formula="of:=MAX([.B542];[.D542];[.G542])-MAX([.A542];[.C542];[.E542])" office:value-type="float" office:value="18.8866920471191" calcext:value-type="float">
            <text:p>18.8866920471</text:p>
          </table:table-cell>
          <table:table-cell table:formula="of:=IF(ISBLANK([.E542]);&quot;&quot;;[.I542])">
            <text:p/>
          </table:table-cell>
          <table:table-cell table:formula="of:=IF(OR(ISBLANK([.E542]);[.I542]&lt;=0);&quot;&quot;;[.I542])">
            <text:p/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1576" calcext:value-type="float">
            <text:p>1427904229.01576</text:p>
          </table:table-cell>
          <table:table-cell office:value-type="float" office:value="1427904246.38204" calcext:value-type="float">
            <text:p>1427904246.38204</text:p>
          </table:table-cell>
          <table:table-cell office:value-type="float" office:value="1427904247.35016" calcext:value-type="float">
            <text:p>1427904247.35016</text:p>
          </table:table-cell>
          <table:table-cell/>
          <table:table-cell table:formula="of:=MAX([.B543];[.D543];[.G543])-MAX([.A543];[.C543];[.E543])" office:value-type="float" office:value="18.3343989849091" calcext:value-type="float">
            <text:p>18.3343989849</text:p>
          </table:table-cell>
          <table:table-cell table:formula="of:=IF(ISBLANK([.E543]);&quot;&quot;;[.I543])" office:value-type="float" office:value="18.3343989849091" calcext:value-type="float">
            <text:p>18.3343989849</text:p>
          </table:table-cell>
          <table:table-cell table:formula="of:=IF(OR(ISBLANK([.E543]);[.I543]&lt;=0);&quot;&quot;;[.I543])" office:value-type="float" office:value="18.3343989849091" calcext:value-type="float">
            <text:p>18.334398984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1721" calcext:value-type="float">
            <text:p>1427904229.01721</text:p>
          </table:table-cell>
          <table:table-cell office:value-type="float" office:value="1427904246.53216" calcext:value-type="float">
            <text:p>1427904246.53216</text:p>
          </table:table-cell>
          <table:table-cell office:value-type="float" office:value="1427904247.57663" calcext:value-type="float">
            <text:p>1427904247.57663</text:p>
          </table:table-cell>
          <table:table-cell/>
          <table:table-cell table:formula="of:=MAX([.B544];[.D544];[.G544])-MAX([.A544];[.C544];[.E544])" office:value-type="float" office:value="18.5594210624695" calcext:value-type="float">
            <text:p>18.5594210625</text:p>
          </table:table-cell>
          <table:table-cell table:formula="of:=IF(ISBLANK([.E544]);&quot;&quot;;[.I544])" office:value-type="float" office:value="18.5594210624695" calcext:value-type="float">
            <text:p>18.5594210625</text:p>
          </table:table-cell>
          <table:table-cell table:formula="of:=IF(OR(ISBLANK([.E544]);[.I544]&lt;=0);&quot;&quot;;[.I544])" office:value-type="float" office:value="18.5594210624695" calcext:value-type="float">
            <text:p>18.559421062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1854" calcext:value-type="float">
            <text:p>1427904229.01854</text:p>
          </table:table-cell>
          <table:table-cell office:value-type="float" office:value="1427904246.39586" calcext:value-type="float">
            <text:p>1427904246.39586</text:p>
          </table:table-cell>
          <table:table-cell office:value-type="float" office:value="1427904247.48259" calcext:value-type="float">
            <text:p>1427904247.48259</text:p>
          </table:table-cell>
          <table:table-cell/>
          <table:table-cell table:formula="of:=MAX([.B545];[.D545];[.G545])-MAX([.A545];[.C545];[.E545])" office:value-type="float" office:value="18.4640510082245" calcext:value-type="float">
            <text:p>18.4640510082</text:p>
          </table:table-cell>
          <table:table-cell table:formula="of:=IF(ISBLANK([.E545]);&quot;&quot;;[.I545])" office:value-type="float" office:value="18.4640510082245" calcext:value-type="float">
            <text:p>18.4640510082</text:p>
          </table:table-cell>
          <table:table-cell table:formula="of:=IF(OR(ISBLANK([.E545]);[.I545]&lt;=0);&quot;&quot;;[.I545])" office:value-type="float" office:value="18.4640510082245" calcext:value-type="float">
            <text:p>18.464051008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001" calcext:value-type="float">
            <text:p>1427904229.02001</text:p>
          </table:table-cell>
          <table:table-cell office:value-type="float" office:value="1427904246.80813" calcext:value-type="float">
            <text:p>1427904246.80813</text:p>
          </table:table-cell>
          <table:table-cell office:value-type="float" office:value="1427904247.80435" calcext:value-type="float">
            <text:p>1427904247.80435</text:p>
          </table:table-cell>
          <table:table-cell/>
          <table:table-cell table:formula="of:=MAX([.B546];[.D546];[.G546])-MAX([.A546];[.C546];[.E546])" office:value-type="float" office:value="18.7843389511108" calcext:value-type="float">
            <text:p>18.7843389511</text:p>
          </table:table-cell>
          <table:table-cell table:formula="of:=IF(ISBLANK([.E546]);&quot;&quot;;[.I546])" office:value-type="float" office:value="18.7843389511108" calcext:value-type="float">
            <text:p>18.7843389511</text:p>
          </table:table-cell>
          <table:table-cell table:formula="of:=IF(OR(ISBLANK([.E546]);[.I546]&lt;=0);&quot;&quot;;[.I546])" office:value-type="float" office:value="18.7843389511108" calcext:value-type="float">
            <text:p>18.784338951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187" calcext:value-type="float">
            <text:p>1427904229.02187</text:p>
          </table:table-cell>
          <table:table-cell office:value-type="float" office:value="1427904246.72748" calcext:value-type="float">
            <text:p>1427904246.72748</text:p>
          </table:table-cell>
          <table:table-cell office:value-type="float" office:value="1427904247.83496" calcext:value-type="float">
            <text:p>1427904247.83496</text:p>
          </table:table-cell>
          <table:table-cell/>
          <table:table-cell table:formula="of:=MAX([.B547];[.D547];[.G547])-MAX([.A547];[.C547];[.E547])" office:value-type="float" office:value="18.8130831718445" calcext:value-type="float">
            <text:p>18.8130831718</text:p>
          </table:table-cell>
          <table:table-cell table:formula="of:=IF(ISBLANK([.E547]);&quot;&quot;;[.I547])" office:value-type="float" office:value="18.8130831718445" calcext:value-type="float">
            <text:p>18.8130831718</text:p>
          </table:table-cell>
          <table:table-cell table:formula="of:=IF(OR(ISBLANK([.E547]);[.I547]&lt;=0);&quot;&quot;;[.I547])" office:value-type="float" office:value="18.8130831718445" calcext:value-type="float">
            <text:p>18.8130831718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338" calcext:value-type="float">
            <text:p>1427904229.02338</text:p>
          </table:table-cell>
          <table:table-cell office:value-type="float" office:value="1427904246.80639" calcext:value-type="float">
            <text:p>1427904246.80639</text:p>
          </table:table-cell>
          <table:table-cell office:value-type="float" office:value="1427904247.90244" calcext:value-type="float">
            <text:p>1427904247.90244</text:p>
          </table:table-cell>
          <table:table-cell/>
          <table:table-cell table:formula="of:=MAX([.B548];[.D548];[.G548])-MAX([.A548];[.C548];[.E548])" office:value-type="float" office:value="18.8790590763092" calcext:value-type="float">
            <text:p>18.8790590763</text:p>
          </table:table-cell>
          <table:table-cell table:formula="of:=IF(ISBLANK([.E548]);&quot;&quot;;[.I548])" office:value-type="float" office:value="18.8790590763092" calcext:value-type="float">
            <text:p>18.8790590763</text:p>
          </table:table-cell>
          <table:table-cell table:formula="of:=IF(OR(ISBLANK([.E548]);[.I548]&lt;=0);&quot;&quot;;[.I548])" office:value-type="float" office:value="18.8790590763092" calcext:value-type="float">
            <text:p>18.879059076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472" calcext:value-type="float">
            <text:p>1427904229.02472</text:p>
          </table:table-cell>
          <table:table-cell office:value-type="float" office:value="1427904243.96328" calcext:value-type="float">
            <text:p>1427904243.96328</text:p>
          </table:table-cell>
          <table:table-cell office:value-type="float" office:value="1427904245.00473" calcext:value-type="float">
            <text:p>1427904245.00473</text:p>
          </table:table-cell>
          <table:table-cell/>
          <table:table-cell table:formula="of:=MAX([.B549];[.D549];[.G549])-MAX([.A549];[.C549];[.E549])" office:value-type="float" office:value="15.980015039444" calcext:value-type="float">
            <text:p>15.9800150394</text:p>
          </table:table-cell>
          <table:table-cell table:formula="of:=IF(ISBLANK([.E549]);&quot;&quot;;[.I549])" office:value-type="float" office:value="15.980015039444" calcext:value-type="float">
            <text:p>15.9800150394</text:p>
          </table:table-cell>
          <table:table-cell table:formula="of:=IF(OR(ISBLANK([.E549]);[.I549]&lt;=0);&quot;&quot;;[.I549])" office:value-type="float" office:value="15.980015039444" calcext:value-type="float">
            <text:p>15.9800150394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605" calcext:value-type="float">
            <text:p>1427904229.02605</text:p>
          </table:table-cell>
          <table:table-cell office:value-type="float" office:value="1427904246.50844" calcext:value-type="float">
            <text:p>1427904246.50844</text:p>
          </table:table-cell>
          <table:table-cell office:value-type="float" office:value="1427904247.50297" calcext:value-type="float">
            <text:p>1427904247.50297</text:p>
          </table:table-cell>
          <table:table-cell/>
          <table:table-cell table:formula="of:=MAX([.B550];[.D550];[.G550])-MAX([.A550];[.C550];[.E550])" office:value-type="float" office:value="18.4769248962402" calcext:value-type="float">
            <text:p>18.4769248962</text:p>
          </table:table-cell>
          <table:table-cell table:formula="of:=IF(ISBLANK([.E550]);&quot;&quot;;[.I550])" office:value-type="float" office:value="18.4769248962402" calcext:value-type="float">
            <text:p>18.4769248962</text:p>
          </table:table-cell>
          <table:table-cell table:formula="of:=IF(OR(ISBLANK([.E550]);[.I550]&lt;=0);&quot;&quot;;[.I550])" office:value-type="float" office:value="18.4769248962402" calcext:value-type="float">
            <text:p>18.476924896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802" calcext:value-type="float">
            <text:p>1427904229.02802</text:p>
          </table:table-cell>
          <table:table-cell office:value-type="float" office:value="1427904243.95674" calcext:value-type="float">
            <text:p>1427904243.95674</text:p>
          </table:table-cell>
          <table:table-cell office:value-type="float" office:value="1427904245.05591" calcext:value-type="float">
            <text:p>1427904245.05591</text:p>
          </table:table-cell>
          <table:table-cell/>
          <table:table-cell table:formula="of:=MAX([.B551];[.D551];[.G551])-MAX([.A551];[.C551];[.E551])" office:value-type="float" office:value="16.0278940200806" calcext:value-type="float">
            <text:p>16.0278940201</text:p>
          </table:table-cell>
          <table:table-cell table:formula="of:=IF(ISBLANK([.E551]);&quot;&quot;;[.I551])" office:value-type="float" office:value="16.0278940200806" calcext:value-type="float">
            <text:p>16.0278940201</text:p>
          </table:table-cell>
          <table:table-cell table:formula="of:=IF(OR(ISBLANK([.E551]);[.I551]&lt;=0);&quot;&quot;;[.I551])" office:value-type="float" office:value="16.0278940200806" calcext:value-type="float">
            <text:p>16.0278940201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427904229.02895" calcext:value-type="float">
            <text:p>1427904229.02895</text:p>
          </table:table-cell>
          <table:table-cell office:value-type="float" office:value="1427904243.91401" calcext:value-type="float">
            <text:p>1427904243.91401</text:p>
          </table:table-cell>
          <table:table-cell office:value-type="float" office:value="1427904244.9631" calcext:value-type="float">
            <text:p>1427904244.9631</text:p>
          </table:table-cell>
          <table:table-cell/>
          <table:table-cell table:formula="of:=MAX([.B552];[.D552];[.G552])-MAX([.A552];[.C552];[.E552])" office:value-type="float" office:value="15.9341521263123" calcext:value-type="float">
            <text:p>15.9341521263</text:p>
          </table:table-cell>
          <table:table-cell table:formula="of:=IF(ISBLANK([.E552]);&quot;&quot;;[.I552])" office:value-type="float" office:value="15.9341521263123" calcext:value-type="float">
            <text:p>15.9341521263</text:p>
          </table:table-cell>
          <table:table-cell table:formula="of:=IF(OR(ISBLANK([.E552]);[.I552]&lt;=0);&quot;&quot;;[.I552])" office:value-type="float" office:value="15.9341521263123" calcext:value-type="float">
            <text:p>15.93415212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1T18:10:26.101389484</dc:date>
    <meta:document-statistic meta:table-count="1" meta:cell-count="3256" meta:object-count="0"/>
    <meta:generator>LibreOffice/4.2.7.2$Linux_X86_64 LibreOffice_project/420m0$Build-2</meta:generator>
  </office:meta>
</office:document-meta>
</file>